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06mm"/>
    </style:style>
    <style:style style:name="co2" style:family="table-column">
      <style:table-column-properties fo:break-before="auto" style:column-width="69.89mm"/>
    </style:style>
    <style:style style:name="co3" style:family="table-column">
      <style:table-column-properties fo:break-before="auto" style:column-width="22.82mm"/>
    </style:style>
    <style:style style:name="co4" style:family="table-column">
      <style:table-column-properties fo:break-before="auto" style:column-width="51.59mm"/>
    </style:style>
    <style:style style:name="co5" style:family="table-column">
      <style:table-column-properties fo:break-before="auto" style:column-width="49.09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Lausanne</text:p>
          </table:table-cell>
          <table:table-cell table:number-columns-repeated="10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Jouxtens-Mézery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Prilly</text:p>
          </table:table-cell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0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ully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ausanne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Lausanne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Lausanne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Lausann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ausanne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enens VD</text:p>
          </table:table-cell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havannes-près-Renens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rissier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cublens VD</text:p>
          </table:table-cell>
          <table:table-cell table:number-columns-repeated="10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t-Sulpice VD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nges</text:p>
          </table:table-cell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chandens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Lonay</text:p>
          </table:table-cell>
          <table:table-cell table:number-columns-repeated="10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Préverenges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Villars-Ste-Croix</text:p>
          </table:table-cell>
          <table:table-cell table:number-columns-repeated="10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Bussigny-près-Lausanne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ex VD</text:p>
          </table:table-cell>
          <table:table-cell table:number-columns-repeated="10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Romanel-sur-Lausanne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heseaux-sur-Lausanne</text:p>
          </table:table-cell>
          <table:table-cell table:number-columns-repeated="10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Boussens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Bournens</text:p>
          </table:table-cell>
          <table:table-cell table:number-columns-repeated="10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ullens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tagnières</text:p>
          </table:table-cell>
          <table:table-cell table:number-columns-repeated="10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Bercher</text:p>
          </table:table-cell>
          <table:table-cell table:number-columns-repeated="5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t-Barthélemy VD</text:p>
          </table:table-cell>
          <table:table-cell table:number-columns-repeated="10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Villars-le-Terroir</text:p>
          </table:table-cell>
          <table:table-cell table:number-columns-repeated="10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Echallens</text:p>
          </table:table-cell>
          <table:table-cell table:number-columns-repeated="10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Dommartin</text:p>
          </table:table-cell>
          <table:table-cell table:number-columns-repeated="10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oliez-Pittet</text:p>
          </table:table-cell>
          <table:table-cell table:number-columns-repeated="10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ottens</text:p>
          </table:table-cell>
          <table:table-cell table:number-columns-repeated="10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az</text:p>
          </table:table-cell>
          <table:table-cell table:number-columns-repeated="10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ontaubion-Chardonney</text:p>
          </table:table-cell>
          <table:table-cell table:number-columns-repeated="5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oliez-le-Grand</text:p>
          </table:table-cell>
          <table:table-cell table:number-columns-repeated="10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ettens</text:p>
          </table:table-cell>
          <table:table-cell table:number-columns-repeated="10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ioley-Orjulaz</text:p>
          </table:table-cell>
          <table:table-cell table:number-columns-repeated="10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Assens</text:p>
          </table:table-cell>
          <table:table-cell table:number-columns-repeated="10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ugnens</text:p>
          </table:table-cell>
          <table:table-cell table:number-columns-repeated="10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Fey</text:p>
          </table:table-cell>
          <table:table-cell table:number-columns-repeated="5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gens</text:p>
          </table:table-cell>
          <table:table-cell table:number-columns-repeated="10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Rueyres</text:p>
          </table:table-cell>
          <table:table-cell table:number-columns-repeated="10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Oppens</text:p>
          </table:table-cell>
          <table:table-cell table:number-columns-repeated="10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Le Mont-sur-Lausanne</text:p>
          </table:table-cell>
          <table:table-cell table:number-columns-repeated="10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retigny-sur-Morrens</text:p>
          </table:table-cell>
          <table:table-cell table:number-columns-repeated="10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ugy VD</text:p>
          </table:table-cell>
          <table:table-cell table:number-columns-repeated="10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orrens VD</text:p>
          </table:table-cell>
          <table:table-cell table:number-columns-repeated="10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Froideville</text:p>
          </table:table-cell>
          <table:table-cell table:number-columns-repeated="10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illars-Tiercelin</text:p>
          </table:table-cell>
          <table:table-cell table:number-columns-repeated="10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eney-le-Jorat</text:p>
          </table:table-cell>
          <table:table-cell table:number-columns-repeated="10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llars-Mendraz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ottens</text:p>
          </table:table-cell>
          <table:table-cell table:number-columns-repeated="10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eyres-Possens</text:p>
          </table:table-cell>
          <table:table-cell table:number-columns-repeated="10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Boulens</text:p>
          </table:table-cell>
          <table:table-cell table:number-columns-repeated="10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hapelle-sur-Moudon</text:p>
          </table:table-cell>
          <table:table-cell table:number-columns-repeated="10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Martherenges</text:p>
          </table:table-cell>
          <table:table-cell table:number-columns-repeated="10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Epalinges</text:p>
          </table:table-cell>
          <table:table-cell table:number-columns-repeated="10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s Monts-de-Pully</text:p>
          </table:table-cell>
          <table:table-cell table:number-columns-repeated="10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uidoux</text:p>
          </table:table-cell>
          <table:table-cell table:number-columns-repeated="10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Rivaz</text:p>
          </table:table-cell>
          <table:table-cell table:number-columns-repeated="10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St-Saphorin (Lavaux)</text:p>
          </table:table-cell>
          <table:table-cell table:number-columns-repeated="10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hexbres</text:p>
          </table:table-cell>
          <table:table-cell table:number-columns-repeated="10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Forel (Lavaux)</text:p>
          </table:table-cell>
          <table:table-cell table:number-columns-repeated="10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Mollie-Margot</text:p>
          </table:table-cell>
          <table:table-cell table:number-columns-repeated="10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Savigny</text:p>
          </table:table-cell>
          <table:table-cell table:number-columns-repeated="10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erlens VD</text:p>
          </table:table-cell>
          <table:table-cell table:number-columns-repeated="10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Servion</text:p>
          </table:table-cell>
          <table:table-cell table:number-columns-repeated="10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Essertes</text:p>
          </table:table-cell>
          <table:table-cell table:number-columns-repeated="10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Les Cullayes</text:p>
          </table:table-cell>
          <table:table-cell table:number-columns-repeated="10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Montpreveyres</text:p>
          </table:table-cell>
          <table:table-cell table:number-columns-repeated="6"/>
          <table:table-cell table:style-name="ce1"/>
          <table:table-cell table:number-columns-repeated="100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orcelles-le-Jorat</text:p>
          </table:table-cell>
          <table:table-cell table:number-columns-repeated="10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Mézières VD</text:p>
          </table:table-cell>
          <table:table-cell table:number-columns-repeated="10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arrouge VD</text:p>
          </table:table-cell>
          <table:table-cell table:number-columns-repeated="10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Vulliens</text:p>
          </table:table-cell>
          <table:table-cell table:number-columns-repeated="10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Ropraz</text:p>
          </table:table-cell>
          <table:table-cell table:number-columns-repeated="10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La Croix (Lutry)</text:p>
          </table:table-cell>
          <table:table-cell table:number-columns-repeated="10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Aran</text:p>
          </table:table-cell>
          <table:table-cell table:number-columns-repeated="10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henaux</text:p>
          </table:table-cell>
          <table:table-cell table:number-columns-repeated="10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randvaux</text:p>
          </table:table-cell>
          <table:table-cell table:number-columns-repeated="10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elmont-sur-Lausanne</text:p>
          </table:table-cell>
          <table:table-cell table:number-columns-repeated="10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a Conversion</text:p>
          </table:table-cell>
          <table:table-cell table:number-columns-repeated="10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Paudex</text:p>
          </table:table-cell>
          <table:table-cell table:number-columns-repeated="10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try</text:p>
          </table:table-cell>
          <table:table-cell table:number-columns-repeated="10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illette (Lavaux)</text:p>
          </table:table-cell>
          <table:table-cell table:number-columns-repeated="10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ully</text:p>
          </table:table-cell>
          <table:table-cell table:number-columns-repeated="10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Riex</text:p>
          </table:table-cell>
          <table:table-cell table:number-columns-repeated="10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Epesses</text:p>
          </table:table-cell>
          <table:table-cell table:number-columns-repeated="10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orges</text:p>
          </table:table-cell>
          <table:table-cell table:number-columns-repeated="10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chichens</text:p>
          </table:table-cell>
          <table:table-cell table:number-columns-repeated="10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t-Saphorin-sur-Morges</text:p>
          </table:table-cell>
          <table:table-cell table:number-columns-repeated="10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olombier VD</text:p>
          </table:table-cell>
          <table:table-cell table:number-columns-repeated="10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Vullierens</text:p>
          </table:table-cell>
          <table:table-cell table:number-columns-repeated="10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ottens VD</text:p>
          </table:table-cell>
          <table:table-cell table:number-columns-repeated="10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Grancy</text:p>
          </table:table-cell>
          <table:table-cell table:number-columns-repeated="10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Bremblens</text:p>
          </table:table-cell>
          <table:table-cell table:number-columns-repeated="10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omanel-sur-Morges</text:p>
          </table:table-cell>
          <table:table-cell table:number-columns-repeated="10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clens</text:p>
          </table:table-cell>
          <table:table-cell table:number-columns-repeated="10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ollion</text:p>
          </table:table-cell>
          <table:table-cell table:number-columns-repeated="10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onnaz</text:p>
          </table:table-cell>
          <table:table-cell table:number-columns-repeated="10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Vaux-sur-Morges</text:p>
          </table:table-cell>
          <table:table-cell table:number-columns-repeated="10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larmont</text:p>
          </table:table-cell>
          <table:table-cell table:number-columns-repeated="10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Reverolle</text:p>
          </table:table-cell>
          <table:table-cell table:number-columns-repeated="10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Tolochenaz</text:p>
          </table:table-cell>
          <table:table-cell table:number-columns-repeated="10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Lully VD</text:p>
          </table:table-cell>
          <table:table-cell table:number-columns-repeated="10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Vufflens-le-Château</text:p>
          </table:table-cell>
          <table:table-cell table:number-columns-repeated="10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higny</text:p>
          </table:table-cell>
          <table:table-cell table:number-columns-repeated="10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enens</text:p>
          </table:table-cell>
          <table:table-cell table:number-columns-repeated="10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Bussy-Chardonney</text:p>
          </table:table-cell>
          <table:table-cell table:number-columns-repeated="10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évery</text:p>
          </table:table-cell>
          <table:table-cell table:number-columns-repeated="10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ampigny</text:p>
          </table:table-cell>
          <table:table-cell table:number-columns-repeated="10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pples</text:p>
          </table:table-cell>
          <table:table-cell table:number-columns-repeated="10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allens</text:p>
          </table:table-cell>
          <table:table-cell table:number-columns-repeated="10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ière</text:p>
          </table:table-cell>
          <table:table-cell table:number-columns-repeated="10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ollens VD</text:p>
          </table:table-cell>
          <table:table-cell table:number-columns-repeated="10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Montricher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uarnens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oiry VD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 Praz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ont-la-Ville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havannes-le-Veyron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uraz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Villars-Bozon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 Coudre</text:p>
          </table:table-cell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'Isle</text:p>
          </table:table-cell>
          <table:table-cell table:number-columns-repeated="10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Berolle</text:p>
          </table:table-cell>
          <table:table-cell table:number-columns-repeated="10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t-Prex</text:p>
          </table:table-cell>
          <table:table-cell table:number-columns-repeated="10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Etoy</text:p>
          </table:table-cell>
          <table:table-cell table:number-columns-repeated="10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Buchillon</text:p>
          </table:table-cell>
          <table:table-cell table:number-columns-repeated="10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llaman</text:p>
          </table:table-cell>
          <table:table-cell table:number-columns-repeated="10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erroy</text:p>
          </table:table-cell>
          <table:table-cell table:number-columns-repeated="10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Lussy-sur-Morges</text:p>
          </table:table-cell>
          <table:table-cell table:number-columns-repeated="10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Villars-sous-Yens</text:p>
          </table:table-cell>
          <table:table-cell table:number-columns-repeated="10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Yens</text:p>
          </table:table-cell>
          <table:table-cell table:number-columns-repeated="10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ubonne</text:p>
          </table:table-cell>
          <table:table-cell table:number-columns-repeated="10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Bougy-Villars</text:p>
          </table:table-cell>
          <table:table-cell table:number-columns-repeated="10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Féchy</text:p>
          </table:table-cell>
          <table:table-cell table:number-columns-repeated="10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ontherod</text:p>
          </table:table-cell>
          <table:table-cell table:number-columns-repeated="10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izy</text:p>
          </table:table-cell>
          <table:table-cell table:number-columns-repeated="10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avigny</text:p>
          </table:table-cell>
          <table:table-cell table:number-columns-repeated="10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t-Livres</text:p>
          </table:table-cell>
          <table:table-cell table:number-columns-repeated="10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Tartegnin</text:p>
          </table:table-cell>
          <table:table-cell table:number-columns-repeated="10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olle</text:p>
          </table:table-cell>
          <table:table-cell table:number-columns-repeated="10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Gilly</text:p>
          </table:table-cell>
          <table:table-cell table:number-columns-repeated="10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Bursins</text:p>
          </table:table-cell>
          <table:table-cell table:number-columns-repeated="10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Vinzel</text:p>
          </table:table-cell>
          <table:table-cell table:number-columns-repeated="10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Luins</text:p>
          </table:table-cell>
          <table:table-cell table:number-columns-repeated="10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ont-sur-Rolle</text:p>
          </table:table-cell>
          <table:table-cell table:number-columns-repeated="10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Essertines-sur-Rolle</text:p>
          </table:table-cell>
          <table:table-cell table:number-columns-repeated="10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t-Oyens</text:p>
          </table:table-cell>
          <table:table-cell table:number-columns-repeated="10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Gimel</text:p>
          </table:table-cell>
          <table:table-cell table:number-columns-repeated="10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t-George</text:p>
          </table:table-cell>
          <table:table-cell table:number-columns-repeated="10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aubraz</text:p>
          </table:table-cell>
          <table:table-cell table:number-columns-repeated="10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ully</text:p>
          </table:table-cell>
          <table:table-cell table:number-columns-repeated="10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Bursinel</text:p>
          </table:table-cell>
          <table:table-cell table:number-columns-repeated="10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Gland</text:p>
          </table:table-cell>
          <table:table-cell table:number-columns-repeated="10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rangins</text:p>
          </table:table-cell>
          <table:table-cell table:number-columns-repeated="10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enève</text:p>
          </table:table-cell>
          <table:table-cell table:number-columns-repeated="10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Grand-Lancy</text:p>
          </table:table-cell>
          <table:table-cell table:number-columns-repeated="10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etit-Lancy</text:p>
          </table:table-cell>
          <table:table-cell table:number-columns-repeated="10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Onex</text:p>
          </table:table-cell>
          <table:table-cell table:number-columns-repeated="10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Vernier</text:p>
          </table:table-cell>
          <table:table-cell table:number-columns-repeated="10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Genève 15 Aéroport</text:p>
          </table:table-cell>
          <table:table-cell table:number-columns-repeated="10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ointrin</text:p>
          </table:table-cell>
          <table:table-cell table:number-columns-repeated="10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eyrin</text:p>
          </table:table-cell>
          <table:table-cell table:number-columns-repeated="10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Le Grand-Saconnex</text:p>
          </table:table-cell>
          <table:table-cell table:number-columns-repeated="10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e Lignon</text:p>
          </table:table-cell>
          <table:table-cell table:number-columns-repeated="10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ïre</text:p>
          </table:table-cell>
          <table:table-cell table:number-columns-repeated="10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hâtelaine</text:p>
          </table:table-cell>
          <table:table-cell table:number-columns-repeated="10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es Avanchets</text:p>
          </table:table-cell>
          <table:table-cell table:number-columns-repeated="10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Vésenaz</text:p>
          </table:table-cell>
          <table:table-cell table:number-columns-repeated="10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Cologny</text:p>
          </table:table-cell>
          <table:table-cell table:number-columns-repeated="10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hêne-Bougeries</text:p>
          </table:table-cell>
          <table:table-cell table:number-columns-repeated="10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hêne-Bourg</text:p>
          </table:table-cell>
          <table:table-cell table:number-columns-repeated="10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hônex</text:p>
          </table:table-cell>
          <table:table-cell table:number-columns-repeated="10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Les Acacias</text:p>
          </table:table-cell>
          <table:table-cell table:number-columns-repeated="10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Carouge GE</text:p>
          </table:table-cell>
          <table:table-cell table:number-columns-repeated="10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lan-les-Ouates</text:p>
          </table:table-cell>
          <table:table-cell table:number-columns-repeated="10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Conches</text:p>
          </table:table-cell>
          <table:table-cell table:number-columns-repeated="10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onfignon</text:p>
          </table:table-cell>
          <table:table-cell table:number-columns-repeated="10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Bernex</text:p>
          </table:table-cell>
          <table:table-cell table:number-columns-repeated="10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Vessy</text:p>
          </table:table-cell>
          <table:table-cell table:number-columns-repeated="10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rtigny</text:p>
          </table:table-cell>
          <table:table-cell table:number-columns-repeated="10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vully</text:p>
          </table:table-cell>
          <table:table-cell table:number-columns-repeated="10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ollex</text:p>
          </table:table-cell>
          <table:table-cell table:number-columns-repeated="10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Puplinge</text:p>
          </table:table-cell>
          <table:table-cell table:number-columns-repeated="10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Satigny</text:p>
          </table:table-cell>
          <table:table-cell table:number-columns-repeated="10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resinge</text:p>
          </table:table-cell>
          <table:table-cell table:number-columns-repeated="10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houlex</text:p>
          </table:table-cell>
          <table:table-cell table:number-columns-repeated="10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ollonge-Bellerive</text:p>
          </table:table-cell>
          <table:table-cell table:number-columns-repeated="10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orsier GE</text:p>
          </table:table-cell>
          <table:table-cell table:number-columns-repeated="10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Anières</text:p>
          </table:table-cell>
          <table:table-cell table:number-columns-repeated="10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rmance</text:p>
          </table:table-cell>
          <table:table-cell table:number-columns-repeated="10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Gy</text:p>
          </table:table-cell>
          <table:table-cell table:number-columns-repeated="10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einier</text:p>
          </table:table-cell>
          <table:table-cell table:number-columns-repeated="10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Vandoeuvres</text:p>
          </table:table-cell>
          <table:table-cell table:number-columns-repeated="10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ussy</text:p>
          </table:table-cell>
          <table:table-cell table:number-columns-repeated="10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Veyrier</text:p>
          </table:table-cell>
          <table:table-cell table:number-columns-repeated="10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oinex</text:p>
          </table:table-cell>
          <table:table-cell table:number-columns-repeated="10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La Croix-de-Rozon</text:p>
          </table:table-cell>
          <table:table-cell table:number-columns-repeated="10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erly</text:p>
          </table:table-cell>
          <table:table-cell table:number-columns-repeated="10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Nyon</text:p>
          </table:table-cell>
          <table:table-cell table:number-columns-repeated="10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ongirod</text:p>
          </table:table-cell>
          <table:table-cell table:number-columns-repeated="10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archissy</text:p>
          </table:table-cell>
          <table:table-cell table:number-columns-repeated="10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e Vaud</text:p>
          </table:table-cell>
          <table:table-cell table:number-columns-repeated="10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ysins</text:p>
          </table:table-cell>
          <table:table-cell table:number-columns-repeated="10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Crassier</text:p>
          </table:table-cell>
          <table:table-cell table:number-columns-repeated="10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t-Cergue</text:p>
          </table:table-cell>
          <table:table-cell table:number-columns-repeated="10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a Cure</text:p>
          </table:table-cell>
          <table:table-cell table:number-columns-repeated="10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uillier</text:p>
          </table:table-cell>
          <table:table-cell table:number-columns-repeated="10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Vich</text:p>
          </table:table-cell>
          <table:table-cell table:number-columns-repeated="10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oinsins</text:p>
          </table:table-cell>
          <table:table-cell table:number-columns-repeated="10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Burtigny</text:p>
          </table:table-cell>
          <table:table-cell table:number-columns-repeated="10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Begnins</text:p>
          </table:table-cell>
          <table:table-cell table:number-columns-repeated="10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Bassins</text:p>
          </table:table-cell>
          <table:table-cell table:number-columns-repeated="10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Trélex</text:p>
          </table:table-cell>
          <table:table-cell table:number-columns-repeated="10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Givrins</text:p>
          </table:table-cell>
          <table:table-cell table:number-columns-repeated="10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Genolier</text:p>
          </table:table-cell>
          <table:table-cell table:number-columns-repeated="10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Le Muids</text:p>
          </table:table-cell>
          <table:table-cell table:number-columns-repeated="10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rzier</text:p>
          </table:table-cell>
          <table:table-cell table:number-columns-repeated="10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Grens</text:p>
          </table:table-cell>
          <table:table-cell table:number-columns-repeated="10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igny</text:p>
          </table:table-cell>
          <table:table-cell table:number-columns-repeated="10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héserex</text:p>
          </table:table-cell>
          <table:table-cell table:number-columns-repeated="10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Gingins</text:p>
          </table:table-cell>
          <table:table-cell table:number-columns-repeated="10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rnex-sur-Nyon</text:p>
          </table:table-cell>
          <table:table-cell table:number-columns-repeated="10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Borex</text:p>
          </table:table-cell>
          <table:table-cell table:number-columns-repeated="10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La Rippe</text:p>
          </table:table-cell>
          <table:table-cell table:number-columns-repeated="10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Bogis-Bossey</text:p>
          </table:table-cell>
          <table:table-cell table:number-columns-repeated="10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havannes-de-Bogis</text:p>
          </table:table-cell>
          <table:table-cell table:number-columns-repeated="10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Russin</text:p>
          </table:table-cell>
          <table:table-cell table:number-columns-repeated="10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Dardagny</text:p>
          </table:table-cell>
          <table:table-cell table:number-columns-repeated="10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La Plaine</text:p>
          </table:table-cell>
          <table:table-cell table:number-columns-repeated="10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hancy</text:p>
          </table:table-cell>
          <table:table-cell table:number-columns-repeated="10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thenaz (Avusy)</text:p>
          </table:table-cell>
          <table:table-cell table:number-columns-repeated="10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oral</text:p>
          </table:table-cell>
          <table:table-cell table:number-columns-repeated="10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Laconnex</text:p>
          </table:table-cell>
          <table:table-cell table:number-columns-repeated="10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Aire-la-Ville</text:p>
          </table:table-cell>
          <table:table-cell table:number-columns-repeated="10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Versoix</text:p>
          </table:table-cell>
          <table:table-cell table:number-columns-repeated="10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havannes-des-Bois</text:p>
          </table:table-cell>
          <table:table-cell table:number-columns-repeated="10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ommugny</text:p>
          </table:table-cell>
          <table:table-cell table:number-columns-repeated="10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hambésy</text:p>
          </table:table-cell>
          <table:table-cell table:number-columns-repeated="10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Bellevue</text:p>
          </table:table-cell>
          <table:table-cell table:number-columns-repeated="10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Genthod</text:p>
          </table:table-cell>
          <table:table-cell table:number-columns-repeated="10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ies</text:p>
          </table:table-cell>
          <table:table-cell table:number-columns-repeated="10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Tannay</text:p>
          </table:table-cell>
          <table:table-cell table:number-columns-repeated="10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Coppet</text:p>
          </table:table-cell>
          <table:table-cell table:number-columns-repeated="10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Founex</text:p>
          </table:table-cell>
          <table:table-cell table:number-columns-repeated="10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Céligny</text:p>
          </table:table-cell>
          <table:table-cell table:number-columns-repeated="10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Crans-près-Céligny</text:p>
          </table:table-cell>
          <table:table-cell table:number-columns-repeated="10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Vufflens-la-Ville</text:p>
          </table:table-cell>
          <table:table-cell table:number-columns-repeated="10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enthaz</text:p>
          </table:table-cell>
          <table:table-cell table:number-columns-repeated="10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narclens</text:p>
          </table:table-cell>
          <table:table-cell table:number-columns-repeated="10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izy</text:p>
          </table:table-cell>
          <table:table-cell table:number-columns-repeated="10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lens</text:p>
          </table:table-cell>
          <table:table-cell table:number-columns-repeated="10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ossonay-Ville</text:p>
          </table:table-cell>
          <table:table-cell table:number-columns-repeated="10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Penthalaz</text:p>
          </table:table-cell>
          <table:table-cell table:number-columns-repeated="10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Daillens</text:p>
          </table:table-cell>
          <table:table-cell table:number-columns-repeated="10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Lussery-Villars</text:p>
          </table:table-cell>
          <table:table-cell table:number-columns-repeated="10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a Chaux (Cossonay)</text:p>
          </table:table-cell>
          <table:table-cell table:number-columns-repeated="10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clépens</text:p>
          </table:table-cell>
          <table:table-cell table:number-columns-repeated="10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Ferreyres</text:p>
          </table:table-cell>
          <table:table-cell table:number-columns-repeated="10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a Sarraz</text:p>
          </table:table-cell>
          <table:table-cell table:number-columns-repeated="10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Chevilly</text:p>
          </table:table-cell>
          <table:table-cell table:number-columns-repeated="10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Orny</text:p>
          </table:table-cell>
          <table:table-cell table:number-columns-repeated="10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ompaples</text:p>
          </table:table-cell>
          <table:table-cell table:number-columns-repeated="10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rnex-sur-Orbe</text:p>
          </table:table-cell>
          <table:table-cell table:number-columns-repeated="10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roy</text:p>
          </table:table-cell>
          <table:table-cell table:number-columns-repeated="10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omainmôtier</text:p>
          </table:table-cell>
          <table:table-cell table:number-columns-repeated="10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emier</text:p>
          </table:table-cell>
          <table:table-cell table:number-columns-repeated="10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Vaulion</text:p>
          </table:table-cell>
          <table:table-cell table:number-columns-repeated="10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uriens</text:p>
          </table:table-cell>
          <table:table-cell table:number-columns-repeated="10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Bretonnières</text:p>
          </table:table-cell>
          <table:table-cell table:number-columns-repeated="10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Vallorbe</text:p>
          </table:table-cell>
          <table:table-cell table:number-columns-repeated="10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Ballaigues</text:p>
          </table:table-cell>
          <table:table-cell table:number-columns-repeated="10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Orient</text:p>
          </table:table-cell>
          <table:table-cell table:number-columns-repeated="10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Les Charbonnières</text:p>
          </table:table-cell>
          <table:table-cell table:number-columns-repeated="10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L'Abbaye</text:p>
          </table:table-cell>
          <table:table-cell table:number-columns-repeated="10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Le Lieu</text:p>
          </table:table-cell>
          <table:table-cell table:number-columns-repeated="10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Les Bioux</text:p>
          </table:table-cell>
          <table:table-cell table:number-columns-repeated="10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e Solliat</text:p>
          </table:table-cell>
          <table:table-cell table:number-columns-repeated="10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e Sentier</text:p>
          </table:table-cell>
          <table:table-cell table:number-columns-repeated="10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Le Brassus</text:p>
          </table:table-cell>
          <table:table-cell table:number-columns-repeated="10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Orbe</text:p>
          </table:table-cell>
          <table:table-cell table:number-columns-repeated="10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giez</text:p>
          </table:table-cell>
          <table:table-cell table:number-columns-repeated="10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offlens</text:p>
          </table:table-cell>
          <table:table-cell table:number-columns-repeated="10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ontcherand</text:p>
          </table:table-cell>
          <table:table-cell table:number-columns-repeated="10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rgey</text:p>
          </table:table-cell>
          <table:table-cell table:number-columns-repeated="10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'Abergement</text:p>
          </table:table-cell>
          <table:table-cell table:number-columns-repeated="10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Les Clées</text:p>
          </table:table-cell>
          <table:table-cell table:number-columns-repeated="10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La Russille</text:p>
          </table:table-cell>
          <table:table-cell table:number-columns-repeated="10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ignerolle</text:p>
          </table:table-cell>
          <table:table-cell table:number-columns-repeated="10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Valeyres-sous-Rances</text:p>
          </table:table-cell>
          <table:table-cell table:number-columns-repeated="10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Bavois</text:p>
          </table:table-cell>
          <table:table-cell table:number-columns-repeated="10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havornay</text:p>
          </table:table-cell>
          <table:table-cell table:number-columns-repeated="10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Corcelles-sur-Chavornay</text:p>
          </table:table-cell>
          <table:table-cell table:number-columns-repeated="10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enthéréaz</text:p>
          </table:table-cell>
          <table:table-cell table:number-columns-repeated="10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clagnens</text:p>
          </table:table-cell>
          <table:table-cell table:number-columns-repeated="10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umoens-le-Jux</text:p>
          </table:table-cell>
          <table:table-cell table:number-columns-repeated="10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umoens-la-Ville</text:p>
          </table:table-cell>
          <table:table-cell table:number-columns-repeated="10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Oulens-sous-Echallens</text:p>
          </table:table-cell>
          <table:table-cell table:number-columns-repeated="10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Yverdon-les-Bains</text:p>
          </table:table-cell>
          <table:table-cell table:number-columns-repeated="10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heseaux-Noréaz</text:p>
          </table:table-cell>
          <table:table-cell table:number-columns-repeated="10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Cuarny</text:p>
          </table:table-cell>
          <table:table-cell table:number-columns-repeated="10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Villars-Epeney</text:p>
          </table:table-cell>
          <table:table-cell table:number-columns-repeated="10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omy</text:p>
          </table:table-cell>
          <table:table-cell table:number-columns-repeated="10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Cronay</text:p>
          </table:table-cell>
          <table:table-cell table:number-columns-repeated="10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Bioley-Magnoux</text:p>
          </table:table-cell>
          <table:table-cell table:number-columns-repeated="10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Gossens</text:p>
          </table:table-cell>
          <table:table-cell table:number-columns-repeated="10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ézery-près-Donneloye</text:p>
          </table:table-cell>
          <table:table-cell table:number-columns-repeated="10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Donneloye</text:p>
          </table:table-cell>
          <table:table-cell table:number-columns-repeated="10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rahins</text:p>
          </table:table-cell>
          <table:table-cell table:number-columns-repeated="10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Chanéaz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révondavaux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t-Cierges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Denezy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Correvon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Thierrens</text:p>
          </table:table-cell>
          <table:table-cell table:number-columns-repeated="10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Valeyres-sous-Ursins</text:p>
          </table:table-cell>
          <table:table-cell table:number-columns-repeated="10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Ursins</text:p>
          </table:table-cell>
          <table:table-cell table:number-columns-repeated="10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Orzens</text:p>
          </table:table-cell>
          <table:table-cell table:number-columns-repeated="10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olondin</text:p>
          </table:table-cell>
          <table:table-cell table:number-columns-repeated="10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émoret</text:p>
          </table:table-cell>
          <table:table-cell table:number-columns-repeated="10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Pailly</text:p>
          </table:table-cell>
          <table:table-cell table:number-columns-repeated="10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pautheyres</text:p>
          </table:table-cell>
          <table:table-cell table:number-columns-repeated="10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ssertines-sur-Yverdon</text:p>
          </table:table-cell>
          <table:table-cell table:number-columns-repeated="10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Vuarrens</text:p>
          </table:table-cell>
          <table:table-cell table:number-columns-repeated="10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Fiez</text:p>
          </table:table-cell>
          <table:table-cell table:number-columns-repeated="10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ontaines-sur-Grandson</text:p>
          </table:table-cell>
          <table:table-cell table:number-columns-repeated="10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Grandevent</text:p>
          </table:table-cell>
          <table:table-cell table:number-columns-repeated="10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Grandson</text:p>
          </table:table-cell>
          <table:table-cell table:number-columns-repeated="10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Fontanezier</text:p>
          </table:table-cell>
          <table:table-cell table:number-columns-repeated="10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Romairon</text:p>
          </table:table-cell>
          <table:table-cell table:number-columns-repeated="10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Vaugondry</text:p>
          </table:table-cell>
          <table:table-cell table:number-columns-repeated="10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Villars-Burquin</text:p>
          </table:table-cell>
          <table:table-cell table:number-columns-repeated="10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Champagne</text:p>
          </table:table-cell>
          <table:table-cell table:number-columns-repeated="10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Onnens VD</text:p>
          </table:table-cell>
          <table:table-cell table:number-columns-repeated="10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Corcelles-près-Concise</text:p>
          </table:table-cell>
          <table:table-cell table:number-columns-repeated="10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Concise</text:p>
          </table:table-cell>
          <table:table-cell table:number-columns-repeated="10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Bonvillars</text:p>
          </table:table-cell>
          <table:table-cell table:number-columns-repeated="10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utrux</text:p>
          </table:table-cell>
          <table:table-cell table:number-columns-repeated="10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Provence</text:p>
          </table:table-cell>
          <table:table-cell table:number-columns-repeated="10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Giez</text:p>
          </table:table-cell>
          <table:table-cell table:number-columns-repeated="10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Orges</text:p>
          </table:table-cell>
          <table:table-cell table:number-columns-repeated="10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Vugelles-La Mothe</text:p>
          </table:table-cell>
          <table:table-cell table:number-columns-repeated="10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Novalles</text:p>
          </table:table-cell>
          <table:table-cell table:number-columns-repeated="10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lmont-sur-Yverdon</text:p>
          </table:table-cell>
          <table:table-cell table:number-columns-repeated="10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Gressy</text:p>
          </table:table-cell>
          <table:table-cell table:number-columns-repeated="10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uchy</text:p>
          </table:table-cell>
          <table:table-cell table:number-columns-repeated="10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Ependes VD</text:p>
          </table:table-cell>
          <table:table-cell table:number-columns-repeated="10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Essert-Pittet</text:p>
          </table:table-cell>
          <table:table-cell table:number-columns-repeated="10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Treycovagnes</text:p>
          </table:table-cell>
          <table:table-cell table:number-columns-repeated="10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Chamblon</text:p>
          </table:table-cell>
          <table:table-cell table:number-columns-repeated="10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uscévaz</text:p>
          </table:table-cell>
          <table:table-cell table:number-columns-repeated="10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athod</text:p>
          </table:table-cell>
          <table:table-cell table:number-columns-repeated="10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Rances</text:p>
          </table:table-cell>
          <table:table-cell table:number-columns-repeated="10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Valeyres-sous-Montagny</text:p>
          </table:table-cell>
          <table:table-cell table:number-columns-repeated="10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Montagny-près-Yverdon</text:p>
          </table:table-cell>
          <table:table-cell table:number-columns-repeated="10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hampvent</text:p>
          </table:table-cell>
          <table:table-cell table:number-columns-repeated="10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Essert-sous-Champvent</text:p>
          </table:table-cell>
          <table:table-cell table:number-columns-repeated="10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Villars-sous-Champvent</text:p>
          </table:table-cell>
          <table:table-cell table:number-columns-repeated="10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Vuiteboeuf</text:p>
          </table:table-cell>
          <table:table-cell table:number-columns-repeated="10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aulmes</text:p>
          </table:table-cell>
          <table:table-cell table:number-columns-repeated="10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La Sagne (Ste-Croix)</text:p>
          </table:table-cell>
          <table:table-cell table:number-columns-repeated="10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Le Château-de-Ste-Croix</text:p>
          </table:table-cell>
          <table:table-cell table:number-columns-repeated="10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te-Croix</text:p>
          </table:table-cell>
          <table:table-cell table:number-columns-repeated="10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Les Rasses</text:p>
          </table:table-cell>
          <table:table-cell table:number-columns-repeated="10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uborget</text:p>
          </table:table-cell>
          <table:table-cell table:number-columns-repeated="10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ullet</text:p>
          </table:table-cell>
          <table:table-cell table:number-columns-repeated="10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La Vraconnaz</text:p>
          </table:table-cell>
          <table:table-cell table:number-columns-repeated="10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L'Auberson</text:p>
          </table:table-cell>
          <table:table-cell table:number-columns-repeated="10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Yvonand</text:p>
          </table:table-cell>
          <table:table-cell table:number-columns-repeated="10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Rovray</text:p>
          </table:table-cell>
          <table:table-cell table:number-columns-repeated="10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Chêne-Pâquier</text:p>
          </table:table-cell>
          <table:table-cell table:number-columns-repeated="10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Chavannes-le-Chêne</text:p>
          </table:table-cell>
          <table:table-cell table:number-columns-repeated="10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Cheyres</text:p>
          </table:table-cell>
          <table:table-cell table:number-columns-repeated="10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Bollion</text:p>
          </table:table-cell>
          <table:table-cell table:number-columns-repeated="10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Lully FR</text:p>
          </table:table-cell>
          <table:table-cell table:number-columns-repeated="10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Seiry</text:p>
          </table:table-cell>
          <table:table-cell table:number-columns-repeated="10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Estavayer-le-Lac</text:p>
          </table:table-cell>
          <table:table-cell table:number-columns-repeated="10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Font</text:p>
          </table:table-cell>
          <table:table-cell table:number-columns-repeated="10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hâtillon FR</text:p>
          </table:table-cell>
          <table:table-cell table:number-columns-repeated="10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Châbles FR</text:p>
          </table:table-cell>
          <table:table-cell table:number-columns-repeated="10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utavaux</text:p>
          </table:table-cell>
          <table:table-cell table:number-columns-repeated="10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Forel FR</text:p>
          </table:table-cell>
          <table:table-cell table:number-columns-repeated="10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Montbrelloz</text:p>
          </table:table-cell>
          <table:table-cell table:number-columns-repeated="10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Cugy FR</text:p>
          </table:table-cell>
          <table:table-cell table:number-columns-repeated="10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Frasses</text:p>
          </table:table-cell>
          <table:table-cell table:number-columns-repeated="10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Vesin</text:p>
          </table:table-cell>
          <table:table-cell table:number-columns-repeated="10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ontet (Broye)</text:p>
          </table:table-cell>
          <table:table-cell table:number-columns-repeated="10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umont</text:p>
          </table:table-cell>
          <table:table-cell table:number-columns-repeated="10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Granges-de-Vesin</text:p>
          </table:table-cell>
          <table:table-cell table:number-columns-repeated="10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Nuvilly</text:p>
          </table:table-cell>
          <table:table-cell table:number-columns-repeated="10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Vuissens</text:p>
          </table:table-cell>
          <table:table-cell table:number-columns-repeated="10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Murist</text:p>
          </table:table-cell>
          <table:table-cell table:number-columns-repeated="10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Vucherens</text:p>
          </table:table-cell>
          <table:table-cell table:number-columns-repeated="10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yens</text:p>
          </table:table-cell>
          <table:table-cell table:number-columns-repeated="10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Moudon</text:p>
          </table:table-cell>
          <table:table-cell table:number-columns-repeated="10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havannes-sur-Moudon</text:p>
          </table:table-cell>
          <table:table-cell table:number-columns-repeated="10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Hermenches</text:p>
          </table:table-cell>
          <table:table-cell table:number-columns-repeated="10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Rossenges</text:p>
          </table:table-cell>
          <table:table-cell table:number-columns-repeated="10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ssy-sur-Moudon</text:p>
          </table:table-cell>
          <table:table-cell table:number-columns-repeated="10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eyruz-sur-Moudon</text:p>
          </table:table-cell>
          <table:table-cell table:number-columns-repeated="10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Villars-le-Comte</text:p>
          </table:table-cell>
          <table:table-cell table:number-columns-repeated="10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Curtilles</text:p>
          </table:table-cell>
          <table:table-cell table:number-columns-repeated="10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Oulens-sur-Lucens</text:p>
          </table:table-cell>
          <table:table-cell table:number-columns-repeated="10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Lucens</text:p>
          </table:table-cell>
          <table:table-cell table:number-columns-repeated="10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Granges-près-Marnand</text:p>
          </table:table-cell>
          <table:table-cell table:number-columns-repeated="10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Marnand</text:p>
          </table:table-cell>
          <table:table-cell table:number-columns-repeated="10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eigneux</text:p>
          </table:table-cell>
          <table:table-cell table:number-columns-repeated="10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enniez</text:p>
          </table:table-cell>
          <table:table-cell table:number-columns-repeated="10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Forel-sur-Lucens</text:p>
          </table:table-cell>
          <table:table-cell table:number-columns-repeated="10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Cremin</text:p>
          </table:table-cell>
          <table:table-cell table:number-columns-repeated="10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Villeneuve FR</text:p>
          </table:table-cell>
          <table:table-cell table:number-columns-repeated="10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Praratoud</text:p>
          </table:table-cell>
          <table:table-cell table:number-columns-repeated="10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urpierre</text:p>
          </table:table-cell>
          <table:table-cell table:number-columns-repeated="10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Cheiry</text:p>
          </table:table-cell>
          <table:table-cell table:number-columns-repeated="10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Payerne</text:p>
          </table:table-cell>
          <table:table-cell table:number-columns-repeated="10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Fétigny</text:p>
          </table:table-cell>
          <table:table-cell table:number-columns-repeated="10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énières</text:p>
          </table:table-cell>
          <table:table-cell table:number-columns-repeated="10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hapelle (Broye)</text:p>
          </table:table-cell>
          <table:table-cell table:number-columns-repeated="10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assel</text:p>
          </table:table-cell>
          <table:table-cell table:number-columns-repeated="10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Combremont-le-Grand</text:p>
          </table:table-cell>
          <table:table-cell table:number-columns-repeated="10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ombremont-le-Petit</text:p>
          </table:table-cell>
          <table:table-cell table:number-columns-repeated="10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hamptauroz</text:p>
          </table:table-cell>
          <table:table-cell table:number-columns-repeated="10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Treytorrens (Payerne)</text:p>
          </table:table-cell>
          <table:table-cell table:number-columns-repeated="10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Morens FR</text:p>
          </table:table-cell>
          <table:table-cell table:number-columns-repeated="10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évaz</text:p>
          </table:table-cell>
          <table:table-cell table:number-columns-repeated="10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ussy FR</text:p>
          </table:table-cell>
          <table:table-cell table:number-columns-repeated="10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Rueyres-les-Prés</text:p>
          </table:table-cell>
          <table:table-cell table:number-columns-repeated="10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Grandcour</text:p>
          </table:table-cell>
          <table:table-cell table:number-columns-repeated="10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Gletterens</text:p>
          </table:table-cell>
          <table:table-cell table:number-columns-repeated="10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hevroux</text:p>
          </table:table-cell>
          <table:table-cell table:number-columns-repeated="10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Vers-chez-Perrin</text:p>
          </table:table-cell>
          <table:table-cell table:number-columns-repeated="10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Trey</text:p>
          </table:table-cell>
          <table:table-cell table:number-columns-repeated="10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hâtonnaye</text:p>
          </table:table-cell>
          <table:table-cell table:number-columns-repeated="10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édeilles</text:p>
          </table:table-cell>
          <table:table-cell table:number-columns-repeated="10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ossens VD</text:p>
          </table:table-cell>
          <table:table-cell table:number-columns-repeated="10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Villarzel</text:p>
          </table:table-cell>
          <table:table-cell table:number-columns-repeated="10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Corcelles-près-Payerne</text:p>
          </table:table-cell>
          <table:table-cell table:number-columns-repeated="10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ompierre FR</text:p>
          </table:table-cell>
          <table:table-cell table:number-columns-repeated="10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mdidier</text:p>
          </table:table-cell>
          <table:table-cell table:number-columns-repeated="10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Vallon</text:p>
          </table:table-cell>
          <table:table-cell table:number-columns-repeated="10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Missy</text:p>
          </table:table-cell>
          <table:table-cell table:number-columns-repeated="10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Les Friques</text:p>
          </table:table-cell>
          <table:table-cell table:number-columns-repeated="10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t-Aubin FR</text:p>
          </table:table-cell>
          <table:table-cell table:number-columns-repeated="10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elley</text:p>
          </table:table-cell>
          <table:table-cell table:number-columns-repeated="10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Portalban</text:p>
          </table:table-cell>
          <table:table-cell table:number-columns-repeated="10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Oleyres</text:p>
          </table:table-cell>
          <table:table-cell table:number-columns-repeated="10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Avenches</text:p>
          </table:table-cell>
          <table:table-cell table:number-columns-repeated="10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onatyre</text:p>
          </table:table-cell>
          <table:table-cell table:number-columns-repeated="10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Villarepos</text:p>
          </table:table-cell>
          <table:table-cell table:number-columns-repeated="10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Villars-le-Grand</text:p>
          </table:table-cell>
          <table:table-cell table:number-columns-repeated="10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Bellerive VD</text:p>
          </table:table-cell>
          <table:table-cell table:number-columns-repeated="10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Cotterd</text:p>
          </table:table-cell>
          <table:table-cell table:number-columns-repeated="10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alavaux</text:p>
          </table:table-cell>
          <table:table-cell table:number-columns-repeated="10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Vallamand</text:p>
          </table:table-cell>
          <table:table-cell table:number-columns-repeated="10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ontmagny</text:p>
          </table:table-cell>
          <table:table-cell table:number-columns-repeated="10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Constantine</text:p>
          </table:table-cell>
          <table:table-cell table:number-columns-repeated="10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Cudrefin</text:p>
          </table:table-cell>
          <table:table-cell table:number-columns-repeated="10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Chabrey</text:p>
          </table:table-cell>
          <table:table-cell table:number-columns-repeated="10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lavaleyres</text:p>
          </table:table-cell>
          <table:table-cell table:number-columns-repeated="10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Faoug</text:p>
          </table:table-cell>
          <table:table-cell table:number-columns-repeated="10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Les Tavernes</text:p>
          </table:table-cell>
          <table:table-cell table:number-columns-repeated="10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Les Thioleyres</text:p>
          </table:table-cell>
          <table:table-cell table:number-columns-repeated="10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lézieux-Village</text:p>
          </table:table-cell>
          <table:table-cell table:number-columns-repeated="10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lézieux</text:p>
          </table:table-cell>
          <table:table-cell table:number-columns-repeated="10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hapelle (Glâne)</text:p>
          </table:table-cell>
          <table:table-cell table:number-columns-repeated="10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Bussigny-sur-Oron</text:p>
          </table:table-cell>
          <table:table-cell table:number-columns-repeated="10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hesalles-sur-Oron</text:p>
          </table:table-cell>
          <table:table-cell table:number-columns-repeated="10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Oron-le-Châtel</text:p>
          </table:table-cell>
          <table:table-cell table:number-columns-repeated="10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Besencens</text:p>
          </table:table-cell>
          <table:table-cell table:number-columns-repeated="10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Fiaugères</text:p>
          </table:table-cell>
          <table:table-cell table:number-columns-repeated="10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e Jordil</text:p>
          </table:table-cell>
          <table:table-cell table:number-columns-repeated="10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St-Martin FR</text:p>
          </table:table-cell>
          <table:table-cell table:number-columns-repeated="10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hâtillens</text:p>
          </table:table-cell>
          <table:table-cell table:number-columns-repeated="10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Vuibroye</text:p>
          </table:table-cell>
          <table:table-cell table:number-columns-repeated="10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Oron-la-Ville</text:p>
          </table:table-cell>
          <table:table-cell table:number-columns-repeated="10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Le Crêt-près-Semsales</text:p>
          </table:table-cell>
          <table:table-cell table:number-columns-repeated="10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Ecoteaux</text:p>
          </table:table-cell>
          <table:table-cell table:number-columns-repeated="10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aracon</text:p>
          </table:table-cell>
          <table:table-cell table:number-columns-repeated="10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ranges (Veveyse)</text:p>
          </table:table-cell>
          <table:table-cell table:number-columns-repeated="10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Bossonnens</text:p>
          </table:table-cell>
          <table:table-cell table:number-columns-repeated="10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Attalens</text:p>
          </table:table-cell>
          <table:table-cell table:number-columns-repeated="10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Tatroz</text:p>
          </table:table-cell>
          <table:table-cell table:number-columns-repeated="10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Remaufens</text:p>
          </table:table-cell>
          <table:table-cell table:number-columns-repeated="10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hâtel-St-Denis</text:p>
          </table:table-cell>
          <table:table-cell table:number-columns-repeated="10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Les Paccots</text:p>
          </table:table-cell>
          <table:table-cell table:number-columns-repeated="10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emsales</text:p>
          </table:table-cell>
          <table:table-cell table:number-columns-repeated="10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La Verrerie</text:p>
          </table:table-cell>
          <table:table-cell table:number-columns-repeated="10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Grattavache</text:p>
          </table:table-cell>
          <table:table-cell table:number-columns-repeated="10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ogens</text:p>
          </table:table-cell>
          <table:table-cell table:number-columns-repeated="10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aules</text:p>
          </table:table-cell>
          <table:table-cell table:number-columns-repeated="10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Sâles (Gruyère)</text:p>
          </table:table-cell>
          <table:table-cell table:number-columns-repeated="10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Romanens</text:p>
          </table:table-cell>
          <table:table-cell table:number-columns-repeated="10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reyfayes</text:p>
          </table:table-cell>
          <table:table-cell table:number-columns-repeated="10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Rueyres-Treyfayes</text:p>
          </table:table-cell>
          <table:table-cell table:number-columns-repeated="10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Vaulruz</text:p>
          </table:table-cell>
          <table:table-cell table:number-columns-repeated="10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Vuadens</text:p>
          </table:table-cell>
          <table:table-cell table:number-columns-repeated="10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Bulle</text:p>
          </table:table-cell>
          <table:table-cell table:number-columns-repeated="10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Riaz</text:p>
          </table:table-cell>
          <table:table-cell table:number-columns-repeated="10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Vuippens</text:p>
          </table:table-cell>
          <table:table-cell table:number-columns-repeated="10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Marsens</text:p>
          </table:table-cell>
          <table:table-cell table:number-columns-repeated="10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a Roche FR</text:p>
          </table:table-cell>
          <table:table-cell table:number-columns-repeated="10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La Tour-de-Trême</text:p>
          </table:table-cell>
          <table:table-cell table:number-columns-repeated="10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Broc</text:p>
          </table:table-cell>
          <table:table-cell table:number-columns-repeated="10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Charmey (Gruyère)</text:p>
          </table:table-cell>
          <table:table-cell table:number-columns-repeated="10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orlon</text:p>
          </table:table-cell>
          <table:table-cell table:number-columns-repeated="10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orens</text:p>
          </table:table-cell>
          <table:table-cell table:number-columns-repeated="10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Gumefens</text:p>
          </table:table-cell>
          <table:table-cell table:number-columns-repeated="10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Avry-devant-Pont</text:p>
          </table:table-cell>
          <table:table-cell table:number-columns-repeated="10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Le Bry</text:p>
          </table:table-cell>
          <table:table-cell table:number-columns-repeated="10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Echarlens</text:p>
          </table:table-cell>
          <table:table-cell table:number-columns-repeated="10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Corbières</text:p>
          </table:table-cell>
          <table:table-cell table:number-columns-repeated="10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Hauteville</text:p>
          </table:table-cell>
          <table:table-cell table:number-columns-repeated="10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ont-la-Ville</text:p>
          </table:table-cell>
          <table:table-cell table:number-columns-repeated="10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Villarvolard</text:p>
          </table:table-cell>
          <table:table-cell table:number-columns-repeated="10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Botterens</text:p>
          </table:table-cell>
          <table:table-cell table:number-columns-repeated="10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Villarbeney</text:p>
          </table:table-cell>
          <table:table-cell table:number-columns-repeated="10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hâtel-sur-Montsalvens</text:p>
          </table:table-cell>
          <table:table-cell table:number-columns-repeated="10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résuz</text:p>
          </table:table-cell>
          <table:table-cell table:number-columns-repeated="10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Cerniat FR</text:p>
          </table:table-cell>
          <table:table-cell table:number-columns-repeated="10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Im Fang</text:p>
          </table:table-cell>
          <table:table-cell table:number-columns-repeated="10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Jaun</text:p>
          </table:table-cell>
          <table:table-cell table:number-columns-repeated="10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Abländschen</text:p>
          </table:table-cell>
          <table:table-cell table:number-columns-repeated="10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a Tine</text:p>
          </table:table-cell>
          <table:table-cell table:number-columns-repeated="10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Rossinière</text:p>
          </table:table-cell>
          <table:table-cell table:number-columns-repeated="10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lendruz</text:p>
          </table:table-cell>
          <table:table-cell table:number-columns-repeated="10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Rougemont</text:p>
          </table:table-cell>
          <table:table-cell table:number-columns-repeated="10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es Moulins</text:p>
          </table:table-cell>
          <table:table-cell table:number-columns-repeated="10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'Etivaz</text:p>
          </table:table-cell>
          <table:table-cell table:number-columns-repeated="10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Château-d'Oex</text:p>
          </table:table-cell>
          <table:table-cell table:number-columns-repeated="10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a Lécherette</text:p>
          </table:table-cell>
          <table:table-cell table:number-columns-repeated="10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Le Pâquier-Montbarry</text:p>
          </table:table-cell>
          <table:table-cell table:number-columns-repeated="10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Moléson-sur-Gruyères</text:p>
          </table:table-cell>
          <table:table-cell table:number-columns-repeated="10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Pringy</text:p>
          </table:table-cell>
          <table:table-cell table:number-columns-repeated="10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Gruyères</text:p>
          </table:table-cell>
          <table:table-cell table:number-columns-repeated="10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pagny</text:p>
          </table:table-cell>
          <table:table-cell table:number-columns-repeated="10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stavannens</text:p>
          </table:table-cell>
          <table:table-cell table:number-columns-repeated="10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Villars-sous-Mont</text:p>
          </table:table-cell>
          <table:table-cell table:number-columns-repeated="10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Grandvillard</text:p>
          </table:table-cell>
          <table:table-cell table:number-columns-repeated="10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Enney</text:p>
          </table:table-cell>
          <table:table-cell table:number-columns-repeated="10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eirivue</text:p>
          </table:table-cell>
          <table:table-cell table:number-columns-repeated="10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Les Sciernes-d'Albeuve</text:p>
          </table:table-cell>
          <table:table-cell table:number-columns-repeated="10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Montbovon</text:p>
          </table:table-cell>
          <table:table-cell table:number-columns-repeated="10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Lessoc</text:p>
          </table:table-cell>
          <table:table-cell table:number-columns-repeated="10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Albeuve</text:p>
          </table:table-cell>
          <table:table-cell table:number-columns-repeated="10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Bionnens</text:p>
          </table:table-cell>
          <table:table-cell table:number-columns-repeated="10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Esmonts</text:p>
          </table:table-cell>
          <table:table-cell table:number-columns-repeated="10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Ursy</text:p>
          </table:table-cell>
          <table:table-cell table:number-columns-repeated="101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Auboranges</text:p>
          </table:table-cell>
          <table:table-cell table:number-columns-repeated="101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Ecublens FR</text:p>
          </table:table-cell>
          <table:table-cell table:number-columns-repeated="101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Rue</text:p>
          </table:table-cell>
          <table:table-cell table:number-columns-repeated="101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Gillarens</text:p>
          </table:table-cell>
          <table:table-cell table:number-columns-repeated="101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romasens</text:p>
          </table:table-cell>
          <table:table-cell table:number-columns-repeated="101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Vuarmarens</text:p>
          </table:table-cell>
          <table:table-cell table:number-columns-repeated="101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ontet (Glâne)</text:p>
          </table:table-cell>
          <table:table-cell table:number-columns-repeated="101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orlens</text:p>
          </table:table-cell>
          <table:table-cell table:number-columns-repeated="101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Vauderens</text:p>
          </table:table-cell>
          <table:table-cell table:number-columns-repeated="101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Blessens</text:p>
          </table:table-cell>
          <table:table-cell table:number-columns-repeated="101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Mossel</text:p>
          </table:table-cell>
          <table:table-cell table:number-columns-repeated="1015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Chavannes-les-Forts</text:p>
          </table:table-cell>
          <table:table-cell table:number-columns-repeated="1015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rez-vers-Siviriez</text:p>
          </table:table-cell>
          <table:table-cell table:number-columns-repeated="1015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iviriez</text:p>
          </table:table-cell>
          <table:table-cell table:number-columns-repeated="1015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Villaraboud</text:p>
          </table:table-cell>
          <table:table-cell table:number-columns-repeated="101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Berlens</text:p>
          </table:table-cell>
          <table:table-cell table:number-columns-repeated="101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Romont FR</text:p>
          </table:table-cell>
          <table:table-cell table:number-columns-repeated="1015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illens</text:p>
          </table:table-cell>
          <table:table-cell table:number-columns-repeated="1015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Hennens</text:p>
          </table:table-cell>
          <table:table-cell table:number-columns-repeated="101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Villars-Bramard</text:p>
          </table:table-cell>
          <table:table-cell table:number-columns-repeated="101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Dompierre VD</text:p>
          </table:table-cell>
          <table:table-cell table:number-columns-repeated="101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Lovatens</text:p>
          </table:table-cell>
          <table:table-cell table:number-columns-repeated="101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Cerniaz VD</text:p>
          </table:table-cell>
          <table:table-cell table:number-columns-repeated="101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révonloup</text:p>
          </table:table-cell>
          <table:table-cell table:number-columns-repeated="101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Brenles</text:p>
          </table:table-cell>
          <table:table-cell table:number-columns-repeated="101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Chesalles-sur-Moudon</text:p>
          </table:table-cell>
          <table:table-cell table:number-columns-repeated="101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Sarzens</text:p>
          </table:table-cell>
          <table:table-cell table:number-columns-repeated="1015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Mézières FR</text:p>
          </table:table-cell>
          <table:table-cell table:number-columns-repeated="1015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Villariaz</text:p>
          </table:table-cell>
          <table:table-cell table:number-columns-repeated="1015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Grangettes-près-Romont</text:p>
          </table:table-cell>
          <table:table-cell table:number-columns-repeated="1015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La Neirigue</text:p>
          </table:table-cell>
          <table:table-cell table:number-columns-repeated="1015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Estévenens</text:p>
          </table:table-cell>
          <table:table-cell table:number-columns-repeated="1015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La Magne</text:p>
          </table:table-cell>
          <table:table-cell table:number-columns-repeated="1015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Vuisternens-devant-Romont</text:p>
          </table:table-cell>
          <table:table-cell table:number-columns-repeated="101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ommentier</text:p>
          </table:table-cell>
          <table:table-cell table:number-columns-repeated="101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Lieffrens</text:p>
          </table:table-cell>
          <table:table-cell table:number-columns-repeated="1015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Le Châtelard-près-Romont</text:p>
          </table:table-cell>
          <table:table-cell table:number-columns-repeated="101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Lussy FR</text:p>
          </table:table-cell>
          <table:table-cell table:number-columns-repeated="101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Villaz-St-Pierre</text:p>
          </table:table-cell>
          <table:table-cell table:number-columns-repeated="1015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Villarimboud</text:p>
          </table:table-cell>
          <table:table-cell table:number-columns-repeated="1015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Massonnens</text:p>
          </table:table-cell>
          <table:table-cell table:number-columns-repeated="101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Orsonnens</text:p>
          </table:table-cell>
          <table:table-cell table:number-columns-repeated="101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havannes-sous-Orsonnens</text:p>
          </table:table-cell>
          <table:table-cell table:number-columns-repeated="101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Villargiroud</text:p>
          </table:table-cell>
          <table:table-cell table:number-columns-repeated="101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Villarsiviriaux</text:p>
          </table:table-cell>
          <table:table-cell table:number-columns-repeated="101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Villarlod</text:p>
          </table:table-cell>
          <table:table-cell table:number-columns-repeated="101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Estavayer-le-Gibloux</text:p>
          </table:table-cell>
          <table:table-cell table:number-columns-repeated="101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Rueyres-St-Laurent</text:p>
          </table:table-cell>
          <table:table-cell table:number-columns-repeated="101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Villarsel-le-Gibloux</text:p>
          </table:table-cell>
          <table:table-cell table:number-columns-repeated="1015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Vuisternens-en-Ogoz</text:p>
          </table:table-cell>
          <table:table-cell table:number-columns-repeated="1015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La Joux FR</text:p>
          </table:table-cell>
          <table:table-cell table:number-columns-repeated="1015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Les Ecasseys</text:p>
          </table:table-cell>
          <table:table-cell table:number-columns-repeated="1015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Bouloz</text:p>
          </table:table-cell>
          <table:table-cell table:number-columns-repeated="1015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ont (Veveyse)</text:p>
          </table:table-cell>
          <table:table-cell table:number-columns-repeated="1015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orsel</text:p>
          </table:table-cell>
          <table:table-cell table:number-columns-repeated="10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ribourg</text:p>
          </table:table-cell>
          <table:table-cell table:number-columns-repeated="1015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Fribourg</text:p>
          </table:table-cell>
          <table:table-cell table:number-columns-repeated="1015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Tafers</text:p>
          </table:table-cell>
          <table:table-cell table:number-columns-repeated="1015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St. Antoni</text:p>
          </table:table-cell>
          <table:table-cell table:number-columns-repeated="1015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Heitenried</text:p>
          </table:table-cell>
          <table:table-cell table:number-columns-repeated="101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Alterswil FR</text:p>
          </table:table-cell>
          <table:table-cell table:number-columns-repeated="101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Oberschrot</text:p>
          </table:table-cell>
          <table:table-cell table:number-columns-repeated="101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Schwarzsee</text:p>
          </table:table-cell>
          <table:table-cell table:number-columns-repeated="101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laffeien</text:p>
          </table:table-cell>
          <table:table-cell table:number-columns-repeated="1015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St. Ursen</text:p>
          </table:table-cell>
          <table:table-cell table:number-columns-repeated="1015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Rechthalten</text:p>
          </table:table-cell>
          <table:table-cell table:number-columns-repeated="1015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Zumholz</text:p>
          </table:table-cell>
          <table:table-cell table:number-columns-repeated="1015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Brünisried</text:p>
          </table:table-cell>
          <table:table-cell table:number-columns-repeated="101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Chésopelloz</text:p>
          </table:table-cell>
          <table:table-cell table:number-columns-repeated="101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Corminboeuf</text:p>
          </table:table-cell>
          <table:table-cell table:number-columns-repeated="1015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Cormérod</text:p>
          </table:table-cell>
          <table:table-cell table:number-columns-repeated="1015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Courtion</text:p>
          </table:table-cell>
          <table:table-cell table:number-columns-repeated="1015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Misery</text:p>
          </table:table-cell>
          <table:table-cell table:number-columns-repeated="101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Bourguillon</text:p>
          </table:table-cell>
          <table:table-cell table:number-columns-repeated="101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Marly</text:p>
          </table:table-cell>
          <table:table-cell table:number-columns-repeated="101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ierrafortscha</text:p>
          </table:table-cell>
          <table:table-cell table:number-columns-repeated="101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Villarsel-sur-Marly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Bonnefontaine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ssert FR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Ferpicloz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Montévraz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Oberried FR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enèdes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Zénauva</text:p>
          </table:table-cell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Le Mouret</text:p>
          </table:table-cell>
          <table:table-cell table:number-columns-repeated="101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osieux</text:p>
          </table:table-cell>
          <table:table-cell table:number-columns-repeated="101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arvagny-le-Petit</text:p>
          </table:table-cell>
          <table:table-cell table:number-columns-repeated="101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Grenilles</text:p>
          </table:table-cell>
          <table:table-cell table:number-columns-repeated="101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osat</text:p>
          </table:table-cell>
          <table:table-cell table:number-columns-repeated="101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arvagny</text:p>
          </table:table-cell>
          <table:table-cell table:number-columns-repeated="1015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Magnedens</text:p>
          </table:table-cell>
          <table:table-cell table:number-columns-repeated="1015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Corpataux-Magnedens</text:p>
          </table:table-cell>
          <table:table-cell table:number-columns-repeated="101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Rossens FR</text:p>
          </table:table-cell>
          <table:table-cell table:number-columns-repeated="101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Ecuvillens</text:p>
          </table:table-cell>
          <table:table-cell table:number-columns-repeated="101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Ependes FR</text:p>
          </table:table-cell>
          <table:table-cell table:number-columns-repeated="1015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Arconciel</text:p>
          </table:table-cell>
          <table:table-cell table:number-columns-repeated="101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Treyvaux</text:p>
          </table:table-cell>
          <table:table-cell table:number-columns-repeated="1015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Tentlingen</text:p>
          </table:table-cell>
          <table:table-cell table:number-columns-repeated="101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Giffers</text:p>
          </table:table-cell>
          <table:table-cell table:number-columns-repeated="1015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St. Silvester</text:p>
          </table:table-cell>
          <table:table-cell table:number-columns-repeated="1015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lasselb</text:p>
          </table:table-cell>
          <table:table-cell table:number-columns-repeated="1015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angernboden</text:p>
          </table:table-cell>
          <table:table-cell table:number-columns-repeated="101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Neyruz FR</text:p>
          </table:table-cell>
          <table:table-cell table:number-columns-repeated="1015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Cottens FR</text:p>
          </table:table-cell>
          <table:table-cell table:number-columns-repeated="1015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Autigny</text:p>
          </table:table-cell>
          <table:table-cell table:number-columns-repeated="1015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hénens</text:p>
          </table:table-cell>
          <table:table-cell table:number-columns-repeated="1015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Lentigny</text:p>
          </table:table-cell>
          <table:table-cell table:number-columns-repeated="1015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Prez-vers-Noréaz</text:p>
          </table:table-cell>
          <table:table-cell table:number-columns-repeated="1015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rserey</text:p>
          </table:table-cell>
          <table:table-cell table:number-columns-repeated="101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orny-le-Grand</text:p>
          </table:table-cell>
          <table:table-cell table:number-columns-repeated="1015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Middes</text:p>
          </table:table-cell>
          <table:table-cell table:number-columns-repeated="101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Villars-sur-Glâne</text:p>
          </table:table-cell>
          <table:table-cell table:number-columns-repeated="1015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Matran</text:p>
          </table:table-cell>
          <table:table-cell table:number-columns-repeated="101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Rosé</text:p>
          </table:table-cell>
          <table:table-cell table:number-columns-repeated="101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Corjolens</text:p>
          </table:table-cell>
          <table:table-cell table:number-columns-repeated="101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vry-sur-Matran</text:p>
          </table:table-cell>
          <table:table-cell table:number-columns-repeated="101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vry-Centre FR</text:p>
          </table:table-cell>
          <table:table-cell table:number-columns-repeated="1015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Onnens FR</text:p>
          </table:table-cell>
          <table:table-cell table:number-columns-repeated="1015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Lovens</text:p>
          </table:table-cell>
          <table:table-cell table:number-columns-repeated="1015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Noréaz</text:p>
          </table:table-cell>
          <table:table-cell table:number-columns-repeated="1015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Givisiez</text:p>
          </table:table-cell>
          <table:table-cell table:number-columns-repeated="1015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Granges-Paccot</text:p>
          </table:table-cell>
          <table:table-cell table:number-columns-repeated="101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Ponthaux</text:p>
          </table:table-cell>
          <table:table-cell table:number-columns-repeated="101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Nierlet-les-Bois</text:p>
          </table:table-cell>
          <table:table-cell table:number-columns-repeated="101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Grolley</text:p>
          </table:table-cell>
          <table:table-cell table:number-columns-repeated="101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Léchelles</text:p>
          </table:table-cell>
          <table:table-cell table:number-columns-repeated="101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Chandon</text:p>
          </table:table-cell>
          <table:table-cell table:number-columns-repeated="101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Russy</text:p>
          </table:table-cell>
          <table:table-cell table:number-columns-repeated="101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Montagny-les-Monts</text:p>
          </table:table-cell>
          <table:table-cell table:number-columns-repeated="101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Cousset</text:p>
          </table:table-cell>
          <table:table-cell table:number-columns-repeated="101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annens</text:p>
          </table:table-cell>
          <table:table-cell table:number-columns-repeated="101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Grandsivaz</text:p>
          </table:table-cell>
          <table:table-cell table:number-columns-repeated="101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Montagny-la-Ville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Autafond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La Corbaz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Cormagens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Lossy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Formangueires</text:p>
          </table:table-cell>
          <table:table-cell table:number-columns-repeated="101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Belfaux</text:p>
          </table:table-cell>
          <table:table-cell table:number-columns-repeated="101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Pensier</text:p>
          </table:table-cell>
          <table:table-cell table:number-columns-repeated="101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Barberêche</text:p>
          </table:table-cell>
          <table:table-cell table:number-columns-repeated="101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ournillens</text:p>
          </table:table-cell>
          <table:table-cell table:number-columns-repeated="101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Wallenried</text:p>
          </table:table-cell>
          <table:table-cell table:number-columns-repeated="101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ourtepin</text:p>
          </table:table-cell>
          <table:table-cell table:number-columns-repeated="1015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Cressier FR</text:p>
          </table:table-cell>
          <table:table-cell table:number-columns-repeated="1015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Sugiez</text:p>
          </table:table-cell>
          <table:table-cell table:number-columns-repeated="101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ôtier (Vully)</text:p>
          </table:table-cell>
          <table:table-cell table:number-columns-repeated="101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ur (Vully) FR</text:p>
          </table:table-cell>
          <table:table-cell table:number-columns-repeated="101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ur (Vully) VD</text:p>
          </table:table-cell>
          <table:table-cell table:number-columns-repeated="101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Praz (Vully)</text:p>
          </table:table-cell>
          <table:table-cell table:number-columns-repeated="1015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ugnorre</text:p>
          </table:table-cell>
          <table:table-cell table:number-columns-repeated="101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ourtaman</text:p>
          </table:table-cell>
          <table:table-cell table:number-columns-repeated="1015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Guschelmuth</text:p>
          </table:table-cell>
          <table:table-cell table:number-columns-repeated="1015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Cordast</text:p>
          </table:table-cell>
          <table:table-cell table:number-columns-repeated="1015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Jeuss</text:p>
          </table:table-cell>
          <table:table-cell table:number-columns-repeated="101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Salvenach</text:p>
          </table:table-cell>
          <table:table-cell table:number-columns-repeated="1015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Courlevon</text:p>
          </table:table-cell>
          <table:table-cell table:number-columns-repeated="1015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Courgevaux</text:p>
          </table:table-cell>
          <table:table-cell table:number-columns-repeated="101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Münchenwiler</text:p>
          </table:table-cell>
          <table:table-cell table:number-columns-repeated="10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Vevey</text:p>
          </table:table-cell>
          <table:table-cell table:number-columns-repeated="1015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e Mont-Pèlerin</text:p>
          </table:table-cell>
          <table:table-cell table:number-columns-repeated="101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Corseaux</text:p>
          </table:table-cell>
          <table:table-cell table:number-columns-repeated="1015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Chardonne</text:p>
          </table:table-cell>
          <table:table-cell table:number-columns-repeated="1015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orsier-sur-Vevey</text:p>
          </table:table-cell>
          <table:table-cell table:number-columns-repeated="1015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Jongny</text:p>
          </table:table-cell>
          <table:table-cell table:number-columns-repeated="1015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St-Légier-La Chiésaz</text:p>
          </table:table-cell>
          <table:table-cell table:number-columns-repeated="101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Blonay</text:p>
          </table:table-cell>
          <table:table-cell table:number-columns-repeated="1015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Les Monts-de-Corsier</text:p>
          </table:table-cell>
          <table:table-cell table:number-columns-repeated="1015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Fenil-sur-Corsier</text:p>
          </table:table-cell>
          <table:table-cell table:number-columns-repeated="1015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La Tour-de-Peilz</text:p>
          </table:table-cell>
          <table:table-cell table:number-columns-repeated="1015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Clarens</text:p>
          </table:table-cell>
          <table:table-cell table:number-columns-repeated="1015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Chailly-Montreux</text:p>
          </table:table-cell>
          <table:table-cell table:number-columns-repeated="101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Brent</text:p>
          </table:table-cell>
          <table:table-cell table:number-columns-repeated="101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Montreux</text:p>
          </table:table-cell>
          <table:table-cell table:number-columns-repeated="101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Veytaux</text:p>
          </table:table-cell>
          <table:table-cell table:number-columns-repeated="101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erritet</text:p>
          </table:table-cell>
          <table:table-cell table:number-columns-repeated="1015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Chernex</text:p>
          </table:table-cell>
          <table:table-cell table:number-columns-repeated="1015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Glion</text:p>
          </table:table-cell>
          <table:table-cell table:number-columns-repeated="101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aux</text:p>
          </table:table-cell>
          <table:table-cell table:number-columns-repeated="1015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Villard-sur-Chamby</text:p>
          </table:table-cell>
          <table:table-cell table:number-columns-repeated="1015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Chamby</text:p>
          </table:table-cell>
          <table:table-cell table:number-columns-repeated="1015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es Avants</text:p>
          </table:table-cell>
          <table:table-cell table:number-columns-repeated="101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Villeneuve VD</text:p>
          </table:table-cell>
          <table:table-cell table:number-columns-repeated="101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Noville</text:p>
          </table:table-cell>
          <table:table-cell table:number-columns-repeated="1015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Chessel</text:p>
          </table:table-cell>
          <table:table-cell table:number-columns-repeated="1015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Rennaz</text:p>
          </table:table-cell>
          <table:table-cell table:number-columns-repeated="1015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Roche VD</text:p>
          </table:table-cell>
          <table:table-cell table:number-columns-repeated="1015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Yvorne</text:p>
          </table:table-cell>
          <table:table-cell table:number-columns-repeated="1015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eysin</text:p>
          </table:table-cell>
          <table:table-cell table:number-columns-repeated="1015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Corbeyrier</text:p>
          </table:table-cell>
          <table:table-cell table:number-columns-repeated="101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Aigle</text:p>
          </table:table-cell>
          <table:table-cell table:number-columns-repeated="1015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a Comballaz</text:p>
          </table:table-cell>
          <table:table-cell table:number-columns-repeated="1015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es Mosses</text:p>
          </table:table-cell>
          <table:table-cell table:number-columns-repeated="101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e Sépey</text:p>
          </table:table-cell>
          <table:table-cell table:number-columns-repeated="1015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Vers-l'Eglise</text:p>
          </table:table-cell>
          <table:table-cell table:number-columns-repeated="1015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Les Diablerets</text:p>
          </table:table-cell>
          <table:table-cell table:number-columns-repeated="1015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a Forclaz VD</text:p>
          </table:table-cell>
          <table:table-cell table:number-columns-repeated="1015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St-Triphon</text:p>
          </table:table-cell>
          <table:table-cell table:number-columns-repeated="1015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Panex</text:p>
          </table:table-cell>
          <table:table-cell table:number-columns-repeated="1015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Ollon VD</text:p>
          </table:table-cell>
          <table:table-cell table:number-columns-repeated="1015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ollombey</text:p>
          </table:table-cell>
          <table:table-cell table:number-columns-repeated="1015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assongex</text:p>
          </table:table-cell>
          <table:table-cell table:number-columns-repeated="101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Monthey</text:p>
          </table:table-cell>
          <table:table-cell table:number-columns-repeated="1015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hoëx</text:p>
          </table:table-cell>
          <table:table-cell table:number-columns-repeated="1015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es Giettes</text:p>
          </table:table-cell>
          <table:table-cell table:number-columns-repeated="1015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roistorrents</text:p>
          </table:table-cell>
          <table:table-cell table:number-columns-repeated="1015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Champoussin</text:p>
          </table:table-cell>
          <table:table-cell table:number-columns-repeated="1015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es Crosets</text:p>
          </table:table-cell>
          <table:table-cell table:number-columns-repeated="1015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Val-d'Illiez</text:p>
          </table:table-cell>
          <table:table-cell table:number-columns-repeated="1015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Champéry</text:p>
          </table:table-cell>
          <table:table-cell table:number-columns-repeated="101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orgins</text:p>
          </table:table-cell>
          <table:table-cell table:number-columns-repeated="101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enalet-sur-Bex</text:p>
          </table:table-cell>
          <table:table-cell table:number-columns-repeated="101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renières-sur-Bex</text:p>
          </table:table-cell>
          <table:table-cell table:number-columns-repeated="101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es Plans-sur-Bex</text:p>
          </table:table-cell>
          <table:table-cell table:number-columns-repeated="101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Bex</text:p>
          </table:table-cell>
          <table:table-cell table:number-columns-repeated="101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es Posses-sur-Bex</text:p>
          </table:table-cell>
          <table:table-cell table:number-columns-repeated="101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Gryon</text:p>
          </table:table-cell>
          <table:table-cell table:number-columns-repeated="101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Huémoz</text:p>
          </table:table-cell>
          <table:table-cell table:number-columns-repeated="101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rveyes</text:p>
          </table:table-cell>
          <table:table-cell table:number-columns-repeated="101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Villars-sur-Ollon</text:p>
          </table:table-cell>
          <table:table-cell table:number-columns-repeated="1015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Chesières</text:p>
          </table:table-cell>
          <table:table-cell table:number-columns-repeated="101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ex VS</text:p>
          </table:table-cell>
          <table:table-cell table:number-columns-repeated="101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St-Maurice</text:p>
          </table:table-cell>
          <table:table-cell table:number-columns-repeated="1015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Vérossaz</text:p>
          </table:table-cell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Lavey-les-Bains</text:p>
          </table:table-cell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Morcles</text:p>
          </table:table-cell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Lavey-Village</text:p>
          </table:table-cell>
          <table:table-cell table:number-columns-repeated="101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Muraz (Collombey)</text:p>
          </table:table-cell>
          <table:table-cell table:number-columns-repeated="1015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Vionnaz</text:p>
          </table:table-cell>
          <table:table-cell table:number-columns-repeated="101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Miex</text:p>
          </table:table-cell>
          <table:table-cell table:number-columns-repeated="101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Vouvry</text:p>
          </table:table-cell>
          <table:table-cell table:number-columns-repeated="1015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es Evouettes</text:p>
          </table:table-cell>
          <table:table-cell table:number-columns-repeated="1015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Bouveret</text:p>
          </table:table-cell>
          <table:table-cell table:number-columns-repeated="1015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t-Gingolph</text:p>
          </table:table-cell>
          <table:table-cell table:number-columns-repeated="1015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Torgon</text:p>
          </table:table-cell>
          <table:table-cell table:number-columns-repeated="1015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vionnaz</text:p>
          </table:table-cell>
          <table:table-cell table:number-columns-repeated="1015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Collonges</text:p>
          </table:table-cell>
          <table:table-cell table:number-columns-repeated="1015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Vernayaz</text:p>
          </table:table-cell>
          <table:table-cell table:number-columns-repeated="101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rénaz</text:p>
          </table:table-cell>
          <table:table-cell table:number-columns-repeated="1015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harrat</text:p>
          </table:table-cell>
          <table:table-cell table:number-columns-repeated="1015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axon</text:p>
          </table:table-cell>
          <table:table-cell table:number-columns-repeated="101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Riddes</text:p>
          </table:table-cell>
          <table:table-cell table:number-columns-repeated="101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ayens-de-Chamoson</text:p>
          </table:table-cell>
          <table:table-cell table:number-columns-repeated="101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Ovronnaz</text:p>
          </table:table-cell>
          <table:table-cell table:number-columns-repeated="101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Produit (Leytron)</text:p>
          </table:table-cell>
          <table:table-cell table:number-columns-repeated="101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ontagnon (Leytron)</text:p>
          </table:table-cell>
          <table:table-cell table:number-columns-repeated="101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ugny (Leytron)</text:p>
          </table:table-cell>
          <table:table-cell table:number-columns-repeated="101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Leytron</text:p>
          </table:table-cell>
          <table:table-cell table:number-columns-repeated="1015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Saillon</text:p>
          </table:table-cell>
          <table:table-cell table:number-columns-repeated="101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Auddes-sur-Riddes</text:p>
          </table:table-cell>
          <table:table-cell table:number-columns-repeated="101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Isérables</text:p>
          </table:table-cell>
          <table:table-cell table:number-columns-repeated="1015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La Tzoumaz</text:p>
          </table:table-cell>
          <table:table-cell table:number-columns-repeated="1015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artigny</text:p>
          </table:table-cell>
          <table:table-cell table:number-columns-repeated="101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Martigny-Croix</text:p>
          </table:table-cell>
          <table:table-cell table:number-columns-repeated="101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es Granges (Salvan)</text:p>
          </table:table-cell>
          <table:table-cell table:number-columns-repeated="101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alvan</text:p>
          </table:table-cell>
          <table:table-cell table:number-columns-repeated="101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Le Trétien</text:p>
          </table:table-cell>
          <table:table-cell table:number-columns-repeated="101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Les Marécottes</text:p>
          </table:table-cell>
          <table:table-cell table:number-columns-repeated="101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e Châtelard VS</text:p>
          </table:table-cell>
          <table:table-cell table:number-columns-repeated="101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Finhaut</text:p>
          </table:table-cell>
          <table:table-cell table:number-columns-repeated="101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Fully</text:p>
          </table:table-cell>
          <table:table-cell table:number-columns-repeated="1015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Chemin</text:p>
          </table:table-cell>
          <table:table-cell table:number-columns-repeated="1015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Ravoire</text:p>
          </table:table-cell>
          <table:table-cell table:number-columns-repeated="1015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Trient</text:p>
          </table:table-cell>
          <table:table-cell table:number-columns-repeated="101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Les Valettes (Bovernier)</text:p>
          </table:table-cell>
          <table:table-cell table:number-columns-repeated="101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Bovernier</text:p>
          </table:table-cell>
          <table:table-cell table:number-columns-repeated="101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Vens (Sembrancher)</text:p>
          </table:table-cell>
          <table:table-cell table:number-columns-repeated="101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hamoille (Sembrancher)</text:p>
          </table:table-cell>
          <table:table-cell table:number-columns-repeated="101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a Garde (Sembrancher)</text:p>
          </table:table-cell>
          <table:table-cell table:number-columns-repeated="101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Sembrancher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Bruson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otterg (Le Châble VS)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Villette (Le Châble VS)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Fontenelle (Le Châble VS)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Montagnier (Le Châble VS)</text:p>
          </table:table-cell>
          <table:table-cell table:number-columns-repeated="101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e Châble VS</text:p>
          </table:table-cell>
          <table:table-cell table:number-columns-repeated="1015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Verbier</text:p>
          </table:table-cell>
          <table:table-cell table:number-columns-repeated="1015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Orsières</text:p>
          </table:table-cell>
          <table:table-cell table:number-columns-repeated="1015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Champex-Lac</text:p>
          </table:table-cell>
          <table:table-cell table:number-columns-repeated="1015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Cries (Vollèges)</text:p>
          </table:table-cell>
          <table:table-cell table:number-columns-repeated="1015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Vollèges</text:p>
          </table:table-cell>
          <table:table-cell table:number-columns-repeated="1015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Levron</text:p>
          </table:table-cell>
          <table:table-cell table:number-columns-repeated="1015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Praz-de-Fort</text:p>
          </table:table-cell>
          <table:table-cell table:number-columns-repeated="1015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La Fouly VS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Liddes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ntaine Dessus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ntaine Dessous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Dranse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andonne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Rive Haute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rnex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Les Moulins VS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Vichères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alasuit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ez Petit (Liddes)</text:p>
          </table:table-cell>
          <table:table-cell table:number-columns-repeated="101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etit Vichères (Liddes)</text:p>
          </table:table-cell>
          <table:table-cell table:number-columns-repeated="1015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Bourg-St-Pierre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Prarreyer (Versegères)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es Places (Versegères)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a Montoz (Versegères)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Champsec (Versegères)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e Fregnoley (Versegères)</text:p>
          </table:table-cell>
          <table:table-cell table:number-columns-repeated="101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Versegères</text:p>
          </table:table-cell>
          <table:table-cell table:number-columns-repeated="101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ourtier</text:p>
          </table:table-cell>
          <table:table-cell table:number-columns-repeated="101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Fionnay</text:p>
          </table:table-cell>
          <table:table-cell table:number-columns-repeated="101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arreyer</text:p>
          </table:table-cell>
          <table:table-cell table:number-columns-repeated="101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e Planchamp (Lourtier)</text:p>
          </table:table-cell>
          <table:table-cell table:number-columns-repeated="101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e Morgnes (Lourtier)</text:p>
          </table:table-cell>
          <table:table-cell table:number-columns-repeated="101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on</text:p>
          </table:table-cell>
          <table:table-cell table:number-columns-repeated="101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St-Pierre-de-Clages</text:p>
          </table:table-cell>
          <table:table-cell table:number-columns-repeated="101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Les Vérines (Chamoson)</text:p>
          </table:table-cell>
          <table:table-cell table:number-columns-repeated="101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Némiaz (Chamoson)</text:p>
          </table:table-cell>
          <table:table-cell table:number-columns-repeated="101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Grugnay (Chamoson)</text:p>
          </table:table-cell>
          <table:table-cell table:number-columns-repeated="101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Chamoson</text:p>
          </table:table-cell>
          <table:table-cell table:number-columns-repeated="1015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Ardon</text:p>
          </table:table-cell>
          <table:table-cell table:number-columns-repeated="1015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Uvrier</text:p>
          </table:table-cell>
          <table:table-cell table:number-columns-repeated="1015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t-Léonard</text:p>
          </table:table-cell>
          <table:table-cell table:number-columns-repeated="1015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Vernamiège</text:p>
          </table:table-cell>
          <table:table-cell table:number-columns-repeated="1015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ont-de-la-Morge (Sion)</text:p>
          </table:table-cell>
          <table:table-cell table:number-columns-repeated="1015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Vétroz</text:p>
          </table:table-cell>
          <table:table-cell table:number-columns-repeated="1015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Conthey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Chandolin-près-Savièse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rône VS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Roumaz (Savièse)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ranois (Savièse)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t-Germain (Savièse)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Ormône (Savièse)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ayens-de-la-Zour (Savièse)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onteiller-Savièse</text:p>
          </table:table-cell>
          <table:table-cell table:number-columns-repeated="101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avièse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ignèse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Fortunau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Luc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t-Romain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axonne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Villa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La Place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Botyre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Blignoud (Ayent)</text:p>
          </table:table-cell>
          <table:table-cell table:number-columns-repeated="101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rgnoud (Ayent)</text:p>
          </table:table-cell>
          <table:table-cell table:number-columns-repeated="1015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Bramois</text:p>
          </table:table-cell>
          <table:table-cell table:number-columns-repeated="1015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ase</text:p>
          </table:table-cell>
          <table:table-cell table:number-columns-repeated="101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Liez (St-Martin)</text:p>
          </table:table-cell>
          <table:table-cell table:number-columns-repeated="101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rogne (St-Martin)</text:p>
          </table:table-cell>
          <table:table-cell table:number-columns-repeated="101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uen (St-Martin)</text:p>
          </table:table-cell>
          <table:table-cell table:number-columns-repeated="101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ison (St.Martin)</text:p>
          </table:table-cell>
          <table:table-cell table:number-columns-repeated="101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t-Martin VS</text:p>
          </table:table-cell>
          <table:table-cell table:number-columns-repeated="101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Champlan (Grimisuat)</text:p>
          </table:table-cell>
          <table:table-cell table:number-columns-repeated="101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Coméraz (Grimisuat)</text:p>
          </table:table-cell>
          <table:table-cell table:number-columns-repeated="101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Grimisuat</text:p>
          </table:table-cell>
          <table:table-cell table:number-columns-repeated="1015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nzère</text:p>
          </table:table-cell>
          <table:table-cell table:number-columns-repeated="1015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ax</text:p>
          </table:table-cell>
          <table:table-cell table:number-columns-repeated="1015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rbaz</text:p>
          </table:table-cell>
          <table:table-cell table:number-columns-repeated="1015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t-Séverin</text:p>
          </table:table-cell>
          <table:table-cell table:number-columns-repeated="1015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ven</text:p>
          </table:table-cell>
          <table:table-cell table:number-columns-repeated="1015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Daillon</text:p>
          </table:table-cell>
          <table:table-cell table:number-columns-repeated="1015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Erde</text:p>
          </table:table-cell>
          <table:table-cell table:number-columns-repeated="1015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Icogne</text:p>
          </table:table-cell>
          <table:table-cell table:number-columns-repeated="101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Lens</text:p>
          </table:table-cell>
          <table:table-cell table:number-columns-repeated="101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Vex</text:p>
          </table:table-cell>
          <table:table-cell table:number-columns-repeated="1015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Euseigne</text:p>
          </table:table-cell>
          <table:table-cell table:number-columns-repeated="101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ana (Evolène)</text:p>
          </table:table-cell>
          <table:table-cell table:number-columns-repeated="101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Evolène</text:p>
          </table:table-cell>
          <table:table-cell table:number-columns-repeated="1015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Les Haudères</text:p>
          </table:table-cell>
          <table:table-cell table:number-columns-repeated="101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La Sage</text:p>
          </table:table-cell>
          <table:table-cell table:number-columns-repeated="101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rolla</text:p>
          </table:table-cell>
          <table:table-cell table:number-columns-repeated="101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âche</text:p>
          </table:table-cell>
          <table:table-cell table:number-columns-repeated="101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Hérémence</text:p>
          </table:table-cell>
          <table:table-cell table:number-columns-repeated="101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Les Collons</text:p>
          </table:table-cell>
          <table:table-cell table:number-columns-repeated="101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Thyon</text:p>
          </table:table-cell>
          <table:table-cell table:number-columns-repeated="101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rvillard (Salins)</text:p>
          </table:table-cell>
          <table:table-cell table:number-columns-repeated="101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Pravidondaz (Salins)</text:p>
          </table:table-cell>
          <table:table-cell table:number-columns-repeated="101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urin (Salins)</text:p>
          </table:table-cell>
          <table:table-cell table:number-columns-repeated="101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isériez (Salins)</text:p>
          </table:table-cell>
          <table:table-cell table:number-columns-repeated="101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alins</text:p>
          </table:table-cell>
          <table:table-cell table:number-columns-repeated="101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es Agettes</text:p>
          </table:table-cell>
          <table:table-cell table:number-columns-repeated="101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es Mayens-de-Sion</text:p>
          </table:table-cell>
          <table:table-cell table:number-columns-repeated="101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a Vernaz (Les Agettes)</text:p>
          </table:table-cell>
          <table:table-cell table:number-columns-repeated="101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rête-à-l'Oeil(Les Agettes)</text:p>
          </table:table-cell>
          <table:table-cell table:number-columns-repeated="101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Clèbes (Nendaz)</text:p>
          </table:table-cell>
          <table:table-cell table:number-columns-repeated="101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Veysonnaz</text:p>
          </table:table-cell>
          <table:table-cell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proz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ey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uson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aar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rignon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ioley-de-Brignon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ieudron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émines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aclentz (Nendaz)</text:p>
          </table:table-cell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asse-Nendaz</text:p>
          </table:table-cell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iviez (Nendaz)</text:p>
          </table:table-cell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aute-Nendaz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uchâtel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vernier</text:p>
          </table:table-cell>
          <table:table-cell table:number-columns-repeated="101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lombier NE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ôle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euse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rtaillod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udry</text:p>
          </table:table-cell>
          <table:table-cell table:number-columns-repeated="101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ambrelien</text:p>
          </table:table-cell>
          <table:table-cell table:number-columns-repeated="101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chefort</text:p>
          </table:table-cell>
          <table:table-cell table:number-columns-repeated="101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vaix</text:p>
          </table:table-cell>
          <table:table-cell table:number-columns-repeated="1015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orgier</text:p>
          </table:table-cell>
          <table:table-cell table:number-columns-repeated="1015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t-Aubin-Sauges</text:p>
          </table:table-cell>
          <table:table-cell table:number-columns-repeated="101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hez-le-Bart</text:p>
          </table:table-cell>
          <table:table-cell table:number-columns-repeated="1015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Montalchez</text:p>
          </table:table-cell>
          <table:table-cell table:number-columns-repeated="1015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Fresens</text:p>
          </table:table-cell>
          <table:table-cell table:number-columns-repeated="101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Vaumarcus</text:p>
          </table:table-cell>
          <table:table-cell table:number-columns-repeated="101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Peseux</text:p>
          </table:table-cell>
          <table:table-cell table:number-columns-repeated="101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Corcelles NE</text:p>
          </table:table-cell>
          <table:table-cell table:number-columns-repeated="1015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Cormondrèche</text:p>
          </table:table-cell>
          <table:table-cell table:number-columns-repeated="101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Montmollin</text:p>
          </table:table-cell>
          <table:table-cell table:number-columns-repeated="101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Montezillon</text:p>
          </table:table-cell>
          <table:table-cell table:number-columns-repeated="1015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Valangin</text:p>
          </table:table-cell>
          <table:table-cell table:number-columns-repeated="101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Boudevilliers</text:p>
          </table:table-cell>
          <table:table-cell table:number-columns-repeated="101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Fontaines NE</text:p>
          </table:table-cell>
          <table:table-cell table:number-columns-repeated="101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La Vue-des-Alpes</text:p>
          </table:table-cell>
          <table:table-cell table:number-columns-repeated="101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Fontainemelon</text:p>
          </table:table-cell>
          <table:table-cell table:number-columns-repeated="1015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Cernier</text:p>
          </table:table-cell>
          <table:table-cell table:number-columns-repeated="1015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Les Vieux-Prés</text:p>
          </table:table-cell>
          <table:table-cell table:number-columns-repeated="1015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Chézard-St-Martin</text:p>
          </table:table-cell>
          <table:table-cell table:number-columns-repeated="1015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Dombresson</text:p>
          </table:table-cell>
          <table:table-cell table:number-columns-repeated="101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Villiers</text:p>
          </table:table-cell>
          <table:table-cell table:number-columns-repeated="101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e Pâquier NE</text:p>
          </table:table-cell>
          <table:table-cell table:number-columns-repeated="101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Engollon</text:p>
          </table:table-cell>
          <table:table-cell table:number-columns-repeated="101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Fenin</text:p>
          </table:table-cell>
          <table:table-cell table:number-columns-repeated="101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Saules</text:p>
          </table:table-cell>
          <table:table-cell table:number-columns-repeated="101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Vilars NE</text:p>
          </table:table-cell>
          <table:table-cell table:number-columns-repeated="1015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Savagnier</text:p>
          </table:table-cell>
          <table:table-cell table:number-columns-repeated="101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haumont</text:p>
          </table:table-cell>
          <table:table-cell table:number-columns-repeated="101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Hauterive NE</text:p>
          </table:table-cell>
          <table:table-cell table:number-columns-repeated="1015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St-Blaise</text:p>
          </table:table-cell>
          <table:table-cell table:number-columns-repeated="1015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Enges</text:p>
          </table:table-cell>
          <table:table-cell table:number-columns-repeated="1015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Marin-Epagnier</text:p>
          </table:table-cell>
          <table:table-cell table:number-columns-repeated="1015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hielle</text:p>
          </table:table-cell>
          <table:table-cell table:number-columns-repeated="1015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Wavre</text:p>
          </table:table-cell>
          <table:table-cell table:number-columns-repeated="1015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Cornaux NE</text:p>
          </table:table-cell>
          <table:table-cell table:number-columns-repeated="1015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Cressier NE</text:p>
          </table:table-cell>
          <table:table-cell table:number-columns-repeated="1015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Noiraigue</text:p>
          </table:table-cell>
          <table:table-cell table:number-columns-repeated="1015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Travers</text:p>
          </table:table-cell>
          <table:table-cell table:number-columns-repeated="1015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Couvet</text:p>
          </table:table-cell>
          <table:table-cell table:number-columns-repeated="1015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Môtiers NE</text:p>
          </table:table-cell>
          <table:table-cell table:number-columns-repeated="1015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Boveresse</text:p>
          </table:table-cell>
          <table:table-cell table:number-columns-repeated="101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Fleurier</text:p>
          </table:table-cell>
          <table:table-cell table:number-columns-repeated="101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Buttes</text:p>
          </table:table-cell>
          <table:table-cell table:number-columns-repeated="101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ont-de-Buttes</text:p>
          </table:table-cell>
          <table:table-cell table:number-columns-repeated="101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La Côte-aux-Fées</text:p>
          </table:table-cell>
          <table:table-cell table:number-columns-repeated="1015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St-Sulpice NE</text:p>
          </table:table-cell>
          <table:table-cell table:number-columns-repeated="1015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Les Sagnettes</text:p>
          </table:table-cell>
          <table:table-cell table:number-columns-repeated="1015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Les Verrières</text:p>
          </table:table-cell>
          <table:table-cell table:number-columns-repeated="1015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Les Bayards</text:p>
          </table:table-cell>
          <table:table-cell table:number-columns-repeated="101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Champ-du-Moulin</text:p>
          </table:table-cell>
          <table:table-cell table:number-columns-repeated="101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Fretereules</text:p>
          </table:table-cell>
          <table:table-cell table:number-columns-repeated="101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Brot-Dessous</text:p>
          </table:table-cell>
          <table:table-cell table:number-columns-repeated="101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Les Geneveys-sur-Coffrane</text:p>
          </table:table-cell>
          <table:table-cell table:number-columns-repeated="1015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Coffrane</text:p>
          </table:table-cell>
          <table:table-cell table:number-columns-repeated="1015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Les Hauts-Geneveys</text:p>
          </table:table-cell>
          <table:table-cell table:number-columns-repeated="10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a Chaux-de-Fonds</text:p>
          </table:table-cell>
          <table:table-cell table:number-columns-repeated="10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a Cibourg</text:p>
          </table:table-cell>
          <table:table-cell table:number-columns-repeated="1015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La Sagne NE</text:p>
          </table:table-cell>
          <table:table-cell table:number-columns-repeated="101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Petit-Martel</text:p>
          </table:table-cell>
          <table:table-cell table:number-columns-repeated="101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Les Ponts-de-Martel</text:p>
          </table:table-cell>
          <table:table-cell table:number-columns-repeated="1015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Brot-Plamboz</text:p>
          </table:table-cell>
          <table:table-cell table:number-columns-repeated="1015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Le Crêt-du-Locle</text:p>
          </table:table-cell>
          <table:table-cell table:number-columns-repeated="101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Les Planchettes</text:p>
          </table:table-cell>
          <table:table-cell table:number-columns-repeated="101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Les Joux-Derrière</text:p>
          </table:table-cell>
          <table:table-cell table:number-columns-repeated="1015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La Cibourg</text:p>
          </table:table-cell>
          <table:table-cell table:number-columns-repeated="1015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La Ferrière</text:p>
          </table:table-cell>
          <table:table-cell table:number-columns-repeated="1015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Les Bois</text:p>
          </table:table-cell>
          <table:table-cell table:number-columns-repeated="1015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Les Emibois</text:p>
          </table:table-cell>
          <table:table-cell table:number-columns-repeated="1015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Muriaux</text:p>
          </table:table-cell>
          <table:table-cell table:number-columns-repeated="1015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Le Noirmont</text:p>
          </table:table-cell>
          <table:table-cell table:number-columns-repeated="101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e Cerneux-Veusil</text:p>
          </table:table-cell>
          <table:table-cell table:number-columns-repeated="101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a Chaux-des-Breuleux</text:p>
          </table:table-cell>
          <table:table-cell table:number-columns-repeated="101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es Breuleux</text:p>
          </table:table-cell>
          <table:table-cell table:number-columns-repeated="101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Saignelégier</text:p>
          </table:table-cell>
          <table:table-cell table:number-columns-repeated="1015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Les Pommerats</text:p>
          </table:table-cell>
          <table:table-cell table:number-columns-repeated="1015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Goumois</text:p>
          </table:table-cell>
          <table:table-cell table:number-columns-repeated="1015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Le Bémont</text:p>
          </table:table-cell>
          <table:table-cell table:number-columns-repeated="1015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Montfavergier</text:p>
          </table:table-cell>
          <table:table-cell table:number-columns-repeated="1015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Montfaucon</text:p>
          </table:table-cell>
          <table:table-cell table:number-columns-repeated="1015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Les Enfers</text:p>
          </table:table-cell>
          <table:table-cell table:number-columns-repeated="101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t-Brais</text:p>
          </table:table-cell>
          <table:table-cell table:number-columns-repeated="10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Le Prévoux</text:p>
          </table:table-cell>
          <table:table-cell table:number-columns-repeated="10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Le Locle</text:p>
          </table:table-cell>
          <table:table-cell table:number-columns-repeated="1015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La Chaux-du-Milieu</text:p>
          </table:table-cell>
          <table:table-cell table:number-columns-repeated="101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e Brouillet</text:p>
          </table:table-cell>
          <table:table-cell table:number-columns-repeated="101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es Taillères</text:p>
          </table:table-cell>
          <table:table-cell table:number-columns-repeated="101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a Châtagne</text:p>
          </table:table-cell>
          <table:table-cell table:number-columns-repeated="101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a Brévine</text:p>
          </table:table-cell>
          <table:table-cell table:number-columns-repeated="1015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Le Cerneux-Péquignot</text:p>
          </table:table-cell>
          <table:table-cell table:number-columns-repeated="1015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Les Brenets</text:p>
          </table:table-cell>
          <table:table-cell table:number-columns-repeated="10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Biel/Bienne</text:p>
          </table:table-cell>
          <table:table-cell table:number-columns-repeated="1015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Biel/Bienne</text:p>
          </table:table-cell>
          <table:table-cell table:number-columns-repeated="1015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Biel/Bienne</text:p>
          </table:table-cell>
          <table:table-cell table:number-columns-repeated="1015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Biel/Bienne</text:p>
          </table:table-cell>
          <table:table-cell table:number-columns-repeated="1015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Biel/Bienne</text:p>
          </table:table-cell>
          <table:table-cell table:number-columns-repeated="1015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Tüscherz-Alfermée</text:p>
          </table:table-cell>
          <table:table-cell table:number-columns-repeated="1015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Twann</text:p>
          </table:table-cell>
          <table:table-cell table:number-columns-repeated="1015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Ligerz</text:p>
          </table:table-cell>
          <table:table-cell table:number-columns-repeated="1015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rêles</text:p>
          </table:table-cell>
          <table:table-cell table:number-columns-repeated="1015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Lamboing</text:p>
          </table:table-cell>
          <table:table-cell table:number-columns-repeated="1015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Diesse</text:p>
          </table:table-cell>
          <table:table-cell table:number-columns-repeated="1015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Nods</text:p>
          </table:table-cell>
          <table:table-cell table:number-columns-repeated="101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a Neuveville</text:p>
          </table:table-cell>
          <table:table-cell table:number-columns-repeated="101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Lignières</text:p>
          </table:table-cell>
          <table:table-cell table:number-columns-repeated="1015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Le Landeron</text:p>
          </table:table-cell>
          <table:table-cell table:number-columns-repeated="1015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Magglingen/Macolin</text:p>
          </table:table-cell>
          <table:table-cell table:number-columns-repeated="1015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Evilard</text:p>
          </table:table-cell>
          <table:table-cell table:number-columns-repeated="1015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Les Prés-d'Orvin</text:p>
          </table:table-cell>
          <table:table-cell table:number-columns-repeated="1015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Orvin</text:p>
          </table:table-cell>
          <table:table-cell table:number-columns-repeated="1015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Frinvillier</text:p>
          </table:table-cell>
          <table:table-cell table:number-columns-repeated="1015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Plagne</text:p>
          </table:table-cell>
          <table:table-cell table:number-columns-repeated="1015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Vauffelin</text:p>
          </table:table-cell>
          <table:table-cell table:number-columns-repeated="1015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Romont BE</text:p>
          </table:table-cell>
          <table:table-cell table:number-columns-repeated="1015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Grenchen</text:p>
          </table:table-cell>
          <table:table-cell table:number-columns-repeated="1015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Pieterlen</text:p>
          </table:table-cell>
          <table:table-cell table:number-columns-repeated="1015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Lengnau BE</text:p>
          </table:table-cell>
          <table:table-cell table:number-columns-repeated="1015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Bettlach</text:p>
          </table:table-cell>
          <table:table-cell table:number-columns-repeated="1015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Selzach</text:p>
          </table:table-cell>
          <table:table-cell table:number-columns-repeated="1015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Orpund</text:p>
          </table:table-cell>
          <table:table-cell table:number-columns-repeated="1015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Safnern</text:p>
          </table:table-cell>
          <table:table-cell table:number-columns-repeated="1015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Meinisberg</text:p>
          </table:table-cell>
          <table:table-cell table:number-columns-repeated="1015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Brügg BE</text:p>
          </table:table-cell>
          <table:table-cell table:number-columns-repeated="1015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Scheuren</text:p>
          </table:table-cell>
          <table:table-cell table:number-columns-repeated="1015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Schwadernau</text:p>
          </table:table-cell>
          <table:table-cell table:number-columns-repeated="1015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Studen BE</text:p>
          </table:table-cell>
          <table:table-cell table:number-columns-repeated="1015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Aegerten</text:p>
          </table:table-cell>
          <table:table-cell table:number-columns-repeated="1015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1015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table:number-columns-repeated="1015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table:number-columns-repeated="1015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table:number-columns-repeated="101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Jens</text:p>
          </table:table-cell>
          <table:table-cell table:number-columns-repeated="1015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Mörigen</text:p>
          </table:table-cell>
          <table:table-cell table:number-columns-repeated="1015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Sutz</text:p>
          </table:table-cell>
          <table:table-cell table:number-columns-repeated="101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agneck</text:p>
          </table:table-cell>
          <table:table-cell table:number-columns-repeated="101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Gerolfingen</text:p>
          </table:table-cell>
          <table:table-cell table:number-columns-repeated="101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Täuffelen</text:p>
          </table:table-cell>
          <table:table-cell table:number-columns-repeated="1015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Lüscherz</text:p>
          </table:table-cell>
          <table:table-cell table:number-columns-repeated="1015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Finsterhennen</text:p>
          </table:table-cell>
          <table:table-cell table:number-columns-repeated="1015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Siselen BE</text:p>
          </table:table-cell>
          <table:table-cell table:number-columns-repeated="1015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Péry</text:p>
          </table:table-cell>
          <table:table-cell table:number-columns-repeated="1015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La Heutte</text:p>
          </table:table-cell>
          <table:table-cell table:number-columns-repeated="1015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Sonceboz-Sombeval</text:p>
          </table:table-cell>
          <table:table-cell table:number-columns-repeated="1015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Corgémont</text:p>
          </table:table-cell>
          <table:table-cell table:number-columns-repeated="1015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Cortébert</text:p>
          </table:table-cell>
          <table:table-cell table:number-columns-repeated="1015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Montagne-de-Courtelary</text:p>
          </table:table-cell>
          <table:table-cell table:number-columns-repeated="1015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Courtelary</text:p>
          </table:table-cell>
          <table:table-cell table:number-columns-repeated="101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Mont-Soleil</text:p>
          </table:table-cell>
          <table:table-cell table:number-columns-repeated="101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Mont-Crosin</text:p>
          </table:table-cell>
          <table:table-cell table:number-columns-repeated="101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Les Pontins</text:p>
          </table:table-cell>
          <table:table-cell table:number-columns-repeated="101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t-Imier</text:p>
          </table:table-cell>
          <table:table-cell table:number-columns-repeated="1015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Cormoret</text:p>
          </table:table-cell>
          <table:table-cell table:number-columns-repeated="1015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Villeret</text:p>
          </table:table-cell>
          <table:table-cell table:number-columns-repeated="1015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Montagne-de-Sonvilier</text:p>
          </table:table-cell>
          <table:table-cell table:number-columns-repeated="1015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Sonvilier</text:p>
          </table:table-cell>
          <table:table-cell table:number-columns-repeated="101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La Cibourg</text:p>
          </table:table-cell>
          <table:table-cell table:number-columns-repeated="101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Renan BE</text:p>
          </table:table-cell>
          <table:table-cell table:number-columns-repeated="1015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Tavannes</text:p>
          </table:table-cell>
          <table:table-cell table:number-columns-repeated="1015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Le Fuet</text:p>
          </table:table-cell>
          <table:table-cell table:number-columns-repeated="1015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Bellelay</text:p>
          </table:table-cell>
          <table:table-cell table:number-columns-repeated="101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Le Prédame</text:p>
          </table:table-cell>
          <table:table-cell table:number-columns-repeated="101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Les Genevez JU</text:p>
          </table:table-cell>
          <table:table-cell table:number-columns-repeated="1015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Monible</text:p>
          </table:table-cell>
          <table:table-cell table:number-columns-repeated="1015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Châtelat</text:p>
          </table:table-cell>
          <table:table-cell table:number-columns-repeated="1015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Sornetan</text:p>
          </table:table-cell>
          <table:table-cell table:number-columns-repeated="1015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Fornet-Dessous</text:p>
          </table:table-cell>
          <table:table-cell table:number-columns-repeated="1015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Rebévelier</text:p>
          </table:table-cell>
          <table:table-cell table:number-columns-repeated="1015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Fornet-Dessus</text:p>
          </table:table-cell>
          <table:table-cell table:number-columns-repeated="1015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Lajoux JU</text:p>
          </table:table-cell>
          <table:table-cell table:number-columns-repeated="1015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La Tanne</text:p>
          </table:table-cell>
          <table:table-cell table:number-columns-repeated="1015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Tramelan</text:p>
          </table:table-cell>
          <table:table-cell table:number-columns-repeated="1015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Les Reussilles</text:p>
          </table:table-cell>
          <table:table-cell table:number-columns-repeated="1015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Mont-Tramelan</text:p>
          </table:table-cell>
          <table:table-cell table:number-columns-repeated="1015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Saicourt</text:p>
          </table:table-cell>
          <table:table-cell table:number-columns-repeated="1015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Saules BE</text:p>
          </table:table-cell>
          <table:table-cell table:number-columns-repeated="1015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Loveresse</text:p>
          </table:table-cell>
          <table:table-cell table:number-columns-repeated="1015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Reconvilier</text:p>
          </table:table-cell>
          <table:table-cell table:number-columns-repeated="1015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Pontenet</text:p>
          </table:table-cell>
          <table:table-cell table:number-columns-repeated="101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Bévilard</text:p>
          </table:table-cell>
          <table:table-cell table:number-columns-repeated="101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Champoz</text:p>
          </table:table-cell>
          <table:table-cell table:number-columns-repeated="101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Malleray</text:p>
          </table:table-cell>
          <table:table-cell table:number-columns-repeated="1015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Sorvilier</text:p>
          </table:table-cell>
          <table:table-cell table:number-columns-repeated="1015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Court</text:p>
          </table:table-cell>
          <table:table-cell table:number-columns-repeated="101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Moutier</text:p>
          </table:table-cell>
          <table:table-cell table:number-columns-repeated="1015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Perrefitte</text:p>
          </table:table-cell>
          <table:table-cell table:number-columns-repeated="1015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Eschert</text:p>
          </table:table-cell>
          <table:table-cell table:number-columns-repeated="1015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Belprahon</text:p>
          </table:table-cell>
          <table:table-cell table:number-columns-repeated="1015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Grandval</text:p>
          </table:table-cell>
          <table:table-cell table:number-columns-repeated="1015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Crémines</text:p>
          </table:table-cell>
          <table:table-cell table:number-columns-repeated="1015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Seehof</text:p>
          </table:table-cell>
          <table:table-cell table:number-columns-repeated="1015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Corcelles BE</text:p>
          </table:table-cell>
          <table:table-cell table:number-columns-repeated="101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Souboz</text:p>
          </table:table-cell>
          <table:table-cell table:number-columns-repeated="101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Les Ecorcheresses</text:p>
          </table:table-cell>
          <table:table-cell table:number-columns-repeated="101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Roches BE</text:p>
          </table:table-cell>
          <table:table-cell table:number-columns-repeated="10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Delémont</text:p>
          </table:table-cell>
          <table:table-cell table:number-columns-repeated="1015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Develier</text:p>
          </table:table-cell>
          <table:table-cell table:number-columns-repeated="1015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Bourrignon</text:p>
          </table:table-cell>
          <table:table-cell table:number-columns-repeated="101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Soyhières</text:p>
          </table:table-cell>
          <table:table-cell table:number-columns-repeated="1015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Mettembert</text:p>
          </table:table-cell>
          <table:table-cell table:number-columns-repeated="1015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Lucelle</text:p>
          </table:table-cell>
          <table:table-cell table:number-columns-repeated="1015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Pleigne</text:p>
          </table:table-cell>
          <table:table-cell table:number-columns-repeated="101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Movelier</text:p>
          </table:table-cell>
          <table:table-cell table:number-columns-repeated="1015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Ederswiler</text:p>
          </table:table-cell>
          <table:table-cell table:number-columns-repeated="1015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Roggenburg</text:p>
          </table:table-cell>
          <table:table-cell table:number-columns-repeated="1015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Courroux</text:p>
          </table:table-cell>
          <table:table-cell table:number-columns-repeated="1015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Courcelon</text:p>
          </table:table-cell>
          <table:table-cell table:number-columns-repeated="1015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Vicques</text:p>
          </table:table-cell>
          <table:table-cell table:number-columns-repeated="1015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Courchapoix</text:p>
          </table:table-cell>
          <table:table-cell table:number-columns-repeated="1015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Corban</text:p>
          </table:table-cell>
          <table:table-cell table:number-columns-repeated="1015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Schelten</text:p>
          </table:table-cell>
          <table:table-cell table:number-columns-repeated="1015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Mervelier</text:p>
          </table:table-cell>
          <table:table-cell table:number-columns-repeated="1015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Montsevelier</text:p>
          </table:table-cell>
          <table:table-cell table:number-columns-repeated="1015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Vermes</text:p>
          </table:table-cell>
          <table:table-cell table:number-columns-repeated="1015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Vellerat</text:p>
          </table:table-cell>
          <table:table-cell table:number-columns-repeated="1015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Courrendlin</text:p>
          </table:table-cell>
          <table:table-cell table:number-columns-repeated="1015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Rebeuvelier</text:p>
          </table:table-cell>
          <table:table-cell table:number-columns-repeated="1015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Rossemaison</text:p>
          </table:table-cell>
          <table:table-cell table:number-columns-repeated="1015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Châtillon JU</text:p>
          </table:table-cell>
          <table:table-cell table:number-columns-repeated="1015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Courtételle</text:p>
          </table:table-cell>
          <table:table-cell table:number-columns-repeated="1015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Courfaivre</text:p>
          </table:table-cell>
          <table:table-cell table:number-columns-repeated="1015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Bassecourt</text:p>
          </table:table-cell>
          <table:table-cell table:number-columns-repeated="101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Glovelier</text:p>
          </table:table-cell>
          <table:table-cell table:number-columns-repeated="1015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Boécourt</text:p>
          </table:table-cell>
          <table:table-cell table:number-columns-repeated="1015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Montavon</text:p>
          </table:table-cell>
          <table:table-cell table:number-columns-repeated="1015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Undervelier</text:p>
          </table:table-cell>
          <table:table-cell table:number-columns-repeated="1015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Soulce</text:p>
          </table:table-cell>
          <table:table-cell table:number-columns-repeated="1015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Saulcy</text:p>
          </table:table-cell>
          <table:table-cell table:number-columns-repeated="1015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Montfavergier</text:p>
          </table:table-cell>
          <table:table-cell table:number-columns-repeated="1015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St-Brais</text:p>
          </table:table-cell>
          <table:table-cell table:number-columns-repeated="101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Les Enfers</text:p>
          </table:table-cell>
          <table:table-cell table:number-columns-repeated="101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Montfaucon</text:p>
          </table:table-cell>
          <table:table-cell table:number-columns-repeated="1015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Le Bémont JU</text:p>
          </table:table-cell>
          <table:table-cell table:number-columns-repeated="1015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St-Ursanne</text:p>
          </table:table-cell>
          <table:table-cell table:number-columns-repeated="1015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Montmelon</text:p>
          </table:table-cell>
          <table:table-cell table:number-columns-repeated="1015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Montenol</text:p>
          </table:table-cell>
          <table:table-cell table:number-columns-repeated="1015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Epauvillers</text:p>
          </table:table-cell>
          <table:table-cell table:number-columns-repeated="1015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Epiquerez</text:p>
          </table:table-cell>
          <table:table-cell table:number-columns-repeated="1015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Soubey</text:p>
          </table:table-cell>
          <table:table-cell table:number-columns-repeated="1015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Seleute</text:p>
          </table:table-cell>
          <table:table-cell table:number-columns-repeated="1015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Ocourt</text:p>
          </table:table-cell>
          <table:table-cell table:number-columns-repeated="10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Porrentruy</text:p>
          </table:table-cell>
          <table:table-cell table:number-columns-repeated="1015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Fontenais</text:p>
          </table:table-cell>
          <table:table-cell table:number-columns-repeated="1015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Villars-sur Fontenais</text:p>
          </table:table-cell>
          <table:table-cell table:number-columns-repeated="1015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Bressaucourt</text:p>
          </table:table-cell>
          <table:table-cell table:number-columns-repeated="1015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Courtedoux</text:p>
          </table:table-cell>
          <table:table-cell table:number-columns-repeated="1015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Chevenez</text:p>
          </table:table-cell>
          <table:table-cell table:number-columns-repeated="1015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Rocourt</text:p>
          </table:table-cell>
          <table:table-cell table:number-columns-repeated="1015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Grandfontaine</text:p>
          </table:table-cell>
          <table:table-cell table:number-columns-repeated="1015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Roche-d'Or</text:p>
          </table:table-cell>
          <table:table-cell table:number-columns-repeated="1015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Réclère</text:p>
          </table:table-cell>
          <table:table-cell table:number-columns-repeated="1015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Damvant</text:p>
          </table:table-cell>
          <table:table-cell table:number-columns-repeated="1015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Bure</text:p>
          </table:table-cell>
          <table:table-cell table:number-columns-repeated="1015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Fahy</text:p>
          </table:table-cell>
          <table:table-cell table:number-columns-repeated="101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Courchavon</text:p>
          </table:table-cell>
          <table:table-cell table:number-columns-repeated="1015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Courtemaîche</text:p>
          </table:table-cell>
          <table:table-cell table:number-columns-repeated="1015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Montignez</text:p>
          </table:table-cell>
          <table:table-cell table:number-columns-repeated="1015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Buix</text:p>
          </table:table-cell>
          <table:table-cell table:number-columns-repeated="1015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Boncourt</text:p>
          </table:table-cell>
          <table:table-cell table:number-columns-repeated="1015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Coeuve</text:p>
          </table:table-cell>
          <table:table-cell table:number-columns-repeated="1015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Damphreux</text:p>
          </table:table-cell>
          <table:table-cell table:number-columns-repeated="1015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Lugnez</text:p>
          </table:table-cell>
          <table:table-cell table:number-columns-repeated="1015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Beurnevésin</text:p>
          </table:table-cell>
          <table:table-cell table:number-columns-repeated="1015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Alle</text:p>
          </table:table-cell>
          <table:table-cell table:number-columns-repeated="1015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Vendlincourt</text:p>
          </table:table-cell>
          <table:table-cell table:number-columns-repeated="1015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Bonfol</text:p>
          </table:table-cell>
          <table:table-cell table:number-columns-repeated="1015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Miécourt</text:p>
          </table:table-cell>
          <table:table-cell table:number-columns-repeated="1015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Charmoille</text:p>
          </table:table-cell>
          <table:table-cell table:number-columns-repeated="1015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ourtemautruy</text:p>
          </table:table-cell>
          <table:table-cell table:number-columns-repeated="1015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ourgenay</text:p>
          </table:table-cell>
          <table:table-cell table:number-columns-repeated="1015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Cornol</text:p>
          </table:table-cell>
          <table:table-cell table:number-columns-repeated="1015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Fregiécourt</text:p>
          </table:table-cell>
          <table:table-cell table:number-columns-repeated="1015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Pleujouse</text:p>
          </table:table-cell>
          <table:table-cell table:number-columns-repeated="1015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Asuel</text:p>
          </table:table-cell>
          <table:table-cell table:number-columns-repeated="10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Bern</text:p>
          </table:table-cell>
          <table:table-cell table:number-columns-repeated="1015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interkappelen</text:p>
          </table:table-cell>
          <table:table-cell table:number-columns-repeated="1015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Wohlen b. Bern</text:p>
          </table:table-cell>
          <table:table-cell table:number-columns-repeated="1015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Murzelen</text:p>
          </table:table-cell>
          <table:table-cell table:number-columns-repeated="1015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Frieswil</text:p>
          </table:table-cell>
          <table:table-cell table:number-columns-repeated="1015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etligen</text:p>
          </table:table-cell>
          <table:table-cell table:number-columns-repeated="1015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errenschwanden</text:p>
          </table:table-cell>
          <table:table-cell table:number-columns-repeated="1015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Kirchlindach</text:p>
          </table:table-cell>
          <table:table-cell table:number-columns-repeated="1015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Ortschwaben</text:p>
          </table:table-cell>
          <table:table-cell table:number-columns-repeated="1015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Uettligen</text:p>
          </table:table-cell>
          <table:table-cell table:number-columns-repeated="1015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Innerberg</text:p>
          </table:table-cell>
          <table:table-cell table:number-columns-repeated="101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Meikirch</text:p>
          </table:table-cell>
          <table:table-cell table:number-columns-repeated="1015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Wahlendorf</text:p>
          </table:table-cell>
          <table:table-cell table:number-columns-repeated="1015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Bremgarten b. Bern</text:p>
          </table:table-cell>
          <table:table-cell table:number-columns-repeated="101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Worblaufen</text:p>
          </table:table-cell>
          <table:table-cell table:number-columns-repeated="1015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äriswil</text:p>
          </table:table-cell>
          <table:table-cell table:number-columns-repeated="1015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Zollikofen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Deisswil b. Münchenbuchsee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Diemerswil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Wiggiswil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Lätti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Münchenbuchsee</text:p>
          </table:table-cell>
          <table:table-cell table:number-columns-repeated="101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chüpfen</text:p>
          </table:table-cell>
          <table:table-cell table:number-columns-repeated="1015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Ittigen</text:p>
          </table:table-cell>
          <table:table-cell table:number-columns-repeated="1015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Bolligen</text:p>
          </table:table-cell>
          <table:table-cell table:number-columns-repeated="101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tettlen</text:p>
          </table:table-cell>
          <table:table-cell table:number-columns-repeated="1015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Boll</text:p>
          </table:table-cell>
          <table:table-cell table:number-columns-repeated="1015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Utzigen</text:p>
          </table:table-cell>
          <table:table-cell table:number-columns-repeated="1015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Ostermundigen</text:p>
          </table:table-cell>
          <table:table-cell table:number-columns-repeated="1015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Gümligen</text:p>
          </table:table-cell>
          <table:table-cell table:number-columns-repeated="1015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Muri b. Bern</text:p>
          </table:table-cell>
          <table:table-cell table:number-columns-repeated="1015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üfenacht BE</text:p>
          </table:table-cell>
          <table:table-cell table:number-columns-repeated="1015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Worb</text:p>
          </table:table-cell>
          <table:table-cell table:number-columns-repeated="1015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Enggistein</text:p>
          </table:table-cell>
          <table:table-cell table:number-columns-repeated="1015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chigen</text:p>
          </table:table-cell>
          <table:table-cell table:number-columns-repeated="1015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chlosswil</text:p>
          </table:table-cell>
          <table:table-cell table:number-columns-repeated="1015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Trimstein</text:p>
          </table:table-cell>
          <table:table-cell table:number-columns-repeated="1015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Wabern</text:p>
          </table:table-cell>
          <table:table-cell table:number-columns-repeated="101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Englisberg</text:p>
          </table:table-cell>
          <table:table-cell table:number-columns-repeated="101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Zimmerwald</text:p>
          </table:table-cell>
          <table:table-cell table:number-columns-repeated="101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Niedermuhlern</text:p>
          </table:table-cell>
          <table:table-cell table:number-columns-repeated="1015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Oberbütschel</text:p>
          </table:table-cell>
          <table:table-cell table:number-columns-repeated="1015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üeggisberg</text:p>
          </table:table-cell>
          <table:table-cell table:number-columns-repeated="1015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Hinterfultigen</text:p>
          </table:table-cell>
          <table:table-cell table:number-columns-repeated="1015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piegel b. Bern</text:p>
          </table:table-cell>
          <table:table-cell table:number-columns-repeated="1015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Oberbalm</text:p>
          </table:table-cell>
          <table:table-cell table:number-columns-repeated="1015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Liebefeld</text:p>
          </table:table-cell>
          <table:table-cell table:number-columns-repeated="101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Köniz</text:p>
          </table:table-cell>
          <table:table-cell table:number-columns-repeated="101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chliern b. Köniz</text:p>
          </table:table-cell>
          <table:table-cell table:number-columns-repeated="1015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üti b. Riggisberg</text:p>
          </table:table-cell>
          <table:table-cell table:number-columns-repeated="1015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Münsingen</text:p>
          </table:table-cell>
          <table:table-cell table:number-columns-repeated="1015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ägertschi</text:p>
          </table:table-cell>
          <table:table-cell table:number-columns-repeated="1015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Allmendingen b. Bern</text:p>
          </table:table-cell>
          <table:table-cell table:number-columns-repeated="1015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ubigen</text:p>
          </table:table-cell>
          <table:table-cell table:number-columns-repeated="1015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Wichtrach</text:p>
          </table:table-cell>
          <table:table-cell table:number-columns-repeated="1015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Gerzensee</text:p>
          </table:table-cell>
          <table:table-cell table:number-columns-repeated="1015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Mühledorf BE</text:p>
          </table:table-cell>
          <table:table-cell table:number-columns-repeated="1015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Noflen BE</text:p>
          </table:table-cell>
          <table:table-cell table:number-columns-repeated="1015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Kirchdorf BE</text:p>
          </table:table-cell>
          <table:table-cell table:number-columns-repeated="1015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Kehrsatz</text:p>
          </table:table-cell>
          <table:table-cell table:number-columns-repeated="1015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Belp</text:p>
          </table:table-cell>
          <table:table-cell table:number-columns-repeated="1015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Belpberg</text:p>
          </table:table-cell>
          <table:table-cell table:number-columns-repeated="1015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Toffen</text:p>
          </table:table-cell>
          <table:table-cell table:number-columns-repeated="101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Gelterfingen</text:p>
          </table:table-cell>
          <table:table-cell table:number-columns-repeated="101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Kaufdorf</text:p>
          </table:table-cell>
          <table:table-cell table:number-columns-repeated="1015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Lohnstorf</text:p>
          </table:table-cell>
          <table:table-cell table:number-columns-repeated="1015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Mühlethurnen</text:p>
          </table:table-cell>
          <table:table-cell table:number-columns-repeated="1015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Kirchenthurnen</text:p>
          </table:table-cell>
          <table:table-cell table:number-columns-repeated="1015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ümligen</text:p>
          </table:table-cell>
          <table:table-cell table:number-columns-repeated="1015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ggisberg</text:p>
          </table:table-cell>
          <table:table-cell table:number-columns-repeated="1015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Gasel</text:p>
          </table:table-cell>
          <table:table-cell table:number-columns-repeated="1015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Niederscherli</text:p>
          </table:table-cell>
          <table:table-cell table:number-columns-repeated="1015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Mittelhäusern</text:p>
          </table:table-cell>
          <table:table-cell table:number-columns-repeated="1015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Lanzenhäusern</text:p>
          </table:table-cell>
          <table:table-cell table:number-columns-repeated="1015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chwarzenburg</text:p>
          </table:table-cell>
          <table:table-cell table:number-columns-repeated="1015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Mamishaus</text:p>
          </table:table-cell>
          <table:table-cell table:number-columns-repeated="1015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üschegg Gambach</text:p>
          </table:table-cell>
          <table:table-cell table:number-columns-repeated="1015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üschegg Heubach</text:p>
          </table:table-cell>
          <table:table-cell table:number-columns-repeated="1015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elgisried-Rohrbach</text:p>
          </table:table-cell>
          <table:table-cell table:number-columns-repeated="1015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ffenmatt</text:p>
          </table:table-cell>
          <table:table-cell table:number-columns-repeated="1015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Milken</text:p>
          </table:table-cell>
          <table:table-cell table:number-columns-repeated="1015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Guggisberg</text:p>
          </table:table-cell>
          <table:table-cell table:number-columns-repeated="1015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edstätt</text:p>
          </table:table-cell>
          <table:table-cell table:number-columns-repeated="1015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Niederwangen b. Bern</text:p>
          </table:table-cell>
          <table:table-cell table:number-columns-repeated="1015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Oberwangen b. Bern</text:p>
          </table:table-cell>
          <table:table-cell table:number-columns-repeated="1015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Thörishaus</text:p>
          </table:table-cell>
          <table:table-cell table:number-columns-repeated="1015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Flamatt</text:p>
          </table:table-cell>
          <table:table-cell table:number-columns-repeated="1015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Neuenegg</text:p>
          </table:table-cell>
          <table:table-cell table:number-columns-repeated="1015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Laupen BE</text:p>
          </table:table-cell>
          <table:table-cell table:number-columns-repeated="1015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Bösingen</text:p>
          </table:table-cell>
          <table:table-cell table:number-columns-repeated="1015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Kriechenwil</text:p>
          </table:table-cell>
          <table:table-cell table:number-columns-repeated="1015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Ueberstorf</text:p>
          </table:table-cell>
          <table:table-cell table:number-columns-repeated="1015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Albligen</text:p>
          </table:table-cell>
          <table:table-cell table:number-columns-repeated="1015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1015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chmitten FR</text:p>
          </table:table-cell>
          <table:table-cell table:number-columns-repeated="1015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Düdingen</text:p>
          </table:table-cell>
          <table:table-cell table:number-columns-repeated="1015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Frauenkappelen</text:p>
          </table:table-cell>
          <table:table-cell table:number-columns-repeated="1015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Mühleberg</text:p>
          </table:table-cell>
          <table:table-cell table:number-columns-repeated="1015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osshäusern</text:p>
          </table:table-cell>
          <table:table-cell table:number-columns-repeated="1015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Gümmenen</text:p>
          </table:table-cell>
          <table:table-cell table:number-columns-repeated="101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zenbach</text:p>
          </table:table-cell>
          <table:table-cell table:number-columns-repeated="101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Ferenbalm</text:p>
          </table:table-cell>
          <table:table-cell table:number-columns-repeated="101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Biberen</text:p>
          </table:table-cell>
          <table:table-cell table:number-columns-repeated="101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Gammen</text:p>
          </table:table-cell>
          <table:table-cell table:number-columns-repeated="101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Wallenbuch</text:p>
          </table:table-cell>
          <table:table-cell table:number-columns-repeated="1015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Wileroltigen</text:p>
          </table:table-cell>
          <table:table-cell table:number-columns-repeated="1015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Golaten</text:p>
          </table:table-cell>
          <table:table-cell table:number-columns-repeated="1015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Gurbrü</text:p>
          </table:table-cell>
          <table:table-cell table:number-columns-repeated="1015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Kerzers</text:p>
          </table:table-cell>
          <table:table-cell table:number-columns-repeated="1015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Kleingurmels</text:p>
          </table:table-cell>
          <table:table-cell table:number-columns-repeated="1015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Gurmels</text:p>
          </table:table-cell>
          <table:table-cell table:number-columns-repeated="1015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Liebistorf</text:p>
          </table:table-cell>
          <table:table-cell table:number-columns-repeated="1015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Kleinbösingen</text:p>
          </table:table-cell>
          <table:table-cell table:number-columns-repeated="1015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Ulmiz</text:p>
          </table:table-cell>
          <table:table-cell table:number-columns-repeated="1015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Gempenach</text:p>
          </table:table-cell>
          <table:table-cell table:number-columns-repeated="1015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Büchslen</text:p>
          </table:table-cell>
          <table:table-cell table:number-columns-repeated="1015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Lurtigen</text:p>
          </table:table-cell>
          <table:table-cell table:number-columns-repeated="1015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Agriswil</text:p>
          </table:table-cell>
          <table:table-cell table:number-columns-repeated="1015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ed b. Kerzers</text:p>
          </table:table-cell>
          <table:table-cell table:number-columns-repeated="101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Müntschemier</text:p>
          </table:table-cell>
          <table:table-cell table:number-columns-repeated="1015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Treiten</text:p>
          </table:table-cell>
          <table:table-cell table:number-columns-repeated="1015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ns</text:p>
          </table:table-cell>
          <table:table-cell table:number-columns-repeated="1015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Tschugg</text:p>
          </table:table-cell>
          <table:table-cell table:number-columns-repeated="1015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Vinelz</text:p>
          </table:table-cell>
          <table:table-cell table:number-columns-repeated="1015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Erlach</text:p>
          </table:table-cell>
          <table:table-cell table:number-columns-repeated="1015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Gampelen</text:p>
          </table:table-cell>
          <table:table-cell table:number-columns-repeated="101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Brüttelen</text:p>
          </table:table-cell>
          <table:table-cell table:number-columns-repeated="1015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Gals</text:p>
          </table:table-cell>
          <table:table-cell table:number-columns-repeated="1015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Lyss</text:p>
          </table:table-cell>
          <table:table-cell table:number-columns-repeated="1015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Ruppoldsried</text:p>
          </table:table-cell>
          <table:table-cell table:number-columns-repeated="1015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Wengi b. Büren</text:p>
          </table:table-cell>
          <table:table-cell table:number-columns-repeated="1015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Worben</text:p>
          </table:table-cell>
          <table:table-cell table:number-columns-repeated="1015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Schnottwil</text:p>
          </table:table-cell>
          <table:table-cell table:number-columns-repeated="1015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Balm b. Messen</text:p>
          </table:table-cell>
          <table:table-cell table:number-columns-repeated="1015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Messen</text:p>
          </table:table-cell>
          <table:table-cell table:number-columns-repeated="1015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Rapperswil BE</text:p>
          </table:table-cell>
          <table:table-cell table:number-columns-repeated="1015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Dieterswil</text:p>
          </table:table-cell>
          <table:table-cell table:number-columns-repeated="1015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Bangerten b. Dieterswil</text:p>
          </table:table-cell>
          <table:table-cell table:number-columns-repeated="1015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Seewil</text:p>
          </table:table-cell>
          <table:table-cell table:number-columns-repeated="1015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Ammerzwil BE</text:p>
          </table:table-cell>
          <table:table-cell table:number-columns-repeated="1015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Grossaffoltern</text:p>
          </table:table-cell>
          <table:table-cell table:number-columns-repeated="1015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Suberg</text:p>
          </table:table-cell>
          <table:table-cell table:number-columns-repeated="1015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Büetigen</text:p>
          </table:table-cell>
          <table:table-cell table:number-columns-repeated="1015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Diessbach b. Büren</text:p>
          </table:table-cell>
          <table:table-cell table:number-columns-repeated="1015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Wiler b. Seedorf</text:p>
          </table:table-cell>
          <table:table-cell table:number-columns-repeated="1015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Seedorf BE</text:p>
          </table:table-cell>
          <table:table-cell table:number-columns-repeated="1015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Lobsigen</text:p>
          </table:table-cell>
          <table:table-cell table:number-columns-repeated="101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arberg</text:p>
          </table:table-cell>
          <table:table-cell table:number-columns-repeated="1015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Radelfingen b. Aarberg</text:p>
          </table:table-cell>
          <table:table-cell table:number-columns-repeated="1015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Epsach</text:p>
          </table:table-cell>
          <table:table-cell table:number-columns-repeated="1015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Walperswil</text:p>
          </table:table-cell>
          <table:table-cell table:number-columns-repeated="1015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Kappelen</text:p>
          </table:table-cell>
          <table:table-cell table:number-columns-repeated="1015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Hermrigen</text:p>
          </table:table-cell>
          <table:table-cell table:number-columns-repeated="1015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Bühl b. Aarberg</text:p>
          </table:table-cell>
          <table:table-cell table:number-columns-repeated="1015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Merzligen</text:p>
          </table:table-cell>
          <table:table-cell table:number-columns-repeated="101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Meyriez</text:p>
          </table:table-cell>
          <table:table-cell table:number-columns-repeated="101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Greng</text:p>
          </table:table-cell>
          <table:table-cell table:number-columns-repeated="101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Murten</text:p>
          </table:table-cell>
          <table:table-cell table:number-columns-repeated="1015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Bargen BE</text:p>
          </table:table-cell>
          <table:table-cell table:number-columns-repeated="1015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Niederried b. Kallnach</text:p>
          </table:table-cell>
          <table:table-cell table:number-columns-repeated="1015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Kallnach</text:p>
          </table:table-cell>
          <table:table-cell table:number-columns-repeated="1015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Fräschels</text:p>
          </table:table-cell>
          <table:table-cell table:number-columns-repeated="1015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Galmiz</text:p>
          </table:table-cell>
          <table:table-cell table:number-columns-repeated="1015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Muntelier</text:p>
          </table:table-cell>
          <table:table-cell table:number-columns-repeated="1015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Busswil b. Büren</text:p>
          </table:table-cell>
          <table:table-cell table:number-columns-repeated="1015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Dotzigen</text:p>
          </table:table-cell>
          <table:table-cell table:number-columns-repeated="1015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Meienried</text:p>
          </table:table-cell>
          <table:table-cell table:number-columns-repeated="1015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Büren an der Aare</text:p>
          </table:table-cell>
          <table:table-cell table:number-columns-repeated="1015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Rüti b. Büren</text:p>
          </table:table-cell>
          <table:table-cell table:number-columns-repeated="1015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Arch</text:p>
          </table:table-cell>
          <table:table-cell table:number-columns-repeated="1015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Leuzigen</text:p>
          </table:table-cell>
          <table:table-cell table:number-columns-repeated="1015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Oberwil b. Büren</text:p>
          </table:table-cell>
          <table:table-cell table:number-columns-repeated="1015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Moosseedorf</text:p>
          </table:table-cell>
          <table:table-cell table:number-columns-repeated="101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Zuzwil BE</text:p>
          </table:table-cell>
          <table:table-cell table:number-columns-repeated="101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Ballmoos</text:p>
          </table:table-cell>
          <table:table-cell table:number-columns-repeated="101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Münchringen</text:p>
          </table:table-cell>
          <table:table-cell table:number-columns-repeated="101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Jegenstorf</text:p>
          </table:table-cell>
          <table:table-cell table:number-columns-repeated="1015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Iffwil</text:p>
          </table:table-cell>
          <table:table-cell table:number-columns-repeated="1015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Scheunen</text:p>
          </table:table-cell>
          <table:table-cell table:number-columns-repeated="1015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Etzelkofen</text:p>
          </table:table-cell>
          <table:table-cell table:number-columns-repeated="1015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Brunnenthal</text:p>
          </table:table-cell>
          <table:table-cell table:number-columns-repeated="1015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Grafenried</text:p>
          </table:table-cell>
          <table:table-cell table:number-columns-repeated="1015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Kernenried</text:p>
          </table:table-cell>
          <table:table-cell table:number-columns-repeated="1015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Zauggenried</text:p>
          </table:table-cell>
          <table:table-cell table:number-columns-repeated="1015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Fraubrunnen</text:p>
          </table:table-cell>
          <table:table-cell table:number-columns-repeated="1015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Büren zum Hof</text:p>
          </table:table-cell>
          <table:table-cell table:number-columns-repeated="1015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Schalunen</text:p>
          </table:table-cell>
          <table:table-cell table:number-columns-repeated="1015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räiligen</text:p>
          </table:table-cell>
          <table:table-cell table:number-columns-repeated="1015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Bätterkinden</text:p>
          </table:table-cell>
          <table:table-cell table:number-columns-repeated="1015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Limpach</text:p>
          </table:table-cell>
          <table:table-cell table:number-columns-repeated="1015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Mülchi</text:p>
          </table:table-cell>
          <table:table-cell table:number-columns-repeated="1015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Mattstetten</text:p>
          </table:table-cell>
          <table:table-cell table:number-columns-repeated="1015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Urtenen-Schönbühl</text:p>
          </table:table-cell>
          <table:table-cell table:number-columns-repeated="1015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Bäriswil BE</text:p>
          </table:table-cell>
          <table:table-cell table:number-columns-repeated="1015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Mötschwil</text:p>
          </table:table-cell>
          <table:table-cell table:number-columns-repeated="1015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Hindelbank</text:p>
          </table:table-cell>
          <table:table-cell table:number-columns-repeated="1015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Hettiswil b. Hindelbank</text:p>
          </table:table-cell>
          <table:table-cell table:number-columns-repeated="1015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rauchthal</text:p>
          </table:table-cell>
          <table:table-cell table:number-columns-repeated="1015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Herzogenbuchsee</text:p>
          </table:table-cell>
          <table:table-cell table:number-columns-repeated="1015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Niederönz</text:p>
          </table:table-cell>
          <table:table-cell table:number-columns-repeated="1015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Oberönz</text:p>
          </table:table-cell>
          <table:table-cell table:number-columns-repeated="1015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Seeberg</text:p>
          </table:table-cell>
          <table:table-cell table:number-columns-repeated="1015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Grasswil</text:p>
          </table:table-cell>
          <table:table-cell table:number-columns-repeated="1015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Bettenhausen</text:p>
          </table:table-cell>
          <table:table-cell table:number-columns-repeated="1015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Bollodingen</text:p>
          </table:table-cell>
          <table:table-cell table:number-columns-repeated="101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Ochlenberg</text:p>
          </table:table-cell>
          <table:table-cell table:number-columns-repeated="101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Thörigen</text:p>
          </table:table-cell>
          <table:table-cell table:number-columns-repeated="1015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Bleienbach</text:p>
          </table:table-cell>
          <table:table-cell table:number-columns-repeated="1015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Wanzwil</text:p>
          </table:table-cell>
          <table:table-cell table:number-columns-repeated="1015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Heimenhausen</text:p>
          </table:table-cell>
          <table:table-cell table:number-columns-repeated="1015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Röthenbach Herzogenbuchsee</text:p>
          </table:table-cell>
          <table:table-cell table:number-columns-repeated="1015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Wangenried</text:p>
          </table:table-cell>
          <table:table-cell table:number-columns-repeated="1015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Inkwil</text:p>
          </table:table-cell>
          <table:table-cell table:number-columns-repeated="1015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Graben</text:p>
          </table:table-cell>
          <table:table-cell table:number-columns-repeated="1015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Berken</text:p>
          </table:table-cell>
          <table:table-cell table:number-columns-repeated="1015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Walliswil b. Wangen</text:p>
          </table:table-cell>
          <table:table-cell table:number-columns-repeated="1015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Walliswil b. Niederbipp</text:p>
          </table:table-cell>
          <table:table-cell table:number-columns-repeated="1015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Wangen an der Aare</text:p>
          </table:table-cell>
          <table:table-cell table:number-columns-repeated="10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Burgdorf</text:p>
          </table:table-cell>
          <table:table-cell table:number-columns-repeated="1015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Heimiswil</text:p>
          </table:table-cell>
          <table:table-cell table:number-columns-repeated="1015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altacker</text:p>
          </table:table-cell>
          <table:table-cell table:number-columns-repeated="101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Oberburg</text:p>
          </table:table-cell>
          <table:table-cell table:number-columns-repeated="101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Schafhausen im Emmental</text:p>
          </table:table-cell>
          <table:table-cell table:number-columns-repeated="101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Rüegsauschachen</text:p>
          </table:table-cell>
          <table:table-cell table:number-columns-repeated="101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Hasle b. Burgdorf</text:p>
          </table:table-cell>
          <table:table-cell table:number-columns-repeated="1015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Affoltern im Emmental</text:p>
          </table:table-cell>
          <table:table-cell table:number-columns-repeated="1015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Rüegsau</text:p>
          </table:table-cell>
          <table:table-cell table:number-columns-repeated="1015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Rüegsbach</text:p>
          </table:table-cell>
          <table:table-cell table:number-columns-repeated="1015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Biembach im Emmental</text:p>
          </table:table-cell>
          <table:table-cell table:number-columns-repeated="1015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Rüti b. Lyssach</text:p>
          </table:table-cell>
          <table:table-cell table:number-columns-repeated="1015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Lyssach</text:p>
          </table:table-cell>
          <table:table-cell table:number-columns-repeated="101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Rüdtligen</text:p>
          </table:table-cell>
          <table:table-cell table:number-columns-repeated="101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Alchenflüh</text:p>
          </table:table-cell>
          <table:table-cell table:number-columns-repeated="101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irchberg BE</text:p>
          </table:table-cell>
          <table:table-cell table:number-columns-repeated="1015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Ersigen</text:p>
          </table:table-cell>
          <table:table-cell table:number-columns-repeated="1015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Niederösch</text:p>
          </table:table-cell>
          <table:table-cell table:number-columns-repeated="1015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Oberösch</text:p>
          </table:table-cell>
          <table:table-cell table:number-columns-repeated="1015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Willadingen</text:p>
          </table:table-cell>
          <table:table-cell table:number-columns-repeated="1015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ppigen</text:p>
          </table:table-cell>
          <table:table-cell table:number-columns-repeated="1015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Aefligen</text:p>
          </table:table-cell>
          <table:table-cell table:number-columns-repeated="1015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Utzenstorf</text:p>
          </table:table-cell>
          <table:table-cell table:number-columns-repeated="1015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Wiler b. Utzenstorf</text:p>
          </table:table-cell>
          <table:table-cell table:number-columns-repeated="1015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Hellsau</text:p>
          </table:table-cell>
          <table:table-cell table:number-columns-repeated="1015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Höchstetten</text:p>
          </table:table-cell>
          <table:table-cell table:number-columns-repeated="1015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Lützelflüh-Goldbach</text:p>
          </table:table-cell>
          <table:table-cell table:number-columns-repeated="1015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Schwanden im Emmental</text:p>
          </table:table-cell>
          <table:table-cell table:number-columns-repeated="1015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Obergoldbach</text:p>
          </table:table-cell>
          <table:table-cell table:number-columns-repeated="101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Ramsei</text:p>
          </table:table-cell>
          <table:table-cell table:number-columns-repeated="1015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Zollbrück</text:p>
          </table:table-cell>
          <table:table-cell table:number-columns-repeated="1015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Rüderswil</text:p>
          </table:table-cell>
          <table:table-cell table:number-columns-repeated="1015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Lauperswil</text:p>
          </table:table-cell>
          <table:table-cell table:number-columns-repeated="1015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Ranflüh</text:p>
          </table:table-cell>
          <table:table-cell table:number-columns-repeated="1015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Grünenmatt</text:p>
          </table:table-cell>
          <table:table-cell table:number-columns-repeated="1015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Heimisbach</text:p>
          </table:table-cell>
          <table:table-cell table:number-columns-repeated="1015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Sumiswald</text:p>
          </table:table-cell>
          <table:table-cell table:number-columns-repeated="1015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Grünen</text:p>
          </table:table-cell>
          <table:table-cell table:number-columns-repeated="1015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Trachselwald</text:p>
          </table:table-cell>
          <table:table-cell table:number-columns-repeated="1015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Wasen im Emmental</text:p>
          </table:table-cell>
          <table:table-cell table:number-columns-repeated="1015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Weier im Emmental</text:p>
          </table:table-cell>
          <table:table-cell table:number-columns-repeated="1015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Häusernmoos im Emmental</text:p>
          </table:table-cell>
          <table:table-cell table:number-columns-repeated="1015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Schmidigen-Mühleweg</text:p>
          </table:table-cell>
          <table:table-cell table:number-columns-repeated="1015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Dürrenroth</text:p>
          </table:table-cell>
          <table:table-cell table:number-columns-repeated="1015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Rumendingen</text:p>
          </table:table-cell>
          <table:table-cell table:number-columns-repeated="1015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Wynigen</text:p>
          </table:table-cell>
          <table:table-cell table:number-columns-repeated="1015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Alchenstorf</text:p>
          </table:table-cell>
          <table:table-cell table:number-columns-repeated="101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Rüedisbach</text:p>
          </table:table-cell>
          <table:table-cell table:number-columns-repeated="1015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Riedtwil</text:p>
          </table:table-cell>
          <table:table-cell table:number-columns-repeated="1015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Hermiswil</text:p>
          </table:table-cell>
          <table:table-cell table:number-columns-repeated="1015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Oschwand</text:p>
          </table:table-cell>
          <table:table-cell table:number-columns-repeated="1015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Gysenstein</text:p>
          </table:table-cell>
          <table:table-cell table:number-columns-repeated="1015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Niederhünigen</text:p>
          </table:table-cell>
          <table:table-cell table:number-columns-repeated="1015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Oberhünigen</text:p>
          </table:table-cell>
          <table:table-cell table:number-columns-repeated="1015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Grosshöchstetten</text:p>
          </table:table-cell>
          <table:table-cell table:number-columns-repeated="1015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Biglen</text:p>
          </table:table-cell>
          <table:table-cell table:number-columns-repeated="1015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Arni BE</text:p>
          </table:table-cell>
          <table:table-cell table:number-columns-repeated="101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Freimettigen</text:p>
          </table:table-cell>
          <table:table-cell table:number-columns-repeated="101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Häutligen</text:p>
          </table:table-cell>
          <table:table-cell table:number-columns-repeated="101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Konolfingen</text:p>
          </table:table-cell>
          <table:table-cell table:number-columns-repeated="1015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Walkringen</text:p>
          </table:table-cell>
          <table:table-cell table:number-columns-repeated="1015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Bigenthal</text:p>
          </table:table-cell>
          <table:table-cell table:number-columns-repeated="1015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berthal</text:p>
          </table:table-cell>
          <table:table-cell table:number-columns-repeated="1015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Mirchel</text:p>
          </table:table-cell>
          <table:table-cell table:number-columns-repeated="1015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Zäziwil</text:p>
          </table:table-cell>
          <table:table-cell table:number-columns-repeated="1015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Bowil</text:p>
          </table:table-cell>
          <table:table-cell table:number-columns-repeated="1015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Signau</text:p>
          </table:table-cell>
          <table:table-cell table:number-columns-repeated="101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Schüpbach</text:p>
          </table:table-cell>
          <table:table-cell table:number-columns-repeated="1015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Aeschau</text:p>
          </table:table-cell>
          <table:table-cell table:number-columns-repeated="1015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Eggiwil</text:p>
          </table:table-cell>
          <table:table-cell table:number-columns-repeated="1015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Röthenbach im Emmental</text:p>
          </table:table-cell>
          <table:table-cell table:number-columns-repeated="1015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Emmenmatt</text:p>
          </table:table-cell>
          <table:table-cell table:number-columns-repeated="1015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Langnau im Emmental</text:p>
          </table:table-cell>
          <table:table-cell table:number-columns-repeated="1015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Oberfrittenbach</text:p>
          </table:table-cell>
          <table:table-cell table:number-columns-repeated="1015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Bärau</text:p>
          </table:table-cell>
          <table:table-cell table:number-columns-repeated="1015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Gohl</text:p>
          </table:table-cell>
          <table:table-cell table:number-columns-repeated="1015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Trubschachen</text:p>
          </table:table-cell>
          <table:table-cell table:number-columns-repeated="1015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Trub</text:p>
          </table:table-cell>
          <table:table-cell table:number-columns-repeated="1015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Fankhaus (Trub)</text:p>
          </table:table-cell>
          <table:table-cell table:number-columns-repeated="10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Thun</text:p>
          </table:table-cell>
          <table:table-cell table:number-columns-repeated="101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Thun</text:p>
          </table:table-cell>
          <table:table-cell table:number-columns-repeated="101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Thun</text:p>
          </table:table-cell>
          <table:table-cell table:number-columns-repeated="1015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Thun</text:p>
          </table:table-cell>
          <table:table-cell table:number-columns-repeated="1015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Steffisburg</text:p>
          </table:table-cell>
          <table:table-cell table:number-columns-repeated="1015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Steffisburg</text:p>
          </table:table-cell>
          <table:table-cell table:number-columns-repeated="1015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Unterlangenegg</text:p>
          </table:table-cell>
          <table:table-cell table:number-columns-repeated="101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Heimenschwand</text:p>
          </table:table-cell>
          <table:table-cell table:number-columns-repeated="1015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Schwarzenegg</text:p>
          </table:table-cell>
          <table:table-cell table:number-columns-repeated="101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Fahrni b. Thun</text:p>
          </table:table-cell>
          <table:table-cell table:number-columns-repeated="1015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Süderen</text:p>
          </table:table-cell>
          <table:table-cell table:number-columns-repeated="1015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Eriz</text:p>
          </table:table-cell>
          <table:table-cell table:number-columns-repeated="1015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Innereriz</text:p>
          </table:table-cell>
          <table:table-cell table:number-columns-repeated="1015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Homberg b. Thun</text:p>
          </table:table-cell>
          <table:table-cell table:number-columns-repeated="101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Teuffenthal b. Thun</text:p>
          </table:table-cell>
          <table:table-cell table:number-columns-repeated="101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Horrenbach</text:p>
          </table:table-cell>
          <table:table-cell table:number-columns-repeated="101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Buchen BE</text:p>
          </table:table-cell>
          <table:table-cell table:number-columns-repeated="101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Schwendibach</text:p>
          </table:table-cell>
          <table:table-cell table:number-columns-repeated="101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Goldiwil (Thun)</text:p>
          </table:table-cell>
          <table:table-cell table:number-columns-repeated="1015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Heiligenschwendi</text:p>
          </table:table-cell>
          <table:table-cell table:number-columns-repeated="1015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Hünibach</text:p>
          </table:table-cell>
          <table:table-cell table:number-columns-repeated="1015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Heimberg</text:p>
          </table:table-cell>
          <table:table-cell table:number-columns-repeated="1015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Kienersrüti</text:p>
          </table:table-cell>
          <table:table-cell table:number-columns-repeated="1015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Uttigen</text:p>
          </table:table-cell>
          <table:table-cell table:number-columns-repeated="101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Oppligen</text:p>
          </table:table-cell>
          <table:table-cell table:number-columns-repeated="101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Jaberg</text:p>
          </table:table-cell>
          <table:table-cell table:number-columns-repeated="101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Kiesen</text:p>
          </table:table-cell>
          <table:table-cell table:number-columns-repeated="1015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Höfen b. Thun</text:p>
          </table:table-cell>
          <table:table-cell table:number-columns-repeated="101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Niederstocken</text:p>
          </table:table-cell>
          <table:table-cell table:number-columns-repeated="101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Oberstocken</text:p>
          </table:table-cell>
          <table:table-cell table:number-columns-repeated="101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Amsoldingen</text:p>
          </table:table-cell>
          <table:table-cell table:number-columns-repeated="1015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Thierachern</text:p>
          </table:table-cell>
          <table:table-cell table:number-columns-repeated="101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Uebeschi</text:p>
          </table:table-cell>
          <table:table-cell table:number-columns-repeated="101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ängenbühl</text:p>
          </table:table-cell>
          <table:table-cell table:number-columns-repeated="101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Forst b. Längenbühl</text:p>
          </table:table-cell>
          <table:table-cell table:number-columns-repeated="101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Pohlern</text:p>
          </table:table-cell>
          <table:table-cell table:number-columns-repeated="101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Blumenstein</text:p>
          </table:table-cell>
          <table:table-cell table:number-columns-repeated="101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Gwatt (Thun)</text:p>
          </table:table-cell>
          <table:table-cell table:number-columns-repeated="101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Zwieselberg</text:p>
          </table:table-cell>
          <table:table-cell table:number-columns-repeated="1015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Einigen</text:p>
          </table:table-cell>
          <table:table-cell table:number-columns-repeated="1015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Reutigen</text:p>
          </table:table-cell>
          <table:table-cell table:number-columns-repeated="1015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Hilterfingen</text:p>
          </table:table-cell>
          <table:table-cell table:number-columns-repeated="1015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Oberhofen am Thunersee</text:p>
          </table:table-cell>
          <table:table-cell table:number-columns-repeated="101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Gunten</text:p>
          </table:table-cell>
          <table:table-cell table:number-columns-repeated="101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Sigriswil</text:p>
          </table:table-cell>
          <table:table-cell table:number-columns-repeated="101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Tschingel ob Gunten</text:p>
          </table:table-cell>
          <table:table-cell table:number-columns-repeated="101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Aeschlen ob Gunten</text:p>
          </table:table-cell>
          <table:table-cell table:number-columns-repeated="101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Ringoldswil</text:p>
          </table:table-cell>
          <table:table-cell table:number-columns-repeated="1015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Schwanden (Sigriswil)</text:p>
          </table:table-cell>
          <table:table-cell table:number-columns-repeated="1015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Merligen</text:p>
          </table:table-cell>
          <table:table-cell table:number-columns-repeated="1015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Uetendorf</text:p>
          </table:table-cell>
          <table:table-cell table:number-columns-repeated="1015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Seftigen</text:p>
          </table:table-cell>
          <table:table-cell table:number-columns-repeated="101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Gurzelen</text:p>
          </table:table-cell>
          <table:table-cell table:number-columns-repeated="1015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Burgistein</text:p>
          </table:table-cell>
          <table:table-cell table:number-columns-repeated="1015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Wattenwil</text:p>
          </table:table-cell>
          <table:table-cell table:number-columns-repeated="101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Herbligen</text:p>
          </table:table-cell>
          <table:table-cell table:number-columns-repeated="101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Brenzikofen</text:p>
          </table:table-cell>
          <table:table-cell table:number-columns-repeated="101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Aeschlen b. Oberdiessbach</text:p>
          </table:table-cell>
          <table:table-cell table:number-columns-repeated="101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Oberdiessbach</text:p>
          </table:table-cell>
          <table:table-cell table:number-columns-repeated="1015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Linden</text:p>
          </table:table-cell>
          <table:table-cell table:number-columns-repeated="1015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Bleiken b. Oberdiessbach</text:p>
          </table:table-cell>
          <table:table-cell table:number-columns-repeated="10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Spiez</text:p>
          </table:table-cell>
          <table:table-cell table:number-columns-repeated="101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Hondrich</text:p>
          </table:table-cell>
          <table:table-cell table:number-columns-repeated="1015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Aeschiried</text:p>
          </table:table-cell>
          <table:table-cell table:number-columns-repeated="1015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Aeschi b. Spiez</text:p>
          </table:table-cell>
          <table:table-cell table:number-columns-repeated="1015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Krattigen</text:p>
          </table:table-cell>
          <table:table-cell table:number-columns-repeated="101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Faulensee</text:p>
          </table:table-cell>
          <table:table-cell table:number-columns-repeated="101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Leissigen</text:p>
          </table:table-cell>
          <table:table-cell table:number-columns-repeated="101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Därligen</text:p>
          </table:table-cell>
          <table:table-cell table:number-columns-repeated="101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Emdthal</text:p>
          </table:table-cell>
          <table:table-cell table:number-columns-repeated="101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Mülenen</text:p>
          </table:table-cell>
          <table:table-cell table:number-columns-repeated="1015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Reichenbach im Kandertal</text:p>
          </table:table-cell>
          <table:table-cell table:number-columns-repeated="101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Wengi b. Frutigen</text:p>
          </table:table-cell>
          <table:table-cell table:number-columns-repeated="101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Frutigen</text:p>
          </table:table-cell>
          <table:table-cell table:number-columns-repeated="1015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Adelboden</text:p>
          </table:table-cell>
          <table:table-cell table:number-columns-repeated="1015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Kandergrund</text:p>
          </table:table-cell>
          <table:table-cell table:number-columns-repeated="101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Blausee-Mitholz</text:p>
          </table:table-cell>
          <table:table-cell table:number-columns-repeated="1015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Kandersteg</text:p>
          </table:table-cell>
          <table:table-cell table:number-columns-repeated="101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Scharnachtal</text:p>
          </table:table-cell>
          <table:table-cell table:number-columns-repeated="1015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Kiental</text:p>
          </table:table-cell>
          <table:table-cell table:number-columns-repeated="101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Ried (Frutigen)</text:p>
          </table:table-cell>
          <table:table-cell table:number-columns-repeated="1015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Achseten</text:p>
          </table:table-cell>
          <table:table-cell table:number-columns-repeated="101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Wimmis</text:p>
          </table:table-cell>
          <table:table-cell table:number-columns-repeated="101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Oey</text:p>
          </table:table-cell>
          <table:table-cell table:number-columns-repeated="101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Diemtigen</text:p>
          </table:table-cell>
          <table:table-cell table:number-columns-repeated="1015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Horboden</text:p>
          </table:table-cell>
          <table:table-cell table:number-columns-repeated="1015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Zwischenflüh</text:p>
          </table:table-cell>
          <table:table-cell table:number-columns-repeated="1015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Schwenden im Diemtigtal</text:p>
          </table:table-cell>
          <table:table-cell table:number-columns-repeated="1015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Latterbach</text:p>
          </table:table-cell>
          <table:table-cell table:number-columns-repeated="1015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Erlenbach im Simmental</text:p>
          </table:table-cell>
          <table:table-cell table:number-columns-repeated="1015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Därstetten</text:p>
          </table:table-cell>
          <table:table-cell table:number-columns-repeated="1015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Weissenburg</text:p>
          </table:table-cell>
          <table:table-cell table:number-columns-repeated="1015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Oberwil im Simmental</text:p>
          </table:table-cell>
          <table:table-cell table:number-columns-repeated="1015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Boltigen</text:p>
          </table:table-cell>
          <table:table-cell table:number-columns-repeated="1015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Zweisimmen</text:p>
          </table:table-cell>
          <table:table-cell table:number-columns-repeated="1015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Blankenburg</text:p>
          </table:table-cell>
          <table:table-cell table:number-columns-repeated="1015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St. Stephan</text:p>
          </table:table-cell>
          <table:table-cell table:number-columns-repeated="1015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Matten (St. Stephan)</text:p>
          </table:table-cell>
          <table:table-cell table:number-columns-repeated="1015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Lenk im Simmental</text:p>
          </table:table-cell>
          <table:table-cell table:number-columns-repeated="1015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Oeschseite</text:p>
          </table:table-cell>
          <table:table-cell table:number-columns-repeated="1015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Saanenmöser</text:p>
          </table:table-cell>
          <table:table-cell table:number-columns-repeated="1015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Schönried</text:p>
          </table:table-cell>
          <table:table-cell table:number-columns-repeated="1015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Gstaad</text:p>
          </table:table-cell>
          <table:table-cell table:number-columns-repeated="1015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Turbach</text:p>
          </table:table-cell>
          <table:table-cell table:number-columns-repeated="1015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Lauenen b. Gstaad</text:p>
          </table:table-cell>
          <table:table-cell table:number-columns-repeated="1015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Grund b. Gstaad</text:p>
          </table:table-cell>
          <table:table-cell table:number-columns-repeated="1015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Feutersoey</text:p>
          </table:table-cell>
          <table:table-cell table:number-columns-repeated="1015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Gsteig b. Gstaad</text:p>
          </table:table-cell>
          <table:table-cell table:number-columns-repeated="1015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Saanen</text:p>
          </table:table-cell>
          <table:table-cell table:number-columns-repeated="10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Sundlauenen</text:p>
          </table:table-cell>
          <table:table-cell table:number-columns-repeated="10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Interlaken</text:p>
          </table:table-cell>
          <table:table-cell table:number-columns-repeated="10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Unterseen</text:p>
          </table:table-cell>
          <table:table-cell table:number-columns-repeated="10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Matten b. Interlaken</text:p>
          </table:table-cell>
          <table:table-cell table:number-columns-repeated="1015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Jungfraujoch</text:p>
          </table:table-cell>
          <table:table-cell table:number-columns-repeated="1015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Beatenberg</text:p>
          </table:table-cell>
          <table:table-cell table:number-columns-repeated="1015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Habkern</text:p>
          </table:table-cell>
          <table:table-cell table:number-columns-repeated="1015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Goldswil b. Interlaken</text:p>
          </table:table-cell>
          <table:table-cell table:number-columns-repeated="1015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Bönigen b. Interlaken</text:p>
          </table:table-cell>
          <table:table-cell table:number-columns-repeated="1015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Iseltwald</text:p>
          </table:table-cell>
          <table:table-cell table:number-columns-repeated="1015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Wilderswil</text:p>
          </table:table-cell>
          <table:table-cell table:number-columns-repeated="1015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axeten</text:p>
          </table:table-cell>
          <table:table-cell table:number-columns-repeated="1015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Gsteigwiler</text:p>
          </table:table-cell>
          <table:table-cell table:number-columns-repeated="1015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Zweilütschinen</text:p>
          </table:table-cell>
          <table:table-cell table:number-columns-repeated="1015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Gündlischwand</text:p>
          </table:table-cell>
          <table:table-cell table:number-columns-repeated="1015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Lütschental</text:p>
          </table:table-cell>
          <table:table-cell table:number-columns-repeated="1015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Burglauenen</text:p>
          </table:table-cell>
          <table:table-cell table:number-columns-repeated="1015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Grindelwald</text:p>
          </table:table-cell>
          <table:table-cell table:number-columns-repeated="1015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Isenfluh</text:p>
          </table:table-cell>
          <table:table-cell table:number-columns-repeated="1015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Lauterbrunnen</text:p>
          </table:table-cell>
          <table:table-cell table:number-columns-repeated="1015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Kleine Scheidegg</text:p>
          </table:table-cell>
          <table:table-cell table:number-columns-repeated="1015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Eigergletscher</text:p>
          </table:table-cell>
          <table:table-cell table:number-columns-repeated="1015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Wengen</text:p>
          </table:table-cell>
          <table:table-cell table:number-columns-repeated="1015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Stechelberg</text:p>
          </table:table-cell>
          <table:table-cell table:number-columns-repeated="1015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Mürren</text:p>
          </table:table-cell>
          <table:table-cell table:number-columns-repeated="1015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Gimmelwald</text:p>
          </table:table-cell>
          <table:table-cell table:number-columns-repeated="1015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Ringgenberg BE</text:p>
          </table:table-cell>
          <table:table-cell table:number-columns-repeated="1015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Niederried b. Interlaken</text:p>
          </table:table-cell>
          <table:table-cell table:number-columns-repeated="1015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Oberried am Brienzersee</text:p>
          </table:table-cell>
          <table:table-cell table:number-columns-repeated="1015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Schwanden b. Brienz</text:p>
          </table:table-cell>
          <table:table-cell table:number-columns-repeated="1015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Brienz BE</text:p>
          </table:table-cell>
          <table:table-cell table:number-columns-repeated="1015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Axalp</text:p>
          </table:table-cell>
          <table:table-cell table:number-columns-repeated="1015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Brienzwiler</text:p>
          </table:table-cell>
          <table:table-cell table:number-columns-repeated="1015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Unterbach BE</text:p>
          </table:table-cell>
          <table:table-cell table:number-columns-repeated="1015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Hofstetten b. Brienz</text:p>
          </table:table-cell>
          <table:table-cell table:number-columns-repeated="101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Rosenlaui</text:p>
          </table:table-cell>
          <table:table-cell table:number-columns-repeated="101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Schattenhalb</text:p>
          </table:table-cell>
          <table:table-cell table:number-columns-repeated="101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Meiringen</text:p>
          </table:table-cell>
          <table:table-cell table:number-columns-repeated="101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Brünig</text:p>
          </table:table-cell>
          <table:table-cell table:number-columns-repeated="1015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Innertkirchen</text:p>
          </table:table-cell>
          <table:table-cell table:number-columns-repeated="1015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Gadmen</text:p>
          </table:table-cell>
          <table:table-cell table:number-columns-repeated="1015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Guttannen</text:p>
          </table:table-cell>
          <table:table-cell table:number-columns-repeated="101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Gamsen</text:p>
          </table:table-cell>
          <table:table-cell table:number-columns-repeated="101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Brigerbad</text:p>
          </table:table-cell>
          <table:table-cell table:number-columns-repeated="101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Brig</text:p>
          </table:table-cell>
          <table:table-cell table:number-columns-repeated="1015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Rothwald</text:p>
          </table:table-cell>
          <table:table-cell table:number-columns-repeated="1015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Glis</text:p>
          </table:table-cell>
          <table:table-cell table:number-columns-repeated="1015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Birgisch</text:p>
          </table:table-cell>
          <table:table-cell table:number-columns-repeated="1015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Mund</text:p>
          </table:table-cell>
          <table:table-cell table:number-columns-repeated="1015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Naters</text:p>
          </table:table-cell>
          <table:table-cell table:number-columns-repeated="1015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Saas-Almagell</text:p>
          </table:table-cell>
          <table:table-cell table:number-columns-repeated="1015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Saas-Fee</text:p>
          </table:table-cell>
          <table:table-cell table:number-columns-repeated="1015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Simplon Hospiz</text:p>
          </table:table-cell>
          <table:table-cell table:number-columns-repeated="1015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Gabi (Simplon)</text:p>
          </table:table-cell>
          <table:table-cell table:number-columns-repeated="1015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Gondo</text:p>
          </table:table-cell>
          <table:table-cell table:number-columns-repeated="1015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Simplon Dorf</text:p>
          </table:table-cell>
          <table:table-cell table:number-columns-repeated="1015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aas-Balen</text:p>
          </table:table-cell>
          <table:table-cell table:number-columns-repeated="1015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Saas-Grund</text:p>
          </table:table-cell>
          <table:table-cell table:number-columns-repeated="1015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Ried-Brig</text:p>
          </table:table-cell>
          <table:table-cell table:number-columns-repeated="1015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ermen</text:p>
          </table:table-cell>
          <table:table-cell table:number-columns-repeated="1015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Rosswald</text:p>
          </table:table-cell>
          <table:table-cell table:number-columns-repeated="1015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Belalp</text:p>
          </table:table-cell>
          <table:table-cell table:number-columns-repeated="1015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Blatten b. Naters</text:p>
          </table:table-cell>
          <table:table-cell table:number-columns-repeated="1015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Ferden</text:p>
          </table:table-cell>
          <table:table-cell table:number-columns-repeated="1015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Goppenstein</text:p>
          </table:table-cell>
          <table:table-cell table:number-columns-repeated="1015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Kippel</text:p>
          </table:table-cell>
          <table:table-cell table:number-columns-repeated="1015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Wiler (Lötschen)</text:p>
          </table:table-cell>
          <table:table-cell table:number-columns-repeated="1015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Blatten (Lötschen)</text:p>
          </table:table-cell>
          <table:table-cell table:number-columns-repeated="1015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Zermatt</text:p>
          </table:table-cell>
          <table:table-cell table:number-columns-repeated="1015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Eisten</text:p>
          </table:table-cell>
          <table:table-cell table:number-columns-repeated="1015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Kalpetran</text:p>
          </table:table-cell>
          <table:table-cell table:number-columns-repeated="1015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Stalden VS</text:p>
          </table:table-cell>
          <table:table-cell table:number-columns-repeated="1015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Törbel</text:p>
          </table:table-cell>
          <table:table-cell table:number-columns-repeated="1015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Gasenried</text:p>
          </table:table-cell>
          <table:table-cell table:number-columns-repeated="1015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St. Niklaus VS</text:p>
          </table:table-cell>
          <table:table-cell table:number-columns-repeated="1015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Grächen</text:p>
          </table:table-cell>
          <table:table-cell table:number-columns-repeated="1015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Embd</text:p>
          </table:table-cell>
          <table:table-cell table:number-columns-repeated="1015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Herbriggen</text:p>
          </table:table-cell>
          <table:table-cell table:number-columns-repeated="1015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Randa</text:p>
          </table:table-cell>
          <table:table-cell table:number-columns-repeated="1015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Täsch</text:p>
          </table:table-cell>
          <table:table-cell table:number-columns-repeated="1015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Eyholz</text:p>
          </table:table-cell>
          <table:table-cell table:number-columns-repeated="1015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Visp</text:p>
          </table:table-cell>
          <table:table-cell table:number-columns-repeated="1015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Lalden</text:p>
          </table:table-cell>
          <table:table-cell table:number-columns-repeated="1015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Visperterminen</text:p>
          </table:table-cell>
          <table:table-cell table:number-columns-repeated="1015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Staldenried</text:p>
          </table:table-cell>
          <table:table-cell table:number-columns-repeated="1015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Zeneggen</text:p>
          </table:table-cell>
          <table:table-cell table:number-columns-repeated="1015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Bürchen</text:p>
          </table:table-cell>
          <table:table-cell table:number-columns-repeated="1015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Baltschieder</text:p>
          </table:table-cell>
          <table:table-cell table:number-columns-repeated="1015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Ausserberg</text:p>
          </table:table-cell>
          <table:table-cell table:number-columns-repeated="1015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Eggerberg</text:p>
          </table:table-cell>
          <table:table-cell table:number-columns-repeated="1015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Steg VS</text:p>
          </table:table-cell>
          <table:table-cell table:number-columns-repeated="1015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Niedergesteln</text:p>
          </table:table-cell>
          <table:table-cell table:number-columns-repeated="1015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St. German</text:p>
          </table:table-cell>
          <table:table-cell table:number-columns-repeated="1015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Raron</text:p>
          </table:table-cell>
          <table:table-cell table:number-columns-repeated="1015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Eischoll</text:p>
          </table:table-cell>
          <table:table-cell table:number-columns-repeated="1015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Unterbäch VS</text:p>
          </table:table-cell>
          <table:table-cell table:number-columns-repeated="1015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Gampel</text:p>
          </table:table-cell>
          <table:table-cell table:number-columns-repeated="1015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Niedergampel</text:p>
          </table:table-cell>
          <table:table-cell table:number-columns-repeated="101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Gruben</text:p>
          </table:table-cell>
          <table:table-cell table:number-columns-repeated="101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Turtmann</text:p>
          </table:table-cell>
          <table:table-cell table:number-columns-repeated="1015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Ergisch</text:p>
          </table:table-cell>
          <table:table-cell table:number-columns-repeated="1015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Unterems</text:p>
          </table:table-cell>
          <table:table-cell table:number-columns-repeated="1015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Oberems</text:p>
          </table:table-cell>
          <table:table-cell table:number-columns-repeated="1015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Hohtenn</text:p>
          </table:table-cell>
          <table:table-cell table:number-columns-repeated="1015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Agarn</text:p>
          </table:table-cell>
          <table:table-cell table:number-columns-repeated="1015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Susten</text:p>
          </table:table-cell>
          <table:table-cell table:number-columns-repeated="1015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Inden</text:p>
          </table:table-cell>
          <table:table-cell table:number-columns-repeated="1015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Varen</text:p>
          </table:table-cell>
          <table:table-cell table:number-columns-repeated="1015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Leuk Stadt</text:p>
          </table:table-cell>
          <table:table-cell table:number-columns-repeated="1015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Leukerbad</text:p>
          </table:table-cell>
          <table:table-cell table:number-columns-repeated="1015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Albinen</text:p>
          </table:table-cell>
          <table:table-cell table:number-columns-repeated="1015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Guttet-Feschel</text:p>
          </table:table-cell>
          <table:table-cell table:number-columns-repeated="1015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Bratsch</text:p>
          </table:table-cell>
          <table:table-cell table:number-columns-repeated="1015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Erschmatt</text:p>
          </table:table-cell>
          <table:table-cell table:number-columns-repeated="1015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Corin-de-la-Crête</text:p>
          </table:table-cell>
          <table:table-cell table:number-columns-repeated="1015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Loc</text:p>
          </table:table-cell>
          <table:table-cell table:number-columns-repeated="1015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Muraz (Sierre)</text:p>
          </table:table-cell>
          <table:table-cell table:number-columns-repeated="1015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Niouc</text:p>
          </table:table-cell>
          <table:table-cell table:number-columns-repeated="1015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Sierre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Chandolin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Ayer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St-Jean VS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Vissoie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St-Luc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Zinal</text:p>
          </table:table-cell>
          <table:table-cell table:number-columns-repeated="1015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Grimentz</text:p>
          </table:table-cell>
          <table:table-cell table:number-columns-repeated="1015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Montana</text:p>
          </table:table-cell>
          <table:table-cell table:number-columns-repeated="1015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Crans-Montana</text:p>
          </table:table-cell>
          <table:table-cell table:number-columns-repeated="1015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Aminona</text:p>
          </table:table-cell>
          <table:table-cell table:number-columns-repeated="1015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Chippis</text:p>
          </table:table-cell>
          <table:table-cell table:number-columns-repeated="1015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Réchy</text:p>
          </table:table-cell>
          <table:table-cell table:number-columns-repeated="1015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Chalais</text:p>
          </table:table-cell>
          <table:table-cell table:number-columns-repeated="1015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Vercorin</text:p>
          </table:table-cell>
          <table:table-cell table:number-columns-repeated="1015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Veyras</text:p>
          </table:table-cell>
          <table:table-cell table:number-columns-repeated="1015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Salgesch</text:p>
          </table:table-cell>
          <table:table-cell table:number-columns-repeated="1015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Chermignon-d'en-Bas</text:p>
          </table:table-cell>
          <table:table-cell table:number-columns-repeated="1015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Ollon VS</text:p>
          </table:table-cell>
          <table:table-cell table:number-columns-repeated="1015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Chermignon</text:p>
          </table:table-cell>
          <table:table-cell table:number-columns-repeated="1015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Miège</text:p>
          </table:table-cell>
          <table:table-cell table:number-columns-repeated="1015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Venthône</text:p>
          </table:table-cell>
          <table:table-cell table:number-columns-repeated="1015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Mollens VS</text:p>
          </table:table-cell>
          <table:table-cell table:number-columns-repeated="1015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Randogne</text:p>
          </table:table-cell>
          <table:table-cell table:number-columns-repeated="1015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Champzabé</text:p>
          </table:table-cell>
          <table:table-cell table:number-columns-repeated="1015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Noës</text:p>
          </table:table-cell>
          <table:table-cell table:number-columns-repeated="1015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Granges VS</text:p>
          </table:table-cell>
          <table:table-cell table:number-columns-repeated="1015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Flanthey</text:p>
          </table:table-cell>
          <table:table-cell table:number-columns-repeated="1015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Grône</text:p>
          </table:table-cell>
          <table:table-cell table:number-columns-repeated="1015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Bitsch</text:p>
          </table:table-cell>
          <table:table-cell table:number-columns-repeated="101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Bister</text:p>
          </table:table-cell>
          <table:table-cell table:number-columns-repeated="101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Filet</text:p>
          </table:table-cell>
          <table:table-cell table:number-columns-repeated="101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Goppisberg</text:p>
          </table:table-cell>
          <table:table-cell table:number-columns-repeated="101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Greich</text:p>
          </table:table-cell>
          <table:table-cell table:number-columns-repeated="101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Mörel</text:p>
          </table:table-cell>
          <table:table-cell table:number-columns-repeated="1015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Fieschertal</text:p>
          </table:table-cell>
          <table:table-cell table:number-columns-repeated="1015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Fiesch</text:p>
          </table:table-cell>
          <table:table-cell table:number-columns-repeated="1015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Geschinen</text:p>
          </table:table-cell>
          <table:table-cell table:number-columns-repeated="1015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Münster VS</text:p>
          </table:table-cell>
          <table:table-cell table:number-columns-repeated="1015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Ried-Mörel</text:p>
          </table:table-cell>
          <table:table-cell table:number-columns-repeated="1015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Riederalp</text:p>
          </table:table-cell>
          <table:table-cell table:number-columns-repeated="1015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Obergesteln</text:p>
          </table:table-cell>
          <table:table-cell table:number-columns-repeated="1015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Ulrichen</text:p>
          </table:table-cell>
          <table:table-cell table:number-columns-repeated="1015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Niederwald</text:p>
          </table:table-cell>
          <table:table-cell table:number-columns-repeated="1015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litzingen</text:p>
          </table:table-cell>
          <table:table-cell table:number-columns-repeated="1015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iel VS</text:p>
          </table:table-cell>
          <table:table-cell table:number-columns-repeated="1015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Ritzingen</text:p>
          </table:table-cell>
          <table:table-cell table:number-columns-repeated="1015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Selkingen</text:p>
          </table:table-cell>
          <table:table-cell table:number-columns-repeated="1015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Betten</text:p>
          </table:table-cell>
          <table:table-cell table:number-columns-repeated="1015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Bettmeralp</text:p>
          </table:table-cell>
          <table:table-cell table:number-columns-repeated="1015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Grengiols</text:p>
          </table:table-cell>
          <table:table-cell table:number-columns-repeated="1015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Lax</text:p>
          </table:table-cell>
          <table:table-cell table:number-columns-repeated="1015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Martisberg</text:p>
          </table:table-cell>
          <table:table-cell table:number-columns-repeated="1015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Ausserbinn</text:p>
          </table:table-cell>
          <table:table-cell table:number-columns-repeated="1015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Mühlebach (Goms)</text:p>
          </table:table-cell>
          <table:table-cell table:number-columns-repeated="1015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Steinhaus</text:p>
          </table:table-cell>
          <table:table-cell table:number-columns-repeated="1015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Ernen</text:p>
          </table:table-cell>
          <table:table-cell table:number-columns-repeated="1015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Binn</text:p>
          </table:table-cell>
          <table:table-cell table:number-columns-repeated="1015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Bellwald</text:p>
          </table:table-cell>
          <table:table-cell table:number-columns-repeated="1015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Gluringen</text:p>
          </table:table-cell>
          <table:table-cell table:number-columns-repeated="1015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Reckingen VS</text:p>
          </table:table-cell>
          <table:table-cell table:number-columns-repeated="1015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Oberwald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Basel Universitätsspital</text:p>
          </table:table-cell>
          <table:table-cell table:number-columns-repeated="1015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Basel</text:p>
          </table:table-cell>
          <table:table-cell table:number-columns-repeated="1015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Bruderholz</text:p>
          </table:table-cell>
          <table:table-cell table:number-columns-repeated="1015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Binningen</text:p>
          </table:table-cell>
          <table:table-cell table:number-columns-repeated="1015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Bottmingen</text:p>
          </table:table-cell>
          <table:table-cell table:number-columns-repeated="1015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Oberwil BL</text:p>
          </table:table-cell>
          <table:table-cell table:number-columns-repeated="1015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Biel-Benken BL</text:p>
          </table:table-cell>
          <table:table-cell table:number-columns-repeated="1015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Therwil</text:p>
          </table:table-cell>
          <table:table-cell table:number-columns-repeated="1015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Ettingen</text:p>
          </table:table-cell>
          <table:table-cell table:number-columns-repeated="1015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Witterswil</text:p>
          </table:table-cell>
          <table:table-cell table:number-columns-repeated="1015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Bättwil</text:p>
          </table:table-cell>
          <table:table-cell table:number-columns-repeated="1015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Flüh</text:p>
          </table:table-cell>
          <table:table-cell table:number-columns-repeated="1015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Hofstetten SO</text:p>
          </table:table-cell>
          <table:table-cell table:number-columns-repeated="1015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Mariastein</text:p>
          </table:table-cell>
          <table:table-cell table:number-columns-repeated="1015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Metzerlen</text:p>
          </table:table-cell>
          <table:table-cell table:number-columns-repeated="1015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Burg im Leimental</text:p>
          </table:table-cell>
          <table:table-cell table:number-columns-repeated="1015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Rodersdorf</text:p>
          </table:table-cell>
          <table:table-cell table:number-columns-repeated="1015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Allschwil</text:p>
          </table:table-cell>
          <table:table-cell table:number-columns-repeated="1015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Schönenbuch</text:p>
          </table:table-cell>
          <table:table-cell table:number-columns-repeated="1015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Riehen</text:p>
          </table:table-cell>
          <table:table-cell table:number-columns-repeated="1015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Bettingen</text:p>
          </table:table-cell>
          <table:table-cell table:number-columns-repeated="1015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Birsfelden</text:p>
          </table:table-cell>
          <table:table-cell table:number-columns-repeated="1015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Muttenz</text:p>
          </table:table-cell>
          <table:table-cell table:number-columns-repeated="1015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ratteln</text:p>
          </table:table-cell>
          <table:table-cell table:number-columns-repeated="1015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Münchenstein</text:p>
          </table:table-cell>
          <table:table-cell table:number-columns-repeated="1015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Dornach</text:p>
          </table:table-cell>
          <table:table-cell table:number-columns-repeated="1015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Arlesheim</text:p>
          </table:table-cell>
          <table:table-cell table:number-columns-repeated="1015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Gempen</text:p>
          </table:table-cell>
          <table:table-cell table:number-columns-repeated="1015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Hochwald</text:p>
          </table:table-cell>
          <table:table-cell table:number-columns-repeated="1015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Aesch BL</text:p>
          </table:table-cell>
          <table:table-cell table:number-columns-repeated="1015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Pfeffingen</text:p>
          </table:table-cell>
          <table:table-cell table:number-columns-repeated="1015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Reinach BL</text:p>
          </table:table-cell>
          <table:table-cell table:number-columns-repeated="1015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Duggingen</text:p>
          </table:table-cell>
          <table:table-cell table:number-columns-repeated="1015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Grellingen</text:p>
          </table:table-cell>
          <table:table-cell table:number-columns-repeated="1015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Himmelried</text:p>
          </table:table-cell>
          <table:table-cell table:number-columns-repeated="1015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Seewen SO</text:p>
          </table:table-cell>
          <table:table-cell table:number-columns-repeated="1015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Bretzwil</text:p>
          </table:table-cell>
          <table:table-cell table:number-columns-repeated="1015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Nunningen</text:p>
          </table:table-cell>
          <table:table-cell table:number-columns-repeated="1015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Zwingen</text:p>
          </table:table-cell>
          <table:table-cell table:number-columns-repeated="1015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Blauen</text:p>
          </table:table-cell>
          <table:table-cell table:number-columns-repeated="1015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Nenzlingen</text:p>
          </table:table-cell>
          <table:table-cell table:number-columns-repeated="1015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Brislach</text:p>
          </table:table-cell>
          <table:table-cell table:number-columns-repeated="1015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Breitenbach</text:p>
          </table:table-cell>
          <table:table-cell table:number-columns-repeated="1015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Büsserach</text:p>
          </table:table-cell>
          <table:table-cell table:number-columns-repeated="1015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Erschwil</text:p>
          </table:table-cell>
          <table:table-cell table:number-columns-repeated="1015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Beinwil SO</text:p>
          </table:table-cell>
          <table:table-cell table:number-columns-repeated="1015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Fehren</text:p>
          </table:table-cell>
          <table:table-cell table:number-columns-repeated="1015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Meltingen</text:p>
          </table:table-cell>
          <table:table-cell table:number-columns-repeated="1015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Zullwil</text:p>
          </table:table-cell>
          <table:table-cell table:number-columns-repeated="1015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Laufen</text:p>
          </table:table-cell>
          <table:table-cell table:number-columns-repeated="1015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Dittingen</text:p>
          </table:table-cell>
          <table:table-cell table:number-columns-repeated="1015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Röschenz</text:p>
          </table:table-cell>
          <table:table-cell table:number-columns-repeated="1015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Kleinlützel</text:p>
          </table:table-cell>
          <table:table-cell table:number-columns-repeated="1015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Wahlen b. Laufen</text:p>
          </table:table-cell>
          <table:table-cell table:number-columns-repeated="1015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Grindel</text:p>
          </table:table-cell>
          <table:table-cell table:number-columns-repeated="1015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Bärschwil</text:p>
          </table:table-cell>
          <table:table-cell table:number-columns-repeated="1015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Liesberg</text:p>
          </table:table-cell>
          <table:table-cell table:number-columns-repeated="1015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Liesberg Dorf</text:p>
          </table:table-cell>
          <table:table-cell table:number-columns-repeated="1015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Augst BL</text:p>
          </table:table-cell>
          <table:table-cell table:number-columns-repeated="1015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Kaiseraugst</text:p>
          </table:table-cell>
          <table:table-cell table:number-columns-repeated="1015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Giebenach</text:p>
          </table:table-cell>
          <table:table-cell table:number-columns-repeated="1015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Olsberg</text:p>
          </table:table-cell>
          <table:table-cell table:number-columns-repeated="1015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Rheinfelden</text:p>
          </table:table-cell>
          <table:table-cell table:number-columns-repeated="1015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gden</text:p>
          </table:table-cell>
          <table:table-cell table:number-columns-repeated="1015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öhlin</text:p>
          </table:table-cell>
          <table:table-cell table:number-columns-repeated="1015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Zeiningen</text:p>
          </table:table-cell>
          <table:table-cell table:number-columns-repeated="1015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Zuzgen</text:p>
          </table:table-cell>
          <table:table-cell table:number-columns-repeated="1015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Hellikon</text:p>
          </table:table-cell>
          <table:table-cell table:number-columns-repeated="1015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Wegenstetten</text:p>
          </table:table-cell>
          <table:table-cell table:number-columns-repeated="1015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umpf</text:p>
          </table:table-cell>
          <table:table-cell table:number-columns-repeated="1015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Wallbach</text:p>
          </table:table-cell>
          <table:table-cell table:number-columns-repeated="1015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Obermumpf</text:p>
          </table:table-cell>
          <table:table-cell table:number-columns-repeated="1015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Schupfart</text:p>
          </table:table-cell>
          <table:table-cell table:number-columns-repeated="1015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Stein AG</text:p>
          </table:table-cell>
          <table:table-cell table:number-columns-repeated="1015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ünchwilen AG</text:p>
          </table:table-cell>
          <table:table-cell table:number-columns-repeated="1015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Sisseln AG</text:p>
          </table:table-cell>
          <table:table-cell table:number-columns-repeated="1015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Frenkendorf</text:p>
          </table:table-cell>
          <table:table-cell table:number-columns-repeated="1015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Liestal</text:p>
          </table:table-cell>
          <table:table-cell table:number-columns-repeated="1015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Seltisberg</text:p>
          </table:table-cell>
          <table:table-cell table:number-columns-repeated="1015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Nuglar</text:p>
          </table:table-cell>
          <table:table-cell table:number-columns-repeated="1015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Büren SO</text:p>
          </table:table-cell>
          <table:table-cell table:number-columns-repeated="1015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Füllinsdorf</text:p>
          </table:table-cell>
          <table:table-cell table:number-columns-repeated="1015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Lausen</text:p>
          </table:table-cell>
          <table:table-cell table:number-columns-repeated="1015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Bubendorf</text:p>
          </table:table-cell>
          <table:table-cell table:number-columns-repeated="1015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Ziefen</text:p>
          </table:table-cell>
          <table:table-cell table:number-columns-repeated="1015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Reigoldswil</text:p>
          </table:table-cell>
          <table:table-cell table:number-columns-repeated="1015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Lupsingen</text:p>
          </table:table-cell>
          <table:table-cell table:number-columns-repeated="1015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St. Pantaleon</text:p>
          </table:table-cell>
          <table:table-cell table:number-columns-repeated="1015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Arisdorf</text:p>
          </table:table-cell>
          <table:table-cell table:number-columns-repeated="1015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Hersberg</text:p>
          </table:table-cell>
          <table:table-cell table:number-columns-repeated="1015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Arboldswil</text:p>
          </table:table-cell>
          <table:table-cell table:number-columns-repeated="1015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Titterten</text:p>
          </table:table-cell>
          <table:table-cell table:number-columns-repeated="1015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Lauwil</text:p>
          </table:table-cell>
          <table:table-cell table:number-columns-repeated="1015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Bennwil</text:p>
          </table:table-cell>
          <table:table-cell table:number-columns-repeated="1015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Lampenberg</text:p>
          </table:table-cell>
          <table:table-cell table:number-columns-repeated="1015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Ramlinsburg</text:p>
          </table:table-cell>
          <table:table-cell table:number-columns-repeated="1015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Hölstein</text:p>
          </table:table-cell>
          <table:table-cell table:number-columns-repeated="1015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iederdorf</text:p>
          </table:table-cell>
          <table:table-cell table:number-columns-repeated="1015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Liedertswil</text:p>
          </table:table-cell>
          <table:table-cell table:number-columns-repeated="1015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Oberdorf BL</text:p>
          </table:table-cell>
          <table:table-cell table:number-columns-repeated="1015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Waldenburg</text:p>
          </table:table-cell>
          <table:table-cell table:number-columns-repeated="1015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Langenbruck</text:p>
          </table:table-cell>
          <table:table-cell table:number-columns-repeated="1015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Thürnen</text:p>
          </table:table-cell>
          <table:table-cell table:number-columns-repeated="1015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Diepflingen</text:p>
          </table:table-cell>
          <table:table-cell table:number-columns-repeated="1015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Wittinsburg</text:p>
          </table:table-cell>
          <table:table-cell table:number-columns-repeated="1015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Rümlingen</text:p>
          </table:table-cell>
          <table:table-cell table:number-columns-repeated="1015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Häfelfingen</text:p>
          </table:table-cell>
          <table:table-cell table:number-columns-repeated="1015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Buckten</text:p>
          </table:table-cell>
          <table:table-cell table:number-columns-repeated="1015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Känerkinden</text:p>
          </table:table-cell>
          <table:table-cell table:number-columns-repeated="1015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Läufelfingen</text:p>
          </table:table-cell>
          <table:table-cell table:number-columns-repeated="1015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Sissach</text:p>
          </table:table-cell>
          <table:table-cell table:number-columns-repeated="1015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Wintersingen</text:p>
          </table:table-cell>
          <table:table-cell table:number-columns-repeated="1015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Itingen</text:p>
          </table:table-cell>
          <table:table-cell table:number-columns-repeated="1015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usshof</text:p>
          </table:table-cell>
          <table:table-cell table:number-columns-repeated="1015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Zunzgen</text:p>
          </table:table-cell>
          <table:table-cell table:number-columns-repeated="1015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Tenniken</text:p>
          </table:table-cell>
          <table:table-cell table:number-columns-repeated="1015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Diegten</text:p>
          </table:table-cell>
          <table:table-cell table:number-columns-repeated="1015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Eptingen</text:p>
          </table:table-cell>
          <table:table-cell table:number-columns-repeated="1015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Gelterkinden</text:p>
          </table:table-cell>
          <table:table-cell table:number-columns-repeated="1015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Böckten</text:p>
          </table:table-cell>
          <table:table-cell table:number-columns-repeated="1015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Rickenbach BL</text:p>
          </table:table-cell>
          <table:table-cell table:number-columns-repeated="1015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Buus</text:p>
          </table:table-cell>
          <table:table-cell table:number-columns-repeated="1015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Maisprach</text:p>
          </table:table-cell>
          <table:table-cell table:number-columns-repeated="1015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Hemmiken</text:p>
          </table:table-cell>
          <table:table-cell table:number-columns-repeated="1015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Ormalingen</text:p>
          </table:table-cell>
          <table:table-cell table:number-columns-repeated="1015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Rothenfluh</text:p>
          </table:table-cell>
          <table:table-cell table:number-columns-repeated="1015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Kienberg</text:p>
          </table:table-cell>
          <table:table-cell table:number-columns-repeated="1015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Anwil</text:p>
          </table:table-cell>
          <table:table-cell table:number-columns-repeated="1015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Tecknau</text:p>
          </table:table-cell>
          <table:table-cell table:number-columns-repeated="1015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Wenslingen</text:p>
          </table:table-cell>
          <table:table-cell table:number-columns-repeated="1015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Oltingen</text:p>
          </table:table-cell>
          <table:table-cell table:number-columns-repeated="1015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Zeglingen</text:p>
          </table:table-cell>
          <table:table-cell table:number-columns-repeated="1015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Kilchberg BL</text:p>
          </table:table-cell>
          <table:table-cell table:number-columns-repeated="1015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Rünenberg</text:p>
          </table:table-cell>
          <table:table-cell table:number-columns-repeated="10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Solothurn</text:p>
          </table:table-cell>
          <table:table-cell table:number-columns-repeated="1015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Bellach</text:p>
          </table:table-cell>
          <table:table-cell table:number-columns-repeated="1015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Langendorf</text:p>
          </table:table-cell>
          <table:table-cell table:number-columns-repeated="1015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Lommiswil</text:p>
          </table:table-cell>
          <table:table-cell table:number-columns-repeated="1015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Weissenstein b. Solothurn</text:p>
          </table:table-cell>
          <table:table-cell table:number-columns-repeated="1015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Oberdorf SO</text:p>
          </table:table-cell>
          <table:table-cell table:number-columns-repeated="1015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Rüttenen</text:p>
          </table:table-cell>
          <table:table-cell table:number-columns-repeated="1015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Niederwil SO</text:p>
          </table:table-cell>
          <table:table-cell table:number-columns-repeated="1015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Balmberg</text:p>
          </table:table-cell>
          <table:table-cell table:number-columns-repeated="1015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berbalmberg</text:p>
          </table:table-cell>
          <table:table-cell table:number-columns-repeated="1015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Günsberg</text:p>
          </table:table-cell>
          <table:table-cell table:number-columns-repeated="1015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Balm b. Günsberg</text:p>
          </table:table-cell>
          <table:table-cell table:number-columns-repeated="1015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Zuchwil</text:p>
          </table:table-cell>
          <table:table-cell table:number-columns-repeated="1015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Feldbrunnen</text:p>
          </table:table-cell>
          <table:table-cell table:number-columns-repeated="1015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Riedholz</text:p>
          </table:table-cell>
          <table:table-cell table:number-columns-repeated="1015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Flumenthal</text:p>
          </table:table-cell>
          <table:table-cell table:number-columns-repeated="1015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Hubersdorf</text:p>
          </table:table-cell>
          <table:table-cell table:number-columns-repeated="1015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Kammersrohr</text:p>
          </table:table-cell>
          <table:table-cell table:number-columns-repeated="1015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Attiswil</text:p>
          </table:table-cell>
          <table:table-cell table:number-columns-repeated="1015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Wiedlisbach</text:p>
          </table:table-cell>
          <table:table-cell table:number-columns-repeated="1015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Oberbipp</text:p>
          </table:table-cell>
          <table:table-cell table:number-columns-repeated="1015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Rumisberg</text:p>
          </table:table-cell>
          <table:table-cell table:number-columns-repeated="1015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Farnern</text:p>
          </table:table-cell>
          <table:table-cell table:number-columns-repeated="1015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Luterbach</text:p>
          </table:table-cell>
          <table:table-cell table:number-columns-repeated="1015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Deitingen</text:p>
          </table:table-cell>
          <table:table-cell table:number-columns-repeated="1015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Derendingen</text:p>
          </table:table-cell>
          <table:table-cell table:number-columns-repeated="1015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Subingen</text:p>
          </table:table-cell>
          <table:table-cell table:number-columns-repeated="1015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Hüniken</text:p>
          </table:table-cell>
          <table:table-cell table:number-columns-repeated="1015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Etziken</text:p>
          </table:table-cell>
          <table:table-cell table:number-columns-repeated="1015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Bolken</text:p>
          </table:table-cell>
          <table:table-cell table:number-columns-repeated="1015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Burgäschi</text:p>
          </table:table-cell>
          <table:table-cell table:number-columns-repeated="1015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Steinhof SO</text:p>
          </table:table-cell>
          <table:table-cell table:number-columns-repeated="1015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Aeschi SO</text:p>
          </table:table-cell>
          <table:table-cell table:number-columns-repeated="1015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Horriwil</text:p>
          </table:table-cell>
          <table:table-cell table:number-columns-repeated="1015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Hersiwil</text:p>
          </table:table-cell>
          <table:table-cell table:number-columns-repeated="1015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Heinrichswil</text:p>
          </table:table-cell>
          <table:table-cell table:number-columns-repeated="1015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Winistorf</text:p>
          </table:table-cell>
          <table:table-cell table:number-columns-repeated="1015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Biberist</text:p>
          </table:table-cell>
          <table:table-cell table:number-columns-repeated="1015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Gerlafingen</text:p>
          </table:table-cell>
          <table:table-cell table:number-columns-repeated="1015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Zielebach</text:p>
          </table:table-cell>
          <table:table-cell table:number-columns-repeated="1015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bergerlafingen</text:p>
          </table:table-cell>
          <table:table-cell table:number-columns-repeated="1015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Recherswil</text:p>
          </table:table-cell>
          <table:table-cell table:number-columns-repeated="1015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Halten</text:p>
          </table:table-cell>
          <table:table-cell table:number-columns-repeated="1015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ekingen</text:p>
          </table:table-cell>
          <table:table-cell table:number-columns-repeated="1015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Kriegstetten</text:p>
          </table:table-cell>
          <table:table-cell table:number-columns-repeated="1015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Ichertswil</text:p>
          </table:table-cell>
          <table:table-cell table:number-columns-repeated="1015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Lüterkofen</text:p>
          </table:table-cell>
          <table:table-cell table:number-columns-repeated="1015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Lohn-Ammannsegg</text:p>
          </table:table-cell>
          <table:table-cell table:number-columns-repeated="1015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Lüsslingen</text:p>
          </table:table-cell>
          <table:table-cell table:number-columns-repeated="1015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Nennigkofen</text:p>
          </table:table-cell>
          <table:table-cell table:number-columns-repeated="1015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Tscheppach</text:p>
          </table:table-cell>
          <table:table-cell table:number-columns-repeated="1015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Hessigkofen</text:p>
          </table:table-cell>
          <table:table-cell table:number-columns-repeated="1015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Bibern SO</text:p>
          </table:table-cell>
          <table:table-cell table:number-columns-repeated="1015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Gossliwil</text:p>
          </table:table-cell>
          <table:table-cell table:number-columns-repeated="1015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Küttigkofen</text:p>
          </table:table-cell>
          <table:table-cell table:number-columns-repeated="1015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Brügglen</text:p>
          </table:table-cell>
          <table:table-cell table:number-columns-repeated="1015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Aetigkofen</text:p>
          </table:table-cell>
          <table:table-cell table:number-columns-repeated="1015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ühledorf SO</text:p>
          </table:table-cell>
          <table:table-cell table:number-columns-repeated="1015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Gächliwil</text:p>
          </table:table-cell>
          <table:table-cell table:number-columns-repeated="1015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Lüterswil</text:p>
          </table:table-cell>
          <table:table-cell table:number-columns-repeated="1015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Biezwil</text:p>
          </table:table-cell>
          <table:table-cell table:number-columns-repeated="1015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Kyburg-Buchegg</text:p>
          </table:table-cell>
          <table:table-cell table:number-columns-repeated="1015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Aetingen</text:p>
          </table:table-cell>
          <table:table-cell table:number-columns-repeated="1015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Unterramsern</text:p>
          </table:table-cell>
          <table:table-cell table:number-columns-repeated="1015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Oberramsern</text:p>
          </table:table-cell>
          <table:table-cell table:number-columns-repeated="1015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Brittern</text:p>
          </table:table-cell>
          <table:table-cell table:number-columns-repeated="101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Olten</text:p>
          </table:table-cell>
          <table:table-cell table:number-columns-repeated="1015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Wangen b. Olten</text:p>
          </table:table-cell>
          <table:table-cell table:number-columns-repeated="1015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Rickenbach SO</text:p>
          </table:table-cell>
          <table:table-cell table:number-columns-repeated="1015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Hägendorf</text:p>
          </table:table-cell>
          <table:table-cell table:number-columns-repeated="1015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Allerheiligenberg</text:p>
          </table:table-cell>
          <table:table-cell table:number-columns-repeated="1015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Kappel SO</text:p>
          </table:table-cell>
          <table:table-cell table:number-columns-repeated="1015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Gunzgen</text:p>
          </table:table-cell>
          <table:table-cell table:number-columns-repeated="1015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Boningen</text:p>
          </table:table-cell>
          <table:table-cell table:number-columns-repeated="1015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Egerkingen</text:p>
          </table:table-cell>
          <table:table-cell table:number-columns-repeated="1015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Neuendorf</text:p>
          </table:table-cell>
          <table:table-cell table:number-columns-repeated="1015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Härkingen</text:p>
          </table:table-cell>
          <table:table-cell table:number-columns-repeated="1015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Oberbuchsiten</text:p>
          </table:table-cell>
          <table:table-cell table:number-columns-repeated="1015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Niederbuchsiten</text:p>
          </table:table-cell>
          <table:table-cell table:number-columns-repeated="1015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Wolfwil</text:p>
          </table:table-cell>
          <table:table-cell table:number-columns-repeated="1015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Fulenbach</text:p>
          </table:table-cell>
          <table:table-cell table:number-columns-repeated="1015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Trimbach</text:p>
          </table:table-cell>
          <table:table-cell table:number-columns-repeated="1015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Hauenstein</text:p>
          </table:table-cell>
          <table:table-cell table:number-columns-repeated="1015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Wisen SO</text:p>
          </table:table-cell>
          <table:table-cell table:number-columns-repeated="1015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Winznau</text:p>
          </table:table-cell>
          <table:table-cell table:number-columns-repeated="1015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Obergösgen</text:p>
          </table:table-cell>
          <table:table-cell table:number-columns-repeated="1015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Lostorf</text:p>
          </table:table-cell>
          <table:table-cell table:number-columns-repeated="1015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Rohr b. Olten</text:p>
          </table:table-cell>
          <table:table-cell table:number-columns-repeated="1015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Stüsslingen</text:p>
          </table:table-cell>
          <table:table-cell table:number-columns-repeated="1015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Starrkirch-Wil</text:p>
          </table:table-cell>
          <table:table-cell table:number-columns-repeated="1015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Dulliken</text:p>
          </table:table-cell>
          <table:table-cell table:number-columns-repeated="1015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Däniken SO</text:p>
          </table:table-cell>
          <table:table-cell table:number-columns-repeated="1015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Aarburg</text:p>
          </table:table-cell>
          <table:table-cell table:number-columns-repeated="1015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Oftringen</text:p>
          </table:table-cell>
          <table:table-cell table:number-columns-repeated="1015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Oensingen</text:p>
          </table:table-cell>
          <table:table-cell table:number-columns-repeated="1015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Kestenholz</text:p>
          </table:table-cell>
          <table:table-cell table:number-columns-repeated="1015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Wolfisberg</text:p>
          </table:table-cell>
          <table:table-cell table:number-columns-repeated="1015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Niederbipp</text:p>
          </table:table-cell>
          <table:table-cell table:number-columns-repeated="1015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Balsthal</text:p>
          </table:table-cell>
          <table:table-cell table:number-columns-repeated="1015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Laupersdorf</text:p>
          </table:table-cell>
          <table:table-cell table:number-columns-repeated="1015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Matzendorf</text:p>
          </table:table-cell>
          <table:table-cell table:number-columns-repeated="1015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Aedermannsdorf</text:p>
          </table:table-cell>
          <table:table-cell table:number-columns-repeated="1015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Herbetswil</text:p>
          </table:table-cell>
          <table:table-cell table:number-columns-repeated="1015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Gänsbrunnen</text:p>
          </table:table-cell>
          <table:table-cell table:number-columns-repeated="1015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Welschenrohr</text:p>
          </table:table-cell>
          <table:table-cell table:number-columns-repeated="1015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Mümliswil</text:p>
          </table:table-cell>
          <table:table-cell table:number-columns-repeated="1015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Holderbank SO</text:p>
          </table:table-cell>
          <table:table-cell table:number-columns-repeated="1015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Ramiswil</text:p>
          </table:table-cell>
          <table:table-cell table:number-columns-repeated="101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Zofingen</text:p>
          </table:table-cell>
          <table:table-cell table:number-columns-repeated="1015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Strengelbach</text:p>
          </table:table-cell>
          <table:table-cell table:number-columns-repeated="1015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Vordemwald</text:p>
          </table:table-cell>
          <table:table-cell table:number-columns-repeated="101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Brittnau</text:p>
          </table:table-cell>
          <table:table-cell table:number-columns-repeated="1015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Wikon</text:p>
          </table:table-cell>
          <table:table-cell table:number-columns-repeated="1015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Mühlethal</text:p>
          </table:table-cell>
          <table:table-cell table:number-columns-repeated="1015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Uerkheim</text:p>
          </table:table-cell>
          <table:table-cell table:number-columns-repeated="1015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Bottenwil</text:p>
          </table:table-cell>
          <table:table-cell table:number-columns-repeated="1015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Rothrist</text:p>
          </table:table-cell>
          <table:table-cell table:number-columns-repeated="1015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Riken AG</text:p>
          </table:table-cell>
          <table:table-cell table:number-columns-repeated="1015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Murgenthal</text:p>
          </table:table-cell>
          <table:table-cell table:number-columns-repeated="1015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Glashütten</text:p>
          </table:table-cell>
          <table:table-cell table:number-columns-repeated="101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Langenthal</text:p>
          </table:table-cell>
          <table:table-cell table:number-columns-repeated="1015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Schwarzhäusern</text:p>
          </table:table-cell>
          <table:table-cell table:number-columns-repeated="1015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Aarwangen</text:p>
          </table:table-cell>
          <table:table-cell table:number-columns-repeated="1015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Bannwil</text:p>
          </table:table-cell>
          <table:table-cell table:number-columns-repeated="1015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Roggwil BE</text:p>
          </table:table-cell>
          <table:table-cell table:number-columns-repeated="1015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St. Urban</text:p>
          </table:table-cell>
          <table:table-cell table:number-columns-repeated="1015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Untersteckholz</text:p>
          </table:table-cell>
          <table:table-cell table:number-columns-repeated="1015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Busswil b. Melchnau</text:p>
          </table:table-cell>
          <table:table-cell table:number-columns-repeated="1015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Melchnau</text:p>
          </table:table-cell>
          <table:table-cell table:number-columns-repeated="1015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Reisiswil</text:p>
          </table:table-cell>
          <table:table-cell table:number-columns-repeated="1015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Thunstetten</text:p>
          </table:table-cell>
          <table:table-cell table:number-columns-repeated="1015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Bützberg</text:p>
          </table:table-cell>
          <table:table-cell table:number-columns-repeated="1015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Wynau</text:p>
          </table:table-cell>
          <table:table-cell table:number-columns-repeated="1015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Obersteckholz</text:p>
          </table:table-cell>
          <table:table-cell table:number-columns-repeated="1015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Gutenburg</text:p>
          </table:table-cell>
          <table:table-cell table:number-columns-repeated="1015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Lotzwil</text:p>
          </table:table-cell>
          <table:table-cell table:number-columns-repeated="1015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Rütschelen</text:p>
          </table:table-cell>
          <table:table-cell table:number-columns-repeated="1015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Madiswil</text:p>
          </table:table-cell>
          <table:table-cell table:number-columns-repeated="1015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Leimiswil</text:p>
          </table:table-cell>
          <table:table-cell table:number-columns-repeated="1015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Kleindietwil</text:p>
          </table:table-cell>
          <table:table-cell table:number-columns-repeated="1015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Ursenbach</text:p>
          </table:table-cell>
          <table:table-cell table:number-columns-repeated="1015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Rohrbachgraben</text:p>
          </table:table-cell>
          <table:table-cell table:number-columns-repeated="1015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Rohrbach</text:p>
          </table:table-cell>
          <table:table-cell table:number-columns-repeated="1015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Walterswil BE</text:p>
          </table:table-cell>
          <table:table-cell table:number-columns-repeated="1015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Oeschenbach</text:p>
          </table:table-cell>
          <table:table-cell table:number-columns-repeated="1015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Auswil</text:p>
          </table:table-cell>
          <table:table-cell table:number-columns-repeated="1015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Huttwil</text:p>
          </table:table-cell>
          <table:table-cell table:number-columns-repeated="1015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Eriswil</text:p>
          </table:table-cell>
          <table:table-cell table:number-columns-repeated="1015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Schwarzenbach (Huttwil)</text:p>
          </table:table-cell>
          <table:table-cell table:number-columns-repeated="1015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Wyssachen</text:p>
          </table:table-cell>
          <table:table-cell table:number-columns-repeated="1015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Gondiswil</text:p>
          </table:table-cell>
          <table:table-cell table:number-columns-repeated="10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arau</text:p>
          </table:table-cell>
          <table:table-cell table:number-columns-repeated="1015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arau</text:p>
          </table:table-cell>
          <table:table-cell table:number-columns-repeated="101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Eppenberg</text:p>
          </table:table-cell>
          <table:table-cell table:number-columns-repeated="101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Wöschnau</text:p>
          </table:table-cell>
          <table:table-cell table:number-columns-repeated="101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Schönenwerd</text:p>
          </table:table-cell>
          <table:table-cell table:number-columns-repeated="1015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Niedergösgen</text:p>
          </table:table-cell>
          <table:table-cell table:number-columns-repeated="1015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retzenbach</text:p>
          </table:table-cell>
          <table:table-cell table:number-columns-repeated="1015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Erlinsbach SO</text:p>
          </table:table-cell>
          <table:table-cell table:number-columns-repeated="1015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Barmelweid</text:p>
          </table:table-cell>
          <table:table-cell table:number-columns-repeated="1015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Erlinsbach</text:p>
          </table:table-cell>
          <table:table-cell table:number-columns-repeated="1015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Rombach</text:p>
          </table:table-cell>
          <table:table-cell table:number-columns-repeated="1015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Biberstein</text:p>
          </table:table-cell>
          <table:table-cell table:number-columns-repeated="1015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Küttigen</text:p>
          </table:table-cell>
          <table:table-cell table:number-columns-repeated="1015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Asp</text:p>
          </table:table-cell>
          <table:table-cell table:number-columns-repeated="1015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Densbüren</text:p>
          </table:table-cell>
          <table:table-cell table:number-columns-repeated="1015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erznach</text:p>
          </table:table-cell>
          <table:table-cell table:number-columns-repeated="1015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Ueken</text:p>
          </table:table-cell>
          <table:table-cell table:number-columns-repeated="1015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Aarau Rohr</text:p>
          </table:table-cell>
          <table:table-cell table:number-columns-repeated="1015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Buchs AG</text:p>
          </table:table-cell>
          <table:table-cell table:number-columns-repeated="1015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Suhr</text:p>
          </table:table-cell>
          <table:table-cell table:number-columns-repeated="1015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Unterentfelden</text:p>
          </table:table-cell>
          <table:table-cell table:number-columns-repeated="1015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Oberentfelden</text:p>
          </table:table-cell>
          <table:table-cell table:number-columns-repeated="1015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Muhen</text:p>
          </table:table-cell>
          <table:table-cell table:number-columns-repeated="1015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Schöftland</text:p>
          </table:table-cell>
          <table:table-cell table:number-columns-repeated="1015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irschthal</text:p>
          </table:table-cell>
          <table:table-cell table:number-columns-repeated="1015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olziken</text:p>
          </table:table-cell>
          <table:table-cell table:number-columns-repeated="1015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Schlossrued</text:p>
          </table:table-cell>
          <table:table-cell table:number-columns-repeated="1015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chmiedrued</text:p>
          </table:table-cell>
          <table:table-cell table:number-columns-repeated="1015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Walde AG</text:p>
          </table:table-cell>
          <table:table-cell table:number-columns-repeated="1015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chmiedrued-Walde</text:p>
          </table:table-cell>
          <table:table-cell table:number-columns-repeated="1015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Wittwil</text:p>
          </table:table-cell>
          <table:table-cell table:number-columns-repeated="1015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Staffelbach</text:p>
          </table:table-cell>
          <table:table-cell table:number-columns-repeated="1015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Kirchleerau</text:p>
          </table:table-cell>
          <table:table-cell table:number-columns-repeated="1015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Moosleerau</text:p>
          </table:table-cell>
          <table:table-cell table:number-columns-repeated="1015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Attelwil</text:p>
          </table:table-cell>
          <table:table-cell table:number-columns-repeated="1015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Reitnau</text:p>
          </table:table-cell>
          <table:table-cell table:number-columns-repeated="1015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Wiliberg</text:p>
          </table:table-cell>
          <table:table-cell table:number-columns-repeated="1015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Oberhof</text:p>
          </table:table-cell>
          <table:table-cell table:number-columns-repeated="1015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Wölflinswil</text:p>
          </table:table-cell>
          <table:table-cell table:number-columns-repeated="1015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Wittnau</text:p>
          </table:table-cell>
          <table:table-cell table:number-columns-repeated="1015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Frick</text:p>
          </table:table-cell>
          <table:table-cell table:number-columns-repeated="1015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Oeschgen</text:p>
          </table:table-cell>
          <table:table-cell table:number-columns-repeated="1015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Gipf-Oberfrick</text:p>
          </table:table-cell>
          <table:table-cell table:number-columns-repeated="1015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Eiken</text:p>
          </table:table-cell>
          <table:table-cell table:number-columns-repeated="1015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Hornussen</text:p>
          </table:table-cell>
          <table:table-cell table:number-columns-repeated="1015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Bözen</text:p>
          </table:table-cell>
          <table:table-cell table:number-columns-repeated="1015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Elfingen</text:p>
          </table:table-cell>
          <table:table-cell table:number-columns-repeated="1015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Effingen</text:p>
          </table:table-cell>
          <table:table-cell table:number-columns-repeated="1015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Zeihen</text:p>
          </table:table-cell>
          <table:table-cell table:number-columns-repeated="1015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Laufenburg</text:p>
          </table:table-cell>
          <table:table-cell table:number-columns-repeated="1015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Kaisten</text:p>
          </table:table-cell>
          <table:table-cell table:number-columns-repeated="1015"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Ittenthal</text:p>
          </table:table-cell>
          <table:table-cell table:number-columns-repeated="1015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Rheinsulz</text:p>
          </table:table-cell>
          <table:table-cell table:number-columns-repeated="1015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Sulz AG</text:p>
          </table:table-cell>
          <table:table-cell table:number-columns-repeated="1015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Rupperswil</text:p>
          </table:table-cell>
          <table:table-cell table:number-columns-repeated="1015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Wildegg</text:p>
          </table:table-cell>
          <table:table-cell table:number-columns-repeated="1015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Möriken AG</text:p>
          </table:table-cell>
          <table:table-cell table:number-columns-repeated="1015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Auenstein</text:p>
          </table:table-cell>
          <table:table-cell table:number-columns-repeated="1015"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Veltheim AG</text:p>
          </table:table-cell>
          <table:table-cell table:number-columns-repeated="1015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Schinznach Dorf</text:p>
          </table:table-cell>
          <table:table-cell table:number-columns-repeated="1015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Oberflachs</text:p>
          </table:table-cell>
          <table:table-cell table:number-columns-repeated="1015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Thalheim AG</text:p>
          </table:table-cell>
          <table:table-cell table:number-columns-repeated="1015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Holderbank AG</text:p>
          </table:table-cell>
          <table:table-cell table:number-columns-repeated="1015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Schinznach Bad</text:p>
          </table:table-cell>
          <table:table-cell table:number-columns-repeated="101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Brugg AG</text:p>
          </table:table-cell>
          <table:table-cell table:number-columns-repeated="1015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Windisch</text:p>
          </table:table-cell>
          <table:table-cell table:number-columns-repeated="1015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Hausen AG</text:p>
          </table:table-cell>
          <table:table-cell table:number-columns-repeated="1015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Villnachern</text:p>
          </table:table-cell>
          <table:table-cell table:number-columns-repeated="1015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Umiken</text:p>
          </table:table-cell>
          <table:table-cell table:number-columns-repeated="1015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iniken</text:p>
          </table:table-cell>
          <table:table-cell table:number-columns-repeated="1015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Gallenkirch</text:p>
          </table:table-cell>
          <table:table-cell table:number-columns-repeated="1015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Linn</text:p>
          </table:table-cell>
          <table:table-cell table:number-columns-repeated="1015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Unterbözberg</text:p>
          </table:table-cell>
          <table:table-cell table:number-columns-repeated="1015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Oberbözberg</text:p>
          </table:table-cell>
          <table:table-cell table:number-columns-repeated="1015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Stilli</text:p>
          </table:table-cell>
          <table:table-cell table:number-columns-repeated="1015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Villigen</text:p>
          </table:table-cell>
          <table:table-cell table:number-columns-repeated="1015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üfenach AG</text:p>
          </table:table-cell>
          <table:table-cell table:number-columns-repeated="1015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migen</text:p>
          </table:table-cell>
          <table:table-cell table:number-columns-repeated="1015"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Mönthal</text:p>
          </table:table-cell>
          <table:table-cell table:number-columns-repeated="1015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Birr</text:p>
          </table:table-cell>
          <table:table-cell table:number-columns-repeated="1015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Lupfig</text:p>
          </table:table-cell>
          <table:table-cell table:number-columns-repeated="1015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Mülligen</text:p>
          </table:table-cell>
          <table:table-cell table:number-columns-repeated="1015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Birrhard</text:p>
          </table:table-cell>
          <table:table-cell table:number-columns-repeated="1015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Habsburg</text:p>
          </table:table-cell>
          <table:table-cell table:number-columns-repeated="1015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Scherz</text:p>
          </table:table-cell>
          <table:table-cell table:number-columns-repeated="1015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Gansingen</text:p>
          </table:table-cell>
          <table:table-cell table:number-columns-repeated="1015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Oberhofen AG</text:p>
          </table:table-cell>
          <table:table-cell table:number-columns-repeated="1015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Mettau</text:p>
          </table:table-cell>
          <table:table-cell table:number-columns-repeated="1015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Etzgen</text:p>
          </table:table-cell>
          <table:table-cell table:number-columns-repeated="101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Wil AG</text:p>
          </table:table-cell>
          <table:table-cell table:number-columns-repeated="1015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Hottwil</text:p>
          </table:table-cell>
          <table:table-cell table:number-columns-repeated="101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Turgi</text:p>
          </table:table-cell>
          <table:table-cell table:number-columns-repeated="1015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Siggenthal Station</text:p>
          </table:table-cell>
          <table:table-cell table:number-columns-repeated="1015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Würenlingen</text:p>
          </table:table-cell>
          <table:table-cell table:number-columns-repeated="1015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Endingen</text:p>
          </table:table-cell>
          <table:table-cell table:number-columns-repeated="1015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Unterendingen</text:p>
          </table:table-cell>
          <table:table-cell table:number-columns-repeated="1015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Tegerfelden</text:p>
          </table:table-cell>
          <table:table-cell table:number-columns-repeated="1015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Döttingen</text:p>
          </table:table-cell>
          <table:table-cell table:number-columns-repeated="1015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Klingnau</text:p>
          </table:table-cell>
          <table:table-cell table:number-columns-repeated="1015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Kleindöttingen</text:p>
          </table:table-cell>
          <table:table-cell table:number-columns-repeated="1015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Böttstein</text:p>
          </table:table-cell>
          <table:table-cell table:number-columns-repeated="1015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lsenau AG</text:p>
          </table:table-cell>
          <table:table-cell table:number-columns-repeated="1015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Leuggern</text:p>
          </table:table-cell>
          <table:table-cell table:number-columns-repeated="1015"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Hettenschwil</text:p>
          </table:table-cell>
          <table:table-cell table:number-columns-repeated="1015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Mandach</text:p>
          </table:table-cell>
          <table:table-cell table:number-columns-repeated="1015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Koblenz</text:p>
          </table:table-cell>
          <table:table-cell table:number-columns-repeated="1015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ietheim</text:p>
          </table:table-cell>
          <table:table-cell table:number-columns-repeated="1015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Full-Reuenthal</text:p>
          </table:table-cell>
          <table:table-cell table:number-columns-repeated="1015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Leibstadt</text:p>
          </table:table-cell>
          <table:table-cell table:number-columns-repeated="1015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Schwaderloch</text:p>
          </table:table-cell>
          <table:table-cell table:number-columns-repeated="1015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Bad Zurzach</text:p>
          </table:table-cell>
          <table:table-cell table:number-columns-repeated="1015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ekingen AG</text:p>
          </table:table-cell>
          <table:table-cell table:number-columns-repeated="1015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Baldingen</text:p>
          </table:table-cell>
          <table:table-cell table:number-columns-repeated="1015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Böbikon</text:p>
          </table:table-cell>
          <table:table-cell table:number-columns-repeated="101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Baden</text:p>
          </table:table-cell>
          <table:table-cell table:number-columns-repeated="1015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Baden</text:p>
          </table:table-cell>
          <table:table-cell table:number-columns-repeated="1015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Dättwil AG</text:p>
          </table:table-cell>
          <table:table-cell table:number-columns-repeated="1015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Rütihof</text:p>
          </table:table-cell>
          <table:table-cell table:number-columns-repeated="1015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Ennetbaden</text:p>
          </table:table-cell>
          <table:table-cell table:number-columns-repeated="1015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Gebenstorf</text:p>
          </table:table-cell>
          <table:table-cell table:number-columns-repeated="1015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Birmenstorf AG</text:p>
          </table:table-cell>
          <table:table-cell table:number-columns-repeated="1015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Hertenstein AG</text:p>
          </table:table-cell>
          <table:table-cell table:number-columns-repeated="1015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Rieden AG</text:p>
          </table:table-cell>
          <table:table-cell table:number-columns-repeated="1015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Nussbaumen AG</text:p>
          </table:table-cell>
          <table:table-cell table:number-columns-repeated="1015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Kirchdorf AG</text:p>
          </table:table-cell>
          <table:table-cell table:number-columns-repeated="1015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Untersiggenthal</text:p>
          </table:table-cell>
          <table:table-cell table:number-columns-repeated="1015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Ehrendingen</text:p>
          </table:table-cell>
          <table:table-cell table:number-columns-repeated="1015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Freienwil</text:p>
          </table:table-cell>
          <table:table-cell table:number-columns-repeated="1015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chneisingen</text:p>
          </table:table-cell>
          <table:table-cell table:number-columns-repeated="1015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Lengnau AG</text:p>
          </table:table-cell>
          <table:table-cell table:number-columns-repeated="1015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Wettingen</text:p>
          </table:table-cell>
          <table:table-cell table:number-columns-repeated="1015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Neuenhof</text:p>
          </table:table-cell>
          <table:table-cell table:number-columns-repeated="1015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Würenlos</text:p>
          </table:table-cell>
          <table:table-cell table:number-columns-repeated="1015"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Fislisbach</text:p>
          </table:table-cell>
          <table:table-cell table:number-columns-repeated="1015"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Niederrohrdorf</text:p>
          </table:table-cell>
          <table:table-cell table:number-columns-repeated="1015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Künten</text:p>
          </table:table-cell>
          <table:table-cell table:number-columns-repeated="1015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Eggenwil</text:p>
          </table:table-cell>
          <table:table-cell table:number-columns-repeated="1015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Oberrohrdorf</text:p>
          </table:table-cell>
          <table:table-cell table:number-columns-repeated="1015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Remetschwil</text:p>
          </table:table-cell>
          <table:table-cell table:number-columns-repeated="1015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Bellikon</text:p>
          </table:table-cell>
          <table:table-cell table:number-columns-repeated="1015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glistorf</text:p>
          </table:table-cell>
          <table:table-cell table:number-columns-repeated="1015"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Wislikofen</text:p>
          </table:table-cell>
          <table:table-cell table:number-columns-repeated="1015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Rümikon AG</text:p>
          </table:table-cell>
          <table:table-cell table:number-columns-repeated="1015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Mellikon</text:p>
          </table:table-cell>
          <table:table-cell table:number-columns-repeated="1015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Kaiserstuhl AG</text:p>
          </table:table-cell>
          <table:table-cell table:number-columns-repeated="1015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Fisibach</text:p>
          </table:table-cell>
          <table:table-cell table:number-columns-repeated="1015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Hunzenschwil</text:p>
          </table:table-cell>
          <table:table-cell table:number-columns-repeated="1015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Schafisheim</text:p>
          </table:table-cell>
          <table:table-cell table:number-columns-repeated="1015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Othmarsingen</text:p>
          </table:table-cell>
          <table:table-cell table:number-columns-repeated="1015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Brunegg</text:p>
          </table:table-cell>
          <table:table-cell table:number-columns-repeated="1015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Mägenwil</text:p>
          </table:table-cell>
          <table:table-cell table:number-columns-repeated="1015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Mellingen</text:p>
          </table:table-cell>
          <table:table-cell table:number-columns-repeated="1015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Wohlenschwil</text:p>
          </table:table-cell>
          <table:table-cell table:number-columns-repeated="1015"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Tägerig</text:p>
          </table:table-cell>
          <table:table-cell table:number-columns-repeated="1015"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Nesselnbach</text:p>
          </table:table-cell>
          <table:table-cell table:number-columns-repeated="1015"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Niederwil AG</text:p>
          </table:table-cell>
          <table:table-cell table:number-columns-repeated="1015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Fischbach-Göslikon</text:p>
          </table:table-cell>
          <table:table-cell table:number-columns-repeated="101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Lenzburg</text:p>
          </table:table-cell>
          <table:table-cell table:number-columns-repeated="101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Ammerswil AG</text:p>
          </table:table-cell>
          <table:table-cell table:number-columns-repeated="1015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Staufen</text:p>
          </table:table-cell>
          <table:table-cell table:number-columns-repeated="1015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Hendschiken</text:p>
          </table:table-cell>
          <table:table-cell table:number-columns-repeated="1015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Dottikon</text:p>
          </table:table-cell>
          <table:table-cell table:number-columns-repeated="1015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Dintikon</text:p>
          </table:table-cell>
          <table:table-cell table:number-columns-repeated="1015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Hägglingen</text:p>
          </table:table-cell>
          <table:table-cell table:number-columns-repeated="101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Stetten AG</text:p>
          </table:table-cell>
          <table:table-cell table:number-columns-repeated="1015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Wohlen AG</text:p>
          </table:table-cell>
          <table:table-cell table:number-columns-repeated="1015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Anglikon</text:p>
          </table:table-cell>
          <table:table-cell table:number-columns-repeated="1015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Villmergen</text:p>
          </table:table-cell>
          <table:table-cell table:number-columns-repeated="101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Hilfikon</text:p>
          </table:table-cell>
          <table:table-cell table:number-columns-repeated="1015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armenstorf</text:p>
          </table:table-cell>
          <table:table-cell table:number-columns-repeated="1015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Fahrwangen</text:p>
          </table:table-cell>
          <table:table-cell table:number-columns-repeated="1015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Meisterschwanden</text:p>
          </table:table-cell>
          <table:table-cell table:number-columns-repeated="1015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Tennwil</text:p>
          </table:table-cell>
          <table:table-cell table:number-columns-repeated="1015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Bettwil</text:p>
          </table:table-cell>
          <table:table-cell table:number-columns-repeated="1015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Büttikon AG</text:p>
          </table:table-cell>
          <table:table-cell table:number-columns-repeated="1015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Uezwil</text:p>
          </table:table-cell>
          <table:table-cell table:number-columns-repeated="1015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Bremgarten AG</text:p>
          </table:table-cell>
          <table:table-cell table:number-columns-repeated="1015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Zufikon</text:p>
          </table:table-cell>
          <table:table-cell table:number-columns-repeated="1015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Waltenschwil</text:p>
          </table:table-cell>
          <table:table-cell table:number-columns-repeated="1015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Boswil</text:p>
          </table:table-cell>
          <table:table-cell table:number-columns-repeated="1015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Waldhäusern AG</text:p>
          </table:table-cell>
          <table:table-cell table:number-columns-repeated="1015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Bünzen</text:p>
          </table:table-cell>
          <table:table-cell table:number-columns-repeated="1015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Kallern</text:p>
          </table:table-cell>
          <table:table-cell table:number-columns-repeated="1015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Hermetschwil-Staffeln</text:p>
          </table:table-cell>
          <table:table-cell table:number-columns-repeated="1015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Besenbüren</text:p>
          </table:table-cell>
          <table:table-cell table:number-columns-repeated="1015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Aristau</text:p>
          </table:table-cell>
          <table:table-cell table:number-columns-repeated="1015"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Muri AG</text:p>
          </table:table-cell>
          <table:table-cell table:number-columns-repeated="1015"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Buttwil</text:p>
          </table:table-cell>
          <table:table-cell table:number-columns-repeated="1015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Merenschwand</text:p>
          </table:table-cell>
          <table:table-cell table:number-columns-repeated="1015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Benzenschwil</text:p>
          </table:table-cell>
          <table:table-cell table:number-columns-repeated="1015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Geltwil</text:p>
          </table:table-cell>
          <table:table-cell table:number-columns-repeated="1015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Beinwil (Freiamt)</text:p>
          </table:table-cell>
          <table:table-cell table:number-columns-repeated="1015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Mühlau</text:p>
          </table:table-cell>
          <table:table-cell table:number-columns-repeated="1015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Alikon</text:p>
          </table:table-cell>
          <table:table-cell table:number-columns-repeated="1015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Meienberg</text:p>
          </table:table-cell>
          <table:table-cell table:number-columns-repeated="1015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ins</text:p>
          </table:table-cell>
          <table:table-cell table:number-columns-repeated="1015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Auw</text:p>
          </table:table-cell>
          <table:table-cell table:number-columns-repeated="1015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Aettenschwil</text:p>
          </table:table-cell>
          <table:table-cell table:number-columns-repeated="1015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Fenkrieden</text:p>
          </table:table-cell>
          <table:table-cell table:number-columns-repeated="1015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Abtwil AG</text:p>
          </table:table-cell>
          <table:table-cell table:number-columns-repeated="1015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Oberrüti</text:p>
          </table:table-cell>
          <table:table-cell table:number-columns-repeated="1015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Niederlenz</text:p>
          </table:table-cell>
          <table:table-cell table:number-columns-repeated="1015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Seon</text:p>
          </table:table-cell>
          <table:table-cell table:number-columns-repeated="101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Egliswil</text:p>
          </table:table-cell>
          <table:table-cell table:number-columns-repeated="1015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Hallwil</text:p>
          </table:table-cell>
          <table:table-cell table:number-columns-repeated="1015"/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Boniswil</text:p>
          </table:table-cell>
          <table:table-cell table:number-columns-repeated="1015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Seengen</text:p>
          </table:table-cell>
          <table:table-cell table:number-columns-repeated="1015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Birrwil</text:p>
          </table:table-cell>
          <table:table-cell table:number-columns-repeated="1015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Beinwil am See</text:p>
          </table:table-cell>
          <table:table-cell table:number-columns-repeated="1015"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Gränichen</text:p>
          </table:table-cell>
          <table:table-cell table:number-columns-repeated="1015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Teufenthal AG</text:p>
          </table:table-cell>
          <table:table-cell table:number-columns-repeated="1015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Dürrenäsch</text:p>
          </table:table-cell>
          <table:table-cell table:number-columns-repeated="1015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Leutwil</text:p>
          </table:table-cell>
          <table:table-cell table:number-columns-repeated="1015"/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Unterkulm</text:p>
          </table:table-cell>
          <table:table-cell table:number-columns-repeated="1015"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Oberkulm</text:p>
          </table:table-cell>
          <table:table-cell table:number-columns-repeated="1015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Gontenschwil</text:p>
          </table:table-cell>
          <table:table-cell table:number-columns-repeated="1015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Zetzwil</text:p>
          </table:table-cell>
          <table:table-cell table:number-columns-repeated="1015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Leimbach AG</text:p>
          </table:table-cell>
          <table:table-cell table:number-columns-repeated="1015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Reinach AG</text:p>
          </table:table-cell>
          <table:table-cell table:number-columns-repeated="1015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Pfeffikon LU</text:p>
          </table:table-cell>
          <table:table-cell table:number-columns-repeated="101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Burg AG</text:p>
          </table:table-cell>
          <table:table-cell table:number-columns-repeated="1015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Menziken</text:p>
          </table:table-cell>
          <table:table-cell table:number-columns-repeated="1015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Kölliken</text:p>
          </table:table-cell>
          <table:table-cell table:number-columns-repeated="1015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Safenwil</text:p>
          </table:table-cell>
          <table:table-cell table:number-columns-repeated="1015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Walterswil SO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St. Niklausen LU</text:p>
          </table:table-cell>
          <table:table-cell table:number-columns-repeated="1015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Kriens</text:p>
          </table:table-cell>
          <table:table-cell table:number-columns-repeated="1015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Pilatus Kulm</text:p>
          </table:table-cell>
          <table:table-cell table:number-columns-repeated="1015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Obernau</text:p>
          </table:table-cell>
          <table:table-cell table:number-columns-repeated="1015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Eigenthal</text:p>
          </table:table-cell>
          <table:table-cell table:number-columns-repeated="1015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Luzern</text:p>
          </table:table-cell>
          <table:table-cell table:number-columns-repeated="1015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llbühl</text:p>
          </table:table-cell>
          <table:table-cell table:number-columns-repeated="1015"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Ruswil</text:p>
          </table:table-cell>
          <table:table-cell table:number-columns-repeated="1015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Buttisholz</text:p>
          </table:table-cell>
          <table:table-cell table:number-columns-repeated="1015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Sigigen</text:p>
          </table:table-cell>
          <table:table-cell table:number-columns-repeated="1015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Emmenbrücke</text:p>
          </table:table-cell>
          <table:table-cell table:number-columns-repeated="1015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Grosswangen</text:p>
          </table:table-cell>
          <table:table-cell table:number-columns-repeated="1015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Rothenburg</text:p>
          </table:table-cell>
          <table:table-cell table:number-columns-repeated="1015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ildisrieden</text:p>
          </table:table-cell>
          <table:table-cell table:number-columns-repeated="1015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Neudorf</text:p>
          </table:table-cell>
          <table:table-cell table:number-columns-repeated="1015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Rain</text:p>
          </table:table-cell>
          <table:table-cell table:number-columns-repeated="1015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Römerswil LU</text:p>
          </table:table-cell>
          <table:table-cell table:number-columns-repeated="1015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erlisberg</text:p>
          </table:table-cell>
          <table:table-cell table:number-columns-repeated="1015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Ebikon</text:p>
          </table:table-cell>
          <table:table-cell table:number-columns-repeated="1015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Emmen</text:p>
          </table:table-cell>
          <table:table-cell table:number-columns-repeated="1015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Buchrain</text:p>
          </table:table-cell>
          <table:table-cell table:number-columns-repeated="1015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Inwil</text:p>
          </table:table-cell>
          <table:table-cell table:number-columns-repeated="1015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Perlen</text:p>
          </table:table-cell>
          <table:table-cell table:number-columns-repeated="1015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Dierikon</text:p>
          </table:table-cell>
          <table:table-cell table:number-columns-repeated="1015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Root</text:p>
          </table:table-cell>
          <table:table-cell table:number-columns-repeated="1015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Gisikon</text:p>
          </table:table-cell>
          <table:table-cell table:number-columns-repeated="1015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onau</text:p>
          </table:table-cell>
          <table:table-cell table:number-columns-repeated="1015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Root Längenbold</text:p>
          </table:table-cell>
          <table:table-cell table:number-columns-repeated="1015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Dietwil</text:p>
          </table:table-cell>
          <table:table-cell table:number-columns-repeated="1015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Adligenswil</text:p>
          </table:table-cell>
          <table:table-cell table:number-columns-repeated="1015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Udligenswil</text:p>
          </table:table-cell>
          <table:table-cell table:number-columns-repeated="1015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Meggen</text:p>
          </table:table-cell>
          <table:table-cell table:number-columns-repeated="1015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Kastanienbaum</text:p>
          </table:table-cell>
          <table:table-cell table:number-columns-repeated="1015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orw</text:p>
          </table:table-cell>
          <table:table-cell table:number-columns-repeated="1015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Hergiswil NW</text:p>
          </table:table-cell>
          <table:table-cell table:number-columns-repeated="1015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Alpnachstad</text:p>
          </table:table-cell>
          <table:table-cell table:number-columns-repeated="1015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Alpnach Dorf</text:p>
          </table:table-cell>
          <table:table-cell table:number-columns-repeated="1015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Kägiswil</text:p>
          </table:table-cell>
          <table:table-cell table:number-columns-repeated="1015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Sarnen</text:p>
          </table:table-cell>
          <table:table-cell table:number-columns-repeated="1015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Ramersberg</text:p>
          </table:table-cell>
          <table:table-cell table:number-columns-repeated="1015"/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Wilen (Sarnen)</text:p>
          </table:table-cell>
          <table:table-cell table:number-columns-repeated="1015"/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Stalden (Sarnen)</text:p>
          </table:table-cell>
          <table:table-cell table:number-columns-repeated="1015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Kerns</text:p>
          </table:table-cell>
          <table:table-cell table:number-columns-repeated="1015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St. Niklausen OW</text:p>
          </table:table-cell>
          <table:table-cell table:number-columns-repeated="1015"/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string" calcext:value-type="string">
            <text:p>Melchtal</text:p>
          </table:table-cell>
          <table:table-cell table:number-columns-repeated="1015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Melchsee-Frutt</text:p>
          </table:table-cell>
          <table:table-cell table:number-columns-repeated="1015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achseln</text:p>
          </table:table-cell>
          <table:table-cell table:number-columns-repeated="1015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Flüeli-Ranft</text:p>
          </table:table-cell>
          <table:table-cell table:number-columns-repeated="1015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Giswil</text:p>
          </table:table-cell>
          <table:table-cell table:number-columns-repeated="1015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Bürglen OW</text:p>
          </table:table-cell>
          <table:table-cell table:number-columns-repeated="1015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Lungern</text:p>
          </table:table-cell>
          <table:table-cell table:number-columns-repeated="1015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Hasliberg Hohfluh</text:p>
          </table:table-cell>
          <table:table-cell table:number-columns-repeated="1015"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Hasliberg Wasserwendi</text:p>
          </table:table-cell>
          <table:table-cell table:number-columns-repeated="1015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Hasliberg Goldern</text:p>
          </table:table-cell>
          <table:table-cell table:number-columns-repeated="1015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Hasliberg Reuti</text:p>
          </table:table-cell>
          <table:table-cell table:number-columns-repeated="1015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Malters</text:p>
          </table:table-cell>
          <table:table-cell table:number-columns-repeated="1015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Schwarzenberg LU</text:p>
          </table:table-cell>
          <table:table-cell table:number-columns-repeated="1015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Schachen LU</text:p>
          </table:table-cell>
          <table:table-cell table:number-columns-repeated="1015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Werthenstein</text:p>
          </table:table-cell>
          <table:table-cell table:number-columns-repeated="1015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ontannen b. Wolhusen</text:p>
          </table:table-cell>
          <table:table-cell table:number-columns-repeated="1015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Wolhusen</text:p>
          </table:table-cell>
          <table:table-cell table:number-columns-repeated="1015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Doppleschwand</text:p>
          </table:table-cell>
          <table:table-cell table:number-columns-repeated="1015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Romoos</text:p>
          </table:table-cell>
          <table:table-cell table:number-columns-repeated="1015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einhuserberg</text:p>
          </table:table-cell>
          <table:table-cell table:number-columns-repeated="1015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Menznau</text:p>
          </table:table-cell>
          <table:table-cell table:number-columns-repeated="1015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Geiss</text:p>
          </table:table-cell>
          <table:table-cell table:number-columns-repeated="1015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Menzberg</text:p>
          </table:table-cell>
          <table:table-cell table:number-columns-repeated="1015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Daiwil</text:p>
          </table:table-cell>
          <table:table-cell table:number-columns-repeated="1015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Willisau</text:p>
          </table:table-cell>
          <table:table-cell table:number-columns-repeated="1015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Rohrmatt</text:p>
          </table:table-cell>
          <table:table-cell table:number-columns-repeated="1015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Hergiswil b. Willisau</text:p>
          </table:table-cell>
          <table:table-cell table:number-columns-repeated="1015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Gettnau</text:p>
          </table:table-cell>
          <table:table-cell table:number-columns-repeated="1015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Ohmstal</text:p>
          </table:table-cell>
          <table:table-cell table:number-columns-repeated="1015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Zell LU</text:p>
          </table:table-cell>
          <table:table-cell table:number-columns-repeated="1015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Fischbach LU</text:p>
          </table:table-cell>
          <table:table-cell table:number-columns-repeated="1015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Grossdietwil</text:p>
          </table:table-cell>
          <table:table-cell table:number-columns-repeated="1015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Altbüron</text:p>
          </table:table-cell>
          <table:table-cell table:number-columns-repeated="1015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Hüswil</text:p>
          </table:table-cell>
          <table:table-cell table:number-columns-repeated="1015"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Ufhusen</text:p>
          </table:table-cell>
          <table:table-cell table:number-columns-repeated="1015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Hofstatt</text:p>
          </table:table-cell>
          <table:table-cell table:number-columns-repeated="1015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Luthern Bad</text:p>
          </table:table-cell>
          <table:table-cell table:number-columns-repeated="1015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Luthern</text:p>
          </table:table-cell>
          <table:table-cell table:number-columns-repeated="1015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Rengg</text:p>
          </table:table-cell>
          <table:table-cell table:number-columns-repeated="1015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Finsterwald b. Entlebuch</text:p>
          </table:table-cell>
          <table:table-cell table:number-columns-repeated="1015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Entlebuch</text:p>
          </table:table-cell>
          <table:table-cell table:number-columns-repeated="1015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Ebnet</text:p>
          </table:table-cell>
          <table:table-cell table:number-columns-repeated="1015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Hasle LU</text:p>
          </table:table-cell>
          <table:table-cell table:number-columns-repeated="1015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Bramboden</text:p>
          </table:table-cell>
          <table:table-cell table:number-columns-repeated="1015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Schüpfheim</text:p>
          </table:table-cell>
          <table:table-cell table:number-columns-repeated="1015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Flühli LU</text:p>
          </table:table-cell>
          <table:table-cell table:number-columns-repeated="1015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Sörenberg</text:p>
          </table:table-cell>
          <table:table-cell table:number-columns-repeated="1015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Escholzmatt</text:p>
          </table:table-cell>
          <table:table-cell table:number-columns-repeated="1015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Wiggen</text:p>
          </table:table-cell>
          <table:table-cell table:number-columns-repeated="101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Marbach LU</text:p>
          </table:table-cell>
          <table:table-cell table:number-columns-repeated="1015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Schangnau</text:p>
          </table:table-cell>
          <table:table-cell table:number-columns-repeated="1015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Sempach Station</text:p>
          </table:table-cell>
          <table:table-cell table:number-columns-repeated="1015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Sempach</text:p>
          </table:table-cell>
          <table:table-cell table:number-columns-repeated="1015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Eich</text:p>
          </table:table-cell>
          <table:table-cell table:number-columns-repeated="1015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Neuenkirch</text:p>
          </table:table-cell>
          <table:table-cell table:number-columns-repeated="1015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Nottwil</text:p>
          </table:table-cell>
          <table:table-cell table:number-columns-repeated="1015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Oberkirch LU</text:p>
          </table:table-cell>
          <table:table-cell table:number-columns-repeated="1015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Sursee</text:p>
          </table:table-cell>
          <table:table-cell table:number-columns-repeated="1015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Buchs LU</text:p>
          </table:table-cell>
          <table:table-cell table:number-columns-repeated="1015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Kaltbach</text:p>
          </table:table-cell>
          <table:table-cell table:number-columns-repeated="1015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St. Erhard</text:p>
          </table:table-cell>
          <table:table-cell table:number-columns-repeated="1015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Knutwil</text:p>
          </table:table-cell>
          <table:table-cell table:number-columns-repeated="1015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Schenkon</text:p>
          </table:table-cell>
          <table:table-cell table:number-columns-repeated="1015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Schwarzenbach Beromünster</text:p>
          </table:table-cell>
          <table:table-cell table:number-columns-repeated="1015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Beromünster</text:p>
          </table:table-cell>
          <table:table-cell table:number-columns-repeated="1015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Mauensee</text:p>
          </table:table-cell>
          <table:table-cell table:number-columns-repeated="1015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Kottwil</text:p>
          </table:table-cell>
          <table:table-cell table:number-columns-repeated="1015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Ettiswil</text:p>
          </table:table-cell>
          <table:table-cell table:number-columns-repeated="1015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Rickenbach LU</text:p>
          </table:table-cell>
          <table:table-cell table:number-columns-repeated="101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Gunzwil</text:p>
          </table:table-cell>
          <table:table-cell table:number-columns-repeated="1015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Schlierbach</text:p>
          </table:table-cell>
          <table:table-cell table:number-columns-repeated="1015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Geuensee</text:p>
          </table:table-cell>
          <table:table-cell table:number-columns-repeated="1015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Büron</text:p>
          </table:table-cell>
          <table:table-cell table:number-columns-repeated="1015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Kulmerau</text:p>
          </table:table-cell>
          <table:table-cell table:number-columns-repeated="1015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riengen</text:p>
          </table:table-cell>
          <table:table-cell table:number-columns-repeated="1015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Winikon</text:p>
          </table:table-cell>
          <table:table-cell table:number-columns-repeated="1015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Wilihof</text:p>
          </table:table-cell>
          <table:table-cell table:number-columns-repeated="1015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Wauwil</text:p>
          </table:table-cell>
          <table:table-cell table:number-columns-repeated="1015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Egolzwil</text:p>
          </table:table-cell>
          <table:table-cell table:number-columns-repeated="1015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Nebikon</text:p>
          </table:table-cell>
          <table:table-cell table:number-columns-repeated="1015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Ebersecken</text:p>
          </table:table-cell>
          <table:table-cell table:number-columns-repeated="101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Altishofen</text:p>
          </table:table-cell>
          <table:table-cell table:number-columns-repeated="101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Schötz</text:p>
          </table:table-cell>
          <table:table-cell table:number-columns-repeated="101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Alberswil</text:p>
          </table:table-cell>
          <table:table-cell table:number-columns-repeated="101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Dagmersellen</text:p>
          </table:table-cell>
          <table:table-cell table:number-columns-repeated="101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Uffikon</text:p>
          </table:table-cell>
          <table:table-cell table:number-columns-repeated="101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Reidermoos</text:p>
          </table:table-cell>
          <table:table-cell table:number-columns-repeated="101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Hintermoos</text:p>
          </table:table-cell>
          <table:table-cell table:number-columns-repeated="101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Mehlsecken</text:p>
          </table:table-cell>
          <table:table-cell table:number-columns-repeated="101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Reiden</text:p>
          </table:table-cell>
          <table:table-cell table:number-columns-repeated="101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Langnau b. Reiden</text:p>
          </table:table-cell>
          <table:table-cell table:number-columns-repeated="101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Richenthal</text:p>
          </table:table-cell>
          <table:table-cell table:number-columns-repeated="101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Pfaffnau</text:p>
          </table:table-cell>
          <table:table-cell table:number-columns-repeated="101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Roggliswil</text:p>
          </table:table-cell>
          <table:table-cell table:number-columns-repeated="1015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Eschenbach LU</text:p>
          </table:table-cell>
          <table:table-cell table:number-columns-repeated="1015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Ballwil</text:p>
          </table:table-cell>
          <table:table-cell table:number-columns-repeated="1015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string" calcext:value-type="string">
            <text:p>Hohenrain</text:p>
          </table:table-cell>
          <table:table-cell table:number-columns-repeated="1015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Kleinwangen</text:p>
          </table:table-cell>
          <table:table-cell table:number-columns-repeated="1015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Lieli LU</text:p>
          </table:table-cell>
          <table:table-cell table:number-columns-repeated="1015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Hochdorf</text:p>
          </table:table-cell>
          <table:table-cell table:number-columns-repeated="1015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Urswil</text:p>
          </table:table-cell>
          <table:table-cell table:number-columns-repeated="1015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Baldegg</text:p>
          </table:table-cell>
          <table:table-cell table:number-columns-repeated="1015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Sulz LU</text:p>
          </table:table-cell>
          <table:table-cell table:number-columns-repeated="1015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Gelfingen</text:p>
          </table:table-cell>
          <table:table-cell table:number-columns-repeated="1015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Retschwil</text:p>
          </table:table-cell>
          <table:table-cell table:number-columns-repeated="1015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Hitzkirch</text:p>
          </table:table-cell>
          <table:table-cell table:number-columns-repeated="1015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Altwis</text:p>
          </table:table-cell>
          <table:table-cell table:number-columns-repeated="1015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Aesch LU</text:p>
          </table:table-cell>
          <table:table-cell table:number-columns-repeated="1015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Schongau</text:p>
          </table:table-cell>
          <table:table-cell table:number-columns-repeated="1015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Müswangen</text:p>
          </table:table-cell>
          <table:table-cell table:number-columns-repeated="1015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Hämikon</text:p>
          </table:table-cell>
          <table:table-cell table:number-columns-repeated="1015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Ermensee</text:p>
          </table:table-cell>
          <table:table-cell table:number-columns-repeated="1015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Mosen</text:p>
          </table:table-cell>
          <table:table-cell table:number-columns-repeated="101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Zug</text:p>
          </table:table-cell>
          <table:table-cell table:number-columns-repeated="101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Zugerberg</text:p>
          </table:table-cell>
          <table:table-cell table:number-columns-repeated="1015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Steinhausen</text:p>
          </table:table-cell>
          <table:table-cell table:number-columns-repeated="101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Edlibach</text:p>
          </table:table-cell>
          <table:table-cell table:number-columns-repeated="101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Finstersee</text:p>
          </table:table-cell>
          <table:table-cell table:number-columns-repeated="101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Menzingen</text:p>
          </table:table-cell>
          <table:table-cell table:number-columns-repeated="1015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Neuägeri</text:p>
          </table:table-cell>
          <table:table-cell table:number-columns-repeated="1015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Unterägeri</text:p>
          </table:table-cell>
          <table:table-cell table:number-columns-repeated="1015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Morgarten</text:p>
          </table:table-cell>
          <table:table-cell table:number-columns-repeated="1015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Alosen</text:p>
          </table:table-cell>
          <table:table-cell table:number-columns-repeated="1015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Oberägeri</text:p>
          </table:table-cell>
          <table:table-cell table:number-columns-repeated="1015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Oberwil b. Zug</text:p>
          </table:table-cell>
          <table:table-cell table:number-columns-repeated="1015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Walchwil</text:p>
          </table:table-cell>
          <table:table-cell table:number-columns-repeated="1015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llenwinden</text:p>
          </table:table-cell>
          <table:table-cell table:number-columns-repeated="1015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Cham</text:p>
          </table:table-cell>
          <table:table-cell table:number-columns-repeated="1015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Hünenberg</text:p>
          </table:table-cell>
          <table:table-cell table:number-columns-repeated="1015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Hagendorn</text:p>
          </table:table-cell>
          <table:table-cell table:number-columns-repeated="1015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Hünenberg See</text:p>
          </table:table-cell>
          <table:table-cell table:number-columns-repeated="1015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Baar</text:p>
          </table:table-cell>
          <table:table-cell table:number-columns-repeated="1015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Sihlbrugg</text:p>
          </table:table-cell>
          <table:table-cell table:number-columns-repeated="1015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Buonas</text:p>
          </table:table-cell>
          <table:table-cell table:number-columns-repeated="1015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Risch</text:p>
          </table:table-cell>
          <table:table-cell table:number-columns-repeated="1015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Holzhäusern ZG</text:p>
          </table:table-cell>
          <table:table-cell table:number-columns-repeated="1015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Rotkreuz</text:p>
          </table:table-cell>
          <table:table-cell table:number-columns-repeated="1015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Meierskappel</text:p>
          </table:table-cell>
          <table:table-cell table:number-columns-repeated="1015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Neuheim</text:p>
          </table:table-cell>
          <table:table-cell table:number-columns-repeated="1015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Weggis</text:p>
          </table:table-cell>
          <table:table-cell table:number-columns-repeated="1015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Vitznau</text:p>
          </table:table-cell>
          <table:table-cell table:number-columns-repeated="1015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Rigi Kaltbad</text:p>
          </table:table-cell>
          <table:table-cell table:number-columns-repeated="1015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Stansstad</text:p>
          </table:table-cell>
          <table:table-cell table:number-columns-repeated="101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Obbürgen</text:p>
          </table:table-cell>
          <table:table-cell table:number-columns-repeated="101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Bürgenstock</text:p>
          </table:table-cell>
          <table:table-cell table:number-columns-repeated="101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Fürigen</text:p>
          </table:table-cell>
          <table:table-cell table:number-columns-repeated="1015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Kehrsiten</text:p>
          </table:table-cell>
          <table:table-cell table:number-columns-repeated="1015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Stans</text:p>
          </table:table-cell>
          <table:table-cell table:number-columns-repeated="1015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Oberdorf NW</text:p>
          </table:table-cell>
          <table:table-cell table:number-columns-repeated="1015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Ennetmoos</text:p>
          </table:table-cell>
          <table:table-cell table:number-columns-repeated="101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Ennetbürgen</text:p>
          </table:table-cell>
          <table:table-cell table:number-columns-repeated="1015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Buochs</text:p>
          </table:table-cell>
          <table:table-cell table:number-columns-repeated="1015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string" calcext:value-type="string">
            <text:p>Beckenried</text:p>
          </table:table-cell>
          <table:table-cell table:number-columns-repeated="1015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Emmetten</text:p>
          </table:table-cell>
          <table:table-cell table:number-columns-repeated="1015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Seelisberg</text:p>
          </table:table-cell>
          <table:table-cell table:number-columns-repeated="1015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string" calcext:value-type="string">
            <text:p>Büren NW</text:p>
          </table:table-cell>
          <table:table-cell table:number-columns-repeated="101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Niederrickenbach</text:p>
          </table:table-cell>
          <table:table-cell table:number-columns-repeated="101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Wiesenberg</text:p>
          </table:table-cell>
          <table:table-cell table:number-columns-repeated="101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Wirzweli</text:p>
          </table:table-cell>
          <table:table-cell table:number-columns-repeated="101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Dallenwil</text:p>
          </table:table-cell>
          <table:table-cell table:number-columns-repeated="1015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Wolfenschiessen</text:p>
          </table:table-cell>
          <table:table-cell table:number-columns-repeated="1015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Oberrickenbach</text:p>
          </table:table-cell>
          <table:table-cell table:number-columns-repeated="1015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Grafenort</text:p>
          </table:table-cell>
          <table:table-cell table:number-columns-repeated="1015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Engelberg</text:p>
          </table:table-cell>
          <table:table-cell table:number-columns-repeated="1015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Merlischachen</text:p>
          </table:table-cell>
          <table:table-cell table:number-columns-repeated="1015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Küssnacht am Rigi</text:p>
          </table:table-cell>
          <table:table-cell table:number-columns-repeated="1015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Greppen</text:p>
          </table:table-cell>
          <table:table-cell table:number-columns-repeated="1015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Immensee</text:p>
          </table:table-cell>
          <table:table-cell table:number-columns-repeated="1015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Klösterli</text:p>
          </table:table-cell>
          <table:table-cell table:number-columns-repeated="1015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Staffel</text:p>
          </table:table-cell>
          <table:table-cell table:number-columns-repeated="1015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Kulm</text:p>
          </table:table-cell>
          <table:table-cell table:number-columns-repeated="1015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Scheidegg</text:p>
          </table:table-cell>
          <table:table-cell table:number-columns-repeated="1015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Goldau</text:p>
          </table:table-cell>
          <table:table-cell table:number-columns-repeated="1015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Oberarth</text:p>
          </table:table-cell>
          <table:table-cell table:number-columns-repeated="1015"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Arth</text:p>
          </table:table-cell>
          <table:table-cell table:number-columns-repeated="1015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Steinerberg</text:p>
          </table:table-cell>
          <table:table-cell table:number-columns-repeated="1015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Sattel</text:p>
          </table:table-cell>
          <table:table-cell table:number-columns-repeated="1015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Rothenthurm</text:p>
          </table:table-cell>
          <table:table-cell table:number-columns-repeated="1015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Steinen</text:p>
          </table:table-cell>
          <table:table-cell table:number-columns-repeated="1015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Seewen SZ</text:p>
          </table:table-cell>
          <table:table-cell table:number-columns-repeated="1015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Lauerz</text:p>
          </table:table-cell>
          <table:table-cell table:number-columns-repeated="1015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Schwyz</text:p>
          </table:table-cell>
          <table:table-cell table:number-columns-repeated="1015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Rickenbach b. Schwyz</text:p>
          </table:table-cell>
          <table:table-cell table:number-columns-repeated="1015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Stoos SZ</text:p>
          </table:table-cell>
          <table:table-cell table:number-columns-repeated="1015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Illgau</text:p>
          </table:table-cell>
          <table:table-cell table:number-columns-repeated="1015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Ried (Muotathal)</text:p>
          </table:table-cell>
          <table:table-cell table:number-columns-repeated="1015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Bisisthal</text:p>
          </table:table-cell>
          <table:table-cell table:number-columns-repeated="1015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Muotathal</text:p>
          </table:table-cell>
          <table:table-cell table:number-columns-repeated="1015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Ibach</text:p>
          </table:table-cell>
          <table:table-cell table:number-columns-repeated="1015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Brunnen</text:p>
          </table:table-cell>
          <table:table-cell table:number-columns-repeated="1015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Rütli</text:p>
          </table:table-cell>
          <table:table-cell table:number-columns-repeated="1015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Gersau</text:p>
          </table:table-cell>
          <table:table-cell table:number-columns-repeated="1015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Morschach</text:p>
          </table:table-cell>
          <table:table-cell table:number-columns-repeated="1015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Riemenstalden</text:p>
          </table:table-cell>
          <table:table-cell table:number-columns-repeated="1015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Sisikon</text:p>
          </table:table-cell>
          <table:table-cell table:number-columns-repeated="1015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Flüelen</text:p>
          </table:table-cell>
          <table:table-cell table:number-columns-repeated="1015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Altdorf UR</text:p>
          </table:table-cell>
          <table:table-cell table:number-columns-repeated="1015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Isenthal</text:p>
          </table:table-cell>
          <table:table-cell table:number-columns-repeated="1015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Seedorf UR</text:p>
          </table:table-cell>
          <table:table-cell table:number-columns-repeated="1015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Bürglen UR</text:p>
          </table:table-cell>
          <table:table-cell table:number-columns-repeated="1015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Spiringen</text:p>
          </table:table-cell>
          <table:table-cell table:number-columns-repeated="1015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Unterschächen</text:p>
          </table:table-cell>
          <table:table-cell table:number-columns-repeated="1015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Bauen</text:p>
          </table:table-cell>
          <table:table-cell table:number-columns-repeated="1015"/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Schattdorf</text:p>
          </table:table-cell>
          <table:table-cell table:number-columns-repeated="1015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Attinghausen</text:p>
          </table:table-cell>
          <table:table-cell table:number-columns-repeated="1015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Haldi b. Schattdorf</text:p>
          </table:table-cell>
          <table:table-cell table:number-columns-repeated="1015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Erstfeld</text:p>
          </table:table-cell>
          <table:table-cell table:number-columns-repeated="1015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Silenen</text:p>
          </table:table-cell>
          <table:table-cell table:number-columns-repeated="1015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Amsteg</text:p>
          </table:table-cell>
          <table:table-cell table:number-columns-repeated="1015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Bristen</text:p>
          </table:table-cell>
          <table:table-cell table:number-columns-repeated="1015"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Intschi</text:p>
          </table:table-cell>
          <table:table-cell table:number-columns-repeated="1015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Gurtnellen</text:p>
          </table:table-cell>
          <table:table-cell table:number-columns-repeated="1015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Wassen UR</text:p>
          </table:table-cell>
          <table:table-cell table:number-columns-repeated="1015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Meien</text:p>
          </table:table-cell>
          <table:table-cell table:number-columns-repeated="1015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Göschenen</text:p>
          </table:table-cell>
          <table:table-cell table:number-columns-repeated="1015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Andermatt</text:p>
          </table:table-cell>
          <table:table-cell table:number-columns-repeated="1015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Realp</text:p>
          </table:table-cell>
          <table:table-cell table:number-columns-repeated="1015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ospental</text:p>
          </table:table-cell>
          <table:table-cell table:number-columns-repeated="10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Bellinzona</text:p>
          </table:table-cell>
          <table:table-cell table:number-columns-repeated="1015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Bellinzona</text:p>
          </table:table-cell>
          <table:table-cell table:number-columns-repeated="1015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Giubiasco</text:p>
          </table:table-cell>
          <table:table-cell table:number-columns-repeated="1015"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Monte Carasso</text:p>
          </table:table-cell>
          <table:table-cell table:number-columns-repeated="1015"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Sementina</text:p>
          </table:table-cell>
          <table:table-cell table:number-columns-repeated="1015"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Gudo</text:p>
          </table:table-cell>
          <table:table-cell table:number-columns-repeated="1015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Cugnasco</text:p>
          </table:table-cell>
          <table:table-cell table:number-columns-repeated="1015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Arbedo</text:p>
          </table:table-cell>
          <table:table-cell table:number-columns-repeated="1015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Gorduno</text:p>
          </table:table-cell>
          <table:table-cell table:number-columns-repeated="1015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reonzo</text:p>
          </table:table-cell>
          <table:table-cell table:number-columns-repeated="1015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Moleno</text:p>
          </table:table-cell>
          <table:table-cell table:number-columns-repeated="1015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Gnosca</text:p>
          </table:table-cell>
          <table:table-cell table:number-columns-repeated="1015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Prosito</text:p>
          </table:table-cell>
          <table:table-cell table:number-columns-repeated="1015"/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Lodrino</text:p>
          </table:table-cell>
          <table:table-cell table:number-columns-repeated="1015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Camorino</text:p>
          </table:table-cell>
          <table:table-cell table:number-columns-repeated="1015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Castione</text:p>
          </table:table-cell>
          <table:table-cell table:number-columns-repeated="1015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Lumino</text:p>
          </table:table-cell>
          <table:table-cell table:number-columns-repeated="1015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S. Vittore</text:p>
          </table:table-cell>
          <table:table-cell table:number-columns-repeated="1015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Roveredo GR</text:p>
          </table:table-cell>
          <table:table-cell table:number-columns-repeated="1015"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Grono</text:p>
          </table:table-cell>
          <table:table-cell table:number-columns-repeated="1015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Verdabbio</text:p>
          </table:table-cell>
          <table:table-cell table:number-columns-repeated="1015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Castaneda</text:p>
          </table:table-cell>
          <table:table-cell table:number-columns-repeated="1015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Sta. Maria in Calanca</text:p>
          </table:table-cell>
          <table:table-cell table:number-columns-repeated="1015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Buseno</text:p>
          </table:table-cell>
          <table:table-cell table:number-columns-repeated="1015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Arvigo</text:p>
          </table:table-cell>
          <table:table-cell table:number-columns-repeated="1015"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Braggio</text:p>
          </table:table-cell>
          <table:table-cell table:number-columns-repeated="1015"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Selma</text:p>
          </table:table-cell>
          <table:table-cell table:number-columns-repeated="1015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Cauco</text:p>
          </table:table-cell>
          <table:table-cell table:number-columns-repeated="1015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Augio</text:p>
          </table:table-cell>
          <table:table-cell table:number-columns-repeated="1015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Rossa</text:p>
          </table:table-cell>
          <table:table-cell table:number-columns-repeated="1015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Laura</text:p>
          </table:table-cell>
          <table:table-cell table:number-columns-repeated="1015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Leggia</text:p>
          </table:table-cell>
          <table:table-cell table:number-columns-repeated="1015"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Cama</text:p>
          </table:table-cell>
          <table:table-cell table:number-columns-repeated="1015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Lostallo</text:p>
          </table:table-cell>
          <table:table-cell table:number-columns-repeated="1015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Soazza</text:p>
          </table:table-cell>
          <table:table-cell table:number-columns-repeated="1015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Mesocco</text:p>
          </table:table-cell>
          <table:table-cell table:number-columns-repeated="1015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S. Bernardino</text:p>
          </table:table-cell>
          <table:table-cell table:number-columns-repeated="1015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Indemini</text:p>
          </table:table-cell>
          <table:table-cell table:number-columns-repeated="1015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Quartino</text:p>
          </table:table-cell>
          <table:table-cell table:number-columns-repeated="1015"/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Magadino</text:p>
          </table:table-cell>
          <table:table-cell table:number-columns-repeated="1015"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Vira (Gambarogno)</text:p>
          </table:table-cell>
          <table:table-cell table:number-columns-repeated="1015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Vairano</text:p>
          </table:table-cell>
          <table:table-cell table:number-columns-repeated="1015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S. Nazzaro</text:p>
          </table:table-cell>
          <table:table-cell table:number-columns-repeated="1015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Gerra (Gambarogno)</text:p>
          </table:table-cell>
          <table:table-cell table:number-columns-repeated="1015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Ranzo</text:p>
          </table:table-cell>
          <table:table-cell table:number-columns-repeated="1015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Caviano</text:p>
          </table:table-cell>
          <table:table-cell table:number-columns-repeated="1015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Piazzogna</text:p>
          </table:table-cell>
          <table:table-cell table:number-columns-repeated="1015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Pianezzo</text:p>
          </table:table-cell>
          <table:table-cell table:number-columns-repeated="1015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S. Antonio (Val Morobbia)</text:p>
          </table:table-cell>
          <table:table-cell table:number-columns-repeated="1015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Carena</text:p>
          </table:table-cell>
          <table:table-cell table:number-columns-repeated="1015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S. Antonino</text:p>
          </table:table-cell>
          <table:table-cell table:number-columns-repeated="1015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Cadenazzo</text:p>
          </table:table-cell>
          <table:table-cell table:number-columns-repeated="1015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Contone</text:p>
          </table:table-cell>
          <table:table-cell table:number-columns-repeated="1015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Riazzino</text:p>
          </table:table-cell>
          <table:table-cell table:number-columns-repeated="101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Gordola</text:p>
          </table:table-cell>
          <table:table-cell table:number-columns-repeated="1015"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Agarone</text:p>
          </table:table-cell>
          <table:table-cell table:number-columns-repeated="1015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enero</text:p>
          </table:table-cell>
          <table:table-cell table:number-columns-repeated="1015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Robasacco</text:p>
          </table:table-cell>
          <table:table-cell table:number-columns-repeated="101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Locarno</text:p>
          </table:table-cell>
          <table:table-cell table:number-columns-repeated="101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Muralto</text:p>
          </table:table-cell>
          <table:table-cell table:number-columns-repeated="101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Solduno</text:p>
          </table:table-cell>
          <table:table-cell table:number-columns-repeated="1015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Monte Brè sopra Locarno</text:p>
          </table:table-cell>
          <table:table-cell table:number-columns-repeated="1015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Locarno</text:p>
          </table:table-cell>
          <table:table-cell table:number-columns-repeated="1015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Mosogno</text:p>
          </table:table-cell>
          <table:table-cell table:number-columns-repeated="1015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Gresso</text:p>
          </table:table-cell>
          <table:table-cell table:number-columns-repeated="1015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Crana</text:p>
          </table:table-cell>
          <table:table-cell table:number-columns-repeated="1015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Ascona</text:p>
          </table:table-cell>
          <table:table-cell table:number-columns-repeated="1015"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Porto Ronco</text:p>
          </table:table-cell>
          <table:table-cell table:number-columns-repeated="1015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Isole di Brissago</text:p>
          </table:table-cell>
          <table:table-cell table:number-columns-repeated="1015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Brissago</text:p>
          </table:table-cell>
          <table:table-cell table:number-columns-repeated="1015"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Losone</text:p>
          </table:table-cell>
          <table:table-cell table:number-columns-repeated="1015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Arcegno</text:p>
          </table:table-cell>
          <table:table-cell table:number-columns-repeated="1015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Ronco sopra Ascona</text:p>
          </table:table-cell>
          <table:table-cell table:number-columns-repeated="1015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Corippo</text:p>
          </table:table-cell>
          <table:table-cell table:number-columns-repeated="1015"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ogorno</text:p>
          </table:table-cell>
          <table:table-cell table:number-columns-repeated="1015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Lavertezzo</text:p>
          </table:table-cell>
          <table:table-cell table:number-columns-repeated="1015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Brione (Verzasca)</text:p>
          </table:table-cell>
          <table:table-cell table:number-columns-repeated="1015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Gerra (Verzasca)</text:p>
          </table:table-cell>
          <table:table-cell table:number-columns-repeated="1015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Frasco</text:p>
          </table:table-cell>
          <table:table-cell table:number-columns-repeated="1015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Sonogno</text:p>
          </table:table-cell>
          <table:table-cell table:number-columns-repeated="1015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Orselina</text:p>
          </table:table-cell>
          <table:table-cell table:number-columns-repeated="1015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Brione sopra Minusio</text:p>
          </table:table-cell>
          <table:table-cell table:number-columns-repeated="1015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Contra</text:p>
          </table:table-cell>
          <table:table-cell table:number-columns-repeated="1015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Mergoscia</text:p>
          </table:table-cell>
          <table:table-cell table:number-columns-repeated="1015"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Minusio</text:p>
          </table:table-cell>
          <table:table-cell table:number-columns-repeated="1015"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Tegna</text:p>
          </table:table-cell>
          <table:table-cell table:number-columns-repeated="1015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Verscio</text:p>
          </table:table-cell>
          <table:table-cell table:number-columns-repeated="1015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Cavigliano</text:p>
          </table:table-cell>
          <table:table-cell table:number-columns-repeated="1015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Verdasio</text:p>
          </table:table-cell>
          <table:table-cell table:number-columns-repeated="1015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Rasa</text:p>
          </table:table-cell>
          <table:table-cell table:number-columns-repeated="1015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Intragna</text:p>
          </table:table-cell>
          <table:table-cell table:number-columns-repeated="1015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Golino</text:p>
          </table:table-cell>
          <table:table-cell table:number-columns-repeated="1015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Palagnedra</text:p>
          </table:table-cell>
          <table:table-cell table:number-columns-repeated="1015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Borgnone</text:p>
          </table:table-cell>
          <table:table-cell table:number-columns-repeated="1015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Moneto</text:p>
          </table:table-cell>
          <table:table-cell table:number-columns-repeated="1015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Camedo</text:p>
          </table:table-cell>
          <table:table-cell table:number-columns-repeated="1015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Auressio</text:p>
          </table:table-cell>
          <table:table-cell table:number-columns-repeated="1015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Berzona</text:p>
          </table:table-cell>
          <table:table-cell table:number-columns-repeated="1015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Loco</text:p>
          </table:table-cell>
          <table:table-cell table:number-columns-repeated="1015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Russo</text:p>
          </table:table-cell>
          <table:table-cell table:number-columns-repeated="1015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Comologno</text:p>
          </table:table-cell>
          <table:table-cell table:number-columns-repeated="1015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Spruga</text:p>
          </table:table-cell>
          <table:table-cell table:number-columns-repeated="1015"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Vergeletto</text:p>
          </table:table-cell>
          <table:table-cell table:number-columns-repeated="1015"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Avegno</text:p>
          </table:table-cell>
          <table:table-cell table:number-columns-repeated="1015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Gordevio</text:p>
          </table:table-cell>
          <table:table-cell table:number-columns-repeated="1015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Maggia</text:p>
          </table:table-cell>
          <table:table-cell table:number-columns-repeated="1015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Riveo</text:p>
          </table:table-cell>
          <table:table-cell table:number-columns-repeated="1015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Someo</text:p>
          </table:table-cell>
          <table:table-cell table:number-columns-repeated="1015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Cevio</text:p>
          </table:table-cell>
          <table:table-cell table:number-columns-repeated="1015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Bignasco</text:p>
          </table:table-cell>
          <table:table-cell table:number-columns-repeated="1015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Moghegno</text:p>
          </table:table-cell>
          <table:table-cell table:number-columns-repeated="1015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Aurigeno</text:p>
          </table:table-cell>
          <table:table-cell table:number-columns-repeated="1015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Coglio</text:p>
          </table:table-cell>
          <table:table-cell table:number-columns-repeated="1015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Lodano</text:p>
          </table:table-cell>
          <table:table-cell table:number-columns-repeated="1015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Giumaglio</text:p>
          </table:table-cell>
          <table:table-cell table:number-columns-repeated="1015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Linescio</text:p>
          </table:table-cell>
          <table:table-cell table:number-columns-repeated="1015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Cerentino</text:p>
          </table:table-cell>
          <table:table-cell table:number-columns-repeated="1015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Niva (Vallemaggia)</text:p>
          </table:table-cell>
          <table:table-cell table:number-columns-repeated="1015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ampo (Vallemaggia)</text:p>
          </table:table-cell>
          <table:table-cell table:number-columns-repeated="1015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imalmotto</text:p>
          </table:table-cell>
          <table:table-cell table:number-columns-repeated="1015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Bosco/Gurin</text:p>
          </table:table-cell>
          <table:table-cell table:number-columns-repeated="1015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Cavergno</text:p>
          </table:table-cell>
          <table:table-cell table:number-columns-repeated="1015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S. Carlo (Val Bavona)</text:p>
          </table:table-cell>
          <table:table-cell table:number-columns-repeated="1015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Brontallo</text:p>
          </table:table-cell>
          <table:table-cell table:number-columns-repeated="1015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Menzonio</text:p>
          </table:table-cell>
          <table:table-cell table:number-columns-repeated="1015"/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Broglio</text:p>
          </table:table-cell>
          <table:table-cell table:number-columns-repeated="1015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Prato-Sornico</text:p>
          </table:table-cell>
          <table:table-cell table:number-columns-repeated="1015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Peccia</text:p>
          </table:table-cell>
          <table:table-cell table:number-columns-repeated="1015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Piano di Peccia</text:p>
          </table:table-cell>
          <table:table-cell table:number-columns-repeated="1015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Fusio</text:p>
          </table:table-cell>
          <table:table-cell table:number-columns-repeated="1015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Claro</text:p>
          </table:table-cell>
          <table:table-cell table:number-columns-repeated="1015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Osogna</text:p>
          </table:table-cell>
          <table:table-cell table:number-columns-repeated="1015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Cresciano</text:p>
          </table:table-cell>
          <table:table-cell table:number-columns-repeated="1015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Iragna</text:p>
          </table:table-cell>
          <table:table-cell table:number-columns-repeated="1015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Biasca</text:p>
          </table:table-cell>
          <table:table-cell table:number-columns-repeated="1015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Biasca Stazione</text:p>
          </table:table-cell>
          <table:table-cell table:number-columns-repeated="1015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Malvaglia</text:p>
          </table:table-cell>
          <table:table-cell table:number-columns-repeated="1015"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Semione</text:p>
          </table:table-cell>
          <table:table-cell table:number-columns-repeated="1015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Dongio</text:p>
          </table:table-cell>
          <table:table-cell table:number-columns-repeated="1015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Leontica</text:p>
          </table:table-cell>
          <table:table-cell table:number-columns-repeated="1015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Lottigna</text:p>
          </table:table-cell>
          <table:table-cell table:number-columns-repeated="1015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Acquarossa</text:p>
          </table:table-cell>
          <table:table-cell table:number-columns-repeated="1015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Dangio-Torre</text:p>
          </table:table-cell>
          <table:table-cell table:number-columns-repeated="1015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Torre</text:p>
          </table:table-cell>
          <table:table-cell table:number-columns-repeated="1015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Camperio</text:p>
          </table:table-cell>
          <table:table-cell table:number-columns-repeated="1015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Olivone</text:p>
          </table:table-cell>
          <table:table-cell table:number-columns-repeated="1015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Aquila</text:p>
          </table:table-cell>
          <table:table-cell table:number-columns-repeated="1015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ampo (Blenio)</text:p>
          </table:table-cell>
          <table:table-cell table:number-columns-repeated="1015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Ghirone</text:p>
          </table:table-cell>
          <table:table-cell table:number-columns-repeated="1015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Ludiano</text:p>
          </table:table-cell>
          <table:table-cell table:number-columns-repeated="1015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Motto (Blenio)</text:p>
          </table:table-cell>
          <table:table-cell table:number-columns-repeated="1015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Corzoneso</text:p>
          </table:table-cell>
          <table:table-cell table:number-columns-repeated="1015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Prugiasco</text:p>
          </table:table-cell>
          <table:table-cell table:number-columns-repeated="1015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Castro</text:p>
          </table:table-cell>
          <table:table-cell table:number-columns-repeated="1015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Marolta</text:p>
          </table:table-cell>
          <table:table-cell table:number-columns-repeated="1015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Ponto Valentino</text:p>
          </table:table-cell>
          <table:table-cell table:number-columns-repeated="1015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Largario</text:p>
          </table:table-cell>
          <table:table-cell table:number-columns-repeated="1015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Pollegio</text:p>
          </table:table-cell>
          <table:table-cell table:number-columns-repeated="1015"/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Bodio TI</text:p>
          </table:table-cell>
          <table:table-cell table:number-columns-repeated="1015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Personico</text:p>
          </table:table-cell>
          <table:table-cell table:number-columns-repeated="1015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Giornico</text:p>
          </table:table-cell>
          <table:table-cell table:number-columns-repeated="1015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Calonico</text:p>
          </table:table-cell>
          <table:table-cell table:number-columns-repeated="1015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Nivo</text:p>
          </table:table-cell>
          <table:table-cell table:number-columns-repeated="1015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Lavorgo</text:p>
          </table:table-cell>
          <table:table-cell table:number-columns-repeated="1015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Chironico</text:p>
          </table:table-cell>
          <table:table-cell table:number-columns-repeated="1015"/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Anzonico</text:p>
          </table:table-cell>
          <table:table-cell table:number-columns-repeated="1015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Sobrio</text:p>
          </table:table-cell>
          <table:table-cell table:number-columns-repeated="1015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Cavagnago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Molare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lpiogna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rì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Rossura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Faido</text:p>
          </table:table-cell>
          <table:table-cell table:number-columns-repeated="1015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mpello</text:p>
          </table:table-cell>
          <table:table-cell table:number-columns-repeated="1015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Mairengo</text:p>
          </table:table-cell>
          <table:table-cell table:number-columns-repeated="1015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Osco</text:p>
          </table:table-cell>
          <table:table-cell table:number-columns-repeated="1015"/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Chiggiogna</text:p>
          </table:table-cell>
          <table:table-cell table:number-columns-repeated="1015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Rodi-Fiesso</text:p>
          </table:table-cell>
          <table:table-cell table:number-columns-repeated="1015"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Prato (Leventina)</text:p>
          </table:table-cell>
          <table:table-cell table:number-columns-repeated="1015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Dalpe</text:p>
          </table:table-cell>
          <table:table-cell table:number-columns-repeated="1015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Ambrì</text:p>
          </table:table-cell>
          <table:table-cell table:number-columns-repeated="1015"/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Piotta</text:p>
          </table:table-cell>
          <table:table-cell table:number-columns-repeated="1015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Quinto</text:p>
          </table:table-cell>
          <table:table-cell table:number-columns-repeated="1015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Varenzo</text:p>
          </table:table-cell>
          <table:table-cell table:number-columns-repeated="1015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Madrano</text:p>
          </table:table-cell>
          <table:table-cell table:number-columns-repeated="1015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Airolo</text:p>
          </table:table-cell>
          <table:table-cell table:number-columns-repeated="1015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Villa Bedretto</text:p>
          </table:table-cell>
          <table:table-cell table:number-columns-repeated="1015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Bedretto</text:p>
          </table:table-cell>
          <table:table-cell table:number-columns-repeated="1015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Rivera</text:p>
          </table:table-cell>
          <table:table-cell table:number-columns-repeated="1015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Camignolo</text:p>
          </table:table-cell>
          <table:table-cell table:number-columns-repeated="1015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Bironico</text:p>
          </table:table-cell>
          <table:table-cell table:number-columns-repeated="1015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Mezzovico</text:p>
          </table:table-cell>
          <table:table-cell table:number-columns-repeated="1015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Sigirino</text:p>
          </table:table-cell>
          <table:table-cell table:number-columns-repeated="1015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Taverne</text:p>
          </table:table-cell>
          <table:table-cell table:number-columns-repeated="1015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Torricella</text:p>
          </table:table-cell>
          <table:table-cell table:number-columns-repeated="1015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Medeglia</text:p>
          </table:table-cell>
          <table:table-cell table:number-columns-repeated="1015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Isone</text:p>
          </table:table-cell>
          <table:table-cell table:number-columns-repeated="1015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Lamone</text:p>
          </table:table-cell>
          <table:table-cell table:number-columns-repeated="1015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Cadempino</text:p>
          </table:table-cell>
          <table:table-cell table:number-columns-repeated="1015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Melide</text:p>
          </table:table-cell>
          <table:table-cell table:number-columns-repeated="1015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Bissone</text:p>
          </table:table-cell>
          <table:table-cell table:number-columns-repeated="1015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Maroggia</text:p>
          </table:table-cell>
          <table:table-cell table:number-columns-repeated="1015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Melano</text:p>
          </table:table-cell>
          <table:table-cell table:number-columns-repeated="1015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Rovio</text:p>
          </table:table-cell>
          <table:table-cell table:number-columns-repeated="1015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Arogno</text:p>
          </table:table-cell>
          <table:table-cell table:number-columns-repeated="1015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Pugerna</text:p>
          </table:table-cell>
          <table:table-cell table:number-columns-repeated="1015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Capolago</text:p>
          </table:table-cell>
          <table:table-cell table:number-columns-repeated="1015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Riva San Vitale</text:p>
          </table:table-cell>
          <table:table-cell table:number-columns-repeated="1015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Brusino Arsizio</text:p>
          </table:table-cell>
          <table:table-cell table:number-columns-repeated="1015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Balerna</text:p>
          </table:table-cell>
          <table:table-cell table:number-columns-repeated="1015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Chiasso</text:p>
          </table:table-cell>
          <table:table-cell table:number-columns-repeated="1015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Seseglio</text:p>
          </table:table-cell>
          <table:table-cell table:number-columns-repeated="1015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Pedrinate</text:p>
          </table:table-cell>
          <table:table-cell table:number-columns-repeated="1015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Vacallo</text:p>
          </table:table-cell>
          <table:table-cell table:number-columns-repeated="1015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Morbio Inferiore</text:p>
          </table:table-cell>
          <table:table-cell table:number-columns-repeated="1015"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Morbio Superiore</text:p>
          </table:table-cell>
          <table:table-cell table:number-columns-repeated="1015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Bruzella</text:p>
          </table:table-cell>
          <table:table-cell table:number-columns-repeated="1015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Caneggio</text:p>
          </table:table-cell>
          <table:table-cell table:number-columns-repeated="1015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Cabbio</text:p>
          </table:table-cell>
          <table:table-cell table:number-columns-repeated="1015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Scudellate</text:p>
          </table:table-cell>
          <table:table-cell table:number-columns-repeated="1015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Muggio</text:p>
          </table:table-cell>
          <table:table-cell table:number-columns-repeated="1015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Sagno</text:p>
          </table:table-cell>
          <table:table-cell table:number-columns-repeated="1015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Mendrisio</text:p>
          </table:table-cell>
          <table:table-cell table:number-columns-repeated="1015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Genestrerio</text:p>
          </table:table-cell>
          <table:table-cell table:number-columns-repeated="1015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Ligornetto</text:p>
          </table:table-cell>
          <table:table-cell table:number-columns-repeated="1015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S. Pietro</text:p>
          </table:table-cell>
          <table:table-cell table:number-columns-repeated="1015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Stabio</text:p>
          </table:table-cell>
          <table:table-cell table:number-columns-repeated="1015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Rancate</text:p>
          </table:table-cell>
          <table:table-cell table:number-columns-repeated="1015"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Besazio</text:p>
          </table:table-cell>
          <table:table-cell table:number-columns-repeated="1015"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Arzo</text:p>
          </table:table-cell>
          <table:table-cell table:number-columns-repeated="1015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Tremona</text:p>
          </table:table-cell>
          <table:table-cell table:number-columns-repeated="1015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Meride</text:p>
          </table:table-cell>
          <table:table-cell table:number-columns-repeated="1015"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Serpiano</text:p>
          </table:table-cell>
          <table:table-cell table:number-columns-repeated="1015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Salorino</text:p>
          </table:table-cell>
          <table:table-cell table:number-columns-repeated="1015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Somazzo</text:p>
          </table:table-cell>
          <table:table-cell table:number-columns-repeated="1015"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Corteglia</text:p>
          </table:table-cell>
          <table:table-cell table:number-columns-repeated="1015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Castel San Pietro</text:p>
          </table:table-cell>
          <table:table-cell table:number-columns-repeated="1015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Casima</text:p>
          </table:table-cell>
          <table:table-cell table:number-columns-repeated="1015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Monte</text:p>
          </table:table-cell>
          <table:table-cell table:number-columns-repeated="1015"/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Coldrerio</text:p>
          </table:table-cell>
          <table:table-cell table:number-columns-repeated="1015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Novazzano</text:p>
          </table:table-cell>
          <table:table-cell table:number-columns-repeated="101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Lugano</text:p>
          </table:table-cell>
          <table:table-cell table:number-columns-repeated="101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Massagno</text:p>
          </table:table-cell>
          <table:table-cell table:number-columns-repeated="101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Paradiso</text:p>
          </table:table-cell>
          <table:table-cell table:number-columns-repeated="1015"/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Campione d'Italia</text:p>
          </table:table-cell>
          <table:table-cell table:number-columns-repeated="101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Pazzallo</text:p>
          </table:table-cell>
          <table:table-cell table:number-columns-repeated="1015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string" calcext:value-type="string">
            <text:p>Carabbia</text:p>
          </table:table-cell>
          <table:table-cell table:number-columns-repeated="1015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Carona</text:p>
          </table:table-cell>
          <table:table-cell table:number-columns-repeated="1015"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string" calcext:value-type="string">
            <text:p>Pambio-Noranco</text:p>
          </table:table-cell>
          <table:table-cell table:number-columns-repeated="1015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Grancia</text:p>
          </table:table-cell>
          <table:table-cell table:number-columns-repeated="1015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Barbengo</text:p>
          </table:table-cell>
          <table:table-cell table:number-columns-repeated="1015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string" calcext:value-type="string">
            <text:p>Figino</text:p>
          </table:table-cell>
          <table:table-cell table:number-columns-repeated="1015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Carabietta</text:p>
          </table:table-cell>
          <table:table-cell table:number-columns-repeated="1015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string" calcext:value-type="string">
            <text:p>Vico Morcote</text:p>
          </table:table-cell>
          <table:table-cell table:number-columns-repeated="1015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Morcote</text:p>
          </table:table-cell>
          <table:table-cell table:number-columns-repeated="1015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string" calcext:value-type="string">
            <text:p>Sorengo</text:p>
          </table:table-cell>
          <table:table-cell table:number-columns-repeated="1015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Gentilino</text:p>
          </table:table-cell>
          <table:table-cell table:number-columns-repeated="1015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string" calcext:value-type="string">
            <text:p>Montagnola</text:p>
          </table:table-cell>
          <table:table-cell table:number-columns-repeated="1015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Agra</text:p>
          </table:table-cell>
          <table:table-cell table:number-columns-repeated="1015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Manno</text:p>
          </table:table-cell>
          <table:table-cell table:number-columns-repeated="1015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string" calcext:value-type="string">
            <text:p>Gravesano</text:p>
          </table:table-cell>
          <table:table-cell table:number-columns-repeated="1015"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Bedano</text:p>
          </table:table-cell>
          <table:table-cell table:number-columns-repeated="1015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Breganzona</text:p>
          </table:table-cell>
          <table:table-cell table:number-columns-repeated="1015"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Muzzano</text:p>
          </table:table-cell>
          <table:table-cell table:number-columns-repeated="1015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Bioggio</text:p>
          </table:table-cell>
          <table:table-cell table:number-columns-repeated="1015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Bosco Luganese</text:p>
          </table:table-cell>
          <table:table-cell table:number-columns-repeated="1015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string" calcext:value-type="string">
            <text:p>Cademario</text:p>
          </table:table-cell>
          <table:table-cell table:number-columns-repeated="1015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Breno</text:p>
          </table:table-cell>
          <table:table-cell table:number-columns-repeated="101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Vezio</text:p>
          </table:table-cell>
          <table:table-cell table:number-columns-repeated="101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Fescoggia</text:p>
          </table:table-cell>
          <table:table-cell table:number-columns-repeated="1015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Arosio</text:p>
          </table:table-cell>
          <table:table-cell table:number-columns-repeated="1015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Mugena</text:p>
          </table:table-cell>
          <table:table-cell table:number-columns-repeated="1015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string" calcext:value-type="string">
            <text:p>Savosa</text:p>
          </table:table-cell>
          <table:table-cell table:number-columns-repeated="1015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string" calcext:value-type="string">
            <text:p>Vezia</text:p>
          </table:table-cell>
          <table:table-cell table:number-columns-repeated="1015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Cureglia</text:p>
          </table:table-cell>
          <table:table-cell table:number-columns-repeated="1015"/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string" calcext:value-type="string">
            <text:p>Origlio</text:p>
          </table:table-cell>
          <table:table-cell table:number-columns-repeated="1015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string" calcext:value-type="string">
            <text:p>Ponte Capriasca</text:p>
          </table:table-cell>
          <table:table-cell table:number-columns-repeated="1015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string" calcext:value-type="string">
            <text:p>Vaglio</text:p>
          </table:table-cell>
          <table:table-cell table:number-columns-repeated="1015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Porza</text:p>
          </table:table-cell>
          <table:table-cell table:number-columns-repeated="1015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string" calcext:value-type="string">
            <text:p>Comano</text:p>
          </table:table-cell>
          <table:table-cell table:number-columns-repeated="1015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Tesserete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Insone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Odogno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Colla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Bogno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Cozzo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Signôra</text:p>
          </table:table-cell>
          <table:table-cell table:number-columns-repeated="1015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Scareglia</text:p>
          </table:table-cell>
          <table:table-cell table:number-columns-repeated="1015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string" calcext:value-type="string">
            <text:p>Canobbio</text:p>
          </table:table-cell>
          <table:table-cell table:number-columns-repeated="1015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string" calcext:value-type="string">
            <text:p>Lugaggia</text:p>
          </table:table-cell>
          <table:table-cell table:number-columns-repeated="1015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Sala Capriasca</text:p>
          </table:table-cell>
          <table:table-cell table:number-columns-repeated="1015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Bigorio</text:p>
          </table:table-cell>
          <table:table-cell table:number-columns-repeated="1015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Cagiallo</text:p>
          </table:table-cell>
          <table:table-cell table:number-columns-repeated="1015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Oggio</text:p>
          </table:table-cell>
          <table:table-cell table:number-columns-repeated="1015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Lopagno</text:p>
          </table:table-cell>
          <table:table-cell table:number-columns-repeated="1015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Roveredo TI</text:p>
          </table:table-cell>
          <table:table-cell table:number-columns-repeated="1015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Bidogno</text:p>
          </table:table-cell>
          <table:table-cell table:number-columns-repeated="1015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Corticiasca</text:p>
          </table:table-cell>
          <table:table-cell table:number-columns-repeated="1015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imadera</text:p>
          </table:table-cell>
          <table:table-cell table:number-columns-repeated="1015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ertara</text:p>
          </table:table-cell>
          <table:table-cell table:number-columns-repeated="1015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urtina</text:p>
          </table:table-cell>
          <table:table-cell table:number-columns-repeated="1015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Piandera Paese</text:p>
          </table:table-cell>
          <table:table-cell table:number-columns-repeated="1015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Maglio di Colla</text:p>
          </table:table-cell>
          <table:table-cell table:number-columns-repeated="1015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Viganello</text:p>
          </table:table-cell>
          <table:table-cell table:number-columns-repeated="1015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Cureggia</text:p>
          </table:table-cell>
          <table:table-cell table:number-columns-repeated="1015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Pregassona</text:p>
          </table:table-cell>
          <table:table-cell table:number-columns-repeated="1015"/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Davesco-Soragno</text:p>
          </table:table-cell>
          <table:table-cell table:number-columns-repeated="1015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Cadro</text:p>
          </table:table-cell>
          <table:table-cell table:number-columns-repeated="1015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Villa Luganese</text:p>
          </table:table-cell>
          <table:table-cell table:number-columns-repeated="1015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Dino</text:p>
          </table:table-cell>
          <table:table-cell table:number-columns-repeated="1015"/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Sonvico</text:p>
          </table:table-cell>
          <table:table-cell table:number-columns-repeated="1015"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Aldesago</text:p>
          </table:table-cell>
          <table:table-cell table:number-columns-repeated="1015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Castagnola</text:p>
          </table:table-cell>
          <table:table-cell table:number-columns-repeated="1015"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Ruvigliana</text:p>
          </table:table-cell>
          <table:table-cell table:number-columns-repeated="1015"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Gandria</text:p>
          </table:table-cell>
          <table:table-cell table:number-columns-repeated="1015"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string" calcext:value-type="string">
            <text:p>Brè sopra Lugano</text:p>
          </table:table-cell>
          <table:table-cell table:number-columns-repeated="1015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Castelrotto</text:p>
          </table:table-cell>
          <table:table-cell table:number-columns-repeated="1015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edigliora</text:p>
          </table:table-cell>
          <table:table-cell table:number-columns-repeated="1015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iogno-Beride</text:p>
          </table:table-cell>
          <table:table-cell table:number-columns-repeated="1015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ombinasco</text:p>
          </table:table-cell>
          <table:table-cell table:number-columns-repeated="1015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anco</text:p>
          </table:table-cell>
          <table:table-cell table:number-columns-repeated="1015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string" calcext:value-type="string">
            <text:p>Agno</text:p>
          </table:table-cell>
          <table:table-cell table:number-columns-repeated="1015"/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Magliaso</text:p>
          </table:table-cell>
          <table:table-cell table:number-columns-repeated="1015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Pura</text:p>
          </table:table-cell>
          <table:table-cell table:number-columns-repeated="1015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Miglieglia</text:p>
          </table:table-cell>
          <table:table-cell table:number-columns-repeated="1015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Curio</text:p>
          </table:table-cell>
          <table:table-cell table:number-columns-repeated="1015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Novaggio</text:p>
          </table:table-cell>
          <table:table-cell table:number-columns-repeated="1015"/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Caslano</text:p>
          </table:table-cell>
          <table:table-cell table:number-columns-repeated="1015"/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Ponte Tresa</text:p>
          </table:table-cell>
          <table:table-cell table:number-columns-repeated="1015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Purasca</text:p>
          </table:table-cell>
          <table:table-cell table:number-columns-repeated="1015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Cassina d'Agno</text:p>
          </table:table-cell>
          <table:table-cell table:number-columns-repeated="1015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Neggio</text:p>
          </table:table-cell>
          <table:table-cell table:number-columns-repeated="1015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Cimo</text:p>
          </table:table-cell>
          <table:table-cell table:number-columns-repeated="1015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Vernate</text:p>
          </table:table-cell>
          <table:table-cell table:number-columns-repeated="1015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Iseo</text:p>
          </table:table-cell>
          <table:table-cell table:number-columns-repeated="1015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Aranno</text:p>
          </table:table-cell>
          <table:table-cell table:number-columns-repeated="1015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Madonna del Piano</text:p>
          </table:table-cell>
          <table:table-cell table:number-columns-repeated="1015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Molinazzo di Monteggio</text:p>
          </table:table-cell>
          <table:table-cell table:number-columns-repeated="1015"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string" calcext:value-type="string">
            <text:p>Ponte Cremenaga</text:p>
          </table:table-cell>
          <table:table-cell table:number-columns-repeated="1015"/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Sessa</text:p>
          </table:table-cell>
          <table:table-cell table:number-columns-repeated="1015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Termine</text:p>
          </table:table-cell>
          <table:table-cell table:number-columns-repeated="1015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Astano</text:p>
          </table:table-cell>
          <table:table-cell table:number-columns-repeated="10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Chur</text:p>
          </table:table-cell>
          <table:table-cell table:number-columns-repeated="1015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Felsberg</text:p>
          </table:table-cell>
          <table:table-cell table:number-columns-repeated="1015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Domat/Ems</text:p>
          </table:table-cell>
          <table:table-cell table:number-columns-repeated="1015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Trin</text:p>
          </table:table-cell>
          <table:table-cell table:number-columns-repeated="1015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Tamins</text:p>
          </table:table-cell>
          <table:table-cell table:number-columns-repeated="1015"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Trin Mulin</text:p>
          </table:table-cell>
          <table:table-cell table:number-columns-repeated="1015"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Flims Dorf</text:p>
          </table:table-cell>
          <table:table-cell table:number-columns-repeated="1015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Flims Waldhaus</text:p>
          </table:table-cell>
          <table:table-cell table:number-columns-repeated="1015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Fidaz</text:p>
          </table:table-cell>
          <table:table-cell table:number-columns-repeated="1015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aldenstein</text:p>
          </table:table-cell>
          <table:table-cell table:number-columns-repeated="1015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Maladers</text:p>
          </table:table-cell>
          <table:table-cell table:number-columns-repeated="101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Lüen</text:p>
          </table:table-cell>
          <table:table-cell table:number-columns-repeated="101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Castiel</text:p>
          </table:table-cell>
          <table:table-cell table:number-columns-repeated="101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Calfreisen</text:p>
          </table:table-cell>
          <table:table-cell table:number-columns-repeated="1015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Pagig</text:p>
          </table:table-cell>
          <table:table-cell table:number-columns-repeated="1015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St. Peter</text:p>
          </table:table-cell>
          <table:table-cell table:number-columns-repeated="1015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Peist</text:p>
          </table:table-cell>
          <table:table-cell table:number-columns-repeated="1015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Laax GR</text:p>
          </table:table-cell>
          <table:table-cell table:number-columns-repeated="1015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Laax GR 2</text:p>
          </table:table-cell>
          <table:table-cell table:number-columns-repeated="1015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Arosa</text:p>
          </table:table-cell>
          <table:table-cell table:number-columns-repeated="1015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Molinis</text:p>
          </table:table-cell>
          <table:table-cell table:number-columns-repeated="1015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Langwies</text:p>
          </table:table-cell>
          <table:table-cell table:number-columns-repeated="1015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Litzirüti</text:p>
          </table:table-cell>
          <table:table-cell table:number-columns-repeated="1015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Passugg-Araschgen</text:p>
          </table:table-cell>
          <table:table-cell table:number-columns-repeated="1015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Praden</text:p>
          </table:table-cell>
          <table:table-cell table:number-columns-repeated="1015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Tschiertschen</text:p>
          </table:table-cell>
          <table:table-cell table:number-columns-repeated="1015"/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Malix</text:p>
          </table:table-cell>
          <table:table-cell table:number-columns-repeated="1015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Churwalden</text:p>
          </table:table-cell>
          <table:table-cell table:number-columns-repeated="1015"/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Parpan</text:p>
          </table:table-cell>
          <table:table-cell table:number-columns-repeated="1015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Valbella</text:p>
          </table:table-cell>
          <table:table-cell table:number-columns-repeated="1015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Lenzerheide/Lai</text:p>
          </table:table-cell>
          <table:table-cell table:number-columns-repeated="1015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Vaz/Obervaz</text:p>
          </table:table-cell>
          <table:table-cell table:number-columns-repeated="1015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Lantsch/Lenz</text:p>
          </table:table-cell>
          <table:table-cell table:number-columns-repeated="1015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Brienz/Brinzauls GR</text:p>
          </table:table-cell>
          <table:table-cell table:number-columns-repeated="1015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Arezen</text:p>
          </table:table-cell>
          <table:table-cell table:number-columns-repeated="1015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Versam</text:p>
          </table:table-cell>
          <table:table-cell table:number-columns-repeated="1015"/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Tenna</text:p>
          </table:table-cell>
          <table:table-cell table:number-columns-repeated="1015"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Safien Platz</text:p>
          </table:table-cell>
          <table:table-cell table:number-columns-repeated="1015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Thalkirch</text:p>
          </table:table-cell>
          <table:table-cell table:number-columns-repeated="1015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Peiden</text:p>
          </table:table-cell>
          <table:table-cell table:number-columns-repeated="1015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Pitasch</text:p>
          </table:table-cell>
          <table:table-cell table:number-columns-repeated="1015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Duvin</text:p>
          </table:table-cell>
          <table:table-cell table:number-columns-repeated="1015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Camuns</text:p>
          </table:table-cell>
          <table:table-cell table:number-columns-repeated="1015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Uors (Lumnezia)</text:p>
          </table:table-cell>
          <table:table-cell table:number-columns-repeated="1015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Surcasti</text:p>
          </table:table-cell>
          <table:table-cell table:number-columns-repeated="1015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Tersnaus</text:p>
          </table:table-cell>
          <table:table-cell table:number-columns-repeated="1015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St. Martin (Lugnez)</text:p>
          </table:table-cell>
          <table:table-cell table:number-columns-repeated="1015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Valendas</text:p>
          </table:table-cell>
          <table:table-cell table:number-columns-repeated="1015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Carrera</text:p>
          </table:table-cell>
          <table:table-cell table:number-columns-repeated="1015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Castrisch</text:p>
          </table:table-cell>
          <table:table-cell table:number-columns-repeated="1015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Sevgein</text:p>
          </table:table-cell>
          <table:table-cell table:number-columns-repeated="1015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Riein</text:p>
          </table:table-cell>
          <table:table-cell table:number-columns-repeated="1015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Schnaus</text:p>
          </table:table-cell>
          <table:table-cell table:number-columns-repeated="1015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Ilanz</text:p>
          </table:table-cell>
          <table:table-cell table:number-columns-repeated="1015"/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Vals</text:p>
          </table:table-cell>
          <table:table-cell table:number-columns-repeated="1015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Obersaxen Affeier</text:p>
          </table:table-cell>
          <table:table-cell table:number-columns-repeated="1015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Obersaxen Meierhof</text:p>
          </table:table-cell>
          <table:table-cell table:number-columns-repeated="1015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Obersaxen Giraniga</text:p>
          </table:table-cell>
          <table:table-cell table:number-columns-repeated="1015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Obersaxen Friggahüs</text:p>
          </table:table-cell>
          <table:table-cell table:number-columns-repeated="1015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Flond</text:p>
          </table:table-cell>
          <table:table-cell table:number-columns-repeated="1015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Surcuolm</text:p>
          </table:table-cell>
          <table:table-cell table:number-columns-repeated="1015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Luven</text:p>
          </table:table-cell>
          <table:table-cell table:number-columns-repeated="1015"/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string" calcext:value-type="string">
            <text:p>Cumbel</text:p>
          </table:table-cell>
          <table:table-cell table:number-columns-repeated="1015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Morissen</text:p>
          </table:table-cell>
          <table:table-cell table:number-columns-repeated="1015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string" calcext:value-type="string">
            <text:p>Vella</text:p>
          </table:table-cell>
          <table:table-cell table:number-columns-repeated="1015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Degen</text:p>
          </table:table-cell>
          <table:table-cell table:number-columns-repeated="1015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Vattiz</text:p>
          </table:table-cell>
          <table:table-cell table:number-columns-repeated="1015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Vignogn</text:p>
          </table:table-cell>
          <table:table-cell table:number-columns-repeated="1015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Surin</text:p>
          </table:table-cell>
          <table:table-cell table:number-columns-repeated="1015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Lumbrein</text:p>
          </table:table-cell>
          <table:table-cell table:number-columns-repeated="1015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Vrin</text:p>
          </table:table-cell>
          <table:table-cell table:number-columns-repeated="1015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Schluein</text:p>
          </table:table-cell>
          <table:table-cell table:number-columns-repeated="1015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Sagogn</text:p>
          </table:table-cell>
          <table:table-cell table:number-columns-repeated="1015"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Falera</text:p>
          </table:table-cell>
          <table:table-cell table:number-columns-repeated="1015"/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Ruschein</text:p>
          </table:table-cell>
          <table:table-cell table:number-columns-repeated="1015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Ladir</text:p>
          </table:table-cell>
          <table:table-cell table:number-columns-repeated="1015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Pigniu</text:p>
          </table:table-cell>
          <table:table-cell table:number-columns-repeated="1015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Rueun</text:p>
          </table:table-cell>
          <table:table-cell table:number-columns-repeated="1015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Siat</text:p>
          </table:table-cell>
          <table:table-cell table:number-columns-repeated="1015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Waltensburg/Vuorz</text:p>
          </table:table-cell>
          <table:table-cell table:number-columns-repeated="1015"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string" calcext:value-type="string">
            <text:p>Andiast</text:p>
          </table:table-cell>
          <table:table-cell table:number-columns-repeated="1015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Tavanasa</text:p>
          </table:table-cell>
          <table:table-cell table:number-columns-repeated="1015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Danis</text:p>
          </table:table-cell>
          <table:table-cell table:number-columns-repeated="1015"/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Dardin</text:p>
          </table:table-cell>
          <table:table-cell table:number-columns-repeated="1015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Breil/Brigels</text:p>
          </table:table-cell>
          <table:table-cell table:number-columns-repeated="1015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Trun</text:p>
          </table:table-cell>
          <table:table-cell table:number-columns-repeated="1015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Zignau</text:p>
          </table:table-cell>
          <table:table-cell table:number-columns-repeated="1015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Schlans</text:p>
          </table:table-cell>
          <table:table-cell table:number-columns-repeated="1015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Rabius</text:p>
          </table:table-cell>
          <table:table-cell table:number-columns-repeated="1015"/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Surrein</text:p>
          </table:table-cell>
          <table:table-cell table:number-columns-repeated="1015"/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string" calcext:value-type="string">
            <text:p>S. Benedetg</text:p>
          </table:table-cell>
          <table:table-cell table:number-columns-repeated="1015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string" calcext:value-type="string">
            <text:p>Sumvitg</text:p>
          </table:table-cell>
          <table:table-cell table:number-columns-repeated="1015"/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Cumpadials</text:p>
          </table:table-cell>
          <table:table-cell table:number-columns-repeated="1015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Disentis/Mustér</text:p>
          </table:table-cell>
          <table:table-cell table:number-columns-repeated="1015"/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string" calcext:value-type="string">
            <text:p>Cavardiras</text:p>
          </table:table-cell>
          <table:table-cell table:number-columns-repeated="1015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Mompé Medel</text:p>
          </table:table-cell>
          <table:table-cell table:number-columns-repeated="1015"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Curaglia</text:p>
          </table:table-cell>
          <table:table-cell table:number-columns-repeated="1015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Platta</text:p>
          </table:table-cell>
          <table:table-cell table:number-columns-repeated="1015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string" calcext:value-type="string">
            <text:p>Segnas</text:p>
          </table:table-cell>
          <table:table-cell table:number-columns-repeated="1015"/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Camischolas</text:p>
          </table:table-cell>
          <table:table-cell table:number-columns-repeated="1015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Sedrun</text:p>
          </table:table-cell>
          <table:table-cell table:number-columns-repeated="1015"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Rueras</text:p>
          </table:table-cell>
          <table:table-cell table:number-columns-repeated="1015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Untervaz Bahnhof</text:p>
          </table:table-cell>
          <table:table-cell table:number-columns-repeated="1015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Says</text:p>
          </table:table-cell>
          <table:table-cell table:number-columns-repeated="1015"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Trimmis</text:p>
          </table:table-cell>
          <table:table-cell table:number-columns-repeated="1015"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Untervaz</text:p>
          </table:table-cell>
          <table:table-cell table:number-columns-repeated="1015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Zizers</text:p>
          </table:table-cell>
          <table:table-cell table:number-columns-repeated="1015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Igis</text:p>
          </table:table-cell>
          <table:table-cell table:number-columns-repeated="1015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Malans GR</text:p>
          </table:table-cell>
          <table:table-cell table:number-columns-repeated="1015"/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Seewis Dorf</text:p>
          </table:table-cell>
          <table:table-cell table:number-columns-repeated="1015"/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Valzeina</text:p>
          </table:table-cell>
          <table:table-cell table:number-columns-repeated="1015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Seewis-Pardisla</text:p>
          </table:table-cell>
          <table:table-cell table:number-columns-repeated="1015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Seewis-Schmitten</text:p>
          </table:table-cell>
          <table:table-cell table:number-columns-repeated="1015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Grüsch</text:p>
          </table:table-cell>
          <table:table-cell table:number-columns-repeated="1015"/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Fanas</text:p>
          </table:table-cell>
          <table:table-cell table:number-columns-repeated="1015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Schiers</text:p>
          </table:table-cell>
          <table:table-cell table:number-columns-repeated="1015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Mittellunden</text:p>
          </table:table-cell>
          <table:table-cell table:number-columns-repeated="1015"/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Buchen im Prättigau</text:p>
          </table:table-cell>
          <table:table-cell table:number-columns-repeated="1015"/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Putz</text:p>
          </table:table-cell>
          <table:table-cell table:number-columns-repeated="1015"/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Stels</text:p>
          </table:table-cell>
          <table:table-cell table:number-columns-repeated="1015"/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Fajauna</text:p>
          </table:table-cell>
          <table:table-cell table:number-columns-repeated="1015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Schuders</text:p>
          </table:table-cell>
          <table:table-cell table:number-columns-repeated="1015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Pusserein</text:p>
          </table:table-cell>
          <table:table-cell table:number-columns-repeated="1015"/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Pragg-Jenaz</text:p>
          </table:table-cell>
          <table:table-cell table:number-columns-repeated="1015"/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Furna</text:p>
          </table:table-cell>
          <table:table-cell table:number-columns-repeated="1015"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Jenaz</text:p>
          </table:table-cell>
          <table:table-cell table:number-columns-repeated="1015"/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Fideris</text:p>
          </table:table-cell>
          <table:table-cell table:number-columns-repeated="1015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Küblis</text:p>
          </table:table-cell>
          <table:table-cell table:number-columns-repeated="1015"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Conters im Prättigau</text:p>
          </table:table-cell>
          <table:table-cell table:number-columns-repeated="1015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Luzein</text:p>
          </table:table-cell>
          <table:table-cell table:number-columns-repeated="1015"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Pany</text:p>
          </table:table-cell>
          <table:table-cell table:number-columns-repeated="1015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Gadenstätt</text:p>
          </table:table-cell>
          <table:table-cell table:number-columns-repeated="1015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Ascharina</text:p>
          </table:table-cell>
          <table:table-cell table:number-columns-repeated="1015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St. Antönien</text:p>
          </table:table-cell>
          <table:table-cell table:number-columns-repeated="1015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string" calcext:value-type="string">
            <text:p>Saas im Prättigau</text:p>
          </table:table-cell>
          <table:table-cell table:number-columns-repeated="1015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Serneus</text:p>
          </table:table-cell>
          <table:table-cell table:number-columns-repeated="1015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Klosters</text:p>
          </table:table-cell>
          <table:table-cell table:number-columns-repeated="1015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Klosters Dorf</text:p>
          </table:table-cell>
          <table:table-cell table:number-columns-repeated="1015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string" calcext:value-type="string">
            <text:p>Davos Dorf</text:p>
          </table:table-cell>
          <table:table-cell table:number-columns-repeated="1015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Davos Wolfgang</text:p>
          </table:table-cell>
          <table:table-cell table:number-columns-repeated="1015"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Davos Platz</text:p>
          </table:table-cell>
          <table:table-cell table:number-columns-repeated="1015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Davos Clavadel</text:p>
          </table:table-cell>
          <table:table-cell table:number-columns-repeated="1015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Davos Frauenkirch</text:p>
          </table:table-cell>
          <table:table-cell table:number-columns-repeated="1015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Davos Glaris</text:p>
          </table:table-cell>
          <table:table-cell table:number-columns-repeated="1015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Davos Monstein</text:p>
          </table:table-cell>
          <table:table-cell table:number-columns-repeated="1015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Landquart</text:p>
          </table:table-cell>
          <table:table-cell table:number-columns-repeated="1015"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Mastrils</text:p>
          </table:table-cell>
          <table:table-cell table:number-columns-repeated="1015"/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Maienfeld</text:p>
          </table:table-cell>
          <table:table-cell table:number-columns-repeated="1015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Fläsch</text:p>
          </table:table-cell>
          <table:table-cell table:number-columns-repeated="1015"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Jenins</text:p>
          </table:table-cell>
          <table:table-cell table:number-columns-repeated="1015"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string" calcext:value-type="string">
            <text:p>Bad Ragaz</text:p>
          </table:table-cell>
          <table:table-cell table:number-columns-repeated="1015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fäfers</text:p>
          </table:table-cell>
          <table:table-cell table:number-columns-repeated="1015"/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St. Margrethenberg</text:p>
          </table:table-cell>
          <table:table-cell table:number-columns-repeated="1015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Vadura</text:p>
          </table:table-cell>
          <table:table-cell table:number-columns-repeated="1015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Vättis</text:p>
          </table:table-cell>
          <table:table-cell table:number-columns-repeated="1015"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Vasön</text:p>
          </table:table-cell>
          <table:table-cell table:number-columns-repeated="1015"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Valens</text:p>
          </table:table-cell>
          <table:table-cell table:number-columns-repeated="1015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Sargans</text:p>
          </table:table-cell>
          <table:table-cell table:number-columns-repeated="1015"/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string" calcext:value-type="string">
            <text:p>Wangs</text:p>
          </table:table-cell>
          <table:table-cell table:number-columns-repeated="1015"/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string" calcext:value-type="string">
            <text:p>Vilters</text:p>
          </table:table-cell>
          <table:table-cell table:number-columns-repeated="1015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Schwendi im Weisstannental</text:p>
          </table:table-cell>
          <table:table-cell table:number-columns-repeated="1015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Weisstannen</text:p>
          </table:table-cell>
          <table:table-cell table:number-columns-repeated="1015"/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string" calcext:value-type="string">
            <text:p>Bonaduz</text:p>
          </table:table-cell>
          <table:table-cell table:number-columns-repeated="1015"/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string" calcext:value-type="string">
            <text:p>Rhäzüns</text:p>
          </table:table-cell>
          <table:table-cell table:number-columns-repeated="1015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string" calcext:value-type="string">
            <text:p>Feldis/Veulden</text:p>
          </table:table-cell>
          <table:table-cell table:number-columns-repeated="1015"/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Rothenbrunnen</text:p>
          </table:table-cell>
          <table:table-cell table:number-columns-repeated="1015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Trans</text:p>
          </table:table-cell>
          <table:table-cell table:number-columns-repeated="1015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Realta</text:p>
          </table:table-cell>
          <table:table-cell table:number-columns-repeated="1015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Cazis</text:p>
          </table:table-cell>
          <table:table-cell table:number-columns-repeated="1015"/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Sils im Domleschg</text:p>
          </table:table-cell>
          <table:table-cell table:number-columns-repeated="1015"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string" calcext:value-type="string">
            <text:p>Scharans</text:p>
          </table:table-cell>
          <table:table-cell table:number-columns-repeated="1015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string" calcext:value-type="string">
            <text:p>Fürstenaubruck</text:p>
          </table:table-cell>
          <table:table-cell table:number-columns-repeated="1015"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string" calcext:value-type="string">
            <text:p>Fürstenau</text:p>
          </table:table-cell>
          <table:table-cell table:number-columns-repeated="1015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Pratval</text:p>
          </table:table-cell>
          <table:table-cell table:number-columns-repeated="1015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Rodels</text:p>
          </table:table-cell>
          <table:table-cell table:number-columns-repeated="1015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Almens</text:p>
          </table:table-cell>
          <table:table-cell table:number-columns-repeated="1015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string" calcext:value-type="string">
            <text:p>Paspels</text:p>
          </table:table-cell>
          <table:table-cell table:number-columns-repeated="1015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string" calcext:value-type="string">
            <text:p>Tumegl/Tomils</text:p>
          </table:table-cell>
          <table:table-cell table:number-columns-repeated="1015"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Scheid</text:p>
          </table:table-cell>
          <table:table-cell table:number-columns-repeated="1015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Summaprada</text:p>
          </table:table-cell>
          <table:table-cell table:number-columns-repeated="1015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Tartar</text:p>
          </table:table-cell>
          <table:table-cell table:number-columns-repeated="1015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Sarn</text:p>
          </table:table-cell>
          <table:table-cell table:number-columns-repeated="1015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Portein</text:p>
          </table:table-cell>
          <table:table-cell table:number-columns-repeated="1015"/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Präz</text:p>
          </table:table-cell>
          <table:table-cell table:number-columns-repeated="1015"/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Dalin</text:p>
          </table:table-cell>
          <table:table-cell table:number-columns-repeated="1015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Masein</text:p>
          </table:table-cell>
          <table:table-cell table:number-columns-repeated="1015"/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string" calcext:value-type="string">
            <text:p>Flerden</text:p>
          </table:table-cell>
          <table:table-cell table:number-columns-repeated="1015"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string" calcext:value-type="string">
            <text:p>Urmein</text:p>
          </table:table-cell>
          <table:table-cell table:number-columns-repeated="1015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Tschappina</text:p>
          </table:table-cell>
          <table:table-cell table:number-columns-repeated="1015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Glaspass</text:p>
          </table:table-cell>
          <table:table-cell table:number-columns-repeated="1015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Rongellen</text:p>
          </table:table-cell>
          <table:table-cell table:number-columns-repeated="1015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Thusis</text:p>
          </table:table-cell>
          <table:table-cell table:number-columns-repeated="1015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Mutten</text:p>
          </table:table-cell>
          <table:table-cell table:number-columns-repeated="1015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Obermutten</text:p>
          </table:table-cell>
          <table:table-cell table:number-columns-repeated="1015"/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string" calcext:value-type="string">
            <text:p>Zillis</text:p>
          </table:table-cell>
          <table:table-cell table:number-columns-repeated="1015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Farden</text:p>
          </table:table-cell>
          <table:table-cell table:number-columns-repeated="1015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Wergenstein</text:p>
          </table:table-cell>
          <table:table-cell table:number-columns-repeated="1015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Lohn GR</text:p>
          </table:table-cell>
          <table:table-cell table:number-columns-repeated="1015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Donat</text:p>
          </table:table-cell>
          <table:table-cell table:number-columns-repeated="1015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Mathon</text:p>
          </table:table-cell>
          <table:table-cell table:number-columns-repeated="1015"/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Sufers</text:p>
          </table:table-cell>
          <table:table-cell table:number-columns-repeated="1015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string" calcext:value-type="string">
            <text:p>Splügen</text:p>
          </table:table-cell>
          <table:table-cell table:number-columns-repeated="1015"/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string" calcext:value-type="string">
            <text:p>Medels im Rheinwald</text:p>
          </table:table-cell>
          <table:table-cell table:number-columns-repeated="1015"/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string" calcext:value-type="string">
            <text:p>Nufenen</text:p>
          </table:table-cell>
          <table:table-cell table:number-columns-repeated="1015"/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string" calcext:value-type="string">
            <text:p>Hinterrhein</text:p>
          </table:table-cell>
          <table:table-cell table:number-columns-repeated="1015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string" calcext:value-type="string">
            <text:p>Andeer</text:p>
          </table:table-cell>
          <table:table-cell table:number-columns-repeated="1015"/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string" calcext:value-type="string">
            <text:p>Clugin</text:p>
          </table:table-cell>
          <table:table-cell table:number-columns-repeated="1015"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string" calcext:value-type="string">
            <text:p>Pignia</text:p>
          </table:table-cell>
          <table:table-cell table:number-columns-repeated="1015"/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string" calcext:value-type="string">
            <text:p>Ausserferrera</text:p>
          </table:table-cell>
          <table:table-cell table:number-columns-repeated="1015"/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string" calcext:value-type="string">
            <text:p>Innerferrera</text:p>
          </table:table-cell>
          <table:table-cell table:number-columns-repeated="1015"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string" calcext:value-type="string">
            <text:p>Campsut-Cröt</text:p>
          </table:table-cell>
          <table:table-cell table:number-columns-repeated="1015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Cresta (Avers)</text:p>
          </table:table-cell>
          <table:table-cell table:number-columns-repeated="1015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Am Bach (Avers)</text:p>
          </table:table-cell>
          <table:table-cell table:number-columns-repeated="1015"/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string" calcext:value-type="string">
            <text:p>Juf</text:p>
          </table:table-cell>
          <table:table-cell table:number-columns-repeated="1015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Tiefencastel</text:p>
          </table:table-cell>
          <table:table-cell table:number-columns-repeated="1015"/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Alvaschein</text:p>
          </table:table-cell>
          <table:table-cell table:number-columns-repeated="1015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Cunter</text:p>
          </table:table-cell>
          <table:table-cell table:number-columns-repeated="1015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string" calcext:value-type="string">
            <text:p>Tinizong</text:p>
          </table:table-cell>
          <table:table-cell table:number-columns-repeated="1015"/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string" calcext:value-type="string">
            <text:p>Rona</text:p>
          </table:table-cell>
          <table:table-cell table:number-columns-repeated="1015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string" calcext:value-type="string">
            <text:p>Mulegns</text:p>
          </table:table-cell>
          <table:table-cell table:number-columns-repeated="1015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Sur</text:p>
          </table:table-cell>
          <table:table-cell table:number-columns-repeated="1015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Marmorera</text:p>
          </table:table-cell>
          <table:table-cell table:number-columns-repeated="1015"/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string" calcext:value-type="string">
            <text:p>Bivio</text:p>
          </table:table-cell>
          <table:table-cell table:number-columns-repeated="1015"/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string" calcext:value-type="string">
            <text:p>Mon</text:p>
          </table:table-cell>
          <table:table-cell table:number-columns-repeated="1015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string" calcext:value-type="string">
            <text:p>Stierva</text:p>
          </table:table-cell>
          <table:table-cell table:number-columns-repeated="1015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Savognin</text:p>
          </table:table-cell>
          <table:table-cell table:number-columns-repeated="1015"/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string" calcext:value-type="string">
            <text:p>Salouf</text:p>
          </table:table-cell>
          <table:table-cell table:number-columns-repeated="1015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string" calcext:value-type="string">
            <text:p>Riom</text:p>
          </table:table-cell>
          <table:table-cell table:number-columns-repeated="1015"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Parsonz</text:p>
          </table:table-cell>
          <table:table-cell table:number-columns-repeated="1015"/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string" calcext:value-type="string">
            <text:p>Surava</text:p>
          </table:table-cell>
          <table:table-cell table:number-columns-repeated="1015"/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string" calcext:value-type="string">
            <text:p>Alvaneu Bad</text:p>
          </table:table-cell>
          <table:table-cell table:number-columns-repeated="1015"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lisur</text:p>
          </table:table-cell>
          <table:table-cell table:number-columns-repeated="1015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Stugl/Stuls</text:p>
          </table:table-cell>
          <table:table-cell table:number-columns-repeated="1015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Preda</text:p>
          </table:table-cell>
          <table:table-cell table:number-columns-repeated="1015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Bergün/Bravuogn</text:p>
          </table:table-cell>
          <table:table-cell table:number-columns-repeated="1015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Latsch</text:p>
          </table:table-cell>
          <table:table-cell table:number-columns-repeated="1015"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string" calcext:value-type="string">
            <text:p>Alvaneu Dorf</text:p>
          </table:table-cell>
          <table:table-cell table:number-columns-repeated="1015"/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string" calcext:value-type="string">
            <text:p>Schmitten (Albula)</text:p>
          </table:table-cell>
          <table:table-cell table:number-columns-repeated="1015"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Wiesen GR</text:p>
          </table:table-cell>
          <table:table-cell table:number-columns-repeated="10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St. Moritz</text:p>
          </table:table-cell>
          <table:table-cell table:number-columns-repeated="1015"/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Bever</text:p>
          </table:table-cell>
          <table:table-cell table:number-columns-repeated="1015"/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string" calcext:value-type="string">
            <text:p>Samedan</text:p>
          </table:table-cell>
          <table:table-cell table:number-columns-repeated="1015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string" calcext:value-type="string">
            <text:p>Pontresina</text:p>
          </table:table-cell>
          <table:table-cell table:number-columns-repeated="1015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string" calcext:value-type="string">
            <text:p>Celerina/Schlarigna</text:p>
          </table:table-cell>
          <table:table-cell table:number-columns-repeated="1015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Champfèr</text:p>
          </table:table-cell>
          <table:table-cell table:number-columns-repeated="1015"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Silvaplana-Surlej</text:p>
          </table:table-cell>
          <table:table-cell table:number-columns-repeated="1015"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Silvaplana</text:p>
          </table:table-cell>
          <table:table-cell table:number-columns-repeated="1015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Fex</text:p>
          </table:table-cell>
          <table:table-cell table:number-columns-repeated="1015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Sils/Segl Maria</text:p>
          </table:table-cell>
          <table:table-cell table:number-columns-repeated="1015"/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Sils/Segl Baselgia</text:p>
          </table:table-cell>
          <table:table-cell table:number-columns-repeated="1015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Maloja</text:p>
          </table:table-cell>
          <table:table-cell table:number-columns-repeated="1015"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string" calcext:value-type="string">
            <text:p>Plaun da Lej</text:p>
          </table:table-cell>
          <table:table-cell table:number-columns-repeated="1015"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La Punt-Chamues-ch</text:p>
          </table:table-cell>
          <table:table-cell table:number-columns-repeated="1015"/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Madulain</text:p>
          </table:table-cell>
          <table:table-cell table:number-columns-repeated="1015"/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Zuoz</text:p>
          </table:table-cell>
          <table:table-cell table:number-columns-repeated="1015"/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S-chanf</text:p>
          </table:table-cell>
          <table:table-cell table:number-columns-repeated="1015"/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string" calcext:value-type="string">
            <text:p>Cinuos-chel</text:p>
          </table:table-cell>
          <table:table-cell table:number-columns-repeated="1015"/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Brail</text:p>
          </table:table-cell>
          <table:table-cell table:number-columns-repeated="1015"/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string" calcext:value-type="string">
            <text:p>Zernez</text:p>
          </table:table-cell>
          <table:table-cell table:number-columns-repeated="1015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Tschierv</text:p>
          </table:table-cell>
          <table:table-cell table:number-columns-repeated="1015"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Fuldera</text:p>
          </table:table-cell>
          <table:table-cell table:number-columns-repeated="1015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Lü</text:p>
          </table:table-cell>
          <table:table-cell table:number-columns-repeated="1015"/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Valchava</text:p>
          </table:table-cell>
          <table:table-cell table:number-columns-repeated="1015"/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string" calcext:value-type="string">
            <text:p>Sta. Maria Val Müstair</text:p>
          </table:table-cell>
          <table:table-cell table:number-columns-repeated="1015"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Müstair</text:p>
          </table:table-cell>
          <table:table-cell table:number-columns-repeated="1015"/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string" calcext:value-type="string">
            <text:p>Susch</text:p>
          </table:table-cell>
          <table:table-cell table:number-columns-repeated="1015"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string" calcext:value-type="string">
            <text:p>Lavin</text:p>
          </table:table-cell>
          <table:table-cell table:number-columns-repeated="1015"/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string" calcext:value-type="string">
            <text:p>Guarda</text:p>
          </table:table-cell>
          <table:table-cell table:number-columns-repeated="1015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Ardez</text:p>
          </table:table-cell>
          <table:table-cell table:number-columns-repeated="1015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cuol</text:p>
          </table:table-cell>
          <table:table-cell table:number-columns-repeated="1015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Ftan</text:p>
          </table:table-cell>
          <table:table-cell table:number-columns-repeated="1015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Vulpera</text:p>
          </table:table-cell>
          <table:table-cell table:number-columns-repeated="1015"/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Tarasp</text:p>
          </table:table-cell>
          <table:table-cell table:number-columns-repeated="1015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Crusch</text:p>
          </table:table-cell>
          <table:table-cell table:number-columns-repeated="1015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Sent</text:p>
          </table:table-cell>
          <table:table-cell table:number-columns-repeated="1015"/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string" calcext:value-type="string">
            <text:p>Ramosch</text:p>
          </table:table-cell>
          <table:table-cell table:number-columns-repeated="1015"/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string" calcext:value-type="string">
            <text:p>Vnà</text:p>
          </table:table-cell>
          <table:table-cell table:number-columns-repeated="1015"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Strada</text:p>
          </table:table-cell>
          <table:table-cell table:number-columns-repeated="1015"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Tschlin</text:p>
          </table:table-cell>
          <table:table-cell table:number-columns-repeated="1015"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Martina</text:p>
          </table:table-cell>
          <table:table-cell table:number-columns-repeated="1015"/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string" calcext:value-type="string">
            <text:p>Samnaun-Compatsch</text:p>
          </table:table-cell>
          <table:table-cell table:number-columns-repeated="1015"/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string" calcext:value-type="string">
            <text:p>Samnaun Dorf</text:p>
          </table:table-cell>
          <table:table-cell table:number-columns-repeated="1015"/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Casaccia</text:p>
          </table:table-cell>
          <table:table-cell table:number-columns-repeated="1015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Vicosoprano</text:p>
          </table:table-cell>
          <table:table-cell table:number-columns-repeated="1015"/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Borgonovo</text:p>
          </table:table-cell>
          <table:table-cell table:number-columns-repeated="1015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Stampa</text:p>
          </table:table-cell>
          <table:table-cell table:number-columns-repeated="1015"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romontogno</text:p>
          </table:table-cell>
          <table:table-cell table:number-columns-repeated="1015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string" calcext:value-type="string">
            <text:p>Castasegna</text:p>
          </table:table-cell>
          <table:table-cell table:number-columns-repeated="1015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Soglio</text:p>
          </table:table-cell>
          <table:table-cell table:number-columns-repeated="1015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Ospizio Bernina</text:p>
          </table:table-cell>
          <table:table-cell table:number-columns-repeated="1015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Alp Grüm</text:p>
          </table:table-cell>
          <table:table-cell table:number-columns-repeated="1015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S. Carlo (Poschiavo)</text:p>
          </table:table-cell>
          <table:table-cell table:number-columns-repeated="1015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Sfazù</text:p>
          </table:table-cell>
          <table:table-cell table:number-columns-repeated="1015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La Rösa</text:p>
          </table:table-cell>
          <table:table-cell table:number-columns-repeated="1015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Poschiavo</text:p>
          </table:table-cell>
          <table:table-cell table:number-columns-repeated="1015"/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Miralago</text:p>
          </table:table-cell>
          <table:table-cell table:number-columns-repeated="1015"/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Brusio</text:p>
          </table:table-cell>
          <table:table-cell table:number-columns-repeated="1015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string" calcext:value-type="string">
            <text:p>Campocologno</text:p>
          </table:table-cell>
          <table:table-cell table:number-columns-repeated="1015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string" calcext:value-type="string">
            <text:p>Li Curt</text:p>
          </table:table-cell>
          <table:table-cell table:number-columns-repeated="1015"/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string" calcext:value-type="string">
            <text:p>Le Prese</text:p>
          </table:table-cell>
          <table:table-cell table:number-columns-repeated="1015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Viano</text:p>
          </table:table-cell>
          <table:table-cell table:number-columns-repeated="1015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string" calcext:value-type="string">
            <text:p>Campascio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Gockhausen</text:p>
          </table:table-cell>
          <table:table-cell table:number-columns-repeated="1015"/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string" calcext:value-type="string">
            <text:p>Zürich</text:p>
          </table:table-cell>
          <table:table-cell table:number-columns-repeated="1015"/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Oberengstringen</text:p>
          </table:table-cell>
          <table:table-cell table:number-columns-repeated="1015"/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Unterengstringen</text:p>
          </table:table-cell>
          <table:table-cell table:number-columns-repeated="1015"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string" calcext:value-type="string">
            <text:p>Weiningen ZH</text:p>
          </table:table-cell>
          <table:table-cell table:number-columns-repeated="1015"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Regensdorf</text:p>
          </table:table-cell>
          <table:table-cell table:number-columns-repeated="1015"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Watt</text:p>
          </table:table-cell>
          <table:table-cell table:number-columns-repeated="1015"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string" calcext:value-type="string">
            <text:p>Adlikon b. Regensdorf</text:p>
          </table:table-cell>
          <table:table-cell table:number-columns-repeated="1015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Buchs ZH</text:p>
          </table:table-cell>
          <table:table-cell table:number-columns-repeated="1015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string" calcext:value-type="string">
            <text:p>Dällikon</text:p>
          </table:table-cell>
          <table:table-cell table:number-columns-repeated="1015"/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Kloster Fahr</text:p>
          </table:table-cell>
          <table:table-cell table:number-columns-repeated="1015"/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telfingen</text:p>
          </table:table-cell>
          <table:table-cell table:number-columns-repeated="1015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Boppelsen</text:p>
          </table:table-cell>
          <table:table-cell table:number-columns-repeated="1015"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Dänikon ZH</text:p>
          </table:table-cell>
          <table:table-cell table:number-columns-repeated="1015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Hüttikon</text:p>
          </table:table-cell>
          <table:table-cell table:number-columns-repeated="1015"/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Fällanden</text:p>
          </table:table-cell>
          <table:table-cell table:number-columns-repeated="1015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Pfaffhausen</text:p>
          </table:table-cell>
          <table:table-cell table:number-columns-repeated="1015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Benglen</text:p>
          </table:table-cell>
          <table:table-cell table:number-columns-repeated="1015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Binz</text:p>
          </table:table-cell>
          <table:table-cell table:number-columns-repeated="1015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Ebmatingen</text:p>
          </table:table-cell>
          <table:table-cell table:number-columns-repeated="1015"/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Maur</text:p>
          </table:table-cell>
          <table:table-cell table:number-columns-repeated="1015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Zollikerberg</text:p>
          </table:table-cell>
          <table:table-cell table:number-columns-repeated="1015"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Zumikon</text:p>
          </table:table-cell>
          <table:table-cell table:number-columns-repeated="1015"/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Forch</text:p>
          </table:table-cell>
          <table:table-cell table:number-columns-repeated="1015"/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Hinteregg</text:p>
          </table:table-cell>
          <table:table-cell table:number-columns-repeated="1015"/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Egg b. Zürich</text:p>
          </table:table-cell>
          <table:table-cell table:number-columns-repeated="1015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string" calcext:value-type="string">
            <text:p>Esslingen</text:p>
          </table:table-cell>
          <table:table-cell table:number-columns-repeated="1015"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string" calcext:value-type="string">
            <text:p>Adliswil</text:p>
          </table:table-cell>
          <table:table-cell table:number-columns-repeated="1015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Sihlbrugg Station</text:p>
          </table:table-cell>
          <table:table-cell table:number-columns-repeated="1015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Sihlwald</text:p>
          </table:table-cell>
          <table:table-cell table:number-columns-repeated="1015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Langnau am Albis</text:p>
          </table:table-cell>
          <table:table-cell table:number-columns-repeated="1015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Gattikon</text:p>
          </table:table-cell>
          <table:table-cell table:number-columns-repeated="1015"/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string" calcext:value-type="string">
            <text:p>Uitikon Waldegg</text:p>
          </table:table-cell>
          <table:table-cell table:number-columns-repeated="1015"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Uetliberg</text:p>
          </table:table-cell>
          <table:table-cell table:number-columns-repeated="1015"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Stallikon</text:p>
          </table:table-cell>
          <table:table-cell table:number-columns-repeated="1015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Glattpark (Opfikon)</text:p>
          </table:table-cell>
          <table:table-cell table:number-columns-repeated="1015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Glattbrugg</text:p>
          </table:table-cell>
          <table:table-cell table:number-columns-repeated="1015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Opfikon</text:p>
          </table:table-cell>
          <table:table-cell table:number-columns-repeated="1015"/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string" calcext:value-type="string">
            <text:p>Rümlang</text:p>
          </table:table-cell>
          <table:table-cell table:number-columns-repeated="1015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Oberglatt ZH</text:p>
          </table:table-cell>
          <table:table-cell table:number-columns-repeated="1015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string" calcext:value-type="string">
            <text:p>Niederhasli</text:p>
          </table:table-cell>
          <table:table-cell table:number-columns-repeated="1015"/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string" calcext:value-type="string">
            <text:p>Oberhasli</text:p>
          </table:table-cell>
          <table:table-cell table:number-columns-repeated="1015"/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string" calcext:value-type="string">
            <text:p>Dielsdorf</text:p>
          </table:table-cell>
          <table:table-cell table:number-columns-repeated="1015"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Regensberg</text:p>
          </table:table-cell>
          <table:table-cell table:number-columns-repeated="1015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Steinmaur</text:p>
          </table:table-cell>
          <table:table-cell table:number-columns-repeated="1015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Bachs</text:p>
          </table:table-cell>
          <table:table-cell table:number-columns-repeated="1015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Oberweningen</text:p>
          </table:table-cell>
          <table:table-cell table:number-columns-repeated="1015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Schleinikon</text:p>
          </table:table-cell>
          <table:table-cell table:number-columns-repeated="1015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Schöfflisdorf</text:p>
          </table:table-cell>
          <table:table-cell table:number-columns-repeated="1015"/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Niederweningen</text:p>
          </table:table-cell>
          <table:table-cell table:number-columns-repeated="1015"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string" calcext:value-type="string">
            <text:p>Niederglatt ZH</text:p>
          </table:table-cell>
          <table:table-cell table:number-columns-repeated="1015"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string" calcext:value-type="string">
            <text:p>Neerach</text:p>
          </table:table-cell>
          <table:table-cell table:number-columns-repeated="1015"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string" calcext:value-type="string">
            <text:p>Stadel b. Niederglatt</text:p>
          </table:table-cell>
          <table:table-cell table:number-columns-repeated="1015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Windlach</text:p>
          </table:table-cell>
          <table:table-cell table:number-columns-repeated="1015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Bülach</text:p>
          </table:table-cell>
          <table:table-cell table:number-columns-repeated="1015"/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Höri</text:p>
          </table:table-cell>
          <table:table-cell table:number-columns-repeated="1015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string" calcext:value-type="string">
            <text:p>Hochfelden</text:p>
          </table:table-cell>
          <table:table-cell table:number-columns-repeated="1015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string" calcext:value-type="string">
            <text:p>Bachenbülach</text:p>
          </table:table-cell>
          <table:table-cell table:number-columns-repeated="1015"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Winkel</text:p>
          </table:table-cell>
          <table:table-cell table:number-columns-repeated="1015"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string" calcext:value-type="string">
            <text:p>Weiach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Zweidlen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Glattfelden</text:p>
          </table:table-cell>
          <table:table-cell table:number-columns-repeated="1015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Eglisau</text:p>
          </table:table-cell>
          <table:table-cell table:number-columns-repeated="1015"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string" calcext:value-type="string">
            <text:p>Hüntwangen</text:p>
          </table:table-cell>
          <table:table-cell table:number-columns-repeated="1015"/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string" calcext:value-type="string">
            <text:p>Wasterkingen</text:p>
          </table:table-cell>
          <table:table-cell table:number-columns-repeated="1015"/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Wil ZH</text:p>
          </table:table-cell>
          <table:table-cell table:number-columns-repeated="1015"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Rafz</text:p>
          </table:table-cell>
          <table:table-cell table:number-columns-repeated="101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Schaffhausen</text:p>
          </table:table-cell>
          <table:table-cell table:number-columns-repeated="1015"/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Schaffhausen</text:p>
          </table:table-cell>
          <table:table-cell table:number-columns-repeated="1015"/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string" calcext:value-type="string">
            <text:p>Schaffhausen</text:p>
          </table:table-cell>
          <table:table-cell table:number-columns-repeated="1015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Schaffhausen</text:p>
          </table:table-cell>
          <table:table-cell table:number-columns-repeated="1015"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Neuhausen am Rheinfall</text:p>
          </table:table-cell>
          <table:table-cell table:number-columns-repeated="1015"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Nohl</text:p>
          </table:table-cell>
          <table:table-cell table:number-columns-repeated="1015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Neunkirch</text:p>
          </table:table-cell>
          <table:table-cell table:number-columns-repeated="1015"/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Gächlingen</text:p>
          </table:table-cell>
          <table:table-cell table:number-columns-repeated="1015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Hallau</text:p>
          </table:table-cell>
          <table:table-cell table:number-columns-repeated="1015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Oberhallau</text:p>
          </table:table-cell>
          <table:table-cell table:number-columns-repeated="1015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Wilchingen</text:p>
          </table:table-cell>
          <table:table-cell table:number-columns-repeated="1015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Osterfingen</text:p>
          </table:table-cell>
          <table:table-cell table:number-columns-repeated="1015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Trasadingen</text:p>
          </table:table-cell>
          <table:table-cell table:number-columns-repeated="1015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Beringen</text:p>
          </table:table-cell>
          <table:table-cell table:number-columns-repeated="1015"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Guntmadingen</text:p>
          </table:table-cell>
          <table:table-cell table:number-columns-repeated="1015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Löhningen</text:p>
          </table:table-cell>
          <table:table-cell table:number-columns-repeated="1015"/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Siblingen</text:p>
          </table:table-cell>
          <table:table-cell table:number-columns-repeated="1015"/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Schleitheim</text:p>
          </table:table-cell>
          <table:table-cell table:number-columns-repeated="1015"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Beggingen</text:p>
          </table:table-cell>
          <table:table-cell table:number-columns-repeated="1015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Hemmental</text:p>
          </table:table-cell>
          <table:table-cell table:number-columns-repeated="1015"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Merishausen</text:p>
          </table:table-cell>
          <table:table-cell table:number-columns-repeated="1015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Bargen SH</text:p>
          </table:table-cell>
          <table:table-cell table:number-columns-repeated="1015"/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Stetten SH</text:p>
          </table:table-cell>
          <table:table-cell table:number-columns-repeated="1015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Lohn SH</text:p>
          </table:table-cell>
          <table:table-cell table:number-columns-repeated="1015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Opfertshofen SH</text:p>
          </table:table-cell>
          <table:table-cell table:number-columns-repeated="1015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Büttenhardt</text:p>
          </table:table-cell>
          <table:table-cell table:number-columns-repeated="1015"/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string" calcext:value-type="string">
            <text:p>Büsingen</text:p>
          </table:table-cell>
          <table:table-cell table:number-columns-repeated="1015"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string" calcext:value-type="string">
            <text:p>Dörflingen</text:p>
          </table:table-cell>
          <table:table-cell table:number-columns-repeated="1015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Thayngen</text:p>
          </table:table-cell>
          <table:table-cell table:number-columns-repeated="1015"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string" calcext:value-type="string">
            <text:p>Barzheim</text:p>
          </table:table-cell>
          <table:table-cell table:number-columns-repeated="1015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Hofen SH</text:p>
          </table:table-cell>
          <table:table-cell table:number-columns-repeated="1015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Bibern SH</text:p>
          </table:table-cell>
          <table:table-cell table:number-columns-repeated="1015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string" calcext:value-type="string">
            <text:p>Altdorf SH</text:p>
          </table:table-cell>
          <table:table-cell table:number-columns-repeated="1015"/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string" calcext:value-type="string">
            <text:p>Feuerthalen</text:p>
          </table:table-cell>
          <table:table-cell table:number-columns-repeated="1015"/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Langwiesen</text:p>
          </table:table-cell>
          <table:table-cell table:number-columns-repeated="1015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Flurlingen</text:p>
          </table:table-cell>
          <table:table-cell table:number-columns-repeated="1015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string" calcext:value-type="string">
            <text:p>Uhwiesen</text:p>
          </table:table-cell>
          <table:table-cell table:number-columns-repeated="1015"/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string" calcext:value-type="string">
            <text:p>Schlatt TG</text:p>
          </table:table-cell>
          <table:table-cell table:number-columns-repeated="1015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Willisdorf</text:p>
          </table:table-cell>
          <table:table-cell table:number-columns-repeated="1015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Diessenhofen</text:p>
          </table:table-cell>
          <table:table-cell table:number-columns-repeated="1015"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Basadingen</text:p>
          </table:table-cell>
          <table:table-cell table:number-columns-repeated="1015"/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Schlattingen</text:p>
          </table:table-cell>
          <table:table-cell table:number-columns-repeated="1015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Kaltenbach</text:p>
          </table:table-cell>
          <table:table-cell table:number-columns-repeated="1015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Etzwilen</text:p>
          </table:table-cell>
          <table:table-cell table:number-columns-repeated="1015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Wagenhausen</text:p>
          </table:table-cell>
          <table:table-cell table:number-columns-repeated="1015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Rheinklingen</text:p>
          </table:table-cell>
          <table:table-cell table:number-columns-repeated="1015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Stein am Rhein</text:p>
          </table:table-cell>
          <table:table-cell table:number-columns-repeated="1015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Hemishofen</text:p>
          </table:table-cell>
          <table:table-cell table:number-columns-repeated="1015"/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string" calcext:value-type="string">
            <text:p>Ramsen</text:p>
          </table:table-cell>
          <table:table-cell table:number-columns-repeated="1015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Buch SH</text:p>
          </table:table-cell>
          <table:table-cell table:number-columns-repeated="1015"/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string" calcext:value-type="string">
            <text:p>Eschenz</text:p>
          </table:table-cell>
          <table:table-cell table:number-columns-repeated="1015"/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Mammern</text:p>
          </table:table-cell>
          <table:table-cell table:number-columns-repeated="1015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string" calcext:value-type="string">
            <text:p>Steckborn</text:p>
          </table:table-cell>
          <table:table-cell table:number-columns-repeated="1015"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string" calcext:value-type="string">
            <text:p>Berlingen</text:p>
          </table:table-cell>
          <table:table-cell table:number-columns-repeated="1015"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Salenstein</text:p>
          </table:table-cell>
          <table:table-cell table:number-columns-repeated="1015"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Mannenbach-Salenstein</text:p>
          </table:table-cell>
          <table:table-cell table:number-columns-repeated="1015"/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Fruthwilen</text:p>
          </table:table-cell>
          <table:table-cell table:number-columns-repeated="1015"/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Ermatingen</text:p>
          </table:table-cell>
          <table:table-cell table:number-columns-repeated="1015"/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Triboltingen</text:p>
          </table:table-cell>
          <table:table-cell table:number-columns-repeated="1015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Gottlieben</text:p>
          </table:table-cell>
          <table:table-cell table:number-columns-repeated="1015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Tägerwilen</text:p>
          </table:table-cell>
          <table:table-cell table:number-columns-repeated="1015"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string" calcext:value-type="string">
            <text:p>Kreuzlingen</text:p>
          </table:table-cell>
          <table:table-cell table:number-columns-repeated="1015"/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Kloten</text:p>
          </table:table-cell>
          <table:table-cell table:number-columns-repeated="1015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Bassersdorf</text:p>
          </table:table-cell>
          <table:table-cell table:number-columns-repeated="1015"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Wallisellen</text:p>
          </table:table-cell>
          <table:table-cell table:number-columns-repeated="1015"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Dietlikon</text:p>
          </table:table-cell>
          <table:table-cell table:number-columns-repeated="1015"/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string" calcext:value-type="string">
            <text:p>Brüttisellen</text:p>
          </table:table-cell>
          <table:table-cell table:number-columns-repeated="1015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Ottikon b. Kemptthal</text:p>
          </table:table-cell>
          <table:table-cell table:number-columns-repeated="1015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Effretikon</text:p>
          </table:table-cell>
          <table:table-cell table:number-columns-repeated="1015"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Agasul</text:p>
          </table:table-cell>
          <table:table-cell table:number-columns-repeated="1015"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Illnau</text:p>
          </table:table-cell>
          <table:table-cell table:number-columns-repeated="1015"/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Nürensdorf</text:p>
          </table:table-cell>
          <table:table-cell table:number-columns-repeated="1015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Kemptthal</text:p>
          </table:table-cell>
          <table:table-cell table:number-columns-repeated="1015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Grafstal</text:p>
          </table:table-cell>
          <table:table-cell table:number-columns-repeated="1015"/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Brütten</text:p>
          </table:table-cell>
          <table:table-cell table:number-columns-repeated="1015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Winterberg ZH</text:p>
          </table:table-cell>
          <table:table-cell table:number-columns-repeated="1015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Kyburg</text:p>
          </table:table-cell>
          <table:table-cell table:number-columns-repeated="1015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string" calcext:value-type="string">
            <text:p>Lindau</text:p>
          </table:table-cell>
          <table:table-cell table:number-columns-repeated="1015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Tagelswangen</text:p>
          </table:table-cell>
          <table:table-cell table:number-columns-repeated="1015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Fehraltorf</text:p>
          </table:table-cell>
          <table:table-cell table:number-columns-repeated="1015"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Madetswil</text:p>
          </table:table-cell>
          <table:table-cell table:number-columns-repeated="1015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Hermatswil</text:p>
          </table:table-cell>
          <table:table-cell table:number-columns-repeated="1015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Pfäffikon ZH</text:p>
          </table:table-cell>
          <table:table-cell table:number-columns-repeated="1015"/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string" calcext:value-type="string">
            <text:p>Auslikon</text:p>
          </table:table-cell>
          <table:table-cell table:number-columns-repeated="1015"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string" calcext:value-type="string">
            <text:p>Russikon</text:p>
          </table:table-cell>
          <table:table-cell table:number-columns-repeated="1015"/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string" calcext:value-type="string">
            <text:p>Hittnau</text:p>
          </table:table-cell>
          <table:table-cell table:number-columns-repeated="1015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string" calcext:value-type="string">
            <text:p>Hinwil</text:p>
          </table:table-cell>
          <table:table-cell table:number-columns-repeated="1015"/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Wernetshausen</text:p>
          </table:table-cell>
          <table:table-cell table:number-columns-repeated="1015"/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string" calcext:value-type="string">
            <text:p>Bäretswil</text:p>
          </table:table-cell>
          <table:table-cell table:number-columns-repeated="1015"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string" calcext:value-type="string">
            <text:p>Adetswil</text:p>
          </table:table-cell>
          <table:table-cell table:number-columns-repeated="1015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Ricketwil (Winterthur)</text:p>
          </table:table-cell>
          <table:table-cell table:number-columns-repeated="1015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Elsau</text:p>
          </table:table-cell>
          <table:table-cell table:number-columns-repeated="1015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string" calcext:value-type="string">
            <text:p>Elgg</text:p>
          </table:table-cell>
          <table:table-cell table:number-columns-repeated="1015"/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string" calcext:value-type="string">
            <text:p>Hofstetten ZH</text:p>
          </table:table-cell>
          <table:table-cell table:number-columns-repeated="1015"/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string" calcext:value-type="string">
            <text:p>Aadorf</text:p>
          </table:table-cell>
          <table:table-cell table:number-columns-repeated="1015"/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Ettenhausen TG</text:p>
          </table:table-cell>
          <table:table-cell table:number-columns-repeated="1015"/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Guntershausen b. Aadorf</text:p>
          </table:table-cell>
          <table:table-cell table:number-columns-repeated="1015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Wallenwil</text:p>
          </table:table-cell>
          <table:table-cell table:number-columns-repeated="1015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Eschlikon TG</text:p>
          </table:table-cell>
          <table:table-cell table:number-columns-repeated="1015"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Balterswil</text:p>
          </table:table-cell>
          <table:table-cell table:number-columns-repeated="1015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string" calcext:value-type="string">
            <text:p>Bichelsee</text:p>
          </table:table-cell>
          <table:table-cell table:number-columns-repeated="1015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Busswil TG</text:p>
          </table:table-cell>
          <table:table-cell table:number-columns-repeated="1015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Sirnach</text:p>
          </table:table-cell>
          <table:table-cell table:number-columns-repeated="1015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Wiezikon b. Sirnach</text:p>
          </table:table-cell>
          <table:table-cell table:number-columns-repeated="1015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Oberwangen TG</text:p>
          </table:table-cell>
          <table:table-cell table:number-columns-repeated="1015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Dussnang</text:p>
          </table:table-cell>
          <table:table-cell table:number-columns-repeated="1015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Fischingen</text:p>
          </table:table-cell>
          <table:table-cell table:number-columns-repeated="1015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Au TG</text:p>
          </table:table-cell>
          <table:table-cell table:number-columns-repeated="101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Reutlingen (Winterthur)</text:p>
          </table:table-cell>
          <table:table-cell table:number-columns-repeated="1015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Stadel (Winterthur)</text:p>
          </table:table-cell>
          <table:table-cell table:number-columns-repeated="1015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string" calcext:value-type="string">
            <text:p>Winterthur</text:p>
          </table:table-cell>
          <table:table-cell table:number-columns-repeated="1015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Aesch (Neftenbach)</text:p>
          </table:table-cell>
          <table:table-cell table:number-columns-repeated="1015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Riet (Neftenbach)</text:p>
          </table:table-cell>
          <table:table-cell table:number-columns-repeated="1015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Hünikon (Neftenbach)</text:p>
          </table:table-cell>
          <table:table-cell table:number-columns-repeated="1015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Neftenbach</text:p>
          </table:table-cell>
          <table:table-cell table:number-columns-repeated="1015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string" calcext:value-type="string">
            <text:p>Buch am Irchel</text:p>
          </table:table-cell>
          <table:table-cell table:number-columns-repeated="1015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Berg am Irchel</text:p>
          </table:table-cell>
          <table:table-cell table:number-columns-repeated="1015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Gräslikon</text:p>
          </table:table-cell>
          <table:table-cell table:number-columns-repeated="1015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Flaach</text:p>
          </table:table-cell>
          <table:table-cell table:number-columns-repeated="1015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Schlatt b. Winterthur</text:p>
          </table:table-cell>
          <table:table-cell table:number-columns-repeated="1015"/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Dättlikon</text:p>
          </table:table-cell>
          <table:table-cell table:number-columns-repeated="1015"/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string" calcext:value-type="string">
            <text:p>Pfungen</text:p>
          </table:table-cell>
          <table:table-cell table:number-columns-repeated="1015"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string" calcext:value-type="string">
            <text:p>Embrach</text:p>
          </table:table-cell>
          <table:table-cell table:number-columns-repeated="1015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Oberembrach</text:p>
          </table:table-cell>
          <table:table-cell table:number-columns-repeated="1015"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string" calcext:value-type="string">
            <text:p>Lufingen</text:p>
          </table:table-cell>
          <table:table-cell table:number-columns-repeated="1015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Freienstein</text:p>
          </table:table-cell>
          <table:table-cell table:number-columns-repeated="1015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Rorbas</text:p>
          </table:table-cell>
          <table:table-cell table:number-columns-repeated="1015"/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Teufen ZH</text:p>
          </table:table-cell>
          <table:table-cell table:number-columns-repeated="1015"/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string" calcext:value-type="string">
            <text:p>Hettlingen</text:p>
          </table:table-cell>
          <table:table-cell table:number-columns-repeated="1015"/>
        </table:table-row>
        <table:table-row table:style-name="ro1">
          <table:table-cell office:value-type="float" office:value="8444" calcext:value-type="float">
            <text:p>8444</text:p>
          </table:table-cell>
          <table:table-cell office:value-type="string" calcext:value-type="string">
            <text:p>Henggart</text:p>
          </table:table-cell>
          <table:table-cell table:number-columns-repeated="1015"/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string" calcext:value-type="string">
            <text:p>Dachsen</text:p>
          </table:table-cell>
          <table:table-cell table:number-columns-repeated="1015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Andelfingen</text:p>
          </table:table-cell>
          <table:table-cell table:number-columns-repeated="1015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einandelfingen</text:p>
          </table:table-cell>
          <table:table-cell table:number-columns-repeated="1015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string" calcext:value-type="string">
            <text:p>Adlikon b. Andelfingen</text:p>
          </table:table-cell>
          <table:table-cell table:number-columns-repeated="1015"/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string" calcext:value-type="string">
            <text:p>Alten</text:p>
          </table:table-cell>
          <table:table-cell table:number-columns-repeated="1015"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string" calcext:value-type="string">
            <text:p>Buchberg</text:p>
          </table:table-cell>
          <table:table-cell table:number-columns-repeated="1015"/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string" calcext:value-type="string">
            <text:p>Rüdlingen</text:p>
          </table:table-cell>
          <table:table-cell table:number-columns-repeated="1015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string" calcext:value-type="string">
            <text:p>Humlikon</text:p>
          </table:table-cell>
          <table:table-cell table:number-columns-repeated="1015"/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string" calcext:value-type="string">
            <text:p>Dorf</text:p>
          </table:table-cell>
          <table:table-cell table:number-columns-repeated="1015"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string" calcext:value-type="string">
            <text:p>Volken</text:p>
          </table:table-cell>
          <table:table-cell table:number-columns-repeated="1015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Marthalen</text:p>
          </table:table-cell>
          <table:table-cell table:number-columns-repeated="1015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Oerlingen</text:p>
          </table:table-cell>
          <table:table-cell table:number-columns-repeated="1015"/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string" calcext:value-type="string">
            <text:p>Rheinau</text:p>
          </table:table-cell>
          <table:table-cell table:number-columns-repeated="1015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Benken ZH</text:p>
          </table:table-cell>
          <table:table-cell table:number-columns-repeated="1015"/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Ellikon am Rhein</text:p>
          </table:table-cell>
          <table:table-cell table:number-columns-repeated="1015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Rudolfingen</text:p>
          </table:table-cell>
          <table:table-cell table:number-columns-repeated="1015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Wildensbuch</text:p>
          </table:table-cell>
          <table:table-cell table:number-columns-repeated="1015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string" calcext:value-type="string">
            <text:p>Trüllikon</text:p>
          </table:table-cell>
          <table:table-cell table:number-columns-repeated="1015"/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string" calcext:value-type="string">
            <text:p>Truttikon</text:p>
          </table:table-cell>
          <table:table-cell table:number-columns-repeated="1015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Waltalingen</text:p>
          </table:table-cell>
          <table:table-cell table:number-columns-repeated="1015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Guntalingen</text:p>
          </table:table-cell>
          <table:table-cell table:number-columns-repeated="1015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Rutschwil (Dägerlen)</text:p>
          </table:table-cell>
          <table:table-cell table:number-columns-repeated="1015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Dägerlen</text:p>
          </table:table-cell>
          <table:table-cell table:number-columns-repeated="1015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Oberwil (Dägerlen)</text:p>
          </table:table-cell>
          <table:table-cell table:number-columns-repeated="1015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Berg (Dägerlen)</text:p>
          </table:table-cell>
          <table:table-cell table:number-columns-repeated="1015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Bänk (Dägerlen)</text:p>
          </table:table-cell>
          <table:table-cell table:number-columns-repeated="1015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string" calcext:value-type="string">
            <text:p>Seuzach</text:p>
          </table:table-cell>
          <table:table-cell table:number-columns-repeated="1015"/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string" calcext:value-type="string">
            <text:p>Dinhard</text:p>
          </table:table-cell>
          <table:table-cell table:number-columns-repeated="1015"/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string" calcext:value-type="string">
            <text:p>Ossingen</text:p>
          </table:table-cell>
          <table:table-cell table:number-columns-repeated="1015"/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string" calcext:value-type="string">
            <text:p>Unterstammheim</text:p>
          </table:table-cell>
          <table:table-cell table:number-columns-repeated="1015"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string" calcext:value-type="string">
            <text:p>Oberstammheim</text:p>
          </table:table-cell>
          <table:table-cell table:number-columns-repeated="1015"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string" calcext:value-type="string">
            <text:p>Thalheim an der Thur</text:p>
          </table:table-cell>
          <table:table-cell table:number-columns-repeated="1015"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string" calcext:value-type="string">
            <text:p>Altikon</text:p>
          </table:table-cell>
          <table:table-cell table:number-columns-repeated="1015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string" calcext:value-type="string">
            <text:p>Sennhof (Winterthur)</text:p>
          </table:table-cell>
          <table:table-cell table:number-columns-repeated="1015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string" calcext:value-type="string">
            <text:p>Kollbrunn</text:p>
          </table:table-cell>
          <table:table-cell table:number-columns-repeated="1015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Neschwil</text:p>
          </table:table-cell>
          <table:table-cell table:number-columns-repeated="1015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Theilingen</text:p>
          </table:table-cell>
          <table:table-cell table:number-columns-repeated="1015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Weisslingen</text:p>
          </table:table-cell>
          <table:table-cell table:number-columns-repeated="1015"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Rikon im Tösstal</text:p>
          </table:table-cell>
          <table:table-cell table:number-columns-repeated="1015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Rämismühle</text:p>
          </table:table-cell>
          <table:table-cell table:number-columns-repeated="1015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Zell ZH</text:p>
          </table:table-cell>
          <table:table-cell table:number-columns-repeated="1015"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Turbenthal</text:p>
          </table:table-cell>
          <table:table-cell table:number-columns-repeated="1015"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string" calcext:value-type="string">
            <text:p>Wildberg</text:p>
          </table:table-cell>
          <table:table-cell table:number-columns-repeated="1015"/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Wila</text:p>
          </table:table-cell>
          <table:table-cell table:number-columns-repeated="1015"/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Saland</text:p>
          </table:table-cell>
          <table:table-cell table:number-columns-repeated="1015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string" calcext:value-type="string">
            <text:p>Bauma</text:p>
          </table:table-cell>
          <table:table-cell table:number-columns-repeated="1015"/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Schmidrüti</text:p>
          </table:table-cell>
          <table:table-cell table:number-columns-repeated="1015"/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string" calcext:value-type="string">
            <text:p>Steg im Tösstal</text:p>
          </table:table-cell>
          <table:table-cell table:number-columns-repeated="1015"/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string" calcext:value-type="string">
            <text:p>Fischenthal</text:p>
          </table:table-cell>
          <table:table-cell table:number-columns-repeated="1015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string" calcext:value-type="string">
            <text:p>Gibswil-Ried</text:p>
          </table:table-cell>
          <table:table-cell table:number-columns-repeated="1015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Sternenberg</text:p>
          </table:table-cell>
          <table:table-cell table:number-columns-repeated="10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Frauenfeld</text:p>
          </table:table-cell>
          <table:table-cell table:number-columns-repeated="10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Gerlikon</text:p>
          </table:table-cell>
          <table:table-cell table:number-columns-repeated="1015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Dettighofen</text:p>
          </table:table-cell>
          <table:table-cell table:number-columns-repeated="1015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Pfyn</text:p>
          </table:table-cell>
          <table:table-cell table:number-columns-repeated="1015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Lanzenneunforn</text:p>
          </table:table-cell>
          <table:table-cell table:number-columns-repeated="1015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string" calcext:value-type="string">
            <text:p>Hörhausen</text:p>
          </table:table-cell>
          <table:table-cell table:number-columns-repeated="1015"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string" calcext:value-type="string">
            <text:p>Homburg</text:p>
          </table:table-cell>
          <table:table-cell table:number-columns-repeated="1015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Lustdorf</text:p>
          </table:table-cell>
          <table:table-cell table:number-columns-repeated="1015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Wetzikon TG</text:p>
          </table:table-cell>
          <table:table-cell table:number-columns-repeated="1015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Thundorf</text:p>
          </table:table-cell>
          <table:table-cell table:number-columns-repeated="1015"/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Amlikon-Bissegg</text:p>
          </table:table-cell>
          <table:table-cell table:number-columns-repeated="1015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Häuslenen</text:p>
          </table:table-cell>
          <table:table-cell table:number-columns-repeated="1015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Aawangen</text:p>
          </table:table-cell>
          <table:table-cell table:number-columns-repeated="1015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string" calcext:value-type="string">
            <text:p>Hagenbuch ZH</text:p>
          </table:table-cell>
          <table:table-cell table:number-columns-repeated="1015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Buch b. Frauenfeld</text:p>
          </table:table-cell>
          <table:table-cell table:number-columns-repeated="1015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Uesslingen</text:p>
          </table:table-cell>
          <table:table-cell table:number-columns-repeated="1015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Niederneunforn</text:p>
          </table:table-cell>
          <table:table-cell table:number-columns-repeated="1015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Wilen b. Neunforn</text:p>
          </table:table-cell>
          <table:table-cell table:number-columns-repeated="1015"/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string" calcext:value-type="string">
            <text:p>Oberneunforn</text:p>
          </table:table-cell>
          <table:table-cell table:number-columns-repeated="1015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Weiningen TG</text:p>
          </table:table-cell>
          <table:table-cell table:number-columns-repeated="1015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Warth</text:p>
          </table:table-cell>
          <table:table-cell table:number-columns-repeated="1015"/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string" calcext:value-type="string">
            <text:p>Herdern</text:p>
          </table:table-cell>
          <table:table-cell table:number-columns-repeated="1015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Hüttwilen</text:p>
          </table:table-cell>
          <table:table-cell table:number-columns-repeated="1015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Nussbaumen TG</text:p>
          </table:table-cell>
          <table:table-cell table:number-columns-repeated="1015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Uerschhausen</text:p>
          </table:table-cell>
          <table:table-cell table:number-columns-repeated="1015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string" calcext:value-type="string">
            <text:p>Wiesendangen</text:p>
          </table:table-cell>
          <table:table-cell table:number-columns-repeated="1015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Bertschikon</text:p>
          </table:table-cell>
          <table:table-cell table:number-columns-repeated="1015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Gundetswil</text:p>
          </table:table-cell>
          <table:table-cell table:number-columns-repeated="1015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Kefikon ZH</text:p>
          </table:table-cell>
          <table:table-cell table:number-columns-repeated="1015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string" calcext:value-type="string">
            <text:p>Attikon</text:p>
          </table:table-cell>
          <table:table-cell table:number-columns-repeated="1015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Rickenbach ZH</text:p>
          </table:table-cell>
          <table:table-cell table:number-columns-repeated="1015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Rickenbach Sulz</text:p>
          </table:table-cell>
          <table:table-cell table:number-columns-repeated="1015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Kefikon TG</text:p>
          </table:table-cell>
          <table:table-cell table:number-columns-repeated="1015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Islikon</text:p>
          </table:table-cell>
          <table:table-cell table:number-columns-repeated="1015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Menzengrüt</text:p>
          </table:table-cell>
          <table:table-cell table:number-columns-repeated="1015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string" calcext:value-type="string">
            <text:p>Gachnang</text:p>
          </table:table-cell>
          <table:table-cell table:number-columns-repeated="1015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Ellikon an der Thur</text:p>
          </table:table-cell>
          <table:table-cell table:number-columns-repeated="1015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Felben-Wellhausen</text:p>
          </table:table-cell>
          <table:table-cell table:number-columns-repeated="1015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Eschikofen</text:p>
          </table:table-cell>
          <table:table-cell table:number-columns-repeated="1015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Harenwilen</text:p>
          </table:table-cell>
          <table:table-cell table:number-columns-repeated="1015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Mettendorf TG</text:p>
          </table:table-cell>
          <table:table-cell table:number-columns-repeated="1015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Hüttlingen</text:p>
          </table:table-cell>
          <table:table-cell table:number-columns-repeated="1015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Müllheim-Wigoltingen</text:p>
          </table:table-cell>
          <table:table-cell table:number-columns-repeated="1015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Bonau</text:p>
          </table:table-cell>
          <table:table-cell table:number-columns-repeated="1015"/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string" calcext:value-type="string">
            <text:p>Müllheim Dorf</text:p>
          </table:table-cell>
          <table:table-cell table:number-columns-repeated="1015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Engwang</text:p>
          </table:table-cell>
          <table:table-cell table:number-columns-repeated="1015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Illhart</text:p>
          </table:table-cell>
          <table:table-cell table:number-columns-repeated="1015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Lamperswil TG</text:p>
          </table:table-cell>
          <table:table-cell table:number-columns-repeated="1015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Wigoltingen</text:p>
          </table:table-cell>
          <table:table-cell table:number-columns-repeated="1015"/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string" calcext:value-type="string">
            <text:p>Raperswilen</text:p>
          </table:table-cell>
          <table:table-cell table:number-columns-repeated="1015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string" calcext:value-type="string">
            <text:p>Märstetten</text:p>
          </table:table-cell>
          <table:table-cell table:number-columns-repeated="1015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string" calcext:value-type="string">
            <text:p>Ottoberg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Lipperswil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Engwilen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Wäldi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Sonterswil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Wagerswil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Hattenhausen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Gunterswilen</text:p>
          </table:table-cell>
          <table:table-cell table:number-columns-repeated="1015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Hefenhausen</text:p>
          </table:table-cell>
          <table:table-cell table:number-columns-repeated="1015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string" calcext:value-type="string">
            <text:p>Hugelshofen</text:p>
          </table:table-cell>
          <table:table-cell table:number-columns-repeated="1015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Dotnacht</text:p>
          </table:table-cell>
          <table:table-cell table:number-columns-repeated="1015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Neuwilen</text:p>
          </table:table-cell>
          <table:table-cell table:number-columns-repeated="1015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Ellighausen</text:p>
          </table:table-cell>
          <table:table-cell table:number-columns-repeated="1015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Lippoldswilen</text:p>
          </table:table-cell>
          <table:table-cell table:number-columns-repeated="1015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string" calcext:value-type="string">
            <text:p>Weinfelden</text:p>
          </table:table-cell>
          <table:table-cell table:number-columns-repeated="1015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Andhausen</text:p>
          </table:table-cell>
          <table:table-cell table:number-columns-repeated="1015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Graltshausen</text:p>
          </table:table-cell>
          <table:table-cell table:number-columns-repeated="1015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Guntershausen b. Berg</text:p>
          </table:table-cell>
          <table:table-cell table:number-columns-repeated="1015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Berg TG</text:p>
          </table:table-cell>
          <table:table-cell table:number-columns-repeated="1015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Alterswilen</text:p>
          </table:table-cell>
          <table:table-cell table:number-columns-repeated="1015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Altishausen</text:p>
          </table:table-cell>
          <table:table-cell table:number-columns-repeated="1015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Siegershausen</text:p>
          </table:table-cell>
          <table:table-cell table:number-columns-repeated="1015"/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Illighausen</text:p>
          </table:table-cell>
          <table:table-cell table:number-columns-repeated="1015"/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Lengwil-Oberhofen</text:p>
          </table:table-cell>
          <table:table-cell table:number-columns-repeated="1015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Istighofen</text:p>
          </table:table-cell>
          <table:table-cell table:number-columns-repeated="1015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Bürglen TG</text:p>
          </table:table-cell>
          <table:table-cell table:number-columns-repeated="1015"/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string" calcext:value-type="string">
            <text:p>Mauren TG</text:p>
          </table:table-cell>
          <table:table-cell table:number-columns-repeated="1015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string" calcext:value-type="string">
            <text:p>Toos</text:p>
          </table:table-cell>
          <table:table-cell table:number-columns-repeated="1015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string" calcext:value-type="string">
            <text:p>Schönholzerswilen</text:p>
          </table:table-cell>
          <table:table-cell table:number-columns-repeated="1015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Sommeri</text:p>
          </table:table-cell>
          <table:table-cell table:number-columns-repeated="1015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Hagenwil b. Amriswil</text:p>
          </table:table-cell>
          <table:table-cell table:number-columns-repeated="1015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Hefenhofen</text:p>
          </table:table-cell>
          <table:table-cell table:number-columns-repeated="1015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Amriswil</text:p>
          </table:table-cell>
          <table:table-cell table:number-columns-repeated="1015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string" calcext:value-type="string">
            <text:p>Schocherswil</text:p>
          </table:table-cell>
          <table:table-cell table:number-columns-repeated="1015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string" calcext:value-type="string">
            <text:p>Dozwil</text:p>
          </table:table-cell>
          <table:table-cell table:number-columns-repeated="1015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Götighofen</text:p>
          </table:table-cell>
          <table:table-cell table:number-columns-repeated="1015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Donzhausen</text:p>
          </table:table-cell>
          <table:table-cell table:number-columns-repeated="1015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Sulgen</text:p>
          </table:table-cell>
          <table:table-cell table:number-columns-repeated="1015"/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string" calcext:value-type="string">
            <text:p>Leimbach TG</text:p>
          </table:table-cell>
          <table:table-cell table:number-columns-repeated="1015"/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string" calcext:value-type="string">
            <text:p>Opfershofen TG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Happerswil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Eggethof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Zuben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Schönenbaumgarten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Herrenhof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Birwinken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Klarsreuti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Mattwil</text:p>
          </table:table-cell>
          <table:table-cell table:number-columns-repeated="1015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Langrickenbach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Andwil TG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Kümmertshausen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Riedt b. Erlen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Buchackern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ngishofen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nnetaach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Buch b. Kümmertshausen</text:p>
          </table:table-cell>
          <table:table-cell table:number-columns-repeated="1015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rlen</text:p>
          </table:table-cell>
          <table:table-cell table:number-columns-repeated="1015"/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string" calcext:value-type="string">
            <text:p>Oberaach</text:p>
          </table:table-cell>
          <table:table-cell table:number-columns-repeated="1015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string" calcext:value-type="string">
            <text:p>Zihlschlacht</text:p>
          </table:table-cell>
          <table:table-cell table:number-columns-repeated="1015"/>
        </table:table-row>
        <table:table-row table:style-name="ro1">
          <table:table-cell office:value-type="float" office:value="8589" calcext:value-type="float">
            <text:p>8589</text:p>
          </table:table-cell>
          <table:table-cell office:value-type="string" calcext:value-type="string">
            <text:p>Sitterdorf</text:p>
          </table:table-cell>
          <table:table-cell table:number-columns-repeated="1015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Romanshorn</text:p>
          </table:table-cell>
          <table:table-cell table:number-columns-repeated="1015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string" calcext:value-type="string">
            <text:p>Uttwil</text:p>
          </table:table-cell>
          <table:table-cell table:number-columns-repeated="1015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string" calcext:value-type="string">
            <text:p>Kesswil</text:p>
          </table:table-cell>
          <table:table-cell table:number-columns-repeated="1015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string" calcext:value-type="string">
            <text:p>Güttingen</text:p>
          </table:table-cell>
          <table:table-cell table:number-columns-repeated="1015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string" calcext:value-type="string">
            <text:p>Altnau</text:p>
          </table:table-cell>
          <table:table-cell table:number-columns-repeated="1015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string" calcext:value-type="string">
            <text:p>Münsterlingen</text:p>
          </table:table-cell>
          <table:table-cell table:number-columns-repeated="1015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string" calcext:value-type="string">
            <text:p>Scherzingen</text:p>
          </table:table-cell>
          <table:table-cell table:number-columns-repeated="1015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string" calcext:value-type="string">
            <text:p>Landschlacht</text:p>
          </table:table-cell>
          <table:table-cell table:number-columns-repeated="1015"/>
        </table:table-row>
        <table:table-row table:style-name="ro1">
          <table:table-cell office:value-type="float" office:value="8598" calcext:value-type="float">
            <text:p>8598</text:p>
          </table:table-cell>
          <table:table-cell office:value-type="string" calcext:value-type="string">
            <text:p>Bottighofen</text:p>
          </table:table-cell>
          <table:table-cell table:number-columns-repeated="1015"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string" calcext:value-type="string">
            <text:p>Salmsach</text:p>
          </table:table-cell>
          <table:table-cell table:number-columns-repeated="1015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Dübendorf</text:p>
          </table:table-cell>
          <table:table-cell table:number-columns-repeated="1015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Wangen b. Dübendorf</text:p>
          </table:table-cell>
          <table:table-cell table:number-columns-repeated="1015"/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string" calcext:value-type="string">
            <text:p>Schwerzenbach</text:p>
          </table:table-cell>
          <table:table-cell table:number-columns-repeated="1015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Volketswil</text:p>
          </table:table-cell>
          <table:table-cell table:number-columns-repeated="1015"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string" calcext:value-type="string">
            <text:p>Gutenswil</text:p>
          </table:table-cell>
          <table:table-cell table:number-columns-repeated="1015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Nänikon</text:p>
          </table:table-cell>
          <table:table-cell table:number-columns-repeated="1015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Greifensee</text:p>
          </table:table-cell>
          <table:table-cell table:number-columns-repeated="1015"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Aathal-Seegräben</text:p>
          </table:table-cell>
          <table:table-cell table:number-columns-repeated="1015"/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string" calcext:value-type="string">
            <text:p>Bubikon</text:p>
          </table:table-cell>
          <table:table-cell table:number-columns-repeated="1015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Uster</text:p>
          </table:table-cell>
          <table:table-cell table:number-columns-repeated="1015"/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string" calcext:value-type="string">
            <text:p>Sulzbach</text:p>
          </table:table-cell>
          <table:table-cell table:number-columns-repeated="1015"/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string" calcext:value-type="string">
            <text:p>Bertschikon (Gossau ZH)</text:p>
          </table:table-cell>
          <table:table-cell table:number-columns-repeated="1015"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string" calcext:value-type="string">
            <text:p>Wermatswil</text:p>
          </table:table-cell>
          <table:table-cell table:number-columns-repeated="1015"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string" calcext:value-type="string">
            <text:p>Freudwil</text:p>
          </table:table-cell>
          <table:table-cell table:number-columns-repeated="1015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string" calcext:value-type="string">
            <text:p>Riedikon</text:p>
          </table:table-cell>
          <table:table-cell table:number-columns-repeated="1015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Mönchaltorf</text:p>
          </table:table-cell>
          <table:table-cell table:number-columns-repeated="1015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string" calcext:value-type="string">
            <text:p>Oetwil am See</text:p>
          </table:table-cell>
          <table:table-cell table:number-columns-repeated="1015"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string" calcext:value-type="string">
            <text:p>Wetzikon ZH</text:p>
          </table:table-cell>
          <table:table-cell table:number-columns-repeated="1015"/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Wetzikon ZH</text:p>
          </table:table-cell>
          <table:table-cell table:number-columns-repeated="1015"/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Grüt (Gossau ZH)</text:p>
          </table:table-cell>
          <table:table-cell table:number-columns-repeated="1015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Gossau ZH</text:p>
          </table:table-cell>
          <table:table-cell table:number-columns-repeated="1015"/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Ottikon (Gossau ZH)</text:p>
          </table:table-cell>
          <table:table-cell table:number-columns-repeated="1015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string" calcext:value-type="string">
            <text:p>Grüningen</text:p>
          </table:table-cell>
          <table:table-cell table:number-columns-repeated="1015"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string" calcext:value-type="string">
            <text:p>Rüti ZH</text:p>
          </table:table-cell>
          <table:table-cell table:number-columns-repeated="1015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string" calcext:value-type="string">
            <text:p>Tann</text:p>
          </table:table-cell>
          <table:table-cell table:number-columns-repeated="1015"/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string" calcext:value-type="string">
            <text:p>Wolfhausen</text:p>
          </table:table-cell>
          <table:table-cell table:number-columns-repeated="1015"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Hombrechtikon</text:p>
          </table:table-cell>
          <table:table-cell table:number-columns-repeated="1015"/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Dürnten</text:p>
          </table:table-cell>
          <table:table-cell table:number-columns-repeated="1015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string" calcext:value-type="string">
            <text:p>Wald ZH</text:p>
          </table:table-cell>
          <table:table-cell table:number-columns-repeated="1015"/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string" calcext:value-type="string">
            <text:p>Laupen ZH</text:p>
          </table:table-cell>
          <table:table-cell table:number-columns-repeated="1015"/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string" calcext:value-type="string">
            <text:p>Goldingen</text:p>
          </table:table-cell>
          <table:table-cell table:number-columns-repeated="1015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Faltigberg</text:p>
          </table:table-cell>
          <table:table-cell table:number-columns-repeated="1015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Rapperswil SG</text:p>
          </table:table-cell>
          <table:table-cell table:number-columns-repeated="1015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Hurden</text:p>
          </table:table-cell>
          <table:table-cell table:number-columns-repeated="1015"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string" calcext:value-type="string">
            <text:p>Jona</text:p>
          </table:table-cell>
          <table:table-cell table:number-columns-repeated="1015"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string" calcext:value-type="string">
            <text:p>Wagen</text:p>
          </table:table-cell>
          <table:table-cell table:number-columns-repeated="1015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string" calcext:value-type="string">
            <text:p>Küsnacht ZH</text:p>
          </table:table-cell>
          <table:table-cell table:number-columns-repeated="1015"/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string" calcext:value-type="string">
            <text:p>Zollikon</text:p>
          </table:table-cell>
          <table:table-cell table:number-columns-repeated="1015"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string" calcext:value-type="string">
            <text:p>Erlenbach ZH</text:p>
          </table:table-cell>
          <table:table-cell table:number-columns-repeated="1015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Herrliberg</text:p>
          </table:table-cell>
          <table:table-cell table:number-columns-repeated="1015"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string" calcext:value-type="string">
            <text:p>Meilen</text:p>
          </table:table-cell>
          <table:table-cell table:number-columns-repeated="1015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string" calcext:value-type="string">
            <text:p>Uetikon am See</text:p>
          </table:table-cell>
          <table:table-cell table:number-columns-repeated="1015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ännedorf</text:p>
          </table:table-cell>
          <table:table-cell table:number-columns-repeated="1015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string" calcext:value-type="string">
            <text:p>Stäfa</text:p>
          </table:table-cell>
          <table:table-cell table:number-columns-repeated="1015"/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string" calcext:value-type="string">
            <text:p>Uerikon</text:p>
          </table:table-cell>
          <table:table-cell table:number-columns-repeated="1015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Feldbach</text:p>
          </table:table-cell>
          <table:table-cell table:number-columns-repeated="1015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Bollingen</text:p>
          </table:table-cell>
          <table:table-cell table:number-columns-repeated="1015"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string" calcext:value-type="string">
            <text:p>Schmerikon</text:p>
          </table:table-cell>
          <table:table-cell table:number-columns-repeated="1015"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Benken SG</text:p>
          </table:table-cell>
          <table:table-cell table:number-columns-repeated="1015"/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string" calcext:value-type="string">
            <text:p>Schänis</text:p>
          </table:table-cell>
          <table:table-cell table:number-columns-repeated="1015"/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string" calcext:value-type="string">
            <text:p>Kaltbrunn</text:p>
          </table:table-cell>
          <table:table-cell table:number-columns-repeated="1015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string" calcext:value-type="string">
            <text:p>Rufi</text:p>
          </table:table-cell>
          <table:table-cell table:number-columns-repeated="1015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Gebertingen</text:p>
          </table:table-cell>
          <table:table-cell table:number-columns-repeated="1015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Ernetschwil</text:p>
          </table:table-cell>
          <table:table-cell table:number-columns-repeated="1015"/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string" calcext:value-type="string">
            <text:p>Ricken SG</text:p>
          </table:table-cell>
          <table:table-cell table:number-columns-repeated="1015"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string" calcext:value-type="string">
            <text:p>Walde SG</text:p>
          </table:table-cell>
          <table:table-cell table:number-columns-repeated="1015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string" calcext:value-type="string">
            <text:p>Uznach</text:p>
          </table:table-cell>
          <table:table-cell table:number-columns-repeated="1015"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Neuhaus SG</text:p>
          </table:table-cell>
          <table:table-cell table:number-columns-repeated="1015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string" calcext:value-type="string">
            <text:p>Eschenbach SG</text:p>
          </table:table-cell>
          <table:table-cell table:number-columns-repeated="1015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string" calcext:value-type="string">
            <text:p>Ermenswil</text:p>
          </table:table-cell>
          <table:table-cell table:number-columns-repeated="1015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string" calcext:value-type="string">
            <text:p>Rüeterswil</text:p>
          </table:table-cell>
          <table:table-cell table:number-columns-repeated="1015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string" calcext:value-type="string">
            <text:p>St. Gallenkappel</text:p>
          </table:table-cell>
          <table:table-cell table:number-columns-repeated="1015"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string" calcext:value-type="string">
            <text:p>Gommiswald</text:p>
          </table:table-cell>
          <table:table-cell table:number-columns-repeated="1015"/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string" calcext:value-type="string">
            <text:p>Uetliburg SG</text:p>
          </table:table-cell>
          <table:table-cell table:number-columns-repeated="1015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string" calcext:value-type="string">
            <text:p>Rieden SG</text:p>
          </table:table-cell>
          <table:table-cell table:number-columns-repeated="1015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Klöntal</text:p>
          </table:table-cell>
          <table:table-cell table:number-columns-repeated="1015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Glarus</text:p>
          </table:table-cell>
          <table:table-cell table:number-columns-repeated="1015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Riedern</text:p>
          </table:table-cell>
          <table:table-cell table:number-columns-repeated="1015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string" calcext:value-type="string">
            <text:p>Urnerboden</text:p>
          </table:table-cell>
          <table:table-cell table:number-columns-repeated="1015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Näfels</text:p>
          </table:table-cell>
          <table:table-cell table:number-columns-repeated="1015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string" calcext:value-type="string">
            <text:p>Mollis</text:p>
          </table:table-cell>
          <table:table-cell table:number-columns-repeated="1015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string" calcext:value-type="string">
            <text:p>Netstal</text:p>
          </table:table-cell>
          <table:table-cell table:number-columns-repeated="1015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Ennenda</text:p>
          </table:table-cell>
          <table:table-cell table:number-columns-repeated="1015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string" calcext:value-type="string">
            <text:p>Mitlödi</text:p>
          </table:table-cell>
          <table:table-cell table:number-columns-repeated="1015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string" calcext:value-type="string">
            <text:p>Filzbach</text:p>
          </table:table-cell>
          <table:table-cell table:number-columns-repeated="1015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string" calcext:value-type="string">
            <text:p>Obstalden</text:p>
          </table:table-cell>
          <table:table-cell table:number-columns-repeated="1015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chwändi b. Schwanden</text:p>
          </table:table-cell>
          <table:table-cell table:number-columns-repeated="1015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ool</text:p>
          </table:table-cell>
          <table:table-cell table:number-columns-repeated="1015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chwanden GL</text:p>
          </table:table-cell>
          <table:table-cell table:number-columns-repeated="1015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string" calcext:value-type="string">
            <text:p>Engi</text:p>
          </table:table-cell>
          <table:table-cell table:number-columns-repeated="1015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string" calcext:value-type="string">
            <text:p>Matt</text:p>
          </table:table-cell>
          <table:table-cell table:number-columns-repeated="1015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string" calcext:value-type="string">
            <text:p>Elm</text:p>
          </table:table-cell>
          <table:table-cell table:number-columns-repeated="1015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string" calcext:value-type="string">
            <text:p>Nidfurn</text:p>
          </table:table-cell>
          <table:table-cell table:number-columns-repeated="1015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Haslen GL</text:p>
          </table:table-cell>
          <table:table-cell table:number-columns-repeated="1015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string" calcext:value-type="string">
            <text:p>Leuggelbach</text:p>
          </table:table-cell>
          <table:table-cell table:number-columns-repeated="1015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string" calcext:value-type="string">
            <text:p>Luchsingen</text:p>
          </table:table-cell>
          <table:table-cell table:number-columns-repeated="1015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string" calcext:value-type="string">
            <text:p>Hätzingen</text:p>
          </table:table-cell>
          <table:table-cell table:number-columns-repeated="1015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string" calcext:value-type="string">
            <text:p>Diesbach GL</text:p>
          </table:table-cell>
          <table:table-cell table:number-columns-repeated="1015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string" calcext:value-type="string">
            <text:p>Betschwanden</text:p>
          </table:table-cell>
          <table:table-cell table:number-columns-repeated="1015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string" calcext:value-type="string">
            <text:p>Rüti GL</text:p>
          </table:table-cell>
          <table:table-cell table:number-columns-repeated="1015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string" calcext:value-type="string">
            <text:p>Linthal</text:p>
          </table:table-cell>
          <table:table-cell table:number-columns-repeated="1015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string" calcext:value-type="string">
            <text:p>Braunwald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Thalwil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string" calcext:value-type="string">
            <text:p>Kilchberg ZH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string" calcext:value-type="string">
            <text:p>Rüschlikon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Au ZH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string" calcext:value-type="string">
            <text:p>Richterswil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Bäch SZ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Freienbach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Pfäffikon SZ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Horgen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string" calcext:value-type="string">
            <text:p>Horgenberg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Hirzel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string" calcext:value-type="string">
            <text:p>Wädenswil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Schönenberg ZH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string" calcext:value-type="string">
            <text:p>Hütten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Wilen b. Wollerau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Wollerau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string" calcext:value-type="string">
            <text:p>Samstagern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string" calcext:value-type="string">
            <text:p>Schindellegi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string" calcext:value-type="string">
            <text:p>Feusisberg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Bennau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string" calcext:value-type="string">
            <text:p>Trachslau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string" calcext:value-type="string">
            <text:p>Einsiedeln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string" calcext:value-type="string">
            <text:p>Gross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string" calcext:value-type="string">
            <text:p>Unteriberg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string" calcext:value-type="string">
            <text:p>Oberiberg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Euthal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string" calcext:value-type="string">
            <text:p>Studen SZ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string" calcext:value-type="string">
            <text:p>Willerzell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string" calcext:value-type="string">
            <text:p>Egg SZ</text:p>
          </table:table-cell>
          <table:table-cell table:number-columns-repeated="1015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Alpthal</text:p>
          </table:table-cell>
          <table:table-cell table:number-columns-repeated="1015"/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Altendorf</text:p>
          </table:table-cell>
          <table:table-cell table:number-columns-repeated="1015"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Lachen SZ</text:p>
          </table:table-cell>
          <table:table-cell table:number-columns-repeated="1015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Siebnen</text:p>
          </table:table-cell>
          <table:table-cell table:number-columns-repeated="1015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Galgenen</text:p>
          </table:table-cell>
          <table:table-cell table:number-columns-repeated="1015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Wangen SZ</text:p>
          </table:table-cell>
          <table:table-cell table:number-columns-repeated="1015"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Tuggen</text:p>
          </table:table-cell>
          <table:table-cell table:number-columns-repeated="1015"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string" calcext:value-type="string">
            <text:p>Vorderthal</text:p>
          </table:table-cell>
          <table:table-cell table:number-columns-repeated="1015"/>
        </table:table-row>
        <table:table-row table:style-name="ro1">
          <table:table-cell office:value-type="float" office:value="8858" calcext:value-type="float">
            <text:p>8858</text:p>
          </table:table-cell>
          <table:table-cell office:value-type="string" calcext:value-type="string">
            <text:p>Innerthal</text:p>
          </table:table-cell>
          <table:table-cell table:number-columns-repeated="1015"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string" calcext:value-type="string">
            <text:p>Schübelbach</text:p>
          </table:table-cell>
          <table:table-cell table:number-columns-repeated="1015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string" calcext:value-type="string">
            <text:p>Buttikon SZ</text:p>
          </table:table-cell>
          <table:table-cell table:number-columns-repeated="1015"/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string" calcext:value-type="string">
            <text:p>Reichenburg</text:p>
          </table:table-cell>
          <table:table-cell table:number-columns-repeated="1015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Bilten</text:p>
          </table:table-cell>
          <table:table-cell table:number-columns-repeated="1015"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string" calcext:value-type="string">
            <text:p>Ziegelbrücke</text:p>
          </table:table-cell>
          <table:table-cell table:number-columns-repeated="1015"/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string" calcext:value-type="string">
            <text:p>Niederurnen</text:p>
          </table:table-cell>
          <table:table-cell table:number-columns-repeated="1015"/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string" calcext:value-type="string">
            <text:p>Oberurnen</text:p>
          </table:table-cell>
          <table:table-cell table:number-columns-repeated="1015"/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string" calcext:value-type="string">
            <text:p>Weesen</text:p>
          </table:table-cell>
          <table:table-cell table:number-columns-repeated="1015"/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Amden</text:p>
          </table:table-cell>
          <table:table-cell table:number-columns-repeated="1015"/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Mühlehorn</text:p>
          </table:table-cell>
          <table:table-cell table:number-columns-repeated="1015"/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Murg</text:p>
          </table:table-cell>
          <table:table-cell table:number-columns-repeated="1015"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Quinten</text:p>
          </table:table-cell>
          <table:table-cell table:number-columns-repeated="1015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Walenstadt</text:p>
          </table:table-cell>
          <table:table-cell table:number-columns-repeated="1015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Knoblisbühl</text:p>
          </table:table-cell>
          <table:table-cell table:number-columns-repeated="1015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Tscherlach</text:p>
          </table:table-cell>
          <table:table-cell table:number-columns-repeated="1015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Walenstadtberg</text:p>
          </table:table-cell>
          <table:table-cell table:number-columns-repeated="1015"/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Unterterzen</text:p>
          </table:table-cell>
          <table:table-cell table:number-columns-repeated="1015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Quarten</text:p>
          </table:table-cell>
          <table:table-cell table:number-columns-repeated="1015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Oberterzen</text:p>
          </table:table-cell>
          <table:table-cell table:number-columns-repeated="1015"/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Mols</text:p>
          </table:table-cell>
          <table:table-cell table:number-columns-repeated="1015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Mädris-Vermol</text:p>
          </table:table-cell>
          <table:table-cell table:number-columns-repeated="1015"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Mels</text:p>
          </table:table-cell>
          <table:table-cell table:number-columns-repeated="1015"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Heiligkreuz (Mels)</text:p>
          </table:table-cell>
          <table:table-cell table:number-columns-repeated="1015"/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Plons</text:p>
          </table:table-cell>
          <table:table-cell table:number-columns-repeated="1015"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Flums</text:p>
          </table:table-cell>
          <table:table-cell table:number-columns-repeated="1015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Berschis</text:p>
          </table:table-cell>
          <table:table-cell table:number-columns-repeated="1015"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Flums Hochwiese</text:p>
          </table:table-cell>
          <table:table-cell table:number-columns-repeated="1015"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Flumserberg Saxli</text:p>
          </table:table-cell>
          <table:table-cell table:number-columns-repeated="1015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Flumserberg Portels</text:p>
          </table:table-cell>
          <table:table-cell table:number-columns-repeated="1015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Flumserberg Bergheim</text:p>
          </table:table-cell>
          <table:table-cell table:number-columns-repeated="1015"/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Flumserberg Tannenheim</text:p>
          </table:table-cell>
          <table:table-cell table:number-columns-repeated="1015"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Flumserberg Tannenbodenalp</text:p>
          </table:table-cell>
          <table:table-cell table:number-columns-repeated="1015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Urdorf</text:p>
          </table:table-cell>
          <table:table-cell table:number-columns-repeated="1015"/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Birmensdorf ZH</text:p>
          </table:table-cell>
          <table:table-cell table:number-columns-repeated="1015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string" calcext:value-type="string">
            <text:p>Aesch ZH</text:p>
          </table:table-cell>
          <table:table-cell table:number-columns-repeated="1015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Islisberg</text:p>
          </table:table-cell>
          <table:table-cell table:number-columns-repeated="1015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Arni AG</text:p>
          </table:table-cell>
          <table:table-cell table:number-columns-repeated="1015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Bonstetten</text:p>
          </table:table-cell>
          <table:table-cell table:number-columns-repeated="1015"/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Wettswil</text:p>
          </table:table-cell>
          <table:table-cell table:number-columns-repeated="1015"/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string" calcext:value-type="string">
            <text:p>Hedingen</text:p>
          </table:table-cell>
          <table:table-cell table:number-columns-repeated="1015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string" calcext:value-type="string">
            <text:p>Zwillikon</text:p>
          </table:table-cell>
          <table:table-cell table:number-columns-repeated="1015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Affoltern am Albis</text:p>
          </table:table-cell>
          <table:table-cell table:number-columns-repeated="1015"/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string" calcext:value-type="string">
            <text:p>Rifferswil</text:p>
          </table:table-cell>
          <table:table-cell table:number-columns-repeated="1015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string" calcext:value-type="string">
            <text:p>Obfelden</text:p>
          </table:table-cell>
          <table:table-cell table:number-columns-repeated="1015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Ottenbach</text:p>
          </table:table-cell>
          <table:table-cell table:number-columns-repeated="1015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Aeugstertal</text:p>
          </table:table-cell>
          <table:table-cell table:number-columns-repeated="1015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Aeugst am Albis</text:p>
          </table:table-cell>
          <table:table-cell table:number-columns-repeated="1015"/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Hausen am Albis</text:p>
          </table:table-cell>
          <table:table-cell table:number-columns-repeated="1015"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Jonen</text:p>
          </table:table-cell>
          <table:table-cell table:number-columns-repeated="1015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Oberlunkhofen</text:p>
          </table:table-cell>
          <table:table-cell table:number-columns-repeated="1015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Unterlunkhofen</text:p>
          </table:table-cell>
          <table:table-cell table:number-columns-repeated="1015"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Rottenschwil</text:p>
          </table:table-cell>
          <table:table-cell table:number-columns-repeated="1015"/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string" calcext:value-type="string">
            <text:p>Ebertswil</text:p>
          </table:table-cell>
          <table:table-cell table:number-columns-repeated="1015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Hauptikon</text:p>
          </table:table-cell>
          <table:table-cell table:number-columns-repeated="1015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Uerzlikon</text:p>
          </table:table-cell>
          <table:table-cell table:number-columns-repeated="1015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Kappel am Albis</text:p>
          </table:table-cell>
          <table:table-cell table:number-columns-repeated="1015"/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string" calcext:value-type="string">
            <text:p>Mettmenstetten</text:p>
          </table:table-cell>
          <table:table-cell table:number-columns-repeated="1015"/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string" calcext:value-type="string">
            <text:p>Maschwanden</text:p>
          </table:table-cell>
          <table:table-cell table:number-columns-repeated="1015"/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string" calcext:value-type="string">
            <text:p>Knonau</text:p>
          </table:table-cell>
          <table:table-cell table:number-columns-repeated="1015"/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string" calcext:value-type="string">
            <text:p>Oberrieden</text:p>
          </table:table-cell>
          <table:table-cell table:number-columns-repeated="1015"/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string" calcext:value-type="string">
            <text:p>Fahrweid</text:p>
          </table:table-cell>
          <table:table-cell table:number-columns-repeated="1015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Schlieren</text:p>
          </table:table-cell>
          <table:table-cell table:number-columns-repeated="1015"/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string" calcext:value-type="string">
            <text:p>Dietikon</text:p>
          </table:table-cell>
          <table:table-cell table:number-columns-repeated="1015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string" calcext:value-type="string">
            <text:p>Geroldswil</text:p>
          </table:table-cell>
          <table:table-cell table:number-columns-repeated="1015"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string" calcext:value-type="string">
            <text:p>Oetwil an der Limmat</text:p>
          </table:table-cell>
          <table:table-cell table:number-columns-repeated="1015"/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string" calcext:value-type="string">
            <text:p>Killwangen</text:p>
          </table:table-cell>
          <table:table-cell table:number-columns-repeated="1015"/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string" calcext:value-type="string">
            <text:p>Spreitenbach</text:p>
          </table:table-cell>
          <table:table-cell table:number-columns-repeated="1015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string" calcext:value-type="string">
            <text:p>Bergdietikon</text:p>
          </table:table-cell>
          <table:table-cell table:number-columns-repeated="1015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Rudolfstetten</text:p>
          </table:table-cell>
          <table:table-cell table:number-columns-repeated="1015"/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string" calcext:value-type="string">
            <text:p>Berikon</text:p>
          </table:table-cell>
          <table:table-cell table:number-columns-repeated="1015"/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string" calcext:value-type="string">
            <text:p>Oberwil-Lieli</text:p>
          </table:table-cell>
          <table:table-cell table:number-columns-repeated="1015"/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string" calcext:value-type="string">
            <text:p>Widen</text:p>
          </table:table-cell>
          <table:table-cell table:number-columns-repeated="10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St. Gallen</text:p>
          </table:table-cell>
          <table:table-cell table:number-columns-repeated="1015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Abtwil SG</text:p>
          </table:table-cell>
          <table:table-cell table:number-columns-repeated="1015"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Engelburg</text:p>
          </table:table-cell>
          <table:table-cell table:number-columns-repeated="1015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Untereggen</text:p>
          </table:table-cell>
          <table:table-cell table:number-columns-repeated="1015"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Eggersriet</text:p>
          </table:table-cell>
          <table:table-cell table:number-columns-repeated="1015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Grub AR</text:p>
          </table:table-cell>
          <table:table-cell table:number-columns-repeated="1015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Grub SG</text:p>
          </table:table-cell>
          <table:table-cell table:number-columns-repeated="1015"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Speicherschwendi</text:p>
          </table:table-cell>
          <table:table-cell table:number-columns-repeated="1015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Rehetobel</text:p>
          </table:table-cell>
          <table:table-cell table:number-columns-repeated="1015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string" calcext:value-type="string">
            <text:p>Speicher</text:p>
          </table:table-cell>
          <table:table-cell table:number-columns-repeated="1015"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string" calcext:value-type="string">
            <text:p>Trogen</text:p>
          </table:table-cell>
          <table:table-cell table:number-columns-repeated="1015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Wald AR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Eggerstanden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Enggenhütten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Meistersrüte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Steinegg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Schlatt</text:p>
          </table:table-cell>
          <table:table-cell table:number-columns-repeated="101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</text:p>
          </table:table-cell>
          <table:table-cell table:number-columns-repeated="1015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Niederteufen</text:p>
          </table:table-cell>
          <table:table-cell table:number-columns-repeated="1015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eufen AR</text:p>
          </table:table-cell>
          <table:table-cell table:number-columns-repeated="1015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Haslen AI</text:p>
          </table:table-cell>
          <table:table-cell table:number-columns-repeated="1015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Bühler</text:p>
          </table:table-cell>
          <table:table-cell table:number-columns-repeated="1015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Gais</text:p>
          </table:table-cell>
          <table:table-cell table:number-columns-repeated="1015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Schwende</text:p>
          </table:table-cell>
          <table:table-cell table:number-columns-repeated="1015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Wasserauen</text:p>
          </table:table-cell>
          <table:table-cell table:number-columns-repeated="1015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Weissbad</text:p>
          </table:table-cell>
          <table:table-cell table:number-columns-repeated="1015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Brülisau</text:p>
          </table:table-cell>
          <table:table-cell table:number-columns-repeated="1015"/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string" calcext:value-type="string">
            <text:p>Lustmühle</text:p>
          </table:table-cell>
          <table:table-cell table:number-columns-repeated="1015"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string" calcext:value-type="string">
            <text:p>Stein AR</text:p>
          </table:table-cell>
          <table:table-cell table:number-columns-repeated="1015"/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string" calcext:value-type="string">
            <text:p>Hundwil</text:p>
          </table:table-cell>
          <table:table-cell table:number-columns-repeated="101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Herisau</text:p>
          </table:table-cell>
          <table:table-cell table:number-columns-repeated="1015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Schwellbrunn</text:p>
          </table:table-cell>
          <table:table-cell table:number-columns-repeated="1015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Waldstatt</text:p>
          </table:table-cell>
          <table:table-cell table:number-columns-repeated="1015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string" calcext:value-type="string">
            <text:p>Schönengrund</text:p>
          </table:table-cell>
          <table:table-cell table:number-columns-repeated="1015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string" calcext:value-type="string">
            <text:p>Urnäsch</text:p>
          </table:table-cell>
          <table:table-cell table:number-columns-repeated="1015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Gontenbad</text:p>
          </table:table-cell>
          <table:table-cell table:number-columns-repeated="1015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Jakobsbad</text:p>
          </table:table-cell>
          <table:table-cell table:number-columns-repeated="1015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Gonten</text:p>
          </table:table-cell>
          <table:table-cell table:number-columns-repeated="1015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Schachen b. Herisau</text:p>
          </table:table-cell>
          <table:table-cell table:number-columns-repeated="1015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egersheim</text:p>
          </table:table-cell>
          <table:table-cell table:number-columns-repeated="1015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string" calcext:value-type="string">
            <text:p>Hoffeld</text:p>
          </table:table-cell>
          <table:table-cell table:number-columns-repeated="1015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string" calcext:value-type="string">
            <text:p>Dicken</text:p>
          </table:table-cell>
          <table:table-cell table:number-columns-repeated="1015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string" calcext:value-type="string">
            <text:p>Wolfertswil</text:p>
          </table:table-cell>
          <table:table-cell table:number-columns-repeated="1015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Ebersol</text:p>
          </table:table-cell>
          <table:table-cell table:number-columns-repeated="1015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Mogelsberg</text:p>
          </table:table-cell>
          <table:table-cell table:number-columns-repeated="1015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Nassen</text:p>
          </table:table-cell>
          <table:table-cell table:number-columns-repeated="1015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string" calcext:value-type="string">
            <text:p>Brunnadern</text:p>
          </table:table-cell>
          <table:table-cell table:number-columns-repeated="1015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string" calcext:value-type="string">
            <text:p>Necker</text:p>
          </table:table-cell>
          <table:table-cell table:number-columns-repeated="1015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string" calcext:value-type="string">
            <text:p>St. Peterzell</text:p>
          </table:table-cell>
          <table:table-cell table:number-columns-repeated="101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Gossau SG</text:p>
          </table:table-cell>
          <table:table-cell table:number-columns-repeated="1015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Niederwil SG</text:p>
          </table:table-cell>
          <table:table-cell table:number-columns-repeated="1015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Andwil SG</text:p>
          </table:table-cell>
          <table:table-cell table:number-columns-repeated="1015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string" calcext:value-type="string">
            <text:p>Waldkirch</text:p>
          </table:table-cell>
          <table:table-cell table:number-columns-repeated="1015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string" calcext:value-type="string">
            <text:p>Arnegg</text:p>
          </table:table-cell>
          <table:table-cell table:number-columns-repeated="1015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Hauptwil</text:p>
          </table:table-cell>
          <table:table-cell table:number-columns-repeated="1015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string" calcext:value-type="string">
            <text:p>Kradolf</text:p>
          </table:table-cell>
          <table:table-cell table:number-columns-repeated="1015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string" calcext:value-type="string">
            <text:p>Schönenberg an der Thur</text:p>
          </table:table-cell>
          <table:table-cell table:number-columns-repeated="1015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string" calcext:value-type="string">
            <text:p>Buhwil</text:p>
          </table:table-cell>
          <table:table-cell table:number-columns-repeated="1015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Heldswil</text:p>
          </table:table-cell>
          <table:table-cell table:number-columns-repeated="1015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Hohentannen</text:p>
          </table:table-cell>
          <table:table-cell table:number-columns-repeated="1015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Neukirch an der Thur</text:p>
          </table:table-cell>
          <table:table-cell table:number-columns-repeated="1015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Bischofszell</text:p>
          </table:table-cell>
          <table:table-cell table:number-columns-repeated="1015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string" calcext:value-type="string">
            <text:p>Schweizersholz</text:p>
          </table:table-cell>
          <table:table-cell table:number-columns-repeated="1015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string" calcext:value-type="string">
            <text:p>Halden</text:p>
          </table:table-cell>
          <table:table-cell table:number-columns-repeated="1015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Wilen (Gottshaus)</text:p>
          </table:table-cell>
          <table:table-cell table:number-columns-repeated="1015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St. Pelagiberg</text:p>
          </table:table-cell>
          <table:table-cell table:number-columns-repeated="1015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string" calcext:value-type="string">
            <text:p>Flawil</text:p>
          </table:table-cell>
          <table:table-cell table:number-columns-repeated="1015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Egg (Flawil)</text:p>
          </table:table-cell>
          <table:table-cell table:number-columns-repeated="1015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Niederglatt SG</text:p>
          </table:table-cell>
          <table:table-cell table:number-columns-repeated="1015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Uzwil</text:p>
          </table:table-cell>
          <table:table-cell table:number-columns-repeated="1015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string" calcext:value-type="string">
            <text:p>Oberuzwil</text:p>
          </table:table-cell>
          <table:table-cell table:number-columns-repeated="1015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string" calcext:value-type="string">
            <text:p>Jonschwil</text:p>
          </table:table-cell>
          <table:table-cell table:number-columns-repeated="1015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string" calcext:value-type="string">
            <text:p>Niederuzwil</text:p>
          </table:table-cell>
          <table:table-cell table:number-columns-repeated="1015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Sonnental</text:p>
          </table:table-cell>
          <table:table-cell table:number-columns-repeated="1015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Oberbüren</text:p>
          </table:table-cell>
          <table:table-cell table:number-columns-repeated="1015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Niederbüren</text:p>
          </table:table-cell>
          <table:table-cell table:number-columns-repeated="1015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Henau</text:p>
          </table:table-cell>
          <table:table-cell table:number-columns-repeated="1015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Bichwil</text:p>
          </table:table-cell>
          <table:table-cell table:number-columns-repeated="1015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Oberstetten</text:p>
          </table:table-cell>
          <table:table-cell table:number-columns-repeated="1015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Niederstetten</text:p>
          </table:table-cell>
          <table:table-cell table:number-columns-repeated="1015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Algetshausen</text:p>
          </table:table-cell>
          <table:table-cell table:number-columns-repeated="101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Wittenbach</text:p>
          </table:table-cell>
          <table:table-cell table:number-columns-repeated="1015"/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string" calcext:value-type="string">
            <text:p>Bernhardzell</text:p>
          </table:table-cell>
          <table:table-cell table:number-columns-repeated="1015"/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string" calcext:value-type="string">
            <text:p>Berg SG</text:p>
          </table:table-cell>
          <table:table-cell table:number-columns-repeated="1015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Freidorf TG</text:p>
          </table:table-cell>
          <table:table-cell table:number-columns-repeated="1015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string" calcext:value-type="string">
            <text:p>Lömmenschwil</text:p>
          </table:table-cell>
          <table:table-cell table:number-columns-repeated="1015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Häggenschwil</text:p>
          </table:table-cell>
          <table:table-cell table:number-columns-repeated="1015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string" calcext:value-type="string">
            <text:p>Muolen</text:p>
          </table:table-cell>
          <table:table-cell table:number-columns-repeated="1015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string" calcext:value-type="string">
            <text:p>Steinebrunn</text:p>
          </table:table-cell>
          <table:table-cell table:number-columns-repeated="1015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string" calcext:value-type="string">
            <text:p>Winden</text:p>
          </table:table-cell>
          <table:table-cell table:number-columns-repeated="1015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string" calcext:value-type="string">
            <text:p>Neukirch (Egnach)</text:p>
          </table:table-cell>
          <table:table-cell table:number-columns-repeated="1015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Frasnacht</text:p>
          </table:table-cell>
          <table:table-cell table:number-columns-repeated="1015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Stachen</text:p>
          </table:table-cell>
          <table:table-cell table:number-columns-repeated="1015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Arbon</text:p>
          </table:table-cell>
          <table:table-cell table:number-columns-repeated="1015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string" calcext:value-type="string">
            <text:p>Egnach</text:p>
          </table:table-cell>
          <table:table-cell table:number-columns-repeated="1015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string" calcext:value-type="string">
            <text:p>Steinach</text:p>
          </table:table-cell>
          <table:table-cell table:number-columns-repeated="1015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string" calcext:value-type="string">
            <text:p>Roggwil TG</text:p>
          </table:table-cell>
          <table:table-cell table:number-columns-repeated="1015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string" calcext:value-type="string">
            <text:p>Horn</text:p>
          </table:table-cell>
          <table:table-cell table:number-columns-repeated="1015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Tübach</text:p>
          </table:table-cell>
          <table:table-cell table:number-columns-repeated="101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Rorschach</text:p>
          </table:table-cell>
          <table:table-cell table:number-columns-repeated="1015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Mörschwil</text:p>
          </table:table-cell>
          <table:table-cell table:number-columns-repeated="1015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string" calcext:value-type="string">
            <text:p>Goldach</text:p>
          </table:table-cell>
          <table:table-cell table:number-columns-repeated="1015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string" calcext:value-type="string">
            <text:p>Rorschacherberg</text:p>
          </table:table-cell>
          <table:table-cell table:number-columns-repeated="1015"/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string" calcext:value-type="string">
            <text:p>Wienacht-Tobel</text:p>
          </table:table-cell>
          <table:table-cell table:number-columns-repeated="1015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Heiden</text:p>
          </table:table-cell>
          <table:table-cell table:number-columns-repeated="1015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Reute AR</text:p>
          </table:table-cell>
          <table:table-cell table:number-columns-repeated="1015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string" calcext:value-type="string">
            <text:p>Oberegg</text:p>
          </table:table-cell>
          <table:table-cell table:number-columns-repeated="1015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string" calcext:value-type="string">
            <text:p>Schachen b. Reute</text:p>
          </table:table-cell>
          <table:table-cell table:number-columns-repeated="1015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Staad SG</text:p>
          </table:table-cell>
          <table:table-cell table:number-columns-repeated="1015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string" calcext:value-type="string">
            <text:p>Altenrhein</text:p>
          </table:table-cell>
          <table:table-cell table:number-columns-repeated="1015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Rheineck</text:p>
          </table:table-cell>
          <table:table-cell table:number-columns-repeated="1015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string" calcext:value-type="string">
            <text:p>Thal</text:p>
          </table:table-cell>
          <table:table-cell table:number-columns-repeated="1015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string" calcext:value-type="string">
            <text:p>Lutzenberg</text:p>
          </table:table-cell>
          <table:table-cell table:number-columns-repeated="1015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Zelg (Wolfhalden)</text:p>
          </table:table-cell>
          <table:table-cell table:number-columns-repeated="1015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Wolfhalden</text:p>
          </table:table-cell>
          <table:table-cell table:number-columns-repeated="1015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Walzenhausen</text:p>
          </table:table-cell>
          <table:table-cell table:number-columns-repeated="1015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St. Margrethen SG</text:p>
          </table:table-cell>
          <table:table-cell table:number-columns-repeated="1015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Au SG</text:p>
          </table:table-cell>
          <table:table-cell table:number-columns-repeated="1015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Heerbrugg</text:p>
          </table:table-cell>
          <table:table-cell table:number-columns-repeated="1015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Balgach</text:p>
          </table:table-cell>
          <table:table-cell table:number-columns-repeated="1015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Marbach SG</text:p>
          </table:table-cell>
          <table:table-cell table:number-columns-repeated="1015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string" calcext:value-type="string">
            <text:p>Büriswilen</text:p>
          </table:table-cell>
          <table:table-cell table:number-columns-repeated="1015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string" calcext:value-type="string">
            <text:p>Berneck</text:p>
          </table:table-cell>
          <table:table-cell table:number-columns-repeated="1015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Widnau</text:p>
          </table:table-cell>
          <table:table-cell table:number-columns-repeated="1015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string" calcext:value-type="string">
            <text:p>Diepoldsau</text:p>
          </table:table-cell>
          <table:table-cell table:number-columns-repeated="1015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string" calcext:value-type="string">
            <text:p>Rebstein</text:p>
          </table:table-cell>
          <table:table-cell table:number-columns-repeated="1015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Lüchingen</text:p>
          </table:table-cell>
          <table:table-cell table:number-columns-repeated="1015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Altstätten SG</text:p>
          </table:table-cell>
          <table:table-cell table:number-columns-repeated="1015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Kriessern</text:p>
          </table:table-cell>
          <table:table-cell table:number-columns-repeated="1015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string" calcext:value-type="string">
            <text:p>Hinterforst</text:p>
          </table:table-cell>
          <table:table-cell table:number-columns-repeated="1015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string" calcext:value-type="string">
            <text:p>Eichberg</text:p>
          </table:table-cell>
          <table:table-cell table:number-columns-repeated="1015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Montlingen</text:p>
          </table:table-cell>
          <table:table-cell table:number-columns-repeated="1015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Oberriet SG</text:p>
          </table:table-cell>
          <table:table-cell table:number-columns-repeated="1015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Lienz</text:p>
          </table:table-cell>
          <table:table-cell table:number-columns-repeated="1015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Rüthi (Rheintal)</text:p>
          </table:table-cell>
          <table:table-cell table:number-columns-repeated="1015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string" calcext:value-type="string">
            <text:p>Salez</text:p>
          </table:table-cell>
          <table:table-cell table:number-columns-repeated="1015"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string" calcext:value-type="string">
            <text:p>Sennwald</text:p>
          </table:table-cell>
          <table:table-cell table:number-columns-repeated="1015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string" calcext:value-type="string">
            <text:p>Frümsen</text:p>
          </table:table-cell>
          <table:table-cell table:number-columns-repeated="1015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string" calcext:value-type="string">
            <text:p>Sax</text:p>
          </table:table-cell>
          <table:table-cell table:number-columns-repeated="1015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Haag (Rheintal)</text:p>
          </table:table-cell>
          <table:table-cell table:number-columns-repeated="1015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string" calcext:value-type="string">
            <text:p>Buchs SG</text:p>
          </table:table-cell>
          <table:table-cell table:number-columns-repeated="1015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string" calcext:value-type="string">
            <text:p>Werdenberg</text:p>
          </table:table-cell>
          <table:table-cell table:number-columns-repeated="1015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bserberg</text:p>
          </table:table-cell>
          <table:table-cell table:number-columns-repeated="1015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bs</text:p>
          </table:table-cell>
          <table:table-cell table:number-columns-repeated="1015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Gams</text:p>
          </table:table-cell>
          <table:table-cell table:number-columns-repeated="1015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Sevelen</text:p>
          </table:table-cell>
          <table:table-cell table:number-columns-repeated="1015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Fontnas</text:p>
          </table:table-cell>
          <table:table-cell table:number-columns-repeated="1015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Weite</text:p>
          </table:table-cell>
          <table:table-cell table:number-columns-repeated="1015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string" calcext:value-type="string">
            <text:p>Trübbach</text:p>
          </table:table-cell>
          <table:table-cell table:number-columns-repeated="1015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Azmoos</text:p>
          </table:table-cell>
          <table:table-cell table:number-columns-repeated="1015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Gretschins</text:p>
          </table:table-cell>
          <table:table-cell table:number-columns-repeated="1015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Malans SG</text:p>
          </table:table-cell>
          <table:table-cell table:number-columns-repeated="1015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Oberschan</text:p>
          </table:table-cell>
          <table:table-cell table:number-columns-repeated="1015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Nendeln</text:p>
          </table:table-cell>
          <table:table-cell table:number-columns-repeated="1015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Schaanwald</text:p>
          </table:table-cell>
          <table:table-cell table:number-columns-repeated="1015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Gamprin-Bendern</text:p>
          </table:table-cell>
          <table:table-cell table:number-columns-repeated="1015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Schellenberg</text:p>
          </table:table-cell>
          <table:table-cell table:number-columns-repeated="1015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Vaduz</text:p>
          </table:table-cell>
          <table:table-cell table:number-columns-repeated="1015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string" calcext:value-type="string">
            <text:p>Ruggell</text:p>
          </table:table-cell>
          <table:table-cell table:number-columns-repeated="1015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Eschen</text:p>
          </table:table-cell>
          <table:table-cell table:number-columns-repeated="1015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string" calcext:value-type="string">
            <text:p>Mauren FL</text:p>
          </table:table-cell>
          <table:table-cell table:number-columns-repeated="1015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Schaan</text:p>
          </table:table-cell>
          <table:table-cell table:number-columns-repeated="1015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string" calcext:value-type="string">
            <text:p>Triesen</text:p>
          </table:table-cell>
          <table:table-cell table:number-columns-repeated="1015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Balzers</text:p>
          </table:table-cell>
          <table:table-cell table:number-columns-repeated="1015"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string" calcext:value-type="string">
            <text:p>Triesenberg</text:p>
          </table:table-cell>
          <table:table-cell table:number-columns-repeated="1015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lanken</text:p>
          </table:table-cell>
          <table:table-cell table:number-columns-repeated="10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string" calcext:value-type="string">
            <text:p>Wil SG</text:p>
          </table:table-cell>
          <table:table-cell table:number-columns-repeated="1015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Braunau</text:p>
          </table:table-cell>
          <table:table-cell table:number-columns-repeated="1015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Stehrenberg</text:p>
          </table:table-cell>
          <table:table-cell table:number-columns-repeated="1015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Lanterswil</text:p>
          </table:table-cell>
          <table:table-cell table:number-columns-repeated="1015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Friltschen</text:p>
          </table:table-cell>
          <table:table-cell table:number-columns-repeated="1015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string" calcext:value-type="string">
            <text:p>Lommis</text:p>
          </table:table-cell>
          <table:table-cell table:number-columns-repeated="1015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string" calcext:value-type="string">
            <text:p>Stettfurt</text:p>
          </table:table-cell>
          <table:table-cell table:number-columns-repeated="1015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string" calcext:value-type="string">
            <text:p>Weingarten-Kalthäusern</text:p>
          </table:table-cell>
          <table:table-cell table:number-columns-repeated="1015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string" calcext:value-type="string">
            <text:p>Rossrüti</text:p>
          </table:table-cell>
          <table:table-cell table:number-columns-repeated="1015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string" calcext:value-type="string">
            <text:p>Wuppenau</text:p>
          </table:table-cell>
          <table:table-cell table:number-columns-repeated="1015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string" calcext:value-type="string">
            <text:p>Hosenruck</text:p>
          </table:table-cell>
          <table:table-cell table:number-columns-repeated="1015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string" calcext:value-type="string">
            <text:p>Mettlen</text:p>
          </table:table-cell>
          <table:table-cell table:number-columns-repeated="1015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string" calcext:value-type="string">
            <text:p>Züberwangen</text:p>
          </table:table-cell>
          <table:table-cell table:number-columns-repeated="1015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string" calcext:value-type="string">
            <text:p>Zuzwil SG</text:p>
          </table:table-cell>
          <table:table-cell table:number-columns-repeated="1015"/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string" calcext:value-type="string">
            <text:p>Lenggenwil</text:p>
          </table:table-cell>
          <table:table-cell table:number-columns-repeated="1015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string" calcext:value-type="string">
            <text:p>Zuckenriet</text:p>
          </table:table-cell>
          <table:table-cell table:number-columns-repeated="1015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Niederhelfenschwil</text:p>
          </table:table-cell>
          <table:table-cell table:number-columns-repeated="1015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string" calcext:value-type="string">
            <text:p>Rickenbach b. Wil</text:p>
          </table:table-cell>
          <table:table-cell table:number-columns-repeated="1015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string" calcext:value-type="string">
            <text:p>Kirchberg SG</text:p>
          </table:table-cell>
          <table:table-cell table:number-columns-repeated="1015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string" calcext:value-type="string">
            <text:p>Gähwil</text:p>
          </table:table-cell>
          <table:table-cell table:number-columns-repeated="1015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Wilen b. Wil</text:p>
          </table:table-cell>
          <table:table-cell table:number-columns-repeated="1015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string" calcext:value-type="string">
            <text:p>Schwarzenbach SG</text:p>
          </table:table-cell>
          <table:table-cell table:number-columns-repeated="1015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ünchwilen TG</text:p>
          </table:table-cell>
          <table:table-cell table:number-columns-repeated="1015"/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St. Margarethen TG</text:p>
          </table:table-cell>
          <table:table-cell table:number-columns-repeated="1015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string" calcext:value-type="string">
            <text:p>Wängi</text:p>
          </table:table-cell>
          <table:table-cell table:number-columns-repeated="1015"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string" calcext:value-type="string">
            <text:p>Tuttwil</text:p>
          </table:table-cell>
          <table:table-cell table:number-columns-repeated="1015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string" calcext:value-type="string">
            <text:p>Wittenwil</text:p>
          </table:table-cell>
          <table:table-cell table:number-columns-repeated="1015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string" calcext:value-type="string">
            <text:p>Matzingen</text:p>
          </table:table-cell>
          <table:table-cell table:number-columns-repeated="1015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Bronschhofen</text:p>
          </table:table-cell>
          <table:table-cell table:number-columns-repeated="1015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Bettwiesen</text:p>
          </table:table-cell>
          <table:table-cell table:number-columns-repeated="1015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string" calcext:value-type="string">
            <text:p>Tägerschen</text:p>
          </table:table-cell>
          <table:table-cell table:number-columns-repeated="1015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string" calcext:value-type="string">
            <text:p>Tobel</text:p>
          </table:table-cell>
          <table:table-cell table:number-columns-repeated="1015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string" calcext:value-type="string">
            <text:p>Zezikon</text:p>
          </table:table-cell>
          <table:table-cell table:number-columns-repeated="1015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string" calcext:value-type="string">
            <text:p>Affeltrangen</text:p>
          </table:table-cell>
          <table:table-cell table:number-columns-repeated="1015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Buch b. Märwil</text:p>
          </table:table-cell>
          <table:table-cell table:number-columns-repeated="1015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Märwil</text:p>
          </table:table-cell>
          <table:table-cell table:number-columns-repeated="101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Rothenhausen</text:p>
          </table:table-cell>
          <table:table-cell table:number-columns-repeated="101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Schmidshof</text:p>
          </table:table-cell>
          <table:table-cell table:number-columns-repeated="101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Oppikon</text:p>
          </table:table-cell>
          <table:table-cell table:number-columns-repeated="101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Oberbussnang</text:p>
          </table:table-cell>
          <table:table-cell table:number-columns-repeated="101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Bussnang</text:p>
          </table:table-cell>
          <table:table-cell table:number-columns-repeated="1015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string" calcext:value-type="string">
            <text:p>Littenheid</text:p>
          </table:table-cell>
          <table:table-cell table:number-columns-repeated="1015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string" calcext:value-type="string">
            <text:p>Lütisburg Station</text:p>
          </table:table-cell>
          <table:table-cell table:number-columns-repeated="1015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Müselbach</text:p>
          </table:table-cell>
          <table:table-cell table:number-columns-repeated="1015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Bazenheid</text:p>
          </table:table-cell>
          <table:table-cell table:number-columns-repeated="1015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Oberrindal</text:p>
          </table:table-cell>
          <table:table-cell table:number-columns-repeated="1015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Unterrindal</text:p>
          </table:table-cell>
          <table:table-cell table:number-columns-repeated="1015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Lütisburg</text:p>
          </table:table-cell>
          <table:table-cell table:number-columns-repeated="1015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Bütschwil</text:p>
          </table:table-cell>
          <table:table-cell table:number-columns-repeated="1015"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Mosnang</text:p>
          </table:table-cell>
          <table:table-cell table:number-columns-repeated="1015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Ganterschwil</text:p>
          </table:table-cell>
          <table:table-cell table:number-columns-repeated="1015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string" calcext:value-type="string">
            <text:p>Dreien</text:p>
          </table:table-cell>
          <table:table-cell table:number-columns-repeated="1015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ühlrüti</text:p>
          </table:table-cell>
          <table:table-cell table:number-columns-repeated="1015"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Libingen</text:p>
          </table:table-cell>
          <table:table-cell table:number-columns-repeated="1015"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string" calcext:value-type="string">
            <text:p>Dietfurt</text:p>
          </table:table-cell>
          <table:table-cell table:number-columns-repeated="1015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string" calcext:value-type="string">
            <text:p>Lichtensteig</text:p>
          </table:table-cell>
          <table:table-cell table:number-columns-repeated="1015"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Oberhelfenschwil</text:p>
          </table:table-cell>
          <table:table-cell table:number-columns-repeated="1015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string" calcext:value-type="string">
            <text:p>Krinau</text:p>
          </table:table-cell>
          <table:table-cell table:number-columns-repeated="1015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Wattwil</text:p>
          </table:table-cell>
          <table:table-cell table:number-columns-repeated="1015"/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string" calcext:value-type="string">
            <text:p>Ulisbach</text:p>
          </table:table-cell>
          <table:table-cell table:number-columns-repeated="1015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Bächli (Hemberg)</text:p>
          </table:table-cell>
          <table:table-cell table:number-columns-repeated="1015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Hemberg</text:p>
          </table:table-cell>
          <table:table-cell table:number-columns-repeated="1015"/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string" calcext:value-type="string">
            <text:p>Ebnat-Kappel</text:p>
          </table:table-cell>
          <table:table-cell table:number-columns-repeated="1015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Krummenau</text:p>
          </table:table-cell>
          <table:table-cell table:number-columns-repeated="1015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string" calcext:value-type="string">
            <text:p>Nesslau</text:p>
          </table:table-cell>
          <table:table-cell table:number-columns-repeated="1015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Ennetbühl</text:p>
          </table:table-cell>
          <table:table-cell table:number-columns-repeated="1015"/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string" calcext:value-type="string">
            <text:p>Neu St. Johann</text:p>
          </table:table-cell>
          <table:table-cell table:number-columns-repeated="1015"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string" calcext:value-type="string">
            <text:p>Stein SG</text:p>
          </table:table-cell>
          <table:table-cell table:number-columns-repeated="1015"/>
        </table:table-row>
        <table:table-row table:style-name="ro1">
          <table:table-cell office:value-type="float" office:value="9656" calcext:value-type="float">
            <text:p>9656</text:p>
          </table:table-cell>
          <table:table-cell office:value-type="string" calcext:value-type="string">
            <text:p>Alt St. Johann</text:p>
          </table:table-cell>
          <table:table-cell table:number-columns-repeated="1015"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string" calcext:value-type="string">
            <text:p>Unterwasser</text:p>
          </table:table-cell>
          <table:table-cell table:number-columns-repeated="1015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string" calcext:value-type="string">
            <text:p>Wildhaus</text:p>
          </table:table-cell>
          <table:table-cell table:number-columns-repeated="1015"/>
        </table:table-row>
        <table:table-row table:style-name="ro1" table:number-rows-repeated="1044455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 Gilbert Giancola</meta:initial-creator>
    <meta:creation-date>2014-07-29T05:09:25</meta:creation-date>
    <dc:date>2021-02-12T15:43:49.683478658</dc:date>
    <meta:generator>LibreOffice/6.1.5.2$Linux_X86_64 LibreOffice_project/10$Build-2</meta:generator>
    <meta:editing-duration>PT1M51S</meta:editing-duration>
    <meta:editing-cycles>1</meta:editing-cycles>
    <meta:document-statistic meta:table-count="1" meta:cell-count="82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